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1261000006F5800004BBDD928F78D2B920285.svg" manifest:media-type="image/svg+xml"/>
  <manifest:file-entry manifest:full-path="Pictures/1000BB73000061200000265DC548EE7AC918CA28.svg" manifest:media-type="image/svg+xml"/>
  <manifest:file-entry manifest:full-path="Pictures/10007F1500004B130000312B6CC85E262189048F.svg" manifest:media-type="image/svg+xml"/>
  <manifest:file-entry manifest:full-path="Pictures/10003336000050EB0000247E55039020A8150E66.svg" manifest:media-type="image/svg+xml"/>
  <manifest:file-entry manifest:full-path="Pictures/10000201000001CB0000018430352E26F72EB98A.png" manifest:media-type="image/png"/>
  <manifest:file-entry manifest:full-path="Pictures/100063B400004F7C00001A75E33483EB1EF6A3DE.svg" manifest:media-type="image/svg+xml"/>
  <manifest:file-entry manifest:full-path="Pictures/10003F6D000027230000267A2CCBDB5108E6BE51.svg" manifest:media-type="image/svg+xml"/>
  <manifest:file-entry manifest:full-path="Pictures/10000201000003010000010017DBFC12E619851A.png" manifest:media-type="image/png"/>
  <manifest:file-entry manifest:full-path="Pictures/100070C700005E7A00004ADB8C28E4915E59862D.svg" manifest:media-type="image/svg+xml"/>
  <manifest:file-entry manifest:full-path="Pictures/10000201000001EE000001AF2DD17332F6B00A68.png" manifest:media-type="image/png"/>
  <manifest:file-entry manifest:full-path="Pictures/10007BBC00005C7E0000551CAFFFEBDF3826BC68.svg" manifest:media-type="image/svg+xml"/>
  <manifest:file-entry manifest:full-path="Pictures/10010E0F00006AF0000065C1168CD3CD7909F829.svg" manifest:media-type="image/svg+xml"/>
  <manifest:file-entry manifest:full-path="Pictures/10000201000002D5000002B22AD3E821BAA53262.png" manifest:media-type="image/png"/>
  <manifest:file-entry manifest:full-path="Pictures/10000201000003FA0000014C0C0B8A22D0A179B9.png" manifest:media-type="image/png"/>
  <manifest:file-entry manifest:full-path="Pictures/10000201000002E1000002A6FF27C3C011A4A851.png" manifest:media-type="image/png"/>
  <manifest:file-entry manifest:full-path="Pictures/100002010000031A00000275651C5DEE9E001C2A.png" manifest:media-type="image/png"/>
  <manifest:file-entry manifest:full-path="Pictures/10000201000002C3000002C39EDCDC7A07D28A5A.png" manifest:media-type="image/png"/>
  <manifest:file-entry manifest:full-path="Pictures/100002010000030F00000161A857246F7DEE806A.png" manifest:media-type="image/png"/>
  <manifest:file-entry manifest:full-path="Pictures/10009C160000523E00004127C60B8F39E4B7DB77.svg" manifest:media-type="image/svg+xml"/>
  <manifest:file-entry manifest:full-path="Pictures/10000201000003820000022D5C675DAA81A530C9.png" manifest:media-type="image/png"/>
  <manifest:file-entry manifest:full-path="Pictures/100027A900003DA0000020F6900F587150603EBA.svg" manifest:media-type="image/svg+xml"/>
  <manifest:file-entry manifest:full-path="Pictures/10000201000002540000013F1A299DE5707615B4.png" manifest:media-type="image/png"/>
  <manifest:file-entry manifest:full-path="Pictures/1000748D00005CEF000033601FB68B3C908E37C4.svg" manifest:media-type="image/svg+xml"/>
  <manifest:file-entry manifest:full-path="Pictures/10006DE5000043E900003594D71FBCC6E4CFC48E.svg" manifest:media-type="image/svg+xml"/>
  <manifest:file-entry manifest:full-path="Pictures/1000172900002CFB000013837331EDE62EFD119C.svg" manifest:media-type="image/svg+xml"/>
  <manifest:file-entry manifest:full-path="Pictures/100048B3000054560000167D981996EFCCE2A880.svg" manifest:media-type="image/svg+xml"/>
  <manifest:file-entry manifest:full-path="Pictures/100002010000028500000133B52E26A2024C16CD.png" manifest:media-type="image/png"/>
  <manifest:file-entry manifest:full-path="Pictures/10000201000001D50000014425345A0B83A590EB.png" manifest:media-type="image/png"/>
  <manifest:file-entry manifest:full-path="Pictures/10000201000001B3000000BD032CA9999B7A915D.png" manifest:media-type="image/png"/>
  <manifest:file-entry manifest:full-path="Pictures/10001C7C00003082000021846BE8A0C7898A2067.svg" manifest:media-type="image/svg+xml"/>
  <manifest:file-entry manifest:full-path="Pictures/1000517D0000602200004574C4AF48707EEB4F14.svg" manifest:media-type="image/svg+xml"/>
  <manifest:file-entry manifest:full-path="Pictures/10000201000001940000014174E543AB509D01D4.png" manifest:media-type="image/png"/>
  <manifest:file-entry manifest:full-path="Pictures/100002010000017B000001741C9362AE3B0A3D4E.png" manifest:media-type="image/png"/>
  <manifest:file-entry manifest:full-path="Pictures/1000020100000383000001F102BD9DAA8FEADD60.png" manifest:media-type="image/png"/>
  <manifest:file-entry manifest:full-path="Pictures/10000201000003400000025956F26058A2679DDA.png" manifest:media-type="image/png"/>
  <manifest:file-entry manifest:full-path="Pictures/1001719E000072A7000072C3511758A1FFD809CE.svg" manifest:media-type="image/svg+xml"/>
  <manifest:file-entry manifest:full-path="Pictures/100042C700004574000030F31C73F9CCC7E36644.svg" manifest:media-type="image/svg+xml"/>
  <manifest:file-entry manifest:full-path="Pictures/10000201000002A0000001DA6BB5F1AF90DCAE94.png" manifest:media-type="image/png"/>
  <manifest:file-entry manifest:full-path="Pictures/100129CF0000A084000060AF1317495BB878F702.svg" manifest:media-type="image/svg+xml"/>
  <manifest:file-entry manifest:full-path="Pictures/100002010000035900000247E9B031D7BBA5E8F2.png" manifest:media-type="image/png"/>
  <manifest:file-entry manifest:full-path="Pictures/100002010000038F00000225FA7CF7462D40D749.png" manifest:media-type="image/png"/>
  <manifest:file-entry manifest:full-path="Pictures/100090480000496C00003180033484098A03EF1C.svg" manifest:media-type="image/svg+xml"/>
  <manifest:file-entry manifest:full-path="Pictures/1000020100000406000000A7598FDB385390F0E2.png" manifest:media-type="image/png"/>
  <manifest:file-entry manifest:full-path="Pictures/10001F9700006A7F0000114F81DEEA3C7983D78F.svg" manifest:media-type="image/svg+xml"/>
  <manifest:file-entry manifest:full-path="Pictures/1000020100000237000000C389C7D7D7AB99E528.png" manifest:media-type="image/png"/>
  <manifest:file-entry manifest:full-path="Pictures/10003E09000029C80000212F57DB5EE1B135841F.svg" manifest:media-type="image/svg+xml"/>
  <manifest:file-entry manifest:full-path="Pictures/1000020100000372000001E2D67D31DD0336316E.png" manifest:media-type="image/png"/>
  <manifest:file-entry manifest:full-path="Pictures/100002010000026C000001CC7D7D5A3D1B2D9526.png" manifest:media-type="image/png"/>
  <manifest:file-entry manifest:full-path="Pictures/10005C77000032B600002A72D20C0DC2120C7086.svg" manifest:media-type="image/svg+xml"/>
  <manifest:file-entry manifest:full-path="Pictures/10000201000001EB0000019BBFEF2842A1F55F79.png" manifest:media-type="image/png"/>
  <manifest:file-entry manifest:full-path="Pictures/100002010000031B000002757121037007940976.png" manifest:media-type="image/png"/>
  <manifest:file-entry manifest:full-path="Pictures/10006C750000517800002FA07109FE8B82BFBE3F.svg" manifest:media-type="image/svg+xml"/>
  <manifest:file-entry manifest:full-path="Pictures/10000201000002D6000001DCC5B87B0E786E075A.png" manifest:media-type="image/png"/>
  <manifest:file-entry manifest:full-path="Pictures/100048DB0000330B00002C8A75F8AC47D31DCA75.svg" manifest:media-type="image/svg+xml"/>
  <manifest:file-entry manifest:full-path="Pictures/100087CC00005B2C000031D4165C4643D1BC741F.svg" manifest:media-type="image/svg+xml"/>
  <manifest:file-entry manifest:full-path="Pictures/1000020100000365000001F4BC67FDDE2A253DBC.png" manifest:media-type="image/png"/>
  <manifest:file-entry manifest:full-path="Pictures/1000020100000330000000DAE38E6EB05D0708C8.png" manifest:media-type="image/png"/>
  <manifest:file-entry manifest:full-path="Pictures/100045EA00002F68000028210FC4EA6A519E0687.svg" manifest:media-type="image/svg+xml"/>
  <manifest:file-entry manifest:full-path="Pictures/10000201000002C6000001DFFB8CE819353481F0.png" manifest:media-type="image/png"/>
  <manifest:file-entry manifest:full-path="Pictures/10005A18000040B6000035E9779BD8D37C1C038D.svg" manifest:media-type="image/svg+xml"/>
  <manifest:file-entry manifest:full-path="Pictures/10005B9C0000330B000032EFADB2870EA8A6B73C.svg" manifest:media-type="image/svg+xml"/>
  <manifest:file-entry manifest:full-path="Pictures/10000201000002720000020A940BE313913708F0.png" manifest:media-type="image/png"/>
  <manifest:file-entry manifest:full-path="Pictures/10004789000028CA0000329A6B48B117371CE8B9.svg" manifest:media-type="image/svg+xml"/>
  <manifest:file-entry manifest:full-path="Pictures/100002010000018B000001EAD97F51C38952C0E7.png" manifest:media-type="image/png"/>
  <manifest:file-entry manifest:full-path="Pictures/10000201000003CB0000019F3EB7634558C5517A.png" manifest:media-type="image/png"/>
  <manifest:file-entry manifest:full-path="Pictures/1000907F000057F90000262585F78B333874FAFE.svg" manifest:media-type="image/svg+xml"/>
  <manifest:file-entry manifest:full-path="Pictures/100002010000018600000189C85E072CE131EC8B.png" manifest:media-type="image/png"/>
  <manifest:file-entry manifest:full-path="Pictures/1000CAEF000059D9000033B43CC527D625B6EB1B.svg" manifest:media-type="image/svg+xml"/>
  <manifest:file-entry manifest:full-path="Pictures/100002010000035300000171F456E1158C0C7527.png" manifest:media-type="image/png"/>
  <manifest:file-entry manifest:full-path="Pictures/10000201000002560000028C3491CF338F8455C3.png" manifest:media-type="image/png"/>
  <manifest:file-entry manifest:full-path="Pictures/1000464C0000229E000026CE7ACB0361C76888B8.svg" manifest:media-type="image/svg+xml"/>
  <manifest:file-entry manifest:full-path="Pictures/100002010000014F000001776BC91E83898FCBBB.png" manifest:media-type="image/png"/>
  <manifest:file-entry manifest:full-path="Pictures/100046E50000285900002892981616C03D7ABCB5.svg" manifest:media-type="image/svg+xml"/>
  <manifest:file-entry manifest:full-path="Pictures/10000201000001EE000001EDDF1089871F425572.png" manifest:media-type="image/png"/>
  <manifest:file-entry manifest:full-path="Pictures/10005C2F0000400D00002F841B6ADE23689ED9D1.svg" manifest:media-type="image/svg+xml"/>
  <manifest:file-entry manifest:full-path="Pictures/10003E17000029030000255F76145A82CCDD9A93.svg" manifest:media-type="image/svg+xml"/>
  <manifest:file-entry manifest:full-path="Pictures/100002010000018D0000016AF913D17BB17526BA.png" manifest:media-type="image/png"/>
  <manifest:file-entry manifest:full-path="Pictures/1000641E00004D0F000039C4119D4B1D975B01B7.svg" manifest:media-type="image/svg+xml"/>
  <manifest:file-entry manifest:full-path="Pictures/10000201000002EA0000022F400C19A39CDB1E7F.png" manifest:media-type="image/png"/>
  <manifest:file-entry manifest:full-path="Pictures/10004FF700005F7800001896EA0CB1F37FFD2EF3.svg" manifest:media-type="image/svg+xml"/>
  <manifest:file-entry manifest:full-path="Pictures/100002010000039C000000EE6C31B4F27FC42449.png" manifest:media-type="image/png"/>
  <manifest:file-entry manifest:full-path="Pictures/1000C8BB00007B950000295779C184A0094A70A0.svg" manifest:media-type="image/svg+xml"/>
  <manifest:file-entry manifest:full-path="Pictures/10000201000004AC0000019056ADBE73ADE27279.png" manifest:media-type="image/png"/>
  <manifest:file-entry manifest:full-path="Pictures/1000B18E00005E2600003A6EFFF29AE899A65A42.svg" manifest:media-type="image/svg+xml"/>
  <manifest:file-entry manifest:full-path="Pictures/1000887600003DD90000435C8B8E95749DCFF1E2.svg" manifest:media-type="image/svg+xml"/>
  <manifest:file-entry manifest:full-path="Pictures/100086F3000063A90000275BAA3567D0E9B03A06.svg" manifest:media-type="image/svg+xml"/>
  <manifest:file-entry manifest:full-path="Pictures/10000201000003C40000017D79AB3A14E1CEA0AF.png" manifest:media-type="image/png"/>
  <manifest:file-entry manifest:full-path="Pictures/10000201000004870000018C2B9BF0966C2D1A72.png" manifest:media-type="image/png"/>
  <manifest:file-entry manifest:full-path="Pictures/1000020100000314000001CD341AB665C2360D9B.png" manifest:media-type="image/png"/>
  <manifest:file-entry manifest:full-path="Pictures/10011AE000007B9500004F442DB09D2C699CD0C4.svg" manifest:media-type="image/svg+xml"/>
  <manifest:file-entry manifest:full-path="Pictures/1000020100000415000001810133F0799FB348C5.png" manifest:media-type="image/png"/>
  <manifest:file-entry manifest:full-path="Pictures/100002010000037300000236197D214BAB5F748B.png" manifest:media-type="image/png"/>
  <manifest:file-entry manifest:full-path="Pictures/1000AC2D00007A97000039E148BF7FB03ACDBD87.svg" manifest:media-type="image/svg+xml"/>
  <manifest:file-entry manifest:full-path="Pictures/1000020100000405000001E619E16FCE669D4021.png" manifest:media-type="image/png"/>
  <manifest:file-entry manifest:full-path="Pictures/1000804700005DB50000320D3A2FA8CB10CB997F.svg" manifest:media-type="image/svg+xml"/>
  <manifest:file-entry manifest:full-path="Pictures/100002010000038B000001E40C95FD50D49CCB96.png" manifest:media-type="image/png"/>
  <manifest:file-entry manifest:full-path="Pictures/1000554600005BF1000023D4ED1FDB7E57CF144F.svg" manifest:media-type="image/svg+xml"/>
  <manifest:file-entry manifest:full-path="Pictures/100002010000037A0000015BB3DFA262211252BE.png" manifest:media-type="image/png"/>
  <manifest:file-entry manifest:full-path="Pictures/1000B7790000496C00003AFB53D698D03ABB1512.svg" manifest:media-type="image/svg+xml"/>
  <manifest:file-entry manifest:full-path="Pictures/10000201000002C60000023BB0F13D146BECEE2C.png" manifest:media-type="image/png"/>
  <manifest:file-entry manifest:full-path="Pictures/1000B7B600005CD300002BE0612346158E483EAF.svg" manifest:media-type="image/svg+xml"/>
  <manifest:file-entry manifest:full-path="Pictures/1000020100000382000001A90F01D5183D67479B.png" manifest:media-type="image/png"/>
  <manifest:file-entry manifest:full-path="Pictures/100096B10000811800002F4BEBE1FAB084E48ED5.svg" manifest:media-type="image/svg+xml"/>
  <manifest:file-entry manifest:full-path="Pictures/100040B70000395400004421968D0F82C17541A3.svg" manifest:media-type="image/svg+xml"/>
  <manifest:file-entry manifest:full-path="Pictures/1000020100000490000001AC3A4203754DAEF2C5.png" manifest:media-type="image/png"/>
  <manifest:file-entry manifest:full-path="Pictures/100047F80000293B000031801EFB2E8ECE0E8D62.svg" manifest:media-type="image/svg+xml"/>
  <manifest:file-entry manifest:full-path="Pictures/100002010000018F000001DF0EB7CAC80C96F892.png" manifest:media-type="image/png"/>
  <manifest:file-entry manifest:full-path="Pictures/1000020100000291000002062B9B13A603B80C73.png" manifest:media-type="image/png"/>
  <manifest:file-entry manifest:full-path="Pictures/1000D2E600007667000031F145F0841450CC03C2.svg" manifest:media-type="image/svg+xml"/>
  <manifest:file-entry manifest:full-path="Pictures/1000020100000441000001CBF40208B0CD818540.png" manifest:media-type="image/png"/>
  <manifest:file-entry manifest:full-path="Pictures/10006F4800005A2E00001FDCF540B7EB3DA49FFC.svg" manifest:media-type="image/svg+xml"/>
  <manifest:file-entry manifest:full-path="Pictures/1000020100000369000001343B60AE5AF0667188.png" manifest:media-type="image/png"/>
  <manifest:file-entry manifest:full-path="Pictures/1000B84500006C0A000027CCB1A60D9128CF5686.svg" manifest:media-type="image/svg+xml"/>
  <manifest:file-entry manifest:full-path="Pictures/1000941B00006DEA000028CA18CF09B3BB25953B.svg" manifest:media-type="image/svg+xml"/>
  <manifest:file-entry manifest:full-path="Pictures/10000201000004270000018B62AEA88D5587EB09.png" manifest:media-type="image/png"/>
  <manifest:file-entry manifest:full-path="Pictures/1000933A00004738000043235DE048E7EE3848F6.svg" manifest:media-type="image/svg+xml"/>
  <manifest:file-entry manifest:full-path="Pictures/10000201000002B10000028A38C30C926B6A3868.png" manifest:media-type="image/png"/>
  <manifest:file-entry manifest:full-path="Pictures/10008D80000066F800002347E9A30AD3783BF3FA.svg" manifest:media-type="image/svg+xml"/>
  <manifest:file-entry manifest:full-path="Pictures/10000201000003E4000001555889EB4B4AAD8B3F.png" manifest:media-type="image/png"/>
  <manifest:file-entry manifest:full-path="Pictures/10000201000003AC00000173D8AB128937EC22EB.png" manifest:media-type="image/png"/>
  <manifest:file-entry manifest:full-path="Pictures/10006B5E00005F5C00002429B69B44806329AA68.svg" manifest:media-type="image/svg+xml"/>
  <manifest:file-entry manifest:full-path="Pictures/1000CB87000077D6000028E623F23F4EC7946699.svg" manifest:media-type="image/svg+xml"/>
  <manifest:file-entry manifest:full-path="Pictures/10008B870000623A00002CFBA5AAA417E6DF1E0A.svg" manifest:media-type="image/svg+xml"/>
  <manifest:file-entry manifest:full-path="Pictures/10000201000003B6000001B3100F330F793F7C97.png" manifest:media-type="image/png"/>
  <manifest:file-entry manifest:full-path="Pictures/100083BA0000688300002D17429E9A6DE265C415.svg" manifest:media-type="image/svg+xml"/>
  <manifest:file-entry manifest:full-path="Pictures/10000201000003F3000001B49647C69EF6DDE302.png" manifest:media-type="image/png"/>
  <manifest:file-entry manifest:full-path="Pictures/1000A3040000645200002AE27CEA923D8E80B62D.svg" manifest:media-type="image/svg+xml"/>
  <manifest:file-entry manifest:full-path="Pictures/10006F7600004A4E0000255FA17CB043A24EDE00.svg" manifest:media-type="image/svg+xml"/>
  <manifest:file-entry manifest:full-path="Pictures/10000201000002CF0000016AF44BB59F6259BBCF.png" manifest:media-type="image/png"/>
  <manifest:file-entry manifest:full-path="Pictures/10006AF20000692C00002249A2AA4278A593F057.svg" manifest:media-type="image/svg+xml"/>
  <manifest:file-entry manifest:full-path="Pictures/100002010000039B0000015E52A474218498A74D.png" manifest:media-type="image/png"/>
  <manifest:file-entry manifest:full-path="Pictures/1001291A00007AEC000039A8F09AED8AE810EF2A.svg" manifest:media-type="image/svg+xml"/>
  <manifest:file-entry manifest:full-path="Pictures/1000020100000408000001E46A9ACB50B229673E.png" manifest:media-type="image/png"/>
  <manifest:file-entry manifest:full-path="Pictures/100002010000022B000002937458B22C120880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Segoe UI" svg:font-family="'Segoe UI'" style:font-adornments="Regular"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18.136cm" style:rel-column-width="65535*"/>
    </style:style>
    <style:style style:name="Tableau1.A1" style:family="table-cell">
      <style:table-cell-properties fo:padding="0.097cm" fo:border="0.05pt solid #000000"/>
    </style:style>
    <style:style style:name="Tableau1.2" style:family="table-row">
      <style:table-row-properties style:min-row-height="1.501cm"/>
    </style:style>
    <style:style style:name="Tableau1.A2" style:family="table-cell">
      <style:table-cell-properties fo:padding="0.097cm" fo:border-left="0.05pt solid #000000" fo:border-right="0.05pt solid #000000" fo:border-top="none" fo:border-bottom="0.05pt solid #000000"/>
    </style:style>
    <style:style style:name="Tableau3" style:family="table">
      <style:table-properties style:width="18.099cm" table:align="right" style:writing-mode="lr-tb"/>
    </style:style>
    <style:style style:name="Tableau3.A" style:family="table-column">
      <style:table-column-properties style:column-width="1.612cm"/>
    </style:style>
    <style:style style:name="Tableau3.B" style:family="table-column">
      <style:table-column-properties style:column-width="5.579cm"/>
    </style:style>
    <style:style style:name="Tableau3.C" style:family="table-column">
      <style:table-column-properties style:column-width="7.313cm"/>
    </style:style>
    <style:style style:name="Tableau3.D" style:family="table-column">
      <style:table-column-properties style:column-width="3.595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2" style:family="table">
      <style:table-properties style:width="18.136cm" table:align="margins" style:writing-mode="lr-tb"/>
    </style:style>
    <style:style style:name="Tableau2.A" style:family="table-column">
      <style:table-column-properties style:column-width="18.136cm" style:rel-column-width="65535*"/>
    </style:style>
    <style:style style:name="Tableau2.A1" style:family="table-cell">
      <style:table-cell-properties fo:padding="0.097cm" fo:border="0.05pt solid #000000"/>
    </style:style>
    <style:style style:name="Tableau2.2" style:family="table-row">
      <style:table-row-properties style:min-row-height="1.501cm"/>
    </style:style>
    <style:style style:name="Tableau2.A2" style:family="table-cell">
      <style:table-cell-properties fo:padding="0.097cm" fo:border-left="0.05pt solid #000000" fo:border-right="0.05pt solid #000000" fo:border-top="none" fo:border-bottom="0.05pt solid #000000"/>
    </style:style>
    <style:style style:name="Tableau4" style:family="table">
      <style:table-properties style:width="18.099cm" table:align="right" style:writing-mode="lr-tb"/>
    </style:style>
    <style:style style:name="Tableau4.A" style:family="table-column">
      <style:table-column-properties style:column-width="1.612cm"/>
    </style:style>
    <style:style style:name="Tableau4.B" style:family="table-column">
      <style:table-column-properties style:column-width="5.579cm"/>
    </style:style>
    <style:style style:name="Tableau4.C" style:family="table-column">
      <style:table-column-properties style:column-width="7.313cm"/>
    </style:style>
    <style:style style:name="Tableau4.D" style:family="table-column">
      <style:table-column-properties style:column-width="3.595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8.136cm" table:align="margins" style:writing-mode="lr-tb"/>
    </style:style>
    <style:style style:name="Tableau5.A" style:family="table-column">
      <style:table-column-properties style:column-width="18.136cm" style:rel-column-width="65535*"/>
    </style:style>
    <style:style style:name="Tableau5.A1" style:family="table-cell">
      <style:table-cell-properties fo:padding="0.097cm" fo:border="0.05pt solid #000000"/>
    </style:style>
    <style:style style:name="Tableau5.2" style:family="table-row">
      <style:table-row-properties style:min-row-height="1.501cm"/>
    </style:style>
    <style:style style:name="Tableau5.A2" style:family="table-cell">
      <style:table-cell-properties fo:padding="0.097cm" fo:border-left="0.05pt solid #000000" fo:border-right="0.05pt solid #000000" fo:border-top="none" fo:border-bottom="0.05pt solid #000000"/>
    </style:style>
    <style:style style:name="Tableau6" style:family="table">
      <style:table-properties style:width="18.136cm" table:align="margins" style:writing-mode="lr-tb"/>
    </style:style>
    <style:style style:name="Tableau6.A" style:family="table-column">
      <style:table-column-properties style:column-width="18.136cm" style:rel-column-width="65535*"/>
    </style:style>
    <style:style style:name="Tableau6.1" style:family="table-row">
      <style:table-row-properties fo:keep-together="always"/>
    </style:style>
    <style:style style:name="Tableau6.A1" style:family="table-cell">
      <style:table-cell-properties fo:padding="0.097cm" fo:border="0.05pt solid #000000"/>
    </style:style>
    <style:style style:name="Tableau6.2" style:family="table-row">
      <style:table-row-properties style:min-row-height="1.501cm" fo:keep-together="always"/>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18.136cm" table:align="margins" style:writing-mode="lr-tb"/>
    </style:style>
    <style:style style:name="Tableau7.A" style:family="table-column">
      <style:table-column-properties style:column-width="18.136cm" style:rel-column-width="65535*"/>
    </style:style>
    <style:style style:name="Tableau7.A1" style:family="table-cell">
      <style:table-cell-properties fo:padding="0.097cm" fo:border="0.05pt solid #000000"/>
    </style:style>
    <style:style style:name="Tableau7.2" style:family="table-row">
      <style:table-row-properties style:min-row-height="1.501cm"/>
    </style:style>
    <style:style style:name="Tableau7.A2" style:family="table-cell">
      <style:table-cell-properties fo:padding="0.097cm" fo:border-left="0.05pt solid #000000" fo:border-right="0.05pt solid #000000" fo:border-top="none" fo:border-bottom="0.05pt solid #000000"/>
    </style:style>
    <style:style style:name="Tableau8" style:family="table">
      <style:table-properties style:width="18.124cm" table:align="right" style:writing-mode="lr-tb"/>
    </style:style>
    <style:style style:name="Tableau8.A" style:family="table-column">
      <style:table-column-properties style:column-width="18.124cm"/>
    </style:style>
    <style:style style:name="Tableau8.A1" style:family="table-cell">
      <style:table-cell-properties fo:padding="0.097cm" fo:border="0.05pt solid #000000"/>
    </style:style>
    <style:style style:name="Tableau8.2" style:family="table-row">
      <style:table-row-properties style:min-row-height="1.501cm"/>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8.124cm" table:align="right" style:writing-mode="lr-tb"/>
    </style:style>
    <style:style style:name="Tableau9.A" style:family="table-column">
      <style:table-column-properties style:column-width="18.124cm"/>
    </style:style>
    <style:style style:name="Tableau9.A1" style:family="table-cell">
      <style:table-cell-properties fo:padding="0.097cm" fo:border="0.05pt solid #000000"/>
    </style:style>
    <style:style style:name="Tableau9.2" style:family="table-row">
      <style:table-row-properties style:min-row-height="1.501cm"/>
    </style:style>
    <style:style style:name="Tableau9.A2" style:family="table-cell">
      <style:table-cell-properties fo:padding="0.097cm" fo:border-left="0.05pt solid #000000" fo:border-right="0.05pt solid #000000" fo:border-top="none" fo:border-bottom="0.05pt solid #000000"/>
    </style:style>
    <style:style style:name="Tableau21" style:family="table">
      <style:table-properties style:width="18.112cm" fo:margin-left="0.037cm" table:align="left" style:writing-mode="lr-tb"/>
    </style:style>
    <style:style style:name="Tableau21.A" style:family="table-column">
      <style:table-column-properties style:column-width="18.112cm"/>
    </style:style>
    <style:style style:name="Tableau21.A1" style:family="table-cell">
      <style:table-cell-properties fo:padding="0.097cm" fo:border="0.05pt solid #000000"/>
    </style:style>
    <style:style style:name="Tableau21.2" style:family="table-row">
      <style:table-row-properties style:min-row-height="1.501cm"/>
    </style:style>
    <style:style style:name="Tableau21.A2" style:family="table-cell">
      <style:table-cell-properties fo:padding="0.097cm" fo:border-left="0.05pt solid #000000" fo:border-right="0.05pt solid #000000" fo:border-top="none" fo:border-bottom="0.05pt solid #000000"/>
    </style:style>
    <style:style style:name="Tableau10" style:family="table">
      <style:table-properties style:width="18.112cm" fo:margin-left="0.037cm" table:align="left" style:writing-mode="lr-tb"/>
    </style:style>
    <style:style style:name="Tableau10.A" style:family="table-column">
      <style:table-column-properties style:column-width="18.112cm"/>
    </style:style>
    <style:style style:name="Tableau10.A1" style:family="table-cell">
      <style:table-cell-properties fo:padding="0.097cm" fo:border="0.05pt solid #000000"/>
    </style:style>
    <style:style style:name="Tableau10.2" style:family="table-row">
      <style:table-row-properties style:min-row-height="1.501cm"/>
    </style:style>
    <style:style style:name="Tableau10.A2" style:family="table-cell">
      <style:table-cell-properties fo:padding="0.097cm" fo:border-left="0.05pt solid #000000" fo:border-right="0.05pt solid #000000" fo:border-top="none" fo:border-bottom="0.05pt solid #000000"/>
    </style:style>
    <style:style style:name="Tableau11" style:family="table">
      <style:table-properties style:width="18.124cm" table:align="right" style:writing-mode="lr-tb"/>
    </style:style>
    <style:style style:name="Tableau11.A" style:family="table-column">
      <style:table-column-properties style:column-width="18.124cm"/>
    </style:style>
    <style:style style:name="Tableau11.A1" style:family="table-cell">
      <style:table-cell-properties fo:padding="0.097cm" fo:border="0.05pt solid #000000"/>
    </style:style>
    <style:style style:name="Tableau11.2" style:family="table-row">
      <style:table-row-properties style:min-row-height="1.501cm"/>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8.124cm" table:align="right" style:writing-mode="lr-tb"/>
    </style:style>
    <style:style style:name="Tableau12.A" style:family="table-column">
      <style:table-column-properties style:column-width="18.124cm"/>
    </style:style>
    <style:style style:name="Tableau12.A1" style:family="table-cell">
      <style:table-cell-properties fo:padding="0.097cm" fo:border="0.05pt solid #000000"/>
    </style:style>
    <style:style style:name="Tableau12.2" style:family="table-row">
      <style:table-row-properties style:min-row-height="1.501cm"/>
    </style:style>
    <style:style style:name="Tableau12.A2" style:family="table-cell">
      <style:table-cell-properties fo:padding="0.097cm" fo:border-left="0.05pt solid #000000" fo:border-right="0.05pt solid #000000" fo:border-top="none" fo:border-bottom="0.05pt solid #000000"/>
    </style:style>
    <style:style style:name="Tableau13" style:family="table">
      <style:table-properties style:width="18.124cm" table:align="right" style:writing-mode="lr-tb"/>
    </style:style>
    <style:style style:name="Tableau13.A" style:family="table-column">
      <style:table-column-properties style:column-width="18.124cm"/>
    </style:style>
    <style:style style:name="Tableau13.A1" style:family="table-cell">
      <style:table-cell-properties fo:padding="0.097cm" fo:border="0.05pt solid #000000"/>
    </style:style>
    <style:style style:name="Tableau13.2" style:family="table-row">
      <style:table-row-properties style:min-row-height="1.501cm"/>
    </style:style>
    <style:style style:name="Tableau13.A2" style:family="table-cell">
      <style:table-cell-properties fo:padding="0.097cm" fo:border-left="0.05pt solid #000000" fo:border-right="0.05pt solid #000000" fo:border-top="none" fo:border-bottom="0.05pt solid #000000"/>
    </style:style>
    <style:style style:name="Tableau14" style:family="table">
      <style:table-properties style:width="18.124cm" table:align="right" style:writing-mode="lr-tb"/>
    </style:style>
    <style:style style:name="Tableau14.A" style:family="table-column">
      <style:table-column-properties style:column-width="18.124cm"/>
    </style:style>
    <style:style style:name="Tableau14.A1" style:family="table-cell">
      <style:table-cell-properties fo:padding="0.097cm" fo:border="0.05pt solid #000000"/>
    </style:style>
    <style:style style:name="Tableau14.2" style:family="table-row">
      <style:table-row-properties style:min-row-height="1.501cm"/>
    </style:style>
    <style:style style:name="Tableau14.A2" style:family="table-cell">
      <style:table-cell-properties fo:padding="0.097cm" fo:border-left="0.05pt solid #000000" fo:border-right="0.05pt solid #000000" fo:border-top="none" fo:border-bottom="0.05pt solid #000000"/>
    </style:style>
    <style:style style:name="Tableau15" style:family="table">
      <style:table-properties style:width="18.124cm" table:align="right" style:writing-mode="lr-tb"/>
    </style:style>
    <style:style style:name="Tableau15.A" style:family="table-column">
      <style:table-column-properties style:column-width="18.124cm"/>
    </style:style>
    <style:style style:name="Tableau15.A1" style:family="table-cell">
      <style:table-cell-properties fo:padding="0.097cm" fo:border="0.05pt solid #000000"/>
    </style:style>
    <style:style style:name="Tableau15.2" style:family="table-row">
      <style:table-row-properties style:min-row-height="1.501cm"/>
    </style:style>
    <style:style style:name="Tableau15.A2" style:family="table-cell">
      <style:table-cell-properties fo:padding="0.097cm" fo:border-left="0.05pt solid #000000" fo:border-right="0.05pt solid #000000" fo:border-top="none" fo:border-bottom="0.05pt solid #000000"/>
    </style:style>
    <style:style style:name="Tableau16" style:family="table">
      <style:table-properties style:width="18.124cm" table:align="right" style:writing-mode="lr-tb"/>
    </style:style>
    <style:style style:name="Tableau16.A" style:family="table-column">
      <style:table-column-properties style:column-width="18.124cm"/>
    </style:style>
    <style:style style:name="Tableau16.A1" style:family="table-cell">
      <style:table-cell-properties fo:padding="0.097cm" fo:border="0.05pt solid #000000"/>
    </style:style>
    <style:style style:name="Tableau16.2" style:family="table-row">
      <style:table-row-properties style:min-row-height="1.501cm"/>
    </style:style>
    <style:style style:name="Tableau16.A2" style:family="table-cell">
      <style:table-cell-properties fo:padding="0.097cm" fo:border-left="0.05pt solid #000000" fo:border-right="0.05pt solid #000000" fo:border-top="none" fo:border-bottom="0.05pt solid #000000"/>
    </style:style>
    <style:style style:name="Tableau17" style:family="table">
      <style:table-properties style:width="18.124cm" table:align="right" style:writing-mode="lr-tb"/>
    </style:style>
    <style:style style:name="Tableau17.A" style:family="table-column">
      <style:table-column-properties style:column-width="18.124cm"/>
    </style:style>
    <style:style style:name="Tableau17.A1" style:family="table-cell">
      <style:table-cell-properties fo:padding="0.097cm" fo:border="0.05pt solid #000000"/>
    </style:style>
    <style:style style:name="Tableau17.2" style:family="table-row">
      <style:table-row-properties style:min-row-height="1.501cm"/>
    </style:style>
    <style:style style:name="Tableau17.A2" style:family="table-cell">
      <style:table-cell-properties fo:padding="0.097cm" fo:border-left="0.05pt solid #000000" fo:border-right="0.05pt solid #000000" fo:border-top="none" fo:border-bottom="0.05pt solid #000000"/>
    </style:style>
    <style:style style:name="Tableau18" style:family="table">
      <style:table-properties style:width="18.124cm" table:align="right" style:writing-mode="lr-tb"/>
    </style:style>
    <style:style style:name="Tableau18.A" style:family="table-column">
      <style:table-column-properties style:column-width="18.124cm"/>
    </style:style>
    <style:style style:name="Tableau18.A1" style:family="table-cell">
      <style:table-cell-properties fo:padding="0.097cm" fo:border="0.05pt solid #000000"/>
    </style:style>
    <style:style style:name="Tableau18.2" style:family="table-row">
      <style:table-row-properties style:min-row-height="1.501cm"/>
    </style:style>
    <style:style style:name="Tableau18.A2" style:family="table-cell">
      <style:table-cell-properties fo:padding="0.097cm" fo:border-left="0.05pt solid #000000" fo:border-right="0.05pt solid #000000" fo:border-top="none" fo:border-bottom="0.05pt solid #000000"/>
    </style:style>
    <style:style style:name="Tableau19" style:family="table">
      <style:table-properties style:width="18.124cm" table:align="right" style:writing-mode="lr-tb"/>
    </style:style>
    <style:style style:name="Tableau19.A" style:family="table-column">
      <style:table-column-properties style:column-width="18.124cm"/>
    </style:style>
    <style:style style:name="Tableau19.A1" style:family="table-cell">
      <style:table-cell-properties fo:padding="0.097cm" fo:border="0.05pt solid #000000"/>
    </style:style>
    <style:style style:name="Tableau19.2" style:family="table-row">
      <style:table-row-properties style:min-row-height="1.501cm"/>
    </style:style>
    <style:style style:name="Tableau19.A2" style:family="table-cell">
      <style:table-cell-properties fo:padding="0.097cm" fo:border-left="0.05pt solid #000000" fo:border-right="0.05pt solid #000000" fo:border-top="none" fo:border-bottom="0.05pt solid #000000"/>
    </style:style>
    <style:style style:name="Tableau20" style:family="table">
      <style:table-properties style:width="18.124cm" table:align="right" style:writing-mode="lr-tb"/>
    </style:style>
    <style:style style:name="Tableau20.A" style:family="table-column">
      <style:table-column-properties style:column-width="18.124cm"/>
    </style:style>
    <style:style style:name="Tableau20.A1" style:family="table-cell">
      <style:table-cell-properties fo:padding="0.097cm" fo:border="0.05pt solid #000000"/>
    </style:style>
    <style:style style:name="Tableau20.2" style:family="table-row">
      <style:table-row-properties style:min-row-height="1.501cm"/>
    </style:style>
    <style:style style:name="Tableau20.A2" style:family="table-cell">
      <style:table-cell-properties fo:padding="0.097cm" fo:border-left="0.05pt solid #000000" fo:border-right="0.05pt solid #000000" fo:border-top="none" fo:border-bottom="0.05pt solid #000000"/>
    </style:style>
    <style:style style:name="Tableau22" style:family="table">
      <style:table-properties style:width="18.124cm" table:align="right" style:writing-mode="lr-tb"/>
    </style:style>
    <style:style style:name="Tableau22.A" style:family="table-column">
      <style:table-column-properties style:column-width="18.124cm"/>
    </style:style>
    <style:style style:name="Tableau22.A1" style:family="table-cell">
      <style:table-cell-properties fo:padding="0.097cm" fo:border="0.05pt solid #000000"/>
    </style:style>
    <style:style style:name="Tableau22.2" style:family="table-row">
      <style:table-row-properties style:min-row-height="1.501cm"/>
    </style:style>
    <style:style style:name="Tableau22.A2" style:family="table-cell">
      <style:table-cell-properties fo:padding="0.097cm" fo:border-left="0.05pt solid #000000" fo:border-right="0.05pt solid #000000" fo:border-top="none" fo:border-bottom="0.05pt solid #000000"/>
    </style:style>
    <style:style style:name="Tableau23" style:family="table">
      <style:table-properties style:width="18.124cm" table:align="right" style:writing-mode="lr-tb"/>
    </style:style>
    <style:style style:name="Tableau23.A" style:family="table-column">
      <style:table-column-properties style:column-width="18.124cm"/>
    </style:style>
    <style:style style:name="Tableau23.A1" style:family="table-cell">
      <style:table-cell-properties fo:padding="0.097cm" fo:border="0.05pt solid #000000"/>
    </style:style>
    <style:style style:name="Tableau23.2" style:family="table-row">
      <style:table-row-properties style:min-row-height="1.501cm"/>
    </style:style>
    <style:style style:name="Tableau23.A2" style:family="table-cell">
      <style:table-cell-properties fo:padding="0.097cm" fo:border-left="0.05pt solid #000000" fo:border-right="0.05pt solid #000000" fo:border-top="none" fo:border-bottom="0.05pt solid #000000"/>
    </style:style>
    <style:style style:name="Tableau24" style:family="table">
      <style:table-properties style:width="18.124cm" table:align="right" style:writing-mode="lr-tb"/>
    </style:style>
    <style:style style:name="Tableau24.A" style:family="table-column">
      <style:table-column-properties style:column-width="18.124cm"/>
    </style:style>
    <style:style style:name="Tableau24.A1" style:family="table-cell">
      <style:table-cell-properties fo:padding="0.097cm" fo:border="0.05pt solid #000000"/>
    </style:style>
    <style:style style:name="Tableau24.2" style:family="table-row">
      <style:table-row-properties style:min-row-height="1.501cm"/>
    </style:style>
    <style:style style:name="Tableau24.A2" style:family="table-cell">
      <style:table-cell-properties fo:padding="0.097cm" fo:border-left="0.05pt solid #000000" fo:border-right="0.05pt solid #000000" fo:border-top="none" fo:border-bottom="0.05pt solid #000000"/>
    </style:style>
    <style:style style:name="Tableau25" style:family="table">
      <style:table-properties style:width="18.124cm" table:align="right" style:writing-mode="lr-tb"/>
    </style:style>
    <style:style style:name="Tableau25.A" style:family="table-column">
      <style:table-column-properties style:column-width="18.124cm"/>
    </style:style>
    <style:style style:name="Tableau25.A1" style:family="table-cell">
      <style:table-cell-properties fo:padding="0.097cm" fo:border="0.05pt solid #000000"/>
    </style:style>
    <style:style style:name="Tableau25.2" style:family="table-row">
      <style:table-row-properties style:min-row-height="1.501cm"/>
    </style:style>
    <style:style style:name="Tableau25.A2" style:family="table-cell">
      <style:table-cell-properties fo:padding="0.097cm" fo:border-left="0.05pt solid #000000" fo:border-right="0.05pt solid #000000" fo:border-top="none" fo:border-bottom="0.05pt solid #000000"/>
    </style:style>
    <style:style style:name="Tableau26" style:family="table">
      <style:table-properties style:width="18.124cm" table:align="right" style:writing-mode="lr-tb"/>
    </style:style>
    <style:style style:name="Tableau26.A" style:family="table-column">
      <style:table-column-properties style:column-width="18.124cm"/>
    </style:style>
    <style:style style:name="Tableau26.A1" style:family="table-cell">
      <style:table-cell-properties fo:padding="0.097cm" fo:border="0.05pt solid #000000"/>
    </style:style>
    <style:style style:name="Tableau26.2" style:family="table-row">
      <style:table-row-properties style:min-row-height="1.501cm"/>
    </style:style>
    <style:style style:name="Tableau26.A2" style:family="table-cell">
      <style:table-cell-properties fo:padding="0.097cm" fo:border-left="0.05pt solid #000000" fo:border-right="0.05pt solid #000000" fo:border-top="none" fo:border-bottom="0.05pt solid #000000"/>
    </style:style>
    <style:style style:name="Tableau27" style:family="table">
      <style:table-properties style:width="18.124cm" table:align="right" style:writing-mode="lr-tb"/>
    </style:style>
    <style:style style:name="Tableau27.A" style:family="table-column">
      <style:table-column-properties style:column-width="18.124cm"/>
    </style:style>
    <style:style style:name="Tableau27.A1" style:family="table-cell">
      <style:table-cell-properties fo:padding="0.097cm" fo:border="0.05pt solid #000000"/>
    </style:style>
    <style:style style:name="Tableau27.2" style:family="table-row">
      <style:table-row-properties style:min-row-height="1.501cm"/>
    </style:style>
    <style:style style:name="Tableau27.A2" style:family="table-cell">
      <style:table-cell-properties fo:padding="0.097cm" fo:border-left="0.05pt solid #000000" fo:border-right="0.05pt solid #000000" fo:border-top="none" fo:border-bottom="0.05pt solid #000000"/>
    </style:style>
    <style:style style:name="Tableau28" style:family="table">
      <style:table-properties style:width="18.124cm" table:align="right" style:writing-mode="lr-tb"/>
    </style:style>
    <style:style style:name="Tableau28.A" style:family="table-column">
      <style:table-column-properties style:column-width="18.124cm"/>
    </style:style>
    <style:style style:name="Tableau28.A1" style:family="table-cell">
      <style:table-cell-properties fo:padding="0.097cm" fo:border="0.05pt solid #000000"/>
    </style:style>
    <style:style style:name="Tableau28.2" style:family="table-row">
      <style:table-row-properties style:min-row-height="1.501cm"/>
    </style:style>
    <style:style style:name="Tableau28.A2" style:family="table-cell">
      <style:table-cell-properties fo:padding="0.097cm" fo:border-left="0.05pt solid #000000" fo:border-right="0.05pt solid #000000" fo:border-top="none" fo:border-bottom="0.05pt solid #000000"/>
    </style:style>
    <style:style style:name="Tableau29" style:family="table">
      <style:table-properties style:width="18.124cm" table:align="right" style:writing-mode="lr-tb"/>
    </style:style>
    <style:style style:name="Tableau29.A" style:family="table-column">
      <style:table-column-properties style:column-width="18.124cm"/>
    </style:style>
    <style:style style:name="Tableau29.A1" style:family="table-cell">
      <style:table-cell-properties fo:padding="0.097cm" fo:border="0.05pt solid #000000"/>
    </style:style>
    <style:style style:name="Tableau29.2" style:family="table-row">
      <style:table-row-properties style:min-row-height="1.501cm"/>
    </style:style>
    <style:style style:name="Tableau29.A2" style:family="table-cell">
      <style:table-cell-properties fo:padding="0.097cm" fo:border-left="0.05pt solid #000000" fo:border-right="0.05pt solid #000000" fo:border-top="none" fo:border-bottom="0.05pt solid #000000"/>
    </style:style>
    <style:style style:name="Tableau30" style:family="table">
      <style:table-properties style:width="18.124cm" table:align="right" style:writing-mode="lr-tb"/>
    </style:style>
    <style:style style:name="Tableau30.A" style:family="table-column">
      <style:table-column-properties style:column-width="18.124cm"/>
    </style:style>
    <style:style style:name="Tableau30.1" style:family="table-row">
      <style:table-row-properties fo:keep-together="always"/>
    </style:style>
    <style:style style:name="Tableau30.A1" style:family="table-cell">
      <style:table-cell-properties fo:padding="0.097cm" fo:border="0.05pt solid #000000"/>
    </style:style>
    <style:style style:name="Tableau30.2" style:family="table-row">
      <style:table-row-properties style:min-row-height="1.501cm" fo:keep-together="always"/>
    </style:style>
    <style:style style:name="Tableau30.A2" style:family="table-cell">
      <style:table-cell-properties fo:padding="0.097cm" fo:border-left="0.05pt solid #000000" fo:border-right="0.05pt solid #000000" fo:border-top="none" fo:border-bottom="0.05pt solid #000000"/>
    </style:style>
    <style:style style:name="Tableau31" style:family="table">
      <style:table-properties style:width="18.124cm" table:align="right" style:writing-mode="lr-tb"/>
    </style:style>
    <style:style style:name="Tableau31.A" style:family="table-column">
      <style:table-column-properties style:column-width="18.124cm"/>
    </style:style>
    <style:style style:name="Tableau31.A1" style:family="table-cell">
      <style:table-cell-properties fo:padding="0.097cm" fo:border="0.05pt solid #000000"/>
    </style:style>
    <style:style style:name="Tableau31.2" style:family="table-row">
      <style:table-row-properties style:min-row-height="1.501cm"/>
    </style:style>
    <style:style style:name="Tableau31.A2" style:family="table-cell">
      <style:table-cell-properties fo:padding="0.097cm" fo:border-left="0.05pt solid #000000" fo:border-right="0.05pt solid #000000" fo:border-top="none" fo:border-bottom="0.05pt solid #000000"/>
    </style:style>
    <style:style style:name="Tableau32" style:family="table">
      <style:table-properties style:width="18.124cm" table:align="right" style:writing-mode="lr-tb"/>
    </style:style>
    <style:style style:name="Tableau32.A" style:family="table-column">
      <style:table-column-properties style:column-width="18.124cm"/>
    </style:style>
    <style:style style:name="Tableau32.A1" style:family="table-cell">
      <style:table-cell-properties fo:padding="0.097cm" fo:border="0.05pt solid #000000"/>
    </style:style>
    <style:style style:name="Tableau32.2" style:family="table-row">
      <style:table-row-properties style:min-row-height="1.501cm"/>
    </style:style>
    <style:style style:name="Tableau32.A2" style:family="table-cell">
      <style:table-cell-properties fo:padding="0.097cm" fo:border-left="0.05pt solid #000000" fo:border-right="0.05pt solid #000000" fo:border-top="none" fo:border-bottom="0.05pt solid #000000"/>
    </style:style>
    <style:style style:name="Tableau33" style:family="table">
      <style:table-properties style:width="18.124cm" table:align="right" style:writing-mode="lr-tb"/>
    </style:style>
    <style:style style:name="Tableau33.A" style:family="table-column">
      <style:table-column-properties style:column-width="18.124cm"/>
    </style:style>
    <style:style style:name="Tableau33.A1" style:family="table-cell">
      <style:table-cell-properties fo:padding="0.097cm" fo:border="0.05pt solid #000000"/>
    </style:style>
    <style:style style:name="Tableau33.2" style:family="table-row">
      <style:table-row-properties style:min-row-height="1.501cm"/>
    </style:style>
    <style:style style:name="Tableau33.A2" style:family="table-cell">
      <style:table-cell-properties fo:padding="0.097cm" fo:border-left="0.05pt solid #000000" fo:border-right="0.05pt solid #000000" fo:border-top="none" fo:border-bottom="0.05pt solid #000000"/>
    </style:style>
    <style:style style:name="Tableau35" style:family="table">
      <style:table-properties style:width="18.124cm" table:align="right" style:writing-mode="lr-tb"/>
    </style:style>
    <style:style style:name="Tableau35.A" style:family="table-column">
      <style:table-column-properties style:column-width="18.124cm"/>
    </style:style>
    <style:style style:name="Tableau35.A1" style:family="table-cell">
      <style:table-cell-properties fo:padding="0.097cm" fo:border="0.05pt solid #000000"/>
    </style:style>
    <style:style style:name="Tableau35.2" style:family="table-row">
      <style:table-row-properties style:min-row-height="1.501cm"/>
    </style:style>
    <style:style style:name="Tableau35.A2" style:family="table-cell">
      <style:table-cell-properties fo:padding="0.097cm" fo:border-left="0.05pt solid #000000" fo:border-right="0.05pt solid #000000" fo:border-top="none" fo:border-bottom="0.05pt solid #000000"/>
    </style:style>
    <style:style style:name="Tableau34" style:family="table">
      <style:table-properties style:width="18.124cm" table:align="right" style:writing-mode="lr-tb"/>
    </style:style>
    <style:style style:name="Tableau34.A" style:family="table-column">
      <style:table-column-properties style:column-width="18.124cm"/>
    </style:style>
    <style:style style:name="Tableau34.A1" style:family="table-cell">
      <style:table-cell-properties fo:padding="0.097cm" fo:border="0.05pt solid #000000"/>
    </style:style>
    <style:style style:name="Tableau34.2" style:family="table-row">
      <style:table-row-properties style:min-row-height="1.501cm"/>
    </style:style>
    <style:style style:name="Tableau34.A2" style:family="table-cell">
      <style:table-cell-properties fo:padding="0.097cm" fo:border-left="0.05pt solid #000000" fo:border-right="0.05pt solid #000000" fo:border-top="none" fo:border-bottom="0.05pt solid #000000"/>
    </style:style>
    <style:style style:name="Tableau37" style:family="table">
      <style:table-properties style:width="18.124cm" table:align="right" style:writing-mode="lr-tb"/>
    </style:style>
    <style:style style:name="Tableau37.A" style:family="table-column">
      <style:table-column-properties style:column-width="18.124cm"/>
    </style:style>
    <style:style style:name="Tableau37.A1" style:family="table-cell">
      <style:table-cell-properties fo:padding="0.097cm" fo:border="0.05pt solid #000000"/>
    </style:style>
    <style:style style:name="Tableau37.2" style:family="table-row">
      <style:table-row-properties style:min-row-height="1.501cm"/>
    </style:style>
    <style:style style:name="Tableau37.A2" style:family="table-cell">
      <style:table-cell-properties fo:padding="0.097cm" fo:border-left="0.05pt solid #000000" fo:border-right="0.05pt solid #000000" fo:border-top="none" fo:border-bottom="0.05pt solid #000000"/>
    </style:style>
    <style:style style:name="Tableau38" style:family="table">
      <style:table-properties style:width="18.124cm" table:align="right" style:writing-mode="lr-tb"/>
    </style:style>
    <style:style style:name="Tableau38.A" style:family="table-column">
      <style:table-column-properties style:column-width="18.124cm"/>
    </style:style>
    <style:style style:name="Tableau38.A1" style:family="table-cell">
      <style:table-cell-properties fo:padding="0.097cm" fo:border="0.05pt solid #000000"/>
    </style:style>
    <style:style style:name="Tableau38.2" style:family="table-row">
      <style:table-row-properties style:min-row-height="1.501cm"/>
    </style:style>
    <style:style style:name="Tableau38.A2" style:family="table-cell">
      <style:table-cell-properties fo:padding="0.097cm" fo:border-left="0.05pt solid #000000" fo:border-right="0.05pt solid #000000" fo:border-top="none" fo:border-bottom="0.05pt solid #000000"/>
    </style:style>
    <style:style style:name="Tableau39" style:family="table">
      <style:table-properties style:width="18.124cm" table:align="right" style:writing-mode="lr-tb"/>
    </style:style>
    <style:style style:name="Tableau39.A" style:family="table-column">
      <style:table-column-properties style:column-width="18.124cm"/>
    </style:style>
    <style:style style:name="Tableau39.A1" style:family="table-cell">
      <style:table-cell-properties fo:padding="0.097cm" fo:border="0.05pt solid #000000"/>
    </style:style>
    <style:style style:name="Tableau39.2" style:family="table-row">
      <style:table-row-properties style:min-row-height="1.501cm"/>
    </style:style>
    <style:style style:name="Tableau39.A2" style:family="table-cell">
      <style:table-cell-properties fo:padding="0.097cm" fo:border-left="0.05pt solid #000000" fo:border-right="0.05pt solid #000000" fo:border-top="none" fo:border-bottom="0.05pt solid #000000"/>
    </style:style>
    <style:style style:name="Tableau40" style:family="table">
      <style:table-properties style:width="18.124cm" table:align="right" style:writing-mode="lr-tb"/>
    </style:style>
    <style:style style:name="Tableau40.A" style:family="table-column">
      <style:table-column-properties style:column-width="18.124cm"/>
    </style:style>
    <style:style style:name="Tableau40.A1" style:family="table-cell">
      <style:table-cell-properties fo:padding="0.097cm" fo:border="0.05pt solid #000000"/>
    </style:style>
    <style:style style:name="Tableau40.2" style:family="table-row">
      <style:table-row-properties style:min-row-height="1.501cm"/>
    </style:style>
    <style:style style:name="Tableau40.A2" style:family="table-cell">
      <style:table-cell-properties fo:padding="0.097cm" fo:border-left="0.05pt solid #000000" fo:border-right="0.05pt solid #000000" fo:border-top="none" fo:border-bottom="0.05pt solid #000000"/>
    </style:style>
    <style:style style:name="Tableau36" style:family="table">
      <style:table-properties style:width="18.124cm" table:align="right" style:writing-mode="lr-tb"/>
    </style:style>
    <style:style style:name="Tableau36.A" style:family="table-column">
      <style:table-column-properties style:column-width="18.124cm"/>
    </style:style>
    <style:style style:name="Tableau36.A1" style:family="table-cell">
      <style:table-cell-properties fo:padding="0.097cm" fo:border="0.05pt solid #000000"/>
    </style:style>
    <style:style style:name="Tableau36.2" style:family="table-row">
      <style:table-row-properties style:min-row-height="1.501cm"/>
    </style:style>
    <style:style style:name="Tableau36.A2" style:family="table-cell">
      <style:table-cell-properties fo:padding="0.097cm" fo:border-left="0.05pt solid #000000" fo:border-right="0.05pt solid #000000" fo:border-top="none" fo:border-bottom="0.05pt solid #000000"/>
    </style:style>
    <style:style style:name="Tableau41" style:family="table">
      <style:table-properties style:width="18.124cm" table:align="right" style:writing-mode="lr-tb"/>
    </style:style>
    <style:style style:name="Tableau41.A" style:family="table-column">
      <style:table-column-properties style:column-width="18.124cm"/>
    </style:style>
    <style:style style:name="Tableau41.A1" style:family="table-cell">
      <style:table-cell-properties fo:padding="0.097cm" fo:border="0.05pt solid #000000"/>
    </style:style>
    <style:style style:name="Tableau41.2" style:family="table-row">
      <style:table-row-properties style:min-row-height="1.501cm"/>
    </style:style>
    <style:style style:name="Tableau41.A2" style:family="table-cell">
      <style:table-cell-properties fo:padding="0.097cm" fo:border-left="0.05pt solid #000000" fo:border-right="0.05pt solid #000000" fo:border-top="none" fo:border-bottom="0.05pt solid #000000"/>
    </style:style>
    <style:style style:name="Tableau42" style:family="table">
      <style:table-properties style:width="18.124cm" table:align="right" style:writing-mode="lr-tb"/>
    </style:style>
    <style:style style:name="Tableau42.A" style:family="table-column">
      <style:table-column-properties style:column-width="18.124cm"/>
    </style:style>
    <style:style style:name="Tableau42.A1" style:family="table-cell">
      <style:table-cell-properties fo:padding="0.097cm" fo:border="0.05pt solid #000000"/>
    </style:style>
    <style:style style:name="Tableau42.2" style:family="table-row">
      <style:table-row-properties style:min-row-height="1.501cm"/>
    </style:style>
    <style:style style:name="Tableau42.A2" style:family="table-cell">
      <style:table-cell-properties fo:padding="0.097cm" fo:border-left="0.05pt solid #000000" fo:border-right="0.05pt solid #000000" fo:border-top="none" fo:border-bottom="0.05pt solid #000000"/>
    </style:style>
    <style:style style:name="Tableau43" style:family="table">
      <style:table-properties style:width="18.124cm" table:align="right" style:writing-mode="lr-tb"/>
    </style:style>
    <style:style style:name="Tableau43.A" style:family="table-column">
      <style:table-column-properties style:column-width="18.124cm"/>
    </style:style>
    <style:style style:name="Tableau43.A1" style:family="table-cell">
      <style:table-cell-properties fo:padding="0.097cm" fo:border="0.05pt solid #000000"/>
    </style:style>
    <style:style style:name="Tableau43.2" style:family="table-row">
      <style:table-row-properties style:min-row-height="1.501cm"/>
    </style:style>
    <style:style style:name="Tableau43.A2" style:family="table-cell">
      <style:table-cell-properties fo:padding="0.097cm" fo:border-left="0.05pt solid #000000" fo:border-right="0.05pt solid #000000" fo:border-top="none" fo:border-bottom="0.05pt solid #000000"/>
    </style:style>
    <style:style style:name="Tableau44" style:family="table">
      <style:table-properties style:width="18.124cm" table:align="right" style:writing-mode="lr-tb"/>
    </style:style>
    <style:style style:name="Tableau44.A" style:family="table-column">
      <style:table-column-properties style:column-width="18.124cm"/>
    </style:style>
    <style:style style:name="Tableau44.A1" style:family="table-cell">
      <style:table-cell-properties fo:padding="0.097cm" fo:border="0.05pt solid #000000"/>
    </style:style>
    <style:style style:name="Tableau44.2" style:family="table-row">
      <style:table-row-properties style:min-row-height="1.501cm"/>
    </style:style>
    <style:style style:name="Tableau44.A2" style:family="table-cell">
      <style:table-cell-properties fo:padding="0.097cm" fo:border-left="0.05pt solid #000000" fo:border-right="0.05pt solid #000000" fo:border-top="none" fo:border-bottom="0.05pt solid #000000"/>
    </style:style>
    <style:style style:name="Tableau45" style:family="table">
      <style:table-properties style:width="18.124cm" table:align="right" style:writing-mode="lr-tb"/>
    </style:style>
    <style:style style:name="Tableau45.A" style:family="table-column">
      <style:table-column-properties style:column-width="18.124cm"/>
    </style:style>
    <style:style style:name="Tableau45.A1" style:family="table-cell">
      <style:table-cell-properties fo:padding="0.097cm" fo:border="0.05pt solid #000000"/>
    </style:style>
    <style:style style:name="Tableau45.2" style:family="table-row">
      <style:table-row-properties style:min-row-height="1.501cm"/>
    </style:style>
    <style:style style:name="Tableau45.A2" style:family="table-cell">
      <style:table-cell-properties fo:padding="0.097cm" fo:border-left="0.05pt solid #000000" fo:border-right="0.05pt solid #000000" fo:border-top="none" fo:border-bottom="0.05pt solid #000000"/>
    </style:style>
    <style:style style:name="Tableau46" style:family="table">
      <style:table-properties style:width="18.124cm" table:align="right" style:writing-mode="lr-tb"/>
    </style:style>
    <style:style style:name="Tableau46.A" style:family="table-column">
      <style:table-column-properties style:column-width="18.124cm"/>
    </style:style>
    <style:style style:name="Tableau46.A1" style:family="table-cell">
      <style:table-cell-properties fo:padding="0.097cm" fo:border="0.05pt solid #000000"/>
    </style:style>
    <style:style style:name="Tableau46.2" style:family="table-row">
      <style:table-row-properties style:min-row-height="1.501cm"/>
    </style:style>
    <style:style style:name="Tableau46.A2" style:family="table-cell">
      <style:table-cell-properties fo:padding="0.097cm" fo:border-left="0.05pt solid #000000" fo:border-right="0.05pt solid #000000" fo:border-top="none" fo:border-bottom="0.05pt solid #000000"/>
    </style:style>
    <style:style style:name="Tableau47" style:family="table">
      <style:table-properties style:width="18.124cm" table:align="right" style:writing-mode="lr-tb"/>
    </style:style>
    <style:style style:name="Tableau47.A" style:family="table-column">
      <style:table-column-properties style:column-width="18.124cm"/>
    </style:style>
    <style:style style:name="Tableau47.A1" style:family="table-cell">
      <style:table-cell-properties fo:padding="0.097cm" fo:border="0.05pt solid #000000"/>
    </style:style>
    <style:style style:name="Tableau47.2" style:family="table-row">
      <style:table-row-properties style:min-row-height="1.501cm"/>
    </style:style>
    <style:style style:name="Tableau47.A2" style:family="table-cell">
      <style:table-cell-properties fo:padding="0.097cm" fo:border-left="0.05pt solid #000000" fo:border-right="0.05pt solid #000000" fo:border-top="none" fo:border-bottom="0.05pt solid #000000"/>
    </style:style>
    <style:style style:name="P1" style:family="paragraph" style:parent-style-name="Heading_20_3">
      <style:text-properties officeooo:paragraph-rsid="00e13a97"/>
    </style:style>
    <style:style style:name="P2" style:family="paragraph" style:parent-style-name="Text_20_body">
      <style:text-properties officeooo:paragraph-rsid="00e13a97"/>
    </style:style>
    <style:style style:name="P3" style:family="paragraph" style:parent-style-name="Header">
      <style:text-properties style:text-scale="100%"/>
    </style:style>
    <style:style style:name="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P5" style:family="paragraph" style:parent-style-name="Header">
      <style:paragraph-properties style:line-height-at-least="0.847cm"/>
      <style:text-properties fo:color="#000000" style:font-name="Arial3" fo:font-size="16pt" fo:font-style="italic" style:font-size-asian="10pt" style:font-size-complex="10pt"/>
    </style:style>
    <style:style style:name="P6"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7" style:family="paragraph" style:parent-style-name="Footer">
      <style:paragraph-properties>
        <style:tab-stops>
          <style:tab-stop style:position="18.177cm" style:type="right"/>
        </style:tab-stops>
      </style:paragraph-properties>
    </style:style>
    <style:style style:name="P8" style:family="paragraph" style:parent-style-name="Footer">
      <style:paragraph-properties>
        <style:tab-stops>
          <style:tab-stop style:position="18.177cm" style:type="right"/>
        </style:tab-stops>
      </style:paragraph-properties>
      <style:text-properties officeooo:paragraph-rsid="00b7fa1b"/>
    </style:style>
    <style:style style:name="P9" style:family="paragraph" style:parent-style-name="Footer" style:master-page-name="">
      <style:paragraph-properties style:page-number="auto" fo:keep-with-next="always"/>
      <style:text-properties officeooo:paragraph-rsid="00b7fa1b"/>
    </style:style>
    <style:style style:name="P10" style:family="paragraph" style:parent-style-name="Text_20_body" style:master-page-name="">
      <style:paragraph-properties style:page-number="auto" fo:keep-with-next="always"/>
      <style:text-properties fo:font-style="normal" fo:font-weight="bold" officeooo:rsid="01339891" officeooo:paragraph-rsid="0126fa6d" style:font-style-asian="normal" style:font-weight-asian="bold" style:font-style-complex="normal" style:font-weight-complex="bold"/>
    </style:style>
    <style:style style:name="P11" style:family="paragraph" style:parent-style-name="Text_20_body" style:master-page-name="">
      <style:paragraph-properties style:page-number="auto" fo:keep-with-next="always"/>
      <style:text-properties fo:font-style="normal" fo:font-weight="bold" officeooo:rsid="013b9b0d" officeooo:paragraph-rsid="0126fa6d" style:font-style-asian="normal" style:font-weight-asian="bold" style:font-style-complex="normal" style:font-weight-complex="bold"/>
    </style:style>
    <style:style style:name="P12" style:family="paragraph" style:parent-style-name="Text_20_body" style:master-page-name="">
      <style:paragraph-properties style:page-number="auto" fo:keep-with-next="always"/>
      <style:text-properties fo:font-style="normal" fo:font-weight="bold" officeooo:rsid="018d832a" officeooo:paragraph-rsid="0126fa6d" style:font-style-asian="normal" style:font-weight-asian="bold" style:font-style-complex="normal" style:font-weight-complex="bold"/>
    </style:style>
    <style:style style:name="P13"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26fa6d" style:font-style-asian="normal" style:font-weight-asian="bold" style:font-style-complex="normal" style:font-weight-complex="bold"/>
    </style:style>
    <style:style style:name="P14" style:family="paragraph" style:parent-style-name="Text_20_body" style:master-page-name="">
      <style:paragraph-properties style:page-number="auto" fo:keep-with-next="always"/>
      <style:text-properties fo:font-style="normal" fo:font-weight="bold" officeooo:rsid="0116ee70" officeooo:paragraph-rsid="0126fa6d" style:font-style-asian="normal" style:font-weight-asian="bold" style:font-style-complex="normal" style:font-weight-complex="bold"/>
    </style:style>
    <style:style style:name="P15" style:family="paragraph" style:parent-style-name="Text_20_body" style:master-page-name="">
      <style:paragraph-properties style:page-number="auto" fo:keep-with-next="always"/>
      <style:text-properties fo:font-style="normal" fo:font-weight="bold" officeooo:rsid="0143f156" officeooo:paragraph-rsid="0126fa6d" style:font-style-asian="normal" style:font-weight-asian="bold" style:font-style-complex="normal" style:font-weight-complex="bold"/>
    </style:style>
    <style:style style:name="P16" style:family="paragraph" style:parent-style-name="Text_20_body" style:master-page-name="">
      <style:paragraph-properties style:page-number="auto" fo:keep-with-next="always"/>
      <style:text-properties fo:font-weight="bold" style:font-weight-asian="bold" style:font-weight-complex="bold"/>
    </style:style>
    <style:style style:name="P17" style:family="paragraph" style:parent-style-name="Text_20_body" style:master-page-name="">
      <style:paragraph-properties style:page-number="auto" fo:keep-with-next="always"/>
      <style:text-properties fo:font-weight="bold" officeooo:rsid="0116ee70" officeooo:paragraph-rsid="0126fa6d" style:font-weight-asian="bold" style:font-weight-complex="bold"/>
    </style:style>
    <style:style style:name="P18" style:family="paragraph" style:parent-style-name="Code_20_Text" style:master-page-name="">
      <style:paragraph-properties style:page-number="auto" fo:keep-with-next="always"/>
      <style:text-properties officeooo:rsid="012099b9" officeooo:paragraph-rsid="012099b9"/>
    </style:style>
    <style:style style:name="P19" style:family="paragraph" style:parent-style-name="Code_20_Text" style:master-page-name="">
      <style:paragraph-properties style:page-number="auto" fo:keep-with-next="always"/>
      <style:text-properties officeooo:rsid="0121cd14" officeooo:paragraph-rsid="0121cd14"/>
    </style:style>
    <style:style style:name="P20" style:family="paragraph" style:parent-style-name="Figure" style:master-page-name="">
      <style:paragraph-properties style:page-number="auto"/>
    </style:style>
    <style:style style:name="P21" style:family="paragraph" style:parent-style-name="Text_20_body">
      <style:text-properties officeooo:paragraph-rsid="00e13a97"/>
    </style:style>
    <style:style style:name="P22" style:family="paragraph" style:parent-style-name="Text_20_body">
      <style:text-properties style:font-name="Arial3" fo:font-size="16pt"/>
    </style:style>
    <style:style style:name="P23" style:family="paragraph" style:parent-style-name="Text_20_body">
      <style:paragraph-properties fo:line-height="150%"/>
      <style:text-properties style:font-name="Arial3" fo:font-size="16pt" fo:font-style="italic" officeooo:paragraph-rsid="00c6fdd4"/>
    </style:style>
    <style:style style:name="P24" style:family="paragraph" style:parent-style-name="Text_20_body">
      <style:text-properties style:font-name="Arial3" fo:font-size="12pt" fo:font-weight="bold"/>
    </style:style>
    <style:style style:name="P25" style:family="paragraph" style:parent-style-name="Text_20_body">
      <style:paragraph-properties fo:line-height="100%"/>
      <style:text-properties style:font-name="Arial3" fo:font-size="12pt" fo:font-weight="normal" officeooo:rsid="009b9651" officeooo:paragraph-rsid="009b9651" style:font-size-asian="11pt" style:font-weight-asian="normal" style:font-size-complex="11pt" style:font-weight-complex="normal" style:text-scale="100%"/>
    </style:style>
    <style:style style:name="P26" style:family="paragraph" style:parent-style-name="Text_20_body">
      <style:text-properties officeooo:paragraph-rsid="00cbd182"/>
    </style:style>
    <style:style style:name="P27" style:family="paragraph" style:parent-style-name="Text_20_body">
      <style:text-properties officeooo:rsid="00d9e04d" officeooo:paragraph-rsid="00da5796"/>
    </style:style>
    <style:style style:name="P28" style:family="paragraph" style:parent-style-name="Text_20_body">
      <style:text-properties officeooo:rsid="00da5796" officeooo:paragraph-rsid="00da5796"/>
    </style:style>
    <style:style style:name="P29" style:family="paragraph" style:parent-style-name="Text_20_body">
      <style:text-properties style:font-name="TimesNewRoman" fo:font-size="10pt"/>
    </style:style>
    <style:style style:name="P30" style:family="paragraph" style:parent-style-name="Text_20_body">
      <style:text-properties style:font-name="TimesNewRoman" fo:font-size="10pt" officeooo:paragraph-rsid="00dbe934"/>
    </style:style>
    <style:style style:name="P31" style:family="paragraph" style:parent-style-name="Text_20_body">
      <style:text-properties officeooo:rsid="00de50af" officeooo:paragraph-rsid="00de50af"/>
    </style:style>
    <style:style style:name="P32" style:family="paragraph" style:parent-style-name="Text_20_body">
      <style:paragraph-properties fo:text-align="justify" style:justify-single-word="false"/>
      <style:text-properties officeooo:rsid="0023b617" officeooo:paragraph-rsid="00e13a97"/>
    </style:style>
    <style:style style:name="P33" style:family="paragraph" style:parent-style-name="Text_20_body">
      <style:paragraph-properties fo:text-align="justify" style:justify-single-word="false"/>
      <style:text-properties officeooo:paragraph-rsid="00e13a97"/>
    </style:style>
    <style:style style:name="P34" style:family="paragraph" style:parent-style-name="Text_20_body">
      <style:text-properties officeooo:rsid="00154f5d" officeooo:paragraph-rsid="00e7f38a"/>
    </style:style>
    <style:style style:name="P35" style:family="paragraph" style:parent-style-name="Text_20_body">
      <style:text-properties officeooo:rsid="000ea0e6" officeooo:paragraph-rsid="00e7f38a"/>
    </style:style>
    <style:style style:name="P36" style:family="paragraph" style:parent-style-name="Text_20_body">
      <style:text-properties officeooo:paragraph-rsid="00e7f38a"/>
    </style:style>
    <style:style style:name="P37" style:family="paragraph" style:parent-style-name="Text_20_body">
      <style:text-properties officeooo:rsid="00eaba19" officeooo:paragraph-rsid="00eaba19"/>
    </style:style>
    <style:style style:name="P38" style:family="paragraph" style:parent-style-name="Text_20_body">
      <style:text-properties officeooo:rsid="00dbe934" officeooo:paragraph-rsid="00ec1e6e"/>
    </style:style>
    <style:style style:name="P39" style:family="paragraph" style:parent-style-name="Text_20_body">
      <style:text-properties officeooo:rsid="00ef584a"/>
    </style:style>
    <style:style style:name="P40" style:family="paragraph" style:parent-style-name="Text_20_body">
      <style:text-properties officeooo:rsid="00ef584a" officeooo:paragraph-rsid="00ef584a"/>
    </style:style>
    <style:style style:name="P41" style:family="paragraph" style:parent-style-name="Text_20_body">
      <style:text-properties officeooo:rsid="00f32d19" officeooo:paragraph-rsid="00f32d19"/>
    </style:style>
    <style:style style:name="P42" style:family="paragraph" style:parent-style-name="Text_20_body">
      <style:text-properties officeooo:rsid="00f575f3" officeooo:paragraph-rsid="00f575f3"/>
    </style:style>
    <style:style style:name="P43" style:family="paragraph" style:parent-style-name="Text_20_body">
      <style:text-properties officeooo:rsid="00f75735" officeooo:paragraph-rsid="00f75735"/>
    </style:style>
    <style:style style:name="P44" style:family="paragraph" style:parent-style-name="Text_20_body">
      <style:text-properties officeooo:paragraph-rsid="00f96beb"/>
    </style:style>
    <style:style style:name="P45" style:family="paragraph" style:parent-style-name="Text_20_body">
      <style:text-properties officeooo:rsid="00fb66f6" officeooo:paragraph-rsid="00fb66f6"/>
    </style:style>
    <style:style style:name="P46" style:family="paragraph" style:parent-style-name="Text_20_body">
      <style:text-properties officeooo:paragraph-rsid="0105992b"/>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fo:font-weight="bold" officeooo:rsid="0114edb3" officeooo:paragraph-rsid="0114edb3" style:font-weight-asian="bold" style:font-weight-complex="bold"/>
    </style:style>
    <style:style style:name="P49" style:family="paragraph" style:parent-style-name="Text_20_body">
      <style:text-properties fo:font-weight="bold" officeooo:rsid="0116ee70" officeooo:paragraph-rsid="0126fa6d" style:font-weight-asian="bold" style:font-weight-complex="bold"/>
    </style:style>
    <style:style style:name="P50" style:family="paragraph" style:parent-style-name="Text_20_body">
      <style:text-properties officeooo:paragraph-rsid="010c60db"/>
    </style:style>
    <style:style style:name="P51" style:family="paragraph" style:parent-style-name="Text_20_body">
      <style:text-properties officeooo:rsid="0106d512" officeooo:paragraph-rsid="01122b78"/>
    </style:style>
    <style:style style:name="P52" style:family="paragraph" style:parent-style-name="Text_20_body">
      <style:text-properties officeooo:rsid="011342c3" officeooo:paragraph-rsid="011342c3"/>
    </style:style>
    <style:style style:name="P53" style:family="paragraph" style:parent-style-name="Text_20_body">
      <style:text-properties officeooo:rsid="011342c3" officeooo:paragraph-rsid="0114edb3"/>
    </style:style>
    <style:style style:name="P54" style:family="paragraph" style:parent-style-name="Text_20_body">
      <style:text-properties fo:font-style="italic" fo:font-weight="bold" officeooo:rsid="011658e6" officeooo:paragraph-rsid="011658e6" style:font-style-asian="italic" style:font-weight-asian="bold" style:font-style-complex="italic" style:font-weight-complex="bold"/>
    </style:style>
    <style:style style:name="P55" style:family="paragraph" style:parent-style-name="Text_20_body">
      <style:text-properties fo:font-style="normal" fo:font-weight="bold" officeooo:rsid="011658e6" officeooo:paragraph-rsid="011658e6" style:font-style-asian="normal" style:font-weight-asian="bold" style:font-style-complex="normal" style:font-weight-complex="bold"/>
    </style:style>
    <style:style style:name="P56" style:family="paragraph" style:parent-style-name="Text_20_body">
      <style:paragraph-properties fo:text-align="justify" style:justify-single-word="false"/>
      <style:text-properties fo:font-style="normal" fo:font-weight="bold" officeooo:rsid="0114942b" officeooo:paragraph-rsid="0126fa6d" style:font-style-asian="normal" style:font-weight-asian="bold" style:font-style-complex="normal" style:font-weight-complex="bold"/>
    </style:style>
    <style:style style:name="P57" style:family="paragraph" style:parent-style-name="Text_20_body">
      <style:text-properties fo:font-style="normal" fo:font-weight="bold" officeooo:rsid="0116ee70" officeooo:paragraph-rsid="0126fa6d" style:font-style-asian="normal" style:font-weight-asian="bold" style:font-style-complex="normal" style:font-weight-complex="bold"/>
    </style:style>
    <style:style style:name="P58" style:family="paragraph" style:parent-style-name="Text_20_body">
      <style:text-properties fo:font-style="normal" fo:font-weight="bold" officeooo:rsid="013b9b0d" officeooo:paragraph-rsid="0126fa6d" style:font-style-asian="normal" style:font-weight-asian="bold" style:font-style-complex="normal" style:font-weight-complex="bold"/>
    </style:style>
    <style:style style:name="P59" style:family="paragraph" style:parent-style-name="Text_20_body">
      <style:text-properties fo:font-style="normal" fo:font-weight="bold" officeooo:rsid="0143f156" officeooo:paragraph-rsid="0126fa6d" style:font-style-asian="normal" style:font-weight-asian="bold" style:font-style-complex="normal" style:font-weight-complex="bold"/>
    </style:style>
    <style:style style:name="P60" style:family="paragraph" style:parent-style-name="Text_20_body">
      <style:text-properties fo:font-style="normal" fo:font-weight="bold" officeooo:rsid="018d832a" officeooo:paragraph-rsid="0126fa6d" style:font-style-asian="normal" style:font-weight-asian="bold" style:font-style-complex="normal" style:font-weight-complex="bold"/>
    </style:style>
    <style:style style:name="P61" style:family="paragraph" style:parent-style-name="Text_20_body">
      <style:text-properties fo:font-style="normal" fo:font-weight="normal" officeooo:rsid="0126dbbe" officeooo:paragraph-rsid="0126fa6d" style:font-style-asian="normal" style:font-weight-asian="normal" style:font-style-complex="normal" style:font-weight-complex="normal"/>
    </style:style>
    <style:style style:name="P62" style:family="paragraph" style:parent-style-name="Text_20_body">
      <style:text-properties fo:font-style="normal" fo:font-weight="normal" officeooo:rsid="013193e0" officeooo:paragraph-rsid="0126fa6d" style:font-style-asian="normal" style:font-weight-asian="normal" style:font-style-complex="normal" style:font-weight-complex="normal"/>
    </style:style>
    <style:style style:name="P63" style:family="paragraph" style:parent-style-name="Text_20_body">
      <style:text-properties fo:font-style="normal" fo:font-weight="normal" officeooo:rsid="013b9b0d" officeooo:paragraph-rsid="0126fa6d" style:font-style-asian="normal" style:font-weight-asian="normal" style:font-style-complex="normal" style:font-weight-complex="normal"/>
    </style:style>
    <style:style style:name="P64" style:family="paragraph" style:parent-style-name="Text_20_body">
      <style:text-properties fo:font-style="normal" fo:font-weight="normal" officeooo:rsid="0143f156" officeooo:paragraph-rsid="0126fa6d" style:font-style-asian="normal" style:font-weight-asian="normal" style:font-style-complex="normal" style:font-weight-complex="normal"/>
    </style:style>
    <style:style style:name="P65" style:family="paragraph" style:parent-style-name="Text_20_body">
      <style:text-properties fo:font-style="normal" fo:font-weight="normal" officeooo:rsid="016fbca6" officeooo:paragraph-rsid="0126fa6d" style:font-style-asian="normal" style:font-weight-asian="normal" style:font-style-complex="normal" style:font-weight-complex="normal"/>
    </style:style>
    <style:style style:name="P66" style:family="paragraph" style:parent-style-name="Text_20_body">
      <style:text-properties fo:font-style="normal" fo:font-weight="normal" officeooo:rsid="018d832a" officeooo:paragraph-rsid="0126fa6d" style:font-style-asian="normal" style:font-weight-asian="normal" style:font-style-complex="normal" style:font-weight-complex="normal"/>
    </style:style>
    <style:style style:name="P67" style:family="paragraph" style:parent-style-name="Text_20_body">
      <style:text-properties fo:font-style="normal" fo:font-weight="normal" officeooo:rsid="012cf9b8" officeooo:paragraph-rsid="0126fa6d" style:font-style-asian="normal" style:font-weight-asian="normal" style:font-style-complex="normal" style:font-weight-complex="normal"/>
    </style:style>
    <style:style style:name="P68" style:family="paragraph" style:parent-style-name="Text_20_body">
      <style:text-properties fo:font-style="normal" fo:font-weight="normal" officeooo:rsid="012cf9b8" officeooo:paragraph-rsid="012cf9b8" style:font-style-asian="normal" style:font-weight-asian="normal" style:font-style-complex="normal" style:font-weight-complex="normal"/>
    </style:style>
    <style:style style:name="P69" style:family="paragraph" style:parent-style-name="Text_20_body">
      <style:text-properties officeooo:paragraph-rsid="011658e6"/>
    </style:style>
    <style:style style:name="P70" style:family="paragraph" style:parent-style-name="Text_20_body">
      <style:text-properties officeooo:rsid="011750eb" officeooo:paragraph-rsid="011750eb"/>
    </style:style>
    <style:style style:name="P71" style:family="paragraph" style:parent-style-name="Text_20_body">
      <style:text-properties officeooo:paragraph-rsid="01179615"/>
    </style:style>
    <style:style style:name="P72" style:family="paragraph" style:parent-style-name="Text_20_body">
      <style:text-properties officeooo:rsid="011986fc" officeooo:paragraph-rsid="011986fc"/>
    </style:style>
    <style:style style:name="P73" style:family="paragraph" style:parent-style-name="Text_20_body">
      <style:text-properties officeooo:rsid="011986fc" officeooo:paragraph-rsid="011c742d"/>
    </style:style>
    <style:style style:name="P74" style:family="paragraph" style:parent-style-name="Text_20_body">
      <style:text-properties officeooo:rsid="011bcdca" officeooo:paragraph-rsid="011bcdca"/>
    </style:style>
    <style:style style:name="P75" style:family="paragraph" style:parent-style-name="Text_20_body">
      <style:text-properties officeooo:rsid="011d9137" officeooo:paragraph-rsid="011d9137"/>
    </style:style>
    <style:style style:name="P76" style:family="paragraph" style:parent-style-name="Text_20_body">
      <style:text-properties officeooo:rsid="011f057b" officeooo:paragraph-rsid="011f057b"/>
    </style:style>
    <style:style style:name="P77" style:family="paragraph" style:parent-style-name="Text_20_body">
      <style:text-properties officeooo:rsid="0125a6b6" officeooo:paragraph-rsid="0125a6b6"/>
    </style:style>
    <style:style style:name="P78" style:family="paragraph" style:parent-style-name="Text_20_body">
      <style:paragraph-properties fo:text-align="justify" style:justify-single-word="false"/>
      <style:text-properties officeooo:rsid="010a3f7c" officeooo:paragraph-rsid="0126fa6d"/>
    </style:style>
    <style:style style:name="P79" style:family="paragraph" style:parent-style-name="Text_20_body">
      <style:paragraph-properties fo:text-align="justify" style:justify-single-word="false"/>
      <style:text-properties officeooo:rsid="010b9347" officeooo:paragraph-rsid="0126fa6d"/>
    </style:style>
    <style:style style:name="P80" style:family="paragraph" style:parent-style-name="Text_20_body">
      <style:paragraph-properties fo:text-align="justify" style:justify-single-word="false"/>
      <style:text-properties fo:font-weight="normal" officeooo:rsid="010e5bf6" officeooo:paragraph-rsid="0126fa6d" style:font-weight-asian="normal" style:font-weight-complex="normal"/>
    </style:style>
    <style:style style:name="P81" style:family="paragraph" style:parent-style-name="Text_20_body">
      <style:text-properties fo:font-weight="normal" officeooo:rsid="01a91d6b" officeooo:paragraph-rsid="0126fa6d" style:font-weight-asian="normal" style:font-weight-complex="normal"/>
    </style:style>
    <style:style style:name="P82" style:family="paragraph" style:parent-style-name="Text_20_body">
      <style:text-properties fo:font-weight="normal" officeooo:rsid="012cf9b8" officeooo:paragraph-rsid="012cf9b8" style:font-weight-asian="normal" style:font-weight-complex="normal"/>
    </style:style>
    <style:style style:name="P83" style:family="paragraph" style:parent-style-name="Text_20_body">
      <style:paragraph-properties fo:text-align="justify" style:justify-single-word="false"/>
      <style:text-properties style:font-name="Times New Roman1" fo:font-style="normal" fo:font-weight="bold" officeooo:rsid="01339891" officeooo:paragraph-rsid="0126fa6d" style:font-style-asian="normal" style:font-weight-asian="bold" style:font-style-complex="normal" style:font-weight-complex="bold"/>
    </style:style>
    <style:style style:name="P84" style:family="paragraph" style:parent-style-name="Text_20_body">
      <style:text-properties officeooo:rsid="0116ee70" officeooo:paragraph-rsid="0126fa6d"/>
    </style:style>
    <style:style style:name="P85" style:family="paragraph" style:parent-style-name="Text_20_body">
      <style:text-properties officeooo:rsid="01367b5a" officeooo:paragraph-rsid="0126fa6d"/>
    </style:style>
    <style:style style:name="P86" style:family="paragraph" style:parent-style-name="Text_20_body">
      <style:paragraph-properties fo:text-align="justify" style:justify-single-word="false"/>
      <style:text-properties officeooo:rsid="01b0289c" officeooo:paragraph-rsid="0126fa6d"/>
    </style:style>
    <style:style style:name="P87" style:family="paragraph" style:parent-style-name="Text_20_body">
      <style:text-properties officeooo:paragraph-rsid="0128641b"/>
    </style:style>
    <style:style style:name="P88" style:family="paragraph" style:parent-style-name="Text_20_body">
      <style:text-properties officeooo:paragraph-rsid="012e2cb9"/>
    </style:style>
    <style:style style:name="P89" style:family="paragraph" style:parent-style-name="Copyright">
      <style:paragraph-properties fo:break-before="page"/>
    </style:style>
    <style:style style:name="P90" style:family="paragraph" style:parent-style-name="Text_20_body">
      <style:paragraph-properties fo:text-align="justify" style:justify-single-word="false" fo:break-before="page"/>
      <style:text-properties officeooo:paragraph-rsid="00e13a97"/>
    </style:style>
    <style:style style:name="P91" style:family="paragraph" style:parent-style-name="Text_20_body">
      <loext:graphic-properties draw:fill="none"/>
      <style:paragraph-properties fo:background-color="transparent" style:writing-mode="lr-tb"/>
      <style:text-properties officeooo:rsid="0011751f" officeooo:paragraph-rsid="00e7f38a"/>
    </style:style>
    <style:style style:name="P92" style:family="paragraph" style:parent-style-name="Text_20_body">
      <style:paragraph-properties fo:margin-top="0.356cm" fo:margin-bottom="0cm" loext:contextual-spacing="false"/>
    </style:style>
    <style:style style:name="P93" style:family="paragraph" style:parent-style-name="Text_20_body_20_indent">
      <style:paragraph-properties fo:margin-top="0cm" fo:margin-bottom="0cm" loext:contextual-spacing="false"/>
    </style:style>
    <style:style style:name="P94"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95"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96"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97" style:family="paragraph" style:parent-style-name="Footnote">
      <style:text-properties officeooo:rsid="00e13a97" officeooo:paragraph-rsid="00e13a97"/>
    </style:style>
    <style:style style:name="P98" style:family="paragraph" style:parent-style-name="Footnote">
      <style:text-properties officeooo:rsid="000ea0e6" officeooo:paragraph-rsid="000ea0e6"/>
    </style:style>
    <style:style style:name="P99" style:family="paragraph" style:parent-style-name="Footnote">
      <style:text-properties officeooo:rsid="00154f5d" officeooo:paragraph-rsid="00154f5d"/>
    </style:style>
    <style:style style:name="P100" style:family="paragraph" style:parent-style-name="Table_20_Contents">
      <style:paragraph-properties fo:text-align="center" style:justify-single-word="false"/>
      <style:text-properties fo:font-weight="bold" officeooo:rsid="00f32d19" officeooo:paragraph-rsid="00f32d19" style:font-weight-asian="bold" style:font-weight-complex="bold"/>
    </style:style>
    <style:style style:name="P101" style:family="paragraph" style:parent-style-name="Table_20_Contents">
      <style:paragraph-properties fo:text-align="center" style:justify-single-word="false"/>
      <style:text-properties fo:font-weight="bold" officeooo:rsid="00f32d19" officeooo:paragraph-rsid="00f575f3" style:font-weight-asian="bold" style:font-weight-complex="bold"/>
    </style:style>
    <style:style style:name="P102" style:family="paragraph" style:parent-style-name="Table_20_Contents">
      <style:text-properties fo:font-weight="bold" officeooo:rsid="010b9347" officeooo:paragraph-rsid="0126fa6d" style:font-weight-asian="bold" style:font-weight-complex="bold"/>
    </style:style>
    <style:style style:name="P103" style:family="paragraph" style:parent-style-name="Table_20_Contents">
      <style:text-properties fo:font-weight="bold" officeooo:rsid="0143f156" officeooo:paragraph-rsid="0126fa6d" style:font-weight-asian="bold" style:font-weight-complex="bold"/>
    </style:style>
    <style:style style:name="P104" style:family="paragraph" style:parent-style-name="Table_20_Contents">
      <style:text-properties fo:font-weight="bold" officeooo:rsid="018d832a" officeooo:paragraph-rsid="0126fa6d" style:font-weight-asian="bold" style:font-weight-complex="bold"/>
    </style:style>
    <style:style style:name="P105" style:family="paragraph" style:parent-style-name="Table_20_Contents">
      <style:text-properties officeooo:paragraph-rsid="00f32d19"/>
    </style:style>
    <style:style style:name="P106" style:family="paragraph" style:parent-style-name="Table_20_Contents">
      <style:text-properties officeooo:paragraph-rsid="00f3cfbe"/>
    </style:style>
    <style:style style:name="P107" style:family="paragraph" style:parent-style-name="Table_20_Contents">
      <style:text-properties officeooo:paragraph-rsid="00f575f3"/>
    </style:style>
    <style:style style:name="P108" style:family="paragraph" style:parent-style-name="Table_20_Contents">
      <style:paragraph-properties fo:text-align="start" style:justify-single-word="false"/>
      <style:text-properties style:font-name="Times New Roman1" fo:font-weight="bold" officeooo:rsid="0115aa7d" officeooo:paragraph-rsid="0126fa6d" style:font-weight-asian="bold" style:font-weight-complex="bold"/>
    </style:style>
    <style:style style:name="P109" style:family="paragraph" style:parent-style-name="Table_20_Contents">
      <style:paragraph-properties fo:text-align="start" style:justify-single-word="false"/>
      <style:text-properties style:font-name="Times New Roman1" fo:font-weight="bold" officeooo:rsid="0115549d" officeooo:paragraph-rsid="0126fa6d" style:font-weight-asian="bold" style:font-weight-complex="bold"/>
    </style:style>
    <style:style style:name="P110" style:family="paragraph" style:parent-style-name="Table_20_Contents">
      <style:text-properties style:font-name="Times New Roman1" officeooo:rsid="0115aa7d" officeooo:paragraph-rsid="0126fa6d"/>
    </style:style>
    <style:style style:name="P111" style:family="paragraph" style:parent-style-name="Table_20_Contents">
      <style:text-properties style:font-name="Times New Roman1" officeooo:rsid="0115549d" officeooo:paragraph-rsid="0126fa6d"/>
    </style:style>
    <style:style style:name="P112" style:family="paragraph" style:parent-style-name="Table_20_Contents">
      <style:text-properties style:font-name="Times New Roman1" officeooo:paragraph-rsid="0126fa6d"/>
    </style:style>
    <style:style style:name="P113" style:family="paragraph" style:parent-style-name="Table_20_Contents">
      <style:paragraph-properties fo:text-align="center" style:justify-single-word="false" fo:keep-with-next="always"/>
      <style:text-properties fo:font-weight="bold" officeooo:rsid="00f32d19" officeooo:paragraph-rsid="00f32d19" style:font-weight-asian="bold" style:font-weight-complex="bold"/>
    </style:style>
    <style:style style:name="P114" style:family="paragraph" style:parent-style-name="Table_20_Contents">
      <style:paragraph-properties fo:text-align="center" style:justify-single-word="false" fo:keep-with-next="always"/>
      <style:text-properties fo:font-weight="bold" officeooo:rsid="00f575f3" officeooo:paragraph-rsid="00f575f3" style:font-weight-asian="bold" style:font-weight-complex="bold"/>
    </style:style>
    <style:style style:name="P115" style:family="paragraph" style:parent-style-name="Table_20_Contents">
      <style:paragraph-properties fo:keep-with-next="always"/>
      <style:text-properties fo:font-weight="bold" officeooo:rsid="0143f156" officeooo:paragraph-rsid="0126fa6d" style:font-weight-asian="bold" style:font-weight-complex="bold"/>
    </style:style>
    <style:style style:name="P116" style:family="paragraph" style:parent-style-name="Table_20_Contents">
      <style:paragraph-properties fo:keep-with-next="always"/>
      <style:text-properties fo:font-weight="bold" officeooo:rsid="018d832a" officeooo:paragraph-rsid="0126fa6d" style:font-weight-asian="bold" style:font-weight-complex="bold"/>
    </style:style>
    <style:style style:name="P117" style:family="paragraph" style:parent-style-name="Table_20_Contents">
      <style:paragraph-properties fo:keep-with-next="always"/>
      <style:text-properties fo:font-weight="bold" officeooo:rsid="010b9347" officeooo:paragraph-rsid="0126fa6d" style:font-weight-asian="bold" style:font-weight-complex="bold"/>
    </style:style>
    <style:style style:name="P118" style:family="paragraph" style:parent-style-name="Code_20_Text">
      <style:paragraph-properties fo:keep-with-next="always"/>
      <style:text-properties officeooo:rsid="012099b9" officeooo:paragraph-rsid="012099b9"/>
    </style:style>
    <style:style style:name="P119" style:family="paragraph" style:parent-style-name="Code_20_Text">
      <style:paragraph-properties fo:keep-with-next="always"/>
      <style:text-properties officeooo:rsid="0121cd14" officeooo:paragraph-rsid="0121daa5"/>
    </style:style>
    <style:style style:name="P120" style:family="paragraph" style:parent-style-name="Code_20_Text">
      <style:paragraph-properties fo:keep-with-next="always"/>
      <style:text-properties officeooo:rsid="0121cd14" officeooo:paragraph-rsid="0125688c"/>
    </style:style>
    <style:style style:name="P121" style:family="paragraph" style:parent-style-name="Reference">
      <style:text-properties officeooo:rsid="00e3d67d" officeooo:paragraph-rsid="010a02d7"/>
    </style:style>
    <style:style style:name="P122" style:family="paragraph" style:parent-style-name="Reference">
      <style:text-properties fo:font-weight="bold" officeooo:rsid="010a02d7" officeooo:paragraph-rsid="010a02d7" style:font-weight-asian="bold" style:font-weight-complex="bold"/>
    </style:style>
    <style:style style:name="P123"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124" style:family="paragraph" style:parent-style-name="Heading_20_6">
      <style:text-properties officeooo:rsid="012099b9" officeooo:paragraph-rsid="012099b9"/>
    </style:style>
    <style:style style:name="P125" style:family="paragraph" style:parent-style-name="Heading_20_6">
      <style:text-properties officeooo:rsid="0121cd14" officeooo:paragraph-rsid="0121cd14"/>
    </style:style>
    <style:style style:name="P126" style:family="paragraph" style:parent-style-name="Heading_20_6">
      <style:text-properties officeooo:rsid="0121cd14" officeooo:paragraph-rsid="0121daa5"/>
    </style:style>
    <style:style style:name="P127" style:family="paragraph" style:parent-style-name="Heading_20_6">
      <style:text-properties officeooo:rsid="0125a6b6" officeooo:paragraph-rsid="0125a6b6"/>
    </style:style>
    <style:style style:name="P128" style:family="paragraph" style:parent-style-name="Heading_20_6">
      <style:text-properties officeooo:paragraph-rsid="012a395f"/>
    </style:style>
    <style:style style:name="P129" style:family="paragraph" style:parent-style-name="Heading_20_6">
      <style:text-properties officeooo:paragraph-rsid="012cf9b8"/>
    </style:style>
    <style:style style:name="P130" style:family="paragraph" style:parent-style-name="Heading_20_6">
      <style:text-properties officeooo:paragraph-rsid="012e0d28"/>
    </style:style>
    <style:style style:name="P131" style:family="paragraph" style:parent-style-name="Heading_20_6">
      <style:text-properties officeooo:paragraph-rsid="012e2cb9"/>
    </style:style>
    <style:style style:name="P132" style:family="paragraph" style:parent-style-name="Code_20_Text">
      <style:text-properties officeooo:rsid="011986fc" officeooo:paragraph-rsid="011986fc"/>
    </style:style>
    <style:style style:name="P133" style:family="paragraph" style:parent-style-name="Code_20_Text">
      <style:text-properties officeooo:rsid="011ac69a" officeooo:paragraph-rsid="011ac69a"/>
    </style:style>
    <style:style style:name="P134" style:family="paragraph" style:parent-style-name="Code_20_Text">
      <style:text-properties officeooo:rsid="011bcdca" officeooo:paragraph-rsid="011bcdca"/>
    </style:style>
    <style:style style:name="P135" style:family="paragraph" style:parent-style-name="Code_20_Text">
      <style:text-properties officeooo:rsid="011bcdca" officeooo:paragraph-rsid="011d2758"/>
    </style:style>
    <style:style style:name="P136" style:family="paragraph" style:parent-style-name="Code_20_Text">
      <style:text-properties officeooo:rsid="011c742d" officeooo:paragraph-rsid="011c742d"/>
    </style:style>
    <style:style style:name="P137" style:family="paragraph" style:parent-style-name="Code_20_Text">
      <style:text-properties officeooo:rsid="012099b9" officeooo:paragraph-rsid="012099b9"/>
    </style:style>
    <style:style style:name="P138" style:family="paragraph" style:parent-style-name="Code_20_Text">
      <style:text-properties officeooo:rsid="0121cd14" officeooo:paragraph-rsid="0121cd14"/>
    </style:style>
    <style:style style:name="P139" style:family="paragraph" style:parent-style-name="Code_20_Text">
      <style:text-properties officeooo:rsid="0121cd14" officeooo:paragraph-rsid="0121daa5"/>
    </style:style>
    <style:style style:name="P140" style:family="paragraph" style:parent-style-name="Code_20_Text">
      <style:text-properties officeooo:rsid="0121cd14" officeooo:paragraph-rsid="0125688c"/>
    </style:style>
    <style:style style:name="P141" style:family="paragraph" style:parent-style-name="Code_20_Text">
      <style:text-properties officeooo:rsid="0125a6b6" officeooo:paragraph-rsid="0125a6b6"/>
    </style:style>
    <style:style style:name="P142"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143"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144"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145"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146" style:family="paragraph" style:parent-style-name="Text_20_body_20_indent">
      <style:text-properties fo:font-weight="bold" style:font-weight-asian="bold" style:font-weight-complex="bold"/>
    </style:style>
    <style:style style:name="P147" style:family="paragraph" style:parent-style-name="Standard">
      <style:paragraph-properties fo:text-align="start" style:justify-single-word="false"/>
      <style:text-properties style:font-name="TimesNewRomanPSMT" fo:font-size="10pt" fo:font-style="normal" fo:font-weight="normal" officeooo:rsid="019141bb" officeooo:paragraph-rsid="0126fa6d" style:font-size-asian="10pt" style:font-style-asian="normal" style:font-weight-asian="normal" style:font-size-complex="10pt" style:font-style-complex="normal" style:font-weight-complex="normal"/>
    </style:style>
    <style:style style:name="P148" style:family="paragraph" style:parent-style-name="Standard">
      <style:paragraph-properties fo:text-align="justify" style:justify-single-word="false"/>
      <style:text-properties officeooo:rsid="01301c6e" officeooo:paragraph-rsid="0126fa6d"/>
    </style:style>
    <style:style style:name="P149" style:family="paragraph" style:parent-style-name="Standard">
      <style:text-properties fo:font-weight="bold" officeooo:rsid="018d832a" officeooo:paragraph-rsid="0126fa6d" style:font-weight-asian="bold" style:font-weight-complex="bold"/>
    </style:style>
    <style:style style:name="P150" style:family="paragraph" style:parent-style-name="Standard">
      <style:text-properties fo:font-weight="normal" officeooo:rsid="013193e0" officeooo:paragraph-rsid="0126fa6d" style:font-weight-asian="normal" style:font-weight-complex="normal"/>
    </style:style>
    <style:style style:name="P151" style:family="paragraph" style:parent-style-name="Standard">
      <style:text-properties fo:font-weight="normal" officeooo:rsid="0146f1ce" officeooo:paragraph-rsid="0126fa6d" style:font-weight-asian="normal" style:font-weight-complex="normal"/>
    </style:style>
    <style:style style:name="P152" style:family="paragraph" style:parent-style-name="Figure">
      <style:text-properties officeooo:paragraph-rsid="011658e6"/>
    </style:style>
    <style:style style:name="P153" style:family="paragraph" style:parent-style-name="Standard" style:list-style-name="Bulleted1"/>
    <style:style style:name="P154" style:family="paragraph" style:parent-style-name="Standard" style:list-style-name="L8">
      <style:text-properties fo:font-weight="bold" officeooo:rsid="01bca9ef" officeooo:paragraph-rsid="01312901" style:font-weight-asian="bold" style:font-weight-complex="bold"/>
    </style:style>
    <style:style style:name="P155" style:family="paragraph" style:parent-style-name="Standard">
      <style:text-properties fo:font-weight="bold" officeooo:rsid="01bca9ef" officeooo:paragraph-rsid="01376039" style:font-weight-asian="bold" style:font-weight-complex="bold"/>
    </style:style>
    <style:style style:name="P156" style:family="paragraph" style:parent-style-name="Standard">
      <style:paragraph-properties fo:text-align="justify" style:justify-single-word="false"/>
      <style:text-properties style:font-name="TimesNewRomanPSMT" fo:font-size="10pt" fo:font-style="normal" fo:font-weight="normal" officeooo:rsid="01b8b8ed" officeooo:paragraph-rsid="01312901" style:font-size-asian="10pt" style:font-style-asian="normal" style:font-weight-asian="normal" style:font-size-complex="10pt" style:font-style-complex="normal" style:font-weight-complex="normal"/>
    </style:style>
    <style:style style:name="P157" style:family="paragraph" style:parent-style-name="Standard">
      <style:paragraph-properties fo:text-align="justify" style:justify-single-word="false"/>
      <style:text-properties style:font-name="TimesNewRomanPSMT" fo:font-size="10pt" fo:font-style="normal" fo:font-weight="normal" officeooo:rsid="01bca9ef" officeooo:paragraph-rsid="01312901" style:font-size-asian="10pt" style:font-style-asian="normal" style:font-weight-asian="normal" style:font-size-complex="10pt" style:font-style-complex="normal" style:font-weight-complex="normal"/>
    </style:style>
    <style:style style:name="P158" style:family="paragraph" style:parent-style-name="Standard">
      <style:paragraph-properties fo:text-align="justify" style:justify-single-word="false"/>
      <style:text-properties style:font-name="TimesNewRomanPSMT" fo:font-size="10pt" fo:font-style="normal" fo:font-weight="normal" officeooo:rsid="01bcb4f1" officeooo:paragraph-rsid="01312901" style:font-size-asian="10pt" style:font-style-asian="normal" style:font-weight-asian="normal" style:font-size-complex="10pt" style:font-style-complex="normal" style:font-weight-complex="normal"/>
    </style:style>
    <style:style style:name="P159" style:family="paragraph" style:parent-style-name="Standard">
      <style:paragraph-properties fo:text-align="justify" style:justify-single-word="false"/>
      <style:text-properties style:font-name="TimesNewRomanPSMT" fo:font-size="10pt" fo:font-style="normal" fo:font-weight="normal" officeooo:rsid="01379b6c" officeooo:paragraph-rsid="01379b6c" style:font-size-asian="10pt" style:font-style-asian="normal" style:font-weight-asian="normal" style:font-size-complex="10pt" style:font-style-complex="normal" style:font-weight-complex="normal"/>
    </style:style>
    <style:style style:name="P160" style:family="paragraph" style:parent-style-name="Standard">
      <style:paragraph-properties fo:text-align="start" style:justify-single-word="false"/>
      <style:text-properties style:font-name="TimesNewRomanPSMT" fo:font-size="10pt" fo:font-style="normal" fo:font-weight="normal" officeooo:rsid="01379b6c" officeooo:paragraph-rsid="01379b6c" style:font-size-asian="10pt" style:font-style-asian="normal" style:font-weight-asian="normal" style:font-size-complex="10pt" style:font-style-complex="normal" style:font-weight-complex="normal"/>
    </style:style>
    <style:style style:name="P161" style:family="paragraph" style:parent-style-name="Standard">
      <style:paragraph-properties fo:text-align="start" style:justify-single-word="false"/>
      <style:text-properties style:font-name="TimesNewRomanPSMT" fo:font-size="10pt" fo:font-style="normal" fo:font-weight="normal" officeooo:rsid="013d412e" officeooo:paragraph-rsid="013d412e" style:font-size-asian="10pt" style:font-style-asian="normal" style:font-weight-asian="normal" style:font-size-complex="10pt" style:font-style-complex="normal" style:font-weight-complex="normal"/>
    </style:style>
    <style:style style:name="P162" style:family="paragraph" style:parent-style-name="Standard">
      <style:paragraph-properties fo:text-align="start" style:justify-single-word="false"/>
      <style:text-properties style:font-name="TimesNewRomanPSMT" fo:font-size="10pt" fo:font-style="normal" fo:font-weight="normal" officeooo:rsid="01410024" officeooo:paragraph-rsid="01410024" style:font-size-asian="10pt" style:font-style-asian="normal" style:font-weight-asian="normal" style:font-size-complex="10pt" style:font-style-complex="normal" style:font-weight-complex="normal"/>
    </style:style>
    <style:style style:name="P163" style:family="paragraph" style:parent-style-name="Standard">
      <style:paragraph-properties fo:text-align="start" style:justify-single-word="false"/>
      <style:text-properties style:font-name="TimesNewRomanPSMT" fo:font-size="10pt" fo:font-style="normal" fo:font-weight="normal" officeooo:rsid="01410024" officeooo:paragraph-rsid="014c51c2" style:font-size-asian="10pt" style:font-style-asian="normal" style:font-weight-asian="normal" style:font-size-complex="10pt" style:font-style-complex="normal" style:font-weight-complex="normal"/>
    </style:style>
    <style:style style:name="P164" style:family="paragraph" style:parent-style-name="Standard">
      <style:paragraph-properties fo:text-align="start" style:justify-single-word="false"/>
      <style:text-properties style:font-name="TimesNewRomanPSMT" fo:font-size="10pt" fo:font-style="normal" fo:font-weight="normal" officeooo:rsid="015121f0" officeooo:paragraph-rsid="015121f0" style:font-size-asian="10pt" style:font-style-asian="normal" style:font-weight-asian="normal" style:font-size-complex="10pt" style:font-style-complex="normal" style:font-weight-complex="normal"/>
    </style:style>
    <style:style style:name="P165" style:family="paragraph" style:parent-style-name="Standard" style:list-style-name="L8">
      <style:text-properties fo:font-weight="normal" officeooo:rsid="0146f1ce" officeooo:paragraph-rsid="01312901" style:font-weight-asian="normal" style:font-weight-complex="normal"/>
    </style:style>
    <style:style style:name="P166" style:family="paragraph" style:parent-style-name="Standard">
      <style:text-properties fo:font-weight="normal" officeooo:rsid="0146f1ce" officeooo:paragraph-rsid="01312901" style:font-weight-asian="normal" style:font-weight-complex="normal"/>
    </style:style>
    <style:style style:name="P167"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officeooo:rsid="01065fd1" officeooo:paragraph-rsid="01065fd1" fo:hyphenate="false" fo:hyphenation-remain-char-count="2" fo:hyphenation-push-char-count="2"/>
    </style:style>
    <style:style style:name="P168" style:family="paragraph" style:parent-style-name="Text_20_body" style:list-style-name="L5">
      <style:text-properties officeooo:rsid="0023b617" officeooo:paragraph-rsid="00e13a97"/>
    </style:style>
    <style:style style:name="P169" style:family="paragraph" style:parent-style-name="Text_20_body" style:list-style-name="Numbered_20_-_20_Alt"/>
    <style:style style:name="P170" style:family="paragraph" style:parent-style-name="Text_20_body" style:list-style-name="Numbered_20_-_20_Alt">
      <style:text-properties officeooo:paragraph-rsid="00ec1e6e"/>
    </style:style>
    <style:style style:name="P171" style:family="paragraph" style:parent-style-name="Text_20_body" style:list-style-name="Numbered_20_-_20_Alt">
      <style:text-properties fo:font-weight="bold" officeooo:rsid="00ee36b9" officeooo:paragraph-rsid="00ee36b9" style:font-weight-asian="bold" style:font-weight-complex="bold"/>
    </style:style>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text-properties fo:font-style="normal" officeooo:rsid="011034b2" officeooo:paragraph-rsid="012e2cb9" style:font-style-asian="normal" style:font-style-complex="normal"/>
    </style:style>
    <style:style style:name="P175" style:family="paragraph" style:parent-style-name="Text_20_body">
      <style:text-properties fo:font-style="normal" fo:font-weight="normal" officeooo:rsid="018d832a" officeooo:paragraph-rsid="0126fa6d" style:font-style-asian="normal" style:font-weight-asian="normal" style:font-style-complex="normal" style:font-weight-complex="normal"/>
    </style:style>
    <style:style style:name="P176" style:family="paragraph" style:parent-style-name="Text_20_body">
      <style:text-properties fo:font-style="normal" fo:font-weight="bold" officeooo:rsid="018d832a" officeooo:paragraph-rsid="01312901" style:font-style-asian="normal" style:font-weight-asian="bold" style:font-style-complex="normal" style:font-weight-complex="bold"/>
    </style:style>
    <style:style style:name="P177" style:family="paragraph" style:parent-style-name="Text_20_body">
      <style:text-properties fo:font-style="normal" fo:font-weight="bold" officeooo:rsid="018d832a" officeooo:paragraph-rsid="01376039" style:font-style-asian="normal" style:font-weight-asian="bold" style:font-style-complex="normal" style:font-weight-complex="bold"/>
    </style:style>
    <style:style style:name="P178" style:family="paragraph" style:parent-style-name="Text_20_body">
      <style:text-properties fo:font-style="normal" fo:font-weight="bold" officeooo:rsid="018d832a" officeooo:paragraph-rsid="0142c018" style:font-style-asian="normal" style:font-weight-asian="bold" style:font-style-complex="normal" style:font-weight-complex="bold"/>
    </style:style>
    <style:style style:name="P179" style:family="paragraph" style:parent-style-name="Text_20_body">
      <style:text-properties fo:font-style="normal" fo:font-weight="bold" officeooo:rsid="018d832a" officeooo:paragraph-rsid="01436258" style:font-style-asian="normal" style:font-weight-asian="bold" style:font-style-complex="normal" style:font-weight-complex="bold"/>
    </style:style>
    <style:style style:name="P180" style:family="paragraph" style:parent-style-name="Text_20_body">
      <style:text-properties fo:font-style="normal" fo:font-weight="bold" officeooo:rsid="018d832a" officeooo:paragraph-rsid="014f4c0a" style:font-style-asian="normal" style:font-weight-asian="bold" style:font-style-complex="normal" style:font-weight-complex="bold"/>
    </style:style>
    <style:style style:name="P181" style:family="paragraph" style:parent-style-name="Text_20_body">
      <style:text-properties fo:font-style="normal" fo:font-weight="bold" officeooo:rsid="018d832a" officeooo:paragraph-rsid="015ad352" style:font-style-asian="normal" style:font-weight-asian="bold" style:font-style-complex="normal" style:font-weight-complex="bold"/>
    </style:style>
    <style:style style:name="P182" style:family="paragraph" style:parent-style-name="Text_20_body">
      <style:text-properties fo:font-style="normal" fo:font-weight="bold" officeooo:rsid="0116ee70" officeooo:paragraph-rsid="01312901" style:font-style-asian="normal" style:font-weight-asian="bold" style:font-style-complex="normal" style:font-weight-complex="bold"/>
    </style:style>
    <style:style style:name="P183" style:family="paragraph" style:parent-style-name="Text_20_body">
      <style:text-properties fo:font-style="normal" fo:font-weight="bold" officeooo:rsid="0116ee70" officeooo:paragraph-rsid="01376039" style:font-style-asian="normal" style:font-weight-asian="bold" style:font-style-complex="normal" style:font-weight-complex="bold"/>
    </style:style>
    <style:style style:name="P184" style:family="paragraph" style:parent-style-name="Text_20_body">
      <style:text-properties fo:font-style="normal" fo:font-weight="bold" officeooo:rsid="0116ee70" officeooo:paragraph-rsid="0142c018" style:font-style-asian="normal" style:font-weight-asian="bold" style:font-style-complex="normal" style:font-weight-complex="bold"/>
    </style:style>
    <style:style style:name="P185" style:family="paragraph" style:parent-style-name="Text_20_body">
      <style:text-properties fo:font-style="normal" fo:font-weight="bold" officeooo:rsid="0116ee70" officeooo:paragraph-rsid="01436258" style:font-style-asian="normal" style:font-weight-asian="bold" style:font-style-complex="normal" style:font-weight-complex="bold"/>
    </style:style>
    <style:style style:name="P186" style:family="paragraph" style:parent-style-name="Text_20_body">
      <style:text-properties fo:font-style="normal" fo:font-weight="bold" officeooo:rsid="0116ee70" officeooo:paragraph-rsid="014f4c0a" style:font-style-asian="normal" style:font-weight-asian="bold" style:font-style-complex="normal" style:font-weight-complex="bold"/>
    </style:style>
    <style:style style:name="P187" style:family="paragraph" style:parent-style-name="Text_20_body">
      <style:text-properties fo:font-style="normal" fo:font-weight="bold" officeooo:rsid="0116ee70" officeooo:paragraph-rsid="015ad352" style:font-style-asian="normal" style:font-weight-asian="bold" style:font-style-complex="normal" style:font-weight-complex="bold"/>
    </style:style>
    <style:style style:name="P188" style:family="paragraph" style:parent-style-name="Text_20_body">
      <style:text-properties officeooo:paragraph-rsid="00e13a97"/>
    </style:style>
    <style:style style:name="P189" style:family="paragraph" style:parent-style-name="Text_20_body">
      <style:text-properties officeooo:paragraph-rsid="01312901"/>
    </style:style>
    <style:style style:name="P190" style:family="paragraph" style:parent-style-name="Text_20_body" style:list-style-name="L8"/>
    <style:style style:name="P191" style:family="paragraph" style:parent-style-name="Text_20_body">
      <style:paragraph-properties fo:text-align="start" style:justify-single-word="false"/>
      <style:text-properties officeooo:rsid="010b9347" officeooo:paragraph-rsid="01372066"/>
    </style:style>
    <style:style style:name="P192" style:family="paragraph" style:parent-style-name="Text_20_body">
      <style:paragraph-properties fo:text-align="start" style:justify-single-word="false"/>
      <style:text-properties officeooo:rsid="010b9347" officeooo:paragraph-rsid="013db8ca"/>
    </style:style>
    <style:style style:name="P193" style:family="paragraph" style:parent-style-name="Text_20_body">
      <style:paragraph-properties fo:text-align="start" style:justify-single-word="false"/>
      <style:text-properties officeooo:rsid="010b9347" officeooo:paragraph-rsid="014e7ffe"/>
    </style:style>
    <style:style style:name="P194" style:family="paragraph" style:parent-style-name="Text_20_body">
      <style:paragraph-properties fo:text-align="start" style:justify-single-word="false"/>
      <style:text-properties officeooo:rsid="010b9347" officeooo:paragraph-rsid="0154951b"/>
    </style:style>
    <style:style style:name="P195" style:family="paragraph" style:parent-style-name="Text_20_body">
      <style:text-properties officeooo:paragraph-rsid="01376039"/>
    </style:style>
    <style:style style:name="P196" style:family="paragraph" style:parent-style-name="Text_20_body">
      <style:text-properties officeooo:rsid="0142c018" officeooo:paragraph-rsid="0142c018"/>
    </style:style>
    <style:style style:name="P197" style:family="paragraph" style:parent-style-name="Text_20_body">
      <style:text-properties officeooo:rsid="0142c018" officeooo:paragraph-rsid="01436258"/>
    </style:style>
    <style:style style:name="P198" style:family="paragraph" style:parent-style-name="Text_20_body">
      <style:text-properties officeooo:rsid="0142c018" officeooo:paragraph-rsid="014f4c0a"/>
    </style:style>
    <style:style style:name="P199" style:family="paragraph" style:parent-style-name="Text_20_body">
      <style:text-properties officeooo:rsid="0142c018" officeooo:paragraph-rsid="015ad352"/>
    </style:style>
    <style:style style:name="P200" style:family="paragraph" style:parent-style-name="Text_20_body">
      <style:text-properties officeooo:rsid="015ad352" officeooo:paragraph-rsid="015ad352"/>
    </style:style>
    <style:style style:name="P201" style:family="paragraph" style:parent-style-name="Heading" style:master-page-name="Front_20_Matter">
      <style:paragraph-properties style:page-number="1"/>
    </style:style>
    <style:style style:name="P202" style:family="paragraph" style:parent-style-name="Heading_20_1">
      <style:text-properties officeooo:paragraph-rsid="010a02d7"/>
    </style:style>
    <style:style style:name="P203" style:family="paragraph" style:parent-style-name="Heading_20_1">
      <style:text-properties officeooo:paragraph-rsid="00dea0cc"/>
    </style:style>
    <style:style style:name="P204" style:family="paragraph" style:parent-style-name="Heading_20_1">
      <style:paragraph-properties fo:break-before="page"/>
    </style:style>
    <style:style style:name="P205" style:family="paragraph" style:parent-style-name="Heading_20_1">
      <style:paragraph-properties fo:break-before="page"/>
      <style:text-properties officeooo:paragraph-rsid="00fb46a0"/>
    </style:style>
    <style:style style:name="P206" style:family="paragraph" style:parent-style-name="Heading_20_1" style:master-page-name="Main_20_Body">
      <style:paragraph-properties style:page-number="1"/>
    </style:style>
    <style:style style:name="P207" style:family="paragraph" style:parent-style-name="Heading_20_1" style:master-page-name="Main_20_Body">
      <style:paragraph-properties style:page-number="auto"/>
    </style:style>
    <style:style style:name="P208" style:family="paragraph" style:parent-style-name="Heading_20_2">
      <style:text-properties officeooo:paragraph-rsid="00f575f3"/>
    </style:style>
    <style:style style:name="P209" style:family="paragraph" style:parent-style-name="Heading_20_2">
      <style:text-properties officeooo:rsid="00dbe934" officeooo:paragraph-rsid="00dbe934"/>
    </style:style>
    <style:style style:name="P210" style:family="paragraph" style:parent-style-name="Heading_20_2">
      <style:text-properties officeooo:rsid="00dbe934" officeooo:paragraph-rsid="00ec1e6e"/>
    </style:style>
    <style:style style:name="P211" style:family="paragraph" style:parent-style-name="Heading_20_2">
      <style:text-properties officeooo:rsid="00f78f9b" officeooo:paragraph-rsid="00f78f9b"/>
    </style:style>
    <style:style style:name="P212" style:family="paragraph" style:parent-style-name="Heading_20_2">
      <style:text-properties officeooo:rsid="00d27b2b" officeooo:paragraph-rsid="00d27b2b"/>
    </style:style>
    <style:style style:name="P213" style:family="paragraph" style:parent-style-name="Heading_20_2">
      <style:text-properties officeooo:rsid="010c60db" officeooo:paragraph-rsid="010c60db"/>
    </style:style>
    <style:style style:name="P214" style:family="paragraph" style:parent-style-name="Heading_20_2">
      <style:text-properties officeooo:rsid="010d87c0" officeooo:paragraph-rsid="010d87c0"/>
    </style:style>
    <style:style style:name="P215" style:family="paragraph" style:parent-style-name="Heading_20_2">
      <style:text-properties officeooo:rsid="01179615" officeooo:paragraph-rsid="01179615"/>
    </style:style>
    <style:style style:name="P216" style:family="paragraph" style:parent-style-name="Heading_20_2">
      <style:text-properties officeooo:rsid="00cbd182" officeooo:paragraph-rsid="00cbd182"/>
    </style:style>
    <style:style style:name="P217" style:family="paragraph" style:parent-style-name="Heading_20_2">
      <style:text-properties officeooo:paragraph-rsid="00cbd182"/>
    </style:style>
    <style:style style:name="P218" style:family="paragraph" style:parent-style-name="Heading_20_2">
      <style:text-properties officeooo:rsid="00e9ad70" officeooo:paragraph-rsid="00e13a97"/>
    </style:style>
    <style:style style:name="P219" style:family="paragraph" style:parent-style-name="Heading_20_2">
      <style:text-properties officeooo:rsid="00e2370f" officeooo:paragraph-rsid="00e13a97"/>
    </style:style>
    <style:style style:name="P220" style:family="paragraph" style:parent-style-name="Heading_20_2">
      <style:text-properties officeooo:rsid="00e2e233" officeooo:paragraph-rsid="00e2e233"/>
    </style:style>
    <style:style style:name="P221" style:family="paragraph" style:parent-style-name="Heading_20_2">
      <style:text-properties officeooo:rsid="0105992b" officeooo:paragraph-rsid="0105992b"/>
    </style:style>
    <style:style style:name="P222" style:family="paragraph" style:parent-style-name="Heading_20_3">
      <style:text-properties officeooo:paragraph-rsid="00e13a97"/>
    </style:style>
    <style:style style:name="P223" style:family="paragraph" style:parent-style-name="Heading_20_3">
      <style:text-properties officeooo:rsid="010c60db" officeooo:paragraph-rsid="010c60db"/>
    </style:style>
    <style:style style:name="P224" style:family="paragraph" style:parent-style-name="Heading_20_3">
      <style:text-properties officeooo:rsid="010d87c0" officeooo:paragraph-rsid="010d87c0"/>
    </style:style>
    <style:style style:name="P225" style:family="paragraph" style:parent-style-name="Heading_20_3">
      <style:text-properties officeooo:rsid="00cbd182" officeooo:paragraph-rsid="00cbd182"/>
    </style:style>
    <style:style style:name="P226" style:family="paragraph" style:parent-style-name="Heading_20_3">
      <style:text-properties officeooo:rsid="01179615" officeooo:paragraph-rsid="01179615"/>
    </style:style>
    <style:style style:name="P227" style:family="paragraph" style:parent-style-name="Heading_20_3">
      <style:text-properties officeooo:paragraph-rsid="00cbd182"/>
    </style:style>
    <style:style style:name="P228" style:family="paragraph" style:parent-style-name="Heading_20_3">
      <style:text-properties officeooo:rsid="00e0167c" officeooo:paragraph-rsid="00e13a97"/>
    </style:style>
    <style:style style:name="P229" style:family="paragraph" style:parent-style-name="Heading_20_3">
      <style:text-properties officeooo:rsid="00df21a1" officeooo:paragraph-rsid="00e13a97"/>
    </style:style>
    <style:style style:name="P230" style:family="paragraph" style:parent-style-name="Heading_20_3">
      <style:text-properties officeooo:rsid="016775b6" officeooo:paragraph-rsid="00e13a97"/>
    </style:style>
    <style:style style:name="P231" style:family="paragraph" style:parent-style-name="Heading_20_3">
      <style:text-properties officeooo:rsid="00e2e233" officeooo:paragraph-rsid="0126fa6d"/>
    </style:style>
    <style:style style:name="P232" style:family="paragraph" style:parent-style-name="Heading_20_3">
      <style:text-properties officeooo:rsid="00ce2b21" officeooo:paragraph-rsid="0126fa6d"/>
    </style:style>
    <style:style style:name="P233" style:family="paragraph" style:parent-style-name="Heading_20_3">
      <style:text-properties officeooo:rsid="00ce2b21" officeooo:paragraph-rsid="00ce2b21"/>
    </style:style>
    <style:style style:name="P234" style:family="paragraph" style:parent-style-name="Heading_20_3">
      <style:text-properties officeooo:rsid="00ce2b21" officeooo:paragraph-rsid="01410024"/>
    </style:style>
    <style:style style:name="P235" style:family="paragraph" style:parent-style-name="Heading_20_3">
      <style:text-properties officeooo:rsid="00ce2b21" officeooo:paragraph-rsid="014f4c0a"/>
    </style:style>
    <style:style style:name="P236" style:family="paragraph" style:parent-style-name="Heading_20_3">
      <style:text-properties officeooo:rsid="018b466b" officeooo:paragraph-rsid="0126fa6d"/>
    </style:style>
    <style:style style:name="P237" style:family="paragraph" style:parent-style-name="Heading_20_3">
      <style:text-properties officeooo:rsid="01a68cb3" officeooo:paragraph-rsid="0126fa6d"/>
    </style:style>
    <style:style style:name="P238" style:family="paragraph" style:parent-style-name="Heading_20_3">
      <style:text-properties officeooo:rsid="01b6b786" officeooo:paragraph-rsid="01312901"/>
    </style:style>
    <style:style style:name="P239" style:family="paragraph" style:parent-style-name="Heading_20_3">
      <style:text-properties officeooo:rsid="015ad352" officeooo:paragraph-rsid="015ad352"/>
    </style:style>
    <style:style style:name="P240" style:family="paragraph" style:parent-style-name="Heading_20_4">
      <style:text-properties officeooo:rsid="011d9137" officeooo:paragraph-rsid="011d9137"/>
    </style:style>
    <style:style style:name="P241" style:family="paragraph" style:parent-style-name="Heading_20_4">
      <style:text-properties officeooo:rsid="00cbd182" officeooo:paragraph-rsid="00cbd182"/>
    </style:style>
    <style:style style:name="P242" style:family="paragraph" style:parent-style-name="Heading_20_4">
      <style:text-properties officeooo:paragraph-rsid="00cbd182"/>
    </style:style>
    <style:style style:name="P243" style:family="paragraph" style:parent-style-name="Heading_20_4">
      <style:text-properties officeooo:rsid="00ef9dd5" officeooo:paragraph-rsid="00e13a97"/>
    </style:style>
    <style:style style:name="P244" style:family="paragraph" style:parent-style-name="Heading_20_4">
      <style:text-properties officeooo:rsid="01074e22" officeooo:paragraph-rsid="00e13a97"/>
    </style:style>
    <style:style style:name="P245" style:family="paragraph" style:parent-style-name="Heading_20_4">
      <style:text-properties officeooo:rsid="00ce2b23" officeooo:paragraph-rsid="0126fa6d"/>
    </style:style>
    <style:style style:name="P246" style:family="paragraph" style:parent-style-name="Heading_20_4">
      <style:text-properties officeooo:rsid="0114942b" officeooo:paragraph-rsid="0126fa6d"/>
    </style:style>
    <style:style style:name="P247" style:family="paragraph" style:parent-style-name="Heading_20_4">
      <style:text-properties officeooo:rsid="012e8cb3" officeooo:paragraph-rsid="0126fa6d"/>
    </style:style>
    <style:style style:name="P248" style:family="paragraph" style:parent-style-name="Heading_20_4">
      <style:text-properties officeooo:rsid="014234e4" officeooo:paragraph-rsid="0126fa6d"/>
    </style:style>
    <style:style style:name="P249" style:family="paragraph" style:parent-style-name="Heading_20_4">
      <style:text-properties officeooo:rsid="014b5010" officeooo:paragraph-rsid="0126fa6d"/>
    </style:style>
    <style:style style:name="P250" style:family="paragraph" style:parent-style-name="Heading_20_4">
      <style:text-properties officeooo:rsid="018b466b" officeooo:paragraph-rsid="0126fa6d"/>
    </style:style>
    <style:style style:name="P251" style:family="paragraph" style:parent-style-name="Heading_20_4">
      <style:text-properties officeooo:rsid="018b8a2d" officeooo:paragraph-rsid="0126fa6d"/>
    </style:style>
    <style:style style:name="P252" style:family="paragraph" style:parent-style-name="Heading_20_4">
      <style:text-properties officeooo:rsid="01a68cb3" officeooo:paragraph-rsid="0126fa6d"/>
    </style:style>
    <style:style style:name="P253" style:family="paragraph" style:parent-style-name="Heading_20_4">
      <style:text-properties officeooo:rsid="01b6b786" officeooo:paragraph-rsid="01312901"/>
    </style:style>
    <style:style style:name="P254" style:family="paragraph" style:parent-style-name="Heading_20_4">
      <style:text-properties officeooo:rsid="01376039" officeooo:paragraph-rsid="01376039"/>
    </style:style>
    <style:style style:name="P255" style:family="paragraph" style:parent-style-name="Heading_20_4">
      <style:text-properties officeooo:paragraph-rsid="01376039"/>
    </style:style>
    <style:style style:name="P256" style:family="paragraph" style:parent-style-name="Heading_20_4">
      <style:text-properties officeooo:rsid="0142c018" officeooo:paragraph-rsid="0142c018"/>
    </style:style>
    <style:style style:name="P257" style:family="paragraph" style:parent-style-name="Heading_20_4">
      <style:text-properties officeooo:rsid="01436258" officeooo:paragraph-rsid="01436258"/>
    </style:style>
    <style:style style:name="P258" style:family="paragraph" style:parent-style-name="Heading_20_4">
      <style:text-properties officeooo:rsid="01444f77" officeooo:paragraph-rsid="01444f77"/>
    </style:style>
    <style:style style:name="P259" style:family="paragraph" style:parent-style-name="Heading_20_4">
      <style:text-properties officeooo:paragraph-rsid="0142c018"/>
    </style:style>
    <style:style style:name="P260" style:family="paragraph" style:parent-style-name="Heading_20_4">
      <style:text-properties officeooo:rsid="014f4c0a" officeooo:paragraph-rsid="014f4c0a"/>
    </style:style>
    <style:style style:name="P261" style:family="paragraph" style:parent-style-name="Heading_20_4">
      <style:text-properties officeooo:paragraph-rsid="014f4c0a"/>
    </style:style>
    <style:style style:name="P262" style:family="paragraph" style:parent-style-name="Heading_20_4">
      <style:text-properties officeooo:rsid="0154951b" officeooo:paragraph-rsid="0154951b"/>
    </style:style>
    <style:style style:name="P263" style:family="paragraph" style:parent-style-name="Heading_20_4">
      <style:text-properties officeooo:rsid="015ad352" officeooo:paragraph-rsid="015ad352"/>
    </style:style>
    <style:style style:name="P264" style:family="paragraph" style:parent-style-name="Heading_20_4" style:master-page-name="">
      <style:paragraph-properties style:page-number="auto"/>
      <style:text-properties officeooo:rsid="014234e4" officeooo:paragraph-rsid="0126fa6d"/>
    </style:style>
    <style:style style:name="P265" style:family="paragraph" style:parent-style-name="Heading_20_5">
      <style:text-properties officeooo:rsid="00f54170" officeooo:paragraph-rsid="00e13a97"/>
    </style:style>
    <style:style style:name="P266" style:family="paragraph" style:parent-style-name="Heading_20_5">
      <style:text-properties officeooo:rsid="00fa31f2" officeooo:paragraph-rsid="00e13a97"/>
    </style:style>
    <style:style style:name="P267" style:family="paragraph" style:parent-style-name="Heading_20_6">
      <style:text-properties officeooo:paragraph-rsid="01312901"/>
    </style:style>
    <style:style style:name="P268" style:family="paragraph" style:parent-style-name="Heading_20_6">
      <style:text-properties officeooo:paragraph-rsid="01376039"/>
    </style:style>
    <style:style style:name="P269" style:family="paragraph" style:parent-style-name="Heading_20_6">
      <style:text-properties officeooo:paragraph-rsid="013f8ec4"/>
    </style:style>
    <style:style style:name="P270" style:family="paragraph" style:parent-style-name="Heading_20_6">
      <style:text-properties officeooo:rsid="0142c018" officeooo:paragraph-rsid="0142c018"/>
    </style:style>
    <style:style style:name="P271" style:family="paragraph" style:parent-style-name="Heading_20_6">
      <style:text-properties officeooo:rsid="0142c018" officeooo:paragraph-rsid="01436258"/>
    </style:style>
    <style:style style:name="P272" style:family="paragraph" style:parent-style-name="Heading_20_6">
      <style:text-properties officeooo:rsid="0142c018" officeooo:paragraph-rsid="014c51c2"/>
    </style:style>
    <style:style style:name="P273" style:family="paragraph" style:parent-style-name="Heading_20_6">
      <style:text-properties officeooo:rsid="0142c018" officeooo:paragraph-rsid="014f4c0a"/>
    </style:style>
    <style:style style:name="P274" style:family="paragraph" style:parent-style-name="Heading_20_6">
      <style:text-properties officeooo:paragraph-rsid="014e7ffe"/>
    </style:style>
    <style:style style:name="P275" style:family="paragraph" style:parent-style-name="Heading_20_6">
      <style:text-properties officeooo:paragraph-rsid="014f4c0a"/>
    </style:style>
    <style:style style:name="P276" style:family="paragraph" style:parent-style-name="Heading_20_6">
      <style:text-properties officeooo:paragraph-rsid="015ad352"/>
    </style:style>
    <style:style style:name="P277"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278"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hyphenate="false" fo:hyphenation-remain-char-count="2" fo:hyphenation-push-char-count="2"/>
    </style:style>
    <style:style style:name="P279"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officeooo:paragraph-rsid="01065fd1" fo:hyphenate="false" fo:hyphenation-remain-char-count="2" fo:hyphenation-push-char-count="2"/>
    </style:style>
    <style:style style:name="P280" style:family="paragraph" style:parent-style-name="Annex_20_2" style:list-style-name="Numbered_20_-_20_Annexes">
      <style:text-properties officeooo:rsid="00c2cd91" officeooo:paragraph-rsid="00c2cd91"/>
    </style:style>
    <style:style style:name="P281" style:family="paragraph" style:parent-style-name="Annex_20_2">
      <style:text-properties officeooo:rsid="00d93332" officeooo:paragraph-rsid="00d93332"/>
    </style:style>
    <style:style style:name="P282" style:family="paragraph" style:parent-style-name="Annex_20_2">
      <style:text-properties officeooo:rsid="00eaba19" officeooo:paragraph-rsid="00eaba19"/>
    </style:style>
    <style:style style:name="P283" style:family="paragraph" style:parent-style-name="Annex_20_1">
      <style:paragraph-properties fo:break-before="page"/>
      <style:text-properties officeooo:rsid="00d93332" officeooo:paragraph-rsid="00d93332"/>
    </style:style>
    <style:style style:name="P284" style:family="paragraph" style:parent-style-name="Bulleted">
      <style:text-properties officeooo:paragraph-rsid="00ef584a"/>
    </style:style>
    <style:style style:name="P285" style:family="paragraph" style:parent-style-name="Bulleted" style:list-style-name="Bulleted1"/>
    <style:style style:name="P286" style:family="paragraph" style:parent-style-name="Bulleted" style:list-style-name="Bulleted1">
      <style:text-properties officeooo:paragraph-rsid="00ef584a"/>
    </style:style>
    <style:style style:name="P287" style:family="paragraph" style:parent-style-name="Bulleted" style:list-style-name="Bulleted1">
      <style:text-properties officeooo:paragraph-rsid="01584d67"/>
    </style:style>
    <style:style style:name="P288" style:family="paragraph" style:parent-style-name="Bulleted" style:list-style-name="Bulleted1">
      <style:text-properties officeooo:rsid="00df8d0d" officeooo:paragraph-rsid="00ef584a"/>
    </style:style>
    <style:style style:name="P289" style:family="paragraph" style:parent-style-name="Bulleted" style:list-style-name="Bulleted1">
      <style:text-properties officeooo:rsid="00df8d0d" officeooo:paragraph-rsid="00df8d0d"/>
    </style:style>
    <style:style style:name="P290" style:family="paragraph" style:parent-style-name="Bulleted">
      <style:text-properties officeooo:rsid="00df8d0d" officeooo:paragraph-rsid="00df8d0d"/>
    </style:style>
    <style:style style:name="P291" style:family="paragraph" style:parent-style-name="Bulleted" style:list-style-name="">
      <style:text-properties officeooo:rsid="00df8d0d" officeooo:paragraph-rsid="00df8d0d"/>
    </style:style>
    <style:style style:name="P292" style:family="paragraph" style:parent-style-name="Bulleted" style:list-style-name="Bulleted1">
      <style:text-properties officeooo:rsid="00e1126f" officeooo:paragraph-rsid="00ef584a"/>
    </style:style>
    <style:style style:name="P293" style:family="paragraph" style:parent-style-name="Bulleted">
      <style:text-properties officeooo:rsid="00e1126f" officeooo:paragraph-rsid="00e1126f"/>
    </style:style>
    <style:style style:name="P294" style:family="paragraph" style:parent-style-name="Bulleted">
      <style:text-properties officeooo:paragraph-rsid="00dd233f"/>
    </style:style>
    <style:style style:name="P295" style:family="paragraph" style:parent-style-name="Bulleted">
      <style:text-properties officeooo:rsid="0106d512" officeooo:paragraph-rsid="01122b78"/>
    </style:style>
    <style:style style:name="P296" style:family="paragraph" style:parent-style-name="Bulleted">
      <style:text-properties officeooo:rsid="0142c018" officeooo:paragraph-rsid="0142c018"/>
    </style:style>
    <style:style style:name="P297" style:family="paragraph" style:parent-style-name="Bulleted">
      <style:text-properties officeooo:rsid="0142c018" officeooo:paragraph-rsid="01436258"/>
    </style:style>
    <style:style style:name="P298" style:family="paragraph" style:parent-style-name="Bulleted">
      <style:text-properties officeooo:rsid="0142c018" officeooo:paragraph-rsid="014f4c0a"/>
    </style:style>
    <style:style style:name="P299" style:family="paragraph" style:parent-style-name="Bulleted">
      <style:text-properties officeooo:rsid="0142c018" officeooo:paragraph-rsid="015ad352"/>
    </style:style>
    <style:style style:name="P300" style:family="paragraph" style:parent-style-name="Bulleted">
      <style:text-properties officeooo:rsid="01460829" officeooo:paragraph-rsid="01460829"/>
    </style:style>
    <style:style style:name="P301" style:family="paragraph" style:parent-style-name="Bulleted">
      <style:text-properties officeooo:rsid="01460829" officeooo:paragraph-rsid="014788a3"/>
    </style:style>
    <style:style style:name="P302" style:family="paragraph" style:parent-style-name="Bulleted" style:list-style-name="Bulleted1">
      <style:text-properties officeooo:rsid="0149a2d9" officeooo:paragraph-rsid="0149a2d9"/>
    </style:style>
    <style:style style:name="P303" style:family="paragraph" style:parent-style-name="Bulleted">
      <style:text-properties officeooo:rsid="014c51c2" officeooo:paragraph-rsid="014c51c2"/>
    </style:style>
    <style:style style:name="P304" style:family="paragraph" style:parent-style-name="Bulleted">
      <style:text-properties fo:font-weight="normal" officeooo:rsid="014cdea7" officeooo:paragraph-rsid="014cdea7" style:font-weight-asian="normal" style:font-weight-complex="normal"/>
    </style:style>
    <style:style style:name="P305" style:family="paragraph" style:parent-style-name="Bulleted">
      <style:text-properties officeooo:rsid="014d3a22" officeooo:paragraph-rsid="014d3a22"/>
    </style:style>
    <style:style style:name="P306" style:family="paragraph" style:parent-style-name="Bulleted" style:list-style-name="Bulleted1">
      <style:text-properties officeooo:rsid="014d3a22" officeooo:paragraph-rsid="014d49c5"/>
    </style:style>
    <style:style style:name="P307" style:family="paragraph" style:parent-style-name="Bulleted">
      <style:text-properties officeooo:rsid="014d49c5" officeooo:paragraph-rsid="014d49c5"/>
    </style:style>
    <style:style style:name="P308" style:family="paragraph" style:parent-style-name="Bulleted">
      <style:text-properties officeooo:rsid="0153127f" officeooo:paragraph-rsid="0153127f"/>
    </style:style>
    <style:style style:name="P309" style:family="paragraph" style:parent-style-name="Bulleted">
      <style:text-properties officeooo:rsid="0153aa73" officeooo:paragraph-rsid="0153aa73"/>
    </style:style>
    <style:style style:name="P310" style:family="paragraph" style:parent-style-name="Bulleted">
      <style:text-properties officeooo:rsid="01549925" officeooo:paragraph-rsid="01549925"/>
    </style:style>
    <style:style style:name="P311" style:family="paragraph" style:parent-style-name="Bulleted">
      <style:text-properties officeooo:rsid="015589d5" officeooo:paragraph-rsid="015589d5"/>
    </style:style>
    <style:style style:name="P312" style:family="paragraph" style:parent-style-name="Bulleted">
      <style:text-properties officeooo:rsid="01573f9f" officeooo:paragraph-rsid="01573f9f"/>
    </style:style>
    <style:style style:name="P313" style:family="paragraph" style:parent-style-name="Bulleted">
      <style:text-properties officeooo:rsid="015ad352" officeooo:paragraph-rsid="015ad352"/>
    </style:style>
    <style:style style:name="P314" style:family="paragraph" style:parent-style-name="Bulleted" style:list-style-name="Bulleted1">
      <style:text-properties officeooo:rsid="015ad352" officeooo:paragraph-rsid="015ad352"/>
    </style:style>
    <style:style style:name="P315" style:family="paragraph" style:parent-style-name="Bulleted">
      <style:text-properties officeooo:rsid="015c0f78" officeooo:paragraph-rsid="015ce5d1"/>
    </style:style>
    <style:style style:name="P316"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317"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318" style:family="paragraph" style:parent-style-name="Bulleted">
      <style:paragraph-properties fo:keep-with-next="always"/>
    </style:style>
    <style:style style:name="P319" style:family="paragraph" style:parent-style-name="Bulleted" style:master-page-name="">
      <style:paragraph-properties style:page-number="auto" fo:keep-with-next="always"/>
    </style:style>
    <style:style style:name="P320" style:family="paragraph" style:parent-style-name="Table_20_Contents" style:list-style-name="L1"/>
    <style:style style:name="P321" style:family="paragraph" style:parent-style-name="Table_20_Contents" style:list-style-name="L3">
      <style:text-properties officeooo:paragraph-rsid="00f575f3"/>
    </style:style>
    <style:style style:name="P322" style:family="paragraph" style:parent-style-name="Table_20_Contents" style:list-style-name="L4">
      <style:text-properties style:font-name="Times New Roman" fo:font-size="10pt" officeooo:paragraph-rsid="00f575f3"/>
    </style:style>
    <style:style style:name="P323" style:family="paragraph" style:parent-style-name="Table_20_Contents">
      <style:text-properties fo:font-weight="bold" officeooo:rsid="018d832a" officeooo:paragraph-rsid="01312901" style:font-weight-asian="bold" style:font-weight-complex="bold"/>
    </style:style>
    <style:style style:name="P324" style:family="paragraph" style:parent-style-name="Table_20_Contents">
      <style:text-properties fo:font-weight="bold" officeooo:rsid="018d832a" officeooo:paragraph-rsid="01376039" style:font-weight-asian="bold" style:font-weight-complex="bold"/>
    </style:style>
    <style:style style:name="P325" style:family="paragraph" style:parent-style-name="Table_20_Contents">
      <style:text-properties fo:font-weight="bold" officeooo:rsid="01410024" officeooo:paragraph-rsid="01410024" style:font-weight-asian="bold" style:font-weight-complex="bold"/>
    </style:style>
    <style:style style:name="P326" style:family="paragraph" style:parent-style-name="Table_20_Contents">
      <style:text-properties fo:font-weight="bold" officeooo:rsid="01410024" officeooo:paragraph-rsid="014c51c2" style:font-weight-asian="bold" style:font-weight-complex="bold"/>
    </style:style>
    <style:style style:name="P327" style:family="paragraph" style:parent-style-name="Table_20_Contents">
      <style:text-properties fo:font-weight="bold" officeooo:rsid="014f4c0a" officeooo:paragraph-rsid="014f4c0a" style:font-weight-asian="bold" style:font-weight-complex="bold"/>
    </style:style>
    <style:style style:name="P328"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329" style:family="paragraph" style:parent-style-name="Subtitle" style:master-page-name="">
      <style:paragraph-properties style:page-number="auto"/>
    </style:style>
    <style:style style:name="P330" style:family="paragraph" style:parent-style-name="Numbered" style:list-style-name="Numbered_20_-_20_Alt"/>
    <style:style style:name="P331"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hyphenate="false" fo:hyphenation-remain-char-count="2" fo:hyphenation-push-char-count="2"/>
    </style:style>
    <style:style style:name="P332"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333"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hyphenate="false" fo:hyphenation-remain-char-count="2" fo:hyphenation-push-char-count="2"/>
    </style:style>
    <style:style style:name="P334"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335"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e2370f"/>
    </style:style>
    <style:style style:name="T2" style:family="text">
      <style:text-properties officeooo:rsid="00b7fa1b"/>
    </style:style>
    <style:style style:name="T3" style:family="text">
      <style:text-properties fo:font-weight="bold" style:font-weight-asian="bold" style:font-weight-complex="bold"/>
    </style:style>
    <style:style style:name="T4" style:family="text">
      <style:text-properties fo:font-weight="bold" officeooo:rsid="00f32d19" style:font-weight-asian="bold" style:font-weight-complex="bold"/>
    </style:style>
    <style:style style:name="T5" style:family="text">
      <style:text-properties fo:font-weight="bold" officeooo:rsid="00f3cfbe" style:font-weight-asian="bold" style:font-weight-complex="bold"/>
    </style:style>
    <style:style style:name="T6" style:family="text">
      <style:text-properties fo:font-weight="bold" officeooo:rsid="00f575f3" style:font-weight-asian="bold" style:font-weight-complex="bold"/>
    </style:style>
    <style:style style:name="T7" style:family="text">
      <style:text-properties fo:font-weight="bold" officeooo:rsid="012a395f" style:font-weight-asian="bold" style:font-weight-complex="bold"/>
    </style:style>
    <style:style style:name="T8" style:family="text">
      <style:text-properties fo:font-weight="bold" officeooo:rsid="012b5134" style:font-weight-asian="bold" style:font-weight-complex="bold"/>
    </style:style>
    <style:style style:name="T9" style:family="text">
      <style:text-properties fo:font-weight="bold" officeooo:rsid="015589d5" style:font-weight-asian="bold" style:font-weight-complex="bold"/>
    </style:style>
    <style:style style:name="T10" style:family="text">
      <style:text-properties fo:font-weight="bold" officeooo:rsid="01573f9f" style:font-weight-asian="bold" style:font-weight-complex="bold"/>
    </style:style>
    <style:style style:name="T11" style:family="text">
      <style:text-properties fo:font-size="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officeooo:rsid="00e4f3c8"/>
    </style:style>
    <style:style style:name="T14" style:family="text">
      <style:text-properties fo:font-size="10pt" officeooo:rsid="017bde45"/>
    </style:style>
    <style:style style:name="T15" style:family="text">
      <style:text-properties fo:font-weight="normal" style:font-weight-asian="normal" style:font-weight-complex="normal"/>
    </style:style>
    <style:style style:name="T16" style:family="text">
      <style:text-properties fo:font-weight="normal" officeooo:rsid="00b7fa1b" style:font-weight-asian="normal" style:font-weight-complex="normal"/>
    </style:style>
    <style:style style:name="T17" style:family="text">
      <style:text-properties fo:font-weight="normal" officeooo:rsid="00f32d19" style:font-weight-asian="normal" style:font-weight-complex="normal"/>
    </style:style>
    <style:style style:name="T18" style:family="text">
      <style:text-properties fo:font-weight="normal" officeooo:rsid="00f3cfbe" style:font-weight-asian="normal" style:font-weight-complex="normal"/>
    </style:style>
    <style:style style:name="T19" style:family="text">
      <style:text-properties fo:font-weight="normal" officeooo:rsid="00f575f3" style:font-weight-asian="normal" style:font-weight-complex="normal"/>
    </style:style>
    <style:style style:name="T20" style:family="text">
      <style:text-properties fo:font-weight="normal" officeooo:rsid="0146f1ce" style:font-weight-asian="normal" style:font-weight-complex="normal"/>
    </style:style>
    <style:style style:name="T21" style:family="text">
      <style:text-properties fo:font-weight="normal" officeooo:rsid="01476cff" style:font-weight-asian="normal" style:font-weight-complex="normal"/>
    </style:style>
    <style:style style:name="T22" style:family="text">
      <style:text-properties fo:font-weight="normal" officeooo:rsid="015c0f78" style:font-weight-asian="normal" style:font-weight-complex="normal"/>
    </style:style>
    <style:style style:name="T23" style:family="text">
      <style:text-properties officeooo:rsid="00e2370f"/>
    </style:style>
    <style:style style:name="T24" style:family="text">
      <style:text-properties style:text-scale="100%"/>
    </style:style>
    <style:style style:name="T25" style:family="text">
      <style:text-properties officeooo:rsid="009b9651" style:text-scale="100%"/>
    </style:style>
    <style:style style:name="T26" style:family="text">
      <style:text-properties officeooo:rsid="00b7fa1b" style:text-scale="100%"/>
    </style:style>
    <style:style style:name="T27" style:family="text">
      <style:text-properties style:font-weight-complex="bold" style:text-scale="100%"/>
    </style:style>
    <style:style style:name="T28" style:family="text">
      <style:text-properties style:font-name="Arial3" fo:font-size="12pt" fo:font-weight="bold"/>
    </style:style>
    <style:style style:name="T29" style:family="text">
      <style:text-properties style:font-name="Arial3" fo:font-size="12pt" fo:font-weight="bold" officeooo:rsid="009b9651"/>
    </style:style>
    <style:style style:name="T30" style:family="text">
      <style:text-properties style:font-name="Arial3" fo:font-size="12pt" fo:font-weight="bold" officeooo:rsid="00b7fa1b"/>
    </style:style>
    <style:style style:name="T31" style:family="text">
      <style:text-properties officeooo:rsid="00bedd16"/>
    </style:style>
    <style:style style:name="T32" style:family="text">
      <style:text-properties fo:language="fr" fo:country="FR" officeooo:rsid="00bedd16"/>
    </style:style>
    <style:style style:name="T33" style:family="text">
      <style:text-properties officeooo:rsid="00c2cd91"/>
    </style:style>
    <style:style style:name="T34" style:family="text">
      <style:text-properties officeooo:rsid="00d0c3e0"/>
    </style:style>
    <style:style style:name="T35" style:family="text">
      <style:text-properties fo:font-style="italic"/>
    </style:style>
    <style:style style:name="T36" style:family="text">
      <style:text-properties fo:font-style="italic" style:font-style-asian="italic" style:font-style-complex="italic"/>
    </style:style>
    <style:style style:name="T37" style:family="text">
      <style:text-properties fo:font-style="italic" officeooo:rsid="000c2262" style:font-style-asian="italic" style:font-style-complex="italic"/>
    </style:style>
    <style:style style:name="T38" style:family="text">
      <style:text-properties fo:font-style="italic" officeooo:rsid="010a02d7" style:font-style-asian="italic" style:font-style-complex="italic"/>
    </style:style>
    <style:style style:name="T39" style:family="text">
      <style:text-properties fo:font-style="italic" officeooo:rsid="0114edb3" style:font-style-asian="italic" style:font-style-complex="italic"/>
    </style:style>
    <style:style style:name="T40" style:family="text">
      <style:text-properties fo:font-style="italic" officeooo:rsid="011c742d" style:font-style-asian="italic" style:font-style-complex="italic"/>
    </style:style>
    <style:style style:name="T41" style:family="text">
      <style:text-properties fo:font-style="italic" officeooo:rsid="010c3770" style:font-style-asian="italic" style:font-style-complex="italic"/>
    </style:style>
    <style:style style:name="T42" style:family="text">
      <style:text-properties fo:font-style="italic" officeooo:rsid="010e5bf6" style:font-style-asian="italic" style:font-style-complex="italic"/>
    </style:style>
    <style:style style:name="T43" style:family="text">
      <style:text-properties fo:font-style="italic" officeooo:rsid="011034b2" style:font-style-asian="italic" style:font-style-complex="italic"/>
    </style:style>
    <style:style style:name="T44" style:family="text">
      <style:text-properties fo:font-style="italic" officeooo:rsid="011154d3" style:font-style-asian="italic" style:font-style-complex="italic"/>
    </style:style>
    <style:style style:name="T45" style:family="text">
      <style:text-properties fo:font-style="italic" officeooo:rsid="012390ba" style:font-style-asian="italic" style:font-style-complex="italic"/>
    </style:style>
    <style:style style:name="T46" style:family="text">
      <style:text-properties fo:font-style="italic" officeooo:rsid="01252e40" style:font-style-asian="italic" style:font-style-complex="italic"/>
    </style:style>
    <style:style style:name="T47" style:family="text">
      <style:text-properties fo:font-style="italic" officeooo:rsid="013193e0" style:font-style-asian="italic" style:font-style-complex="italic"/>
    </style:style>
    <style:style style:name="T48" style:family="text">
      <style:text-properties fo:font-style="italic" officeooo:rsid="01351480" style:font-style-asian="italic" style:font-style-complex="italic"/>
    </style:style>
    <style:style style:name="T49" style:family="text">
      <style:text-properties fo:font-style="italic" officeooo:rsid="013a1c43" style:font-style-asian="italic" style:font-style-complex="italic"/>
    </style:style>
    <style:style style:name="T50" style:family="text">
      <style:text-properties fo:font-style="italic" officeooo:rsid="013f1716" style:font-style-asian="italic" style:font-style-complex="italic"/>
    </style:style>
    <style:style style:name="T51" style:family="text">
      <style:text-properties fo:font-style="italic" officeooo:rsid="01622a61" style:font-style-asian="italic" style:font-style-complex="italic"/>
    </style:style>
    <style:style style:name="T52" style:family="text">
      <style:text-properties fo:font-style="italic" officeooo:rsid="01476cff" style:font-style-asian="italic" style:font-style-complex="italic"/>
    </style:style>
    <style:style style:name="T53" style:family="text">
      <style:text-properties fo:font-style="italic" officeooo:rsid="0173a9ae" style:font-style-asian="italic" style:font-style-complex="italic"/>
    </style:style>
    <style:style style:name="T54" style:family="text">
      <style:text-properties fo:font-style="italic" officeooo:rsid="0176143d" style:font-style-asian="italic" style:font-style-complex="italic"/>
    </style:style>
    <style:style style:name="T55" style:family="text">
      <style:text-properties fo:font-style="italic" officeooo:rsid="01789a29" style:font-style-asian="italic" style:font-style-complex="italic"/>
    </style:style>
    <style:style style:name="T56" style:family="text">
      <style:text-properties fo:font-style="italic" officeooo:rsid="017915a8" style:font-style-asian="italic" style:font-style-complex="italic"/>
    </style:style>
    <style:style style:name="T57" style:family="text">
      <style:text-properties fo:font-style="italic" officeooo:rsid="017b37af" style:font-style-asian="italic" style:font-style-complex="italic"/>
    </style:style>
    <style:style style:name="T58" style:family="text">
      <style:text-properties fo:font-style="italic" officeooo:rsid="0189da76" style:font-style-asian="italic" style:font-style-complex="italic"/>
    </style:style>
    <style:style style:name="T59" style:family="text">
      <style:text-properties fo:font-style="italic" officeooo:rsid="01880540" style:font-style-asian="italic" style:font-style-complex="italic"/>
    </style:style>
    <style:style style:name="T60" style:family="text">
      <style:text-properties fo:font-style="italic" officeooo:rsid="0193b998" style:font-style-asian="italic" style:font-style-complex="italic"/>
    </style:style>
    <style:style style:name="T61" style:family="text">
      <style:text-properties fo:font-style="italic" officeooo:rsid="01ace418" style:font-style-asian="italic" style:font-style-complex="italic"/>
    </style:style>
    <style:style style:name="T62" style:family="text">
      <style:text-properties fo:font-style="italic" officeooo:rsid="01312901" style:font-style-asian="italic" style:font-style-complex="italic"/>
    </style:style>
    <style:style style:name="T63" style:family="text">
      <style:text-properties fo:font-style="italic" officeooo:rsid="013314b7" style:font-style-asian="italic" style:font-style-complex="italic"/>
    </style:style>
    <style:style style:name="T64" style:family="text">
      <style:text-properties fo:font-style="italic" officeooo:rsid="0131e7ae" style:font-style-asian="italic" style:font-style-complex="italic"/>
    </style:style>
    <style:style style:name="T65" style:family="text">
      <style:text-properties fo:font-style="italic" officeooo:rsid="01ba8361" style:font-style-asian="italic" style:font-style-complex="italic"/>
    </style:style>
    <style:style style:name="T66" style:family="text">
      <style:text-properties fo:font-style="italic" officeooo:rsid="01352a59" style:font-style-asian="italic" style:font-style-complex="italic"/>
    </style:style>
    <style:style style:name="T67" style:family="text">
      <style:text-properties fo:font-style="italic" officeooo:rsid="014788a3" style:font-style-asian="italic" style:font-style-complex="italic"/>
    </style:style>
    <style:style style:name="T68" style:family="text">
      <style:text-properties fo:font-style="italic" officeooo:rsid="014cdea7" style:font-style-asian="italic" style:font-style-complex="italic"/>
    </style:style>
    <style:style style:name="T69" style:family="text">
      <style:text-properties fo:font-style="italic" officeooo:rsid="014d49c5" style:font-style-asian="italic" style:font-style-complex="italic"/>
    </style:style>
    <style:style style:name="T70" style:family="text">
      <style:text-properties fo:font-style="italic" officeooo:rsid="0154951b" style:font-style-asian="italic" style:font-style-complex="italic"/>
    </style:style>
    <style:style style:name="T71" style:family="text">
      <style:text-properties fo:font-style="italic" officeooo:rsid="015589d5" style:font-style-asian="italic" style:font-style-complex="italic"/>
    </style:style>
    <style:style style:name="T72" style:family="text">
      <style:text-properties fo:font-style="italic" officeooo:rsid="01584d67" style:font-style-asian="italic" style:font-style-complex="italic"/>
    </style:style>
    <style:style style:name="T73" style:family="text">
      <style:text-properties fo:font-style="italic" officeooo:rsid="01573f9f" style:font-style-asian="italic" style:font-style-complex="italic"/>
    </style:style>
    <style:style style:name="T74" style:family="text">
      <style:text-properties fo:font-style="italic" officeooo:rsid="015ce5d1" style:font-style-asian="italic" style:font-style-complex="italic"/>
    </style:style>
    <style:style style:name="T75" style:family="text">
      <style:text-properties fo:font-style="italic" style:text-underline-style="solid" style:text-underline-width="auto" style:text-underline-color="font-color"/>
    </style:style>
    <style:style style:name="T76" style:family="text">
      <style:text-properties fo:font-style="italic" style:text-underline-style="none"/>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italic" fo:font-weight="normal" officeooo:rsid="011c8c69" style:font-style-asian="italic" style:font-weight-asian="normal" style:font-style-complex="italic" style:font-weight-complex="normal"/>
    </style:style>
    <style:style style:name="T79" style:family="text">
      <style:text-properties fo:font-style="italic" fo:font-weight="normal" officeooo:rsid="01663871" style:font-style-asian="italic" style:font-weight-asian="normal" style:font-style-complex="italic" style:font-weight-complex="normal"/>
    </style:style>
    <style:style style:name="T80" style:family="text">
      <style:text-properties fo:font-style="italic" fo:font-weight="normal" officeooo:rsid="01697a2c" style:font-style-asian="italic" style:font-weight-asian="normal" style:font-style-complex="italic" style:font-weight-complex="normal"/>
    </style:style>
    <style:style style:name="T81" style:family="text">
      <style:text-properties fo:font-style="italic" fo:font-weight="normal" officeooo:rsid="01b6f684" style:font-style-asian="italic" style:font-weight-asian="normal" style:font-style-complex="italic" style:font-weight-complex="normal"/>
    </style:style>
    <style:style style:name="T82" style:family="text">
      <style:text-properties fo:font-style="italic" fo:font-weight="normal" officeooo:rsid="01476cff" style:font-style-asian="italic" style:font-weight-asian="normal" style:font-style-complex="italic" style:font-weight-complex="normal"/>
    </style:style>
    <style:style style:name="T83" style:family="text">
      <style:text-properties fo:font-style="italic" fo:font-weight="normal" officeooo:rsid="015c0f78" style:font-style-asian="italic" style:font-weight-asian="normal" style:font-style-complex="italic" style:font-weight-complex="normal"/>
    </style:style>
    <style:style style:name="T84" style:family="text">
      <style:text-properties fo:font-style="italic" fo:font-weight="bold" style:font-style-asian="italic" style:font-weight-asian="bold" style:font-style-complex="italic" style:font-weight-complex="bold"/>
    </style:style>
    <style:style style:name="T85" style:family="text">
      <style:text-properties fo:font-style="normal" style:font-style-asian="normal" style:font-style-complex="normal"/>
    </style:style>
    <style:style style:name="T86" style:family="text">
      <style:text-properties fo:font-style="normal" officeooo:rsid="00da5796" style:font-style-asian="normal" style:font-style-complex="normal"/>
    </style:style>
    <style:style style:name="T87" style:family="text">
      <style:text-properties fo:font-style="normal" officeooo:rsid="010a02d7" style:font-style-asian="normal" style:font-style-complex="normal"/>
    </style:style>
    <style:style style:name="T88" style:family="text">
      <style:text-properties fo:font-style="normal" officeooo:rsid="0114edb3" style:font-style-asian="normal" style:font-style-complex="normal"/>
    </style:style>
    <style:style style:name="T89" style:family="text">
      <style:text-properties fo:font-style="normal" officeooo:rsid="01179615" style:font-style-asian="normal" style:font-style-complex="normal"/>
    </style:style>
    <style:style style:name="T90" style:family="text">
      <style:text-properties fo:font-style="normal" officeooo:rsid="011c742d" style:font-style-asian="normal" style:font-style-complex="normal"/>
    </style:style>
    <style:style style:name="T91" style:family="text">
      <style:text-properties fo:font-style="normal" officeooo:rsid="010c3770" style:font-style-asian="normal" style:font-style-complex="normal"/>
    </style:style>
    <style:style style:name="T92" style:family="text">
      <style:text-properties fo:font-style="normal" officeooo:rsid="010e5bf6" style:font-style-asian="normal" style:font-style-complex="normal"/>
    </style:style>
    <style:style style:name="T93" style:family="text">
      <style:text-properties fo:font-style="normal" officeooo:rsid="011034b2" style:font-style-asian="normal" style:font-style-complex="normal"/>
    </style:style>
    <style:style style:name="T94" style:family="text">
      <style:text-properties fo:font-style="normal" officeooo:rsid="011154d3" style:font-style-asian="normal" style:font-style-complex="normal"/>
    </style:style>
    <style:style style:name="T95" style:family="text">
      <style:text-properties fo:font-style="normal" officeooo:rsid="0126dbbe" style:font-style-asian="normal" style:font-style-complex="normal"/>
    </style:style>
    <style:style style:name="T96" style:family="text">
      <style:text-properties fo:font-style="normal" officeooo:rsid="0115549d" style:font-style-asian="normal" style:font-style-complex="normal"/>
    </style:style>
    <style:style style:name="T97" style:family="text">
      <style:text-properties fo:font-style="normal" officeooo:rsid="012390ba" style:font-style-asian="normal" style:font-style-complex="normal"/>
    </style:style>
    <style:style style:name="T98" style:family="text">
      <style:text-properties fo:font-style="normal" officeooo:rsid="01252e40" style:font-style-asian="normal" style:font-style-complex="normal"/>
    </style:style>
    <style:style style:name="T99" style:family="text">
      <style:text-properties fo:font-style="normal" officeooo:rsid="01339891" style:font-style-asian="normal" style:font-style-complex="normal"/>
    </style:style>
    <style:style style:name="T100" style:family="text">
      <style:text-properties fo:font-style="normal" officeooo:rsid="0127c76c" style:font-style-asian="normal" style:font-style-complex="normal"/>
    </style:style>
    <style:style style:name="T101" style:family="text">
      <style:text-properties fo:font-style="normal" officeooo:rsid="012c9514" style:font-style-asian="normal" style:font-style-complex="normal"/>
    </style:style>
    <style:style style:name="T102" style:family="text">
      <style:text-properties fo:font-style="normal" officeooo:rsid="012d734c" style:font-style-asian="normal" style:font-style-complex="normal"/>
    </style:style>
    <style:style style:name="T103" style:family="text">
      <style:text-properties fo:font-style="normal" officeooo:rsid="0132048c" style:font-style-asian="normal" style:font-style-complex="normal"/>
    </style:style>
    <style:style style:name="T104" style:family="text">
      <style:text-properties fo:font-style="normal" officeooo:rsid="01351480" style:font-style-asian="normal" style:font-style-complex="normal"/>
    </style:style>
    <style:style style:name="T105" style:family="text">
      <style:text-properties fo:font-style="normal" officeooo:rsid="013bf89f" style:font-style-asian="normal" style:font-style-complex="normal"/>
    </style:style>
    <style:style style:name="T106" style:family="text">
      <style:text-properties fo:font-style="normal" officeooo:rsid="01622a61" style:font-style-asian="normal" style:font-style-complex="normal"/>
    </style:style>
    <style:style style:name="T107" style:family="text">
      <style:text-properties fo:font-style="normal" officeooo:rsid="0173a9ae" style:font-style-asian="normal" style:font-style-complex="normal"/>
    </style:style>
    <style:style style:name="T108" style:family="text">
      <style:text-properties fo:font-style="normal" officeooo:rsid="0176143d" style:font-style-asian="normal" style:font-style-complex="normal"/>
    </style:style>
    <style:style style:name="T109" style:family="text">
      <style:text-properties fo:font-style="normal" officeooo:rsid="0178f1ce" style:font-style-asian="normal" style:font-style-complex="normal"/>
    </style:style>
    <style:style style:name="T110" style:family="text">
      <style:text-properties fo:font-style="normal" officeooo:rsid="017b37af" style:font-style-asian="normal" style:font-style-complex="normal"/>
    </style:style>
    <style:style style:name="T111" style:family="text">
      <style:text-properties fo:font-style="normal" officeooo:rsid="017dfc1a" style:font-style-asian="normal" style:font-style-complex="normal"/>
    </style:style>
    <style:style style:name="T112" style:family="text">
      <style:text-properties fo:font-style="normal" officeooo:rsid="01821f41" style:font-style-asian="normal" style:font-style-complex="normal"/>
    </style:style>
    <style:style style:name="T113" style:family="text">
      <style:text-properties fo:font-style="normal" officeooo:rsid="018a2d0a" style:font-style-asian="normal" style:font-style-complex="normal"/>
    </style:style>
    <style:style style:name="T114" style:family="text">
      <style:text-properties fo:font-style="normal" officeooo:rsid="0189da76" style:font-style-asian="normal" style:font-style-complex="normal"/>
    </style:style>
    <style:style style:name="T115" style:family="text">
      <style:text-properties fo:font-style="normal" officeooo:rsid="018b37af" style:font-style-asian="normal" style:font-style-complex="normal"/>
    </style:style>
    <style:style style:name="T116" style:family="text">
      <style:text-properties fo:font-style="normal" officeooo:rsid="01854c27" style:font-style-asian="normal" style:font-style-complex="normal"/>
    </style:style>
    <style:style style:name="T117" style:family="text">
      <style:text-properties fo:font-style="normal" officeooo:rsid="01880540" style:font-style-asian="normal" style:font-style-complex="normal"/>
    </style:style>
    <style:style style:name="T118" style:family="text">
      <style:text-properties fo:font-style="normal" officeooo:rsid="018d832a" style:font-style-asian="normal" style:font-style-complex="normal"/>
    </style:style>
    <style:style style:name="T119" style:family="text">
      <style:text-properties fo:font-style="normal" officeooo:rsid="0193b998" style:font-style-asian="normal" style:font-style-complex="normal"/>
    </style:style>
    <style:style style:name="T120" style:family="text">
      <style:text-properties fo:font-style="normal" officeooo:rsid="01ace418" style:font-style-asian="normal" style:font-style-complex="normal"/>
    </style:style>
    <style:style style:name="T121" style:family="text">
      <style:text-properties fo:font-style="normal" officeooo:rsid="0127802b" style:font-style-asian="normal" style:font-style-complex="normal"/>
    </style:style>
    <style:style style:name="T122" style:family="text">
      <style:text-properties fo:font-style="normal" officeooo:rsid="0128641b" style:font-style-asian="normal" style:font-style-complex="normal"/>
    </style:style>
    <style:style style:name="T123" style:family="text">
      <style:text-properties fo:font-style="normal" officeooo:rsid="012a395f" style:font-style-asian="normal" style:font-style-complex="normal"/>
    </style:style>
    <style:style style:name="T124" style:family="text">
      <style:text-properties fo:font-style="normal" fo:font-weight="normal" style:font-style-asian="normal" style:font-weight-asian="normal" style:font-style-complex="normal" style:font-weight-complex="normal"/>
    </style:style>
    <style:style style:name="T125" style:family="text">
      <style:text-properties fo:font-style="normal" fo:font-weight="normal" officeooo:rsid="011658e6" style:font-style-asian="normal" style:font-weight-asian="normal" style:font-style-complex="normal" style:font-weight-complex="normal"/>
    </style:style>
    <style:style style:name="T126" style:family="text">
      <style:text-properties fo:font-style="normal" fo:font-weight="normal" officeooo:rsid="0114942b" style:font-style-asian="normal" style:font-weight-asian="normal" style:font-style-complex="normal" style:font-weight-complex="normal"/>
    </style:style>
    <style:style style:name="T127" style:family="text">
      <style:text-properties fo:font-style="normal" fo:font-weight="normal" officeooo:rsid="01663871" style:font-style-asian="normal" style:font-weight-asian="normal" style:font-style-complex="normal" style:font-weight-complex="normal"/>
    </style:style>
    <style:style style:name="T128" style:family="text">
      <style:text-properties fo:font-style="normal" fo:font-weight="normal" officeooo:rsid="0167a2d9" style:font-style-asian="normal" style:font-weight-asian="normal" style:font-style-complex="normal" style:font-weight-complex="normal"/>
    </style:style>
    <style:style style:name="T129" style:family="text">
      <style:text-properties fo:font-style="normal" fo:font-weight="normal" officeooo:rsid="01697a2c" style:font-style-asian="normal" style:font-weight-asian="normal" style:font-style-complex="normal" style:font-weight-complex="normal"/>
    </style:style>
    <style:style style:name="T130" style:family="text">
      <style:text-properties fo:font-style="normal" fo:font-weight="normal" officeooo:rsid="01b6f684" style:font-style-asian="normal" style:font-weight-asian="normal" style:font-style-complex="normal" style:font-weight-complex="normal"/>
    </style:style>
    <style:style style:name="T131" style:family="text">
      <style:text-properties fo:font-style="normal" fo:font-weight="normal" officeooo:rsid="012e0d28" style:font-style-asian="normal" style:font-weight-asian="normal" style:font-style-complex="normal" style:font-weight-complex="normal"/>
    </style:style>
    <style:style style:name="T132" style:family="text">
      <style:text-properties fo:font-style="normal" fo:font-weight="bold" style:font-style-asian="normal" style:font-weight-asian="bold" style:font-style-complex="normal" style:font-weight-complex="bold"/>
    </style:style>
    <style:style style:name="T133" style:family="text">
      <style:text-properties fo:font-style="normal" fo:font-weight="bold" officeooo:rsid="018d832a" style:font-style-asian="normal" style:font-weight-asian="bold" style:font-style-complex="normal" style:font-weight-complex="bold"/>
    </style:style>
    <style:style style:name="T134" style:family="text">
      <style:text-properties fo:font-style="normal" fo:font-weight="bold" officeooo:rsid="0127802b" style:font-style-asian="normal" style:font-weight-asian="bold" style:font-style-complex="normal" style:font-weight-complex="bold"/>
    </style:style>
    <style:style style:name="T135" style:family="text">
      <style:text-properties fo:font-style="normal" fo:font-weight="bold" officeooo:rsid="0132048c" style:font-style-asian="normal" style:font-weight-asian="bold" style:font-style-complex="normal" style:font-weight-complex="bold"/>
    </style:style>
    <style:style style:name="T136" style:family="text">
      <style:text-properties style:font-name="TimesNewRoman" fo:font-size="10pt"/>
    </style:style>
    <style:style style:name="T137" style:family="text">
      <style:text-properties style:font-name="TimesNewRoman" fo:font-size="10pt" officeooo:rsid="00da5796"/>
    </style:style>
    <style:style style:name="T138" style:family="text">
      <style:text-properties style:font-name="TimesNewRoman" fo:font-size="10pt" fo:font-style="italic" style:font-style-asian="italic" style:font-style-complex="italic"/>
    </style:style>
    <style:style style:name="T139" style:family="text">
      <style:text-properties style:font-name="TimesNewRoman" fo:font-size="10pt" fo:font-style="italic" officeooo:rsid="00ec1e6e" style:font-style-asian="italic" style:font-style-complex="italic"/>
    </style:style>
    <style:style style:name="T140"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141" style:family="text">
      <style:text-properties style:font-name="TimesNewRoman" fo:font-size="10pt" officeooo:rsid="00dbe934"/>
    </style:style>
    <style:style style:name="T142" style:family="text">
      <style:text-properties style:font-name="TimesNewRoman" fo:font-size="10pt" fo:font-weight="normal" style:font-weight-asian="normal" style:font-weight-complex="normal"/>
    </style:style>
    <style:style style:name="T143" style:family="text">
      <style:text-properties style:font-name="TimesNewRoman" fo:font-size="10pt" fo:font-weight="normal" officeooo:rsid="00ec1e6e" style:font-weight-asian="normal" style:font-weight-complex="normal"/>
    </style:style>
    <style:style style:name="T144"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145"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146"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147" style:family="text">
      <style:text-properties style:font-name="TimesNewRoman" fo:font-size="10pt" fo:font-style="normal" officeooo:rsid="00ec1e6e" style:font-style-asian="normal" style:font-style-complex="normal"/>
    </style:style>
    <style:style style:name="T148" style:family="text">
      <style:text-properties style:font-name="TimesNewRoman" fo:font-size="10pt" officeooo:rsid="00ec1e6e"/>
    </style:style>
    <style:style style:name="T149" style:family="text">
      <style:text-properties style:font-name="TimesNewRoman" fo:font-size="10pt" officeooo:rsid="00ee36b9"/>
    </style:style>
    <style:style style:name="T150" style:family="text">
      <style:text-properties officeooo:rsid="00dbe934"/>
    </style:style>
    <style:style style:name="T151" style:family="text">
      <style:text-properties officeooo:rsid="00dd233f"/>
    </style:style>
    <style:style style:name="T152" style:family="text">
      <style:text-properties officeooo:rsid="00dea0cc"/>
    </style:style>
    <style:style style:name="T153" style:family="text">
      <style:text-properties officeooo:rsid="0023b617"/>
    </style:style>
    <style:style style:name="T154" style:family="text">
      <style:text-properties officeooo:rsid="00e13a97"/>
    </style:style>
    <style:style style:name="T155" style:family="text">
      <style:text-properties officeooo:rsid="00237cd9"/>
    </style:style>
    <style:style style:name="T156" style:family="text">
      <style:text-properties style:font-name="Arial4" officeooo:rsid="00f1466e"/>
    </style:style>
    <style:style style:name="T157" style:family="text">
      <style:text-properties officeooo:rsid="00e3d67d"/>
    </style:style>
    <style:style style:name="T158" style:family="text">
      <style:text-properties officeooo:rsid="00e5d832"/>
    </style:style>
    <style:style style:name="T159" style:family="text">
      <style:text-properties officeooo:rsid="00e5f9e3"/>
    </style:style>
    <style:style style:name="T160" style:family="text">
      <style:text-properties officeooo:rsid="000d5b12"/>
    </style:style>
    <style:style style:name="T161" style:family="text">
      <style:text-properties officeooo:rsid="000c2262"/>
    </style:style>
    <style:style style:name="T162" style:family="text">
      <style:text-properties style:font-name="Courier New1" officeooo:rsid="0013746c"/>
    </style:style>
    <style:style style:name="T163" style:family="text">
      <style:text-properties style:font-name="Courier New1" officeooo:rsid="001b95ec"/>
    </style:style>
    <style:style style:name="T164" style:family="text">
      <style:text-properties style:font-name="Courier New1" officeooo:rsid="00154f5d"/>
    </style:style>
    <style:style style:name="T165" style:family="text">
      <style:text-properties officeooo:rsid="000fe4eb"/>
    </style:style>
    <style:style style:name="T166" style:family="text">
      <style:text-properties officeooo:rsid="002481ce"/>
    </style:style>
    <style:style style:name="T167" style:family="text">
      <style:text-properties officeooo:rsid="001d75c8"/>
    </style:style>
    <style:style style:name="T168" style:family="text">
      <style:text-properties officeooo:rsid="001ba4d4"/>
    </style:style>
    <style:style style:name="T169" style:family="text">
      <style:text-properties officeooo:rsid="0020f283"/>
    </style:style>
    <style:style style:name="T170" style:family="text">
      <style:text-properties officeooo:rsid="001ebb24"/>
    </style:style>
    <style:style style:name="T171" style:family="text">
      <style:text-properties officeooo:rsid="00209e77"/>
    </style:style>
    <style:style style:name="T172" style:family="text">
      <style:text-properties officeooo:rsid="001b9d63"/>
    </style:style>
    <style:style style:name="T173" style:family="text">
      <style:text-properties officeooo:rsid="00280b3a"/>
    </style:style>
    <style:style style:name="T174" style:family="text">
      <style:text-properties officeooo:rsid="00230a26"/>
    </style:style>
    <style:style style:name="T175" style:family="text">
      <style:text-properties officeooo:rsid="00ef584a"/>
    </style:style>
    <style:style style:name="T176" style:family="text">
      <style:text-properties officeooo:rsid="00f13fc6"/>
    </style:style>
    <style:style style:name="T177" style:family="text">
      <style:text-properties officeooo:rsid="00f32d19"/>
    </style:style>
    <style:style style:name="T178" style:family="text">
      <style:text-properties style:font-name="TimesNewRomanPSMT1" fo:font-size="12pt"/>
    </style:style>
    <style:style style:name="T179" style:family="text">
      <style:text-properties style:font-name="TimesNewRomanPSMT1" fo:font-size="12pt" fo:font-weight="normal" style:font-weight-asian="normal" style:font-weight-complex="normal"/>
    </style:style>
    <style:style style:name="T180" style:family="text">
      <style:text-properties fo:color="#ff0000"/>
    </style:style>
    <style:style style:name="T181" style:family="text">
      <style:text-properties fo:color="#ff0000" fo:language="en" fo:country="CA"/>
    </style:style>
    <style:style style:name="T182" style:family="text">
      <style:text-properties fo:language="en" fo:country="CA"/>
    </style:style>
    <style:style style:name="T183" style:family="text">
      <style:text-properties officeooo:rsid="010ba80d"/>
    </style:style>
    <style:style style:name="T184" style:family="text">
      <style:text-properties officeooo:rsid="0114edb3"/>
    </style:style>
    <style:style style:name="T185" style:family="text">
      <style:text-properties officeooo:rsid="011ac69a"/>
    </style:style>
    <style:style style:name="T186" style:family="text">
      <style:text-properties officeooo:rsid="011bcdca"/>
    </style:style>
    <style:style style:name="T187" style:family="text">
      <style:text-properties officeooo:rsid="011c742d"/>
    </style:style>
    <style:style style:name="T188" style:family="text">
      <style:text-properties officeooo:rsid="011d2758"/>
    </style:style>
    <style:style style:name="T189" style:family="text">
      <style:text-properties officeooo:rsid="0121cd14"/>
    </style:style>
    <style:style style:name="T190" style:family="text">
      <style:text-properties officeooo:rsid="0121daa5"/>
    </style:style>
    <style:style style:name="T191" style:family="text">
      <style:text-properties officeooo:rsid="0125688c"/>
    </style:style>
    <style:style style:name="T192" style:family="text">
      <style:text-properties officeooo:rsid="010b9347"/>
    </style:style>
    <style:style style:name="T193" style:family="text">
      <style:text-properties style:font-name="Times New Roman" fo:font-size="10pt"/>
    </style:style>
    <style:style style:name="T194" style:family="text">
      <style:text-properties style:font-name="Times New Roman" fo:font-size="10pt" fo:font-style="normal" style:font-style-asian="normal" style:font-style-complex="normal"/>
    </style:style>
    <style:style style:name="T195" style:family="text">
      <style:text-properties style:font-name="Times New Roman" fo:font-size="10pt" fo:font-style="normal" officeooo:rsid="017b37af" style:font-style-asian="normal" style:font-style-complex="normal"/>
    </style:style>
    <style:style style:name="T196" style:family="text">
      <style:text-properties style:font-name="Times New Roman2"/>
    </style:style>
    <style:style style:name="T197" style:family="text">
      <style:text-properties style:font-name="Times New Roman2" fo:font-weight="normal" style:font-weight-asian="normal" style:font-weight-complex="normal"/>
    </style:style>
    <style:style style:name="T198" style:family="text">
      <style:text-properties style:font-name="Times New Roman2" fo:font-weight="bold" style:font-weight-asian="bold" style:font-weight-complex="normal"/>
    </style:style>
    <style:style style:name="T199" style:family="text">
      <style:text-properties style:font-name="TimesNewRomanPSMT"/>
    </style:style>
    <style:style style:name="T200" style:family="text">
      <style:text-properties style:font-name="TimesNewRomanPSMT" fo:font-style="italic" fo:font-weight="bold" style:font-style-asian="italic" style:font-weight-asian="bold" style:font-style-complex="italic" style:font-weight-complex="bold"/>
    </style:style>
    <style:style style:name="T201" style:family="text">
      <style:text-properties style:font-name="TimesNewRomanPSMT" fo:font-style="normal" fo:font-weight="normal" style:font-style-asian="normal" style:font-weight-asian="normal" style:font-style-complex="normal" style:font-weight-complex="normal"/>
    </style:style>
    <style:style style:name="T202" style:family="text">
      <style:text-properties style:font-name="TimesNewRomanPSMT" fo:font-style="normal" fo:font-weight="normal" officeooo:rsid="0176143d" style:font-style-asian="normal" style:font-weight-asian="normal" style:font-style-complex="normal" style:font-weight-complex="normal"/>
    </style:style>
    <style:style style:name="T203" style:family="text">
      <style:text-properties officeooo:rsid="010e5bf6"/>
    </style:style>
    <style:style style:name="T204" style:family="text">
      <style:text-properties officeooo:rsid="0115aa7d"/>
    </style:style>
    <style:style style:name="T205" style:family="text">
      <style:text-properties officeooo:rsid="0114942b"/>
    </style:style>
    <style:style style:name="T206" style:family="text">
      <style:text-properties officeooo:rsid="0116ee70"/>
    </style:style>
    <style:style style:name="T207" style:family="text">
      <style:text-properties officeooo:rsid="013193e0"/>
    </style:style>
    <style:style style:name="T208" style:family="text">
      <style:text-properties officeooo:rsid="01367b5a"/>
    </style:style>
    <style:style style:name="T209" style:family="text">
      <style:text-properties officeooo:rsid="0137a158"/>
    </style:style>
    <style:style style:name="T210" style:family="text">
      <style:text-properties officeooo:rsid="013a1c43"/>
    </style:style>
    <style:style style:name="T211" style:family="text">
      <style:text-properties officeooo:rsid="013f1716"/>
    </style:style>
    <style:style style:name="T212" style:family="text">
      <style:text-properties officeooo:rsid="01476cff"/>
    </style:style>
    <style:style style:name="T213" style:family="text">
      <style:text-properties officeooo:rsid="0163ccb1"/>
    </style:style>
    <style:style style:name="T214" style:family="text">
      <style:text-properties officeooo:rsid="0164ac16"/>
    </style:style>
    <style:style style:name="T215" style:family="text">
      <style:text-properties officeooo:rsid="016a9084"/>
    </style:style>
    <style:style style:name="T216" style:family="text">
      <style:text-properties officeooo:rsid="016cbb9a"/>
    </style:style>
    <style:style style:name="T217" style:family="text">
      <style:text-properties officeooo:rsid="0170d0f2"/>
    </style:style>
    <style:style style:name="T218" style:family="text">
      <style:text-properties officeooo:rsid="01734868"/>
    </style:style>
    <style:style style:name="T219" style:family="text">
      <style:text-properties officeooo:rsid="01789a29"/>
    </style:style>
    <style:style style:name="T220" style:family="text">
      <style:text-properties officeooo:rsid="0176143d"/>
    </style:style>
    <style:style style:name="T221" style:family="text">
      <style:text-properties officeooo:rsid="017b12b6"/>
    </style:style>
    <style:style style:name="T222" style:family="text">
      <style:text-properties officeooo:rsid="017e0960"/>
    </style:style>
    <style:style style:name="T223" style:family="text">
      <style:text-properties officeooo:rsid="017ea9bc"/>
    </style:style>
    <style:style style:name="T224" style:family="text">
      <style:text-properties officeooo:rsid="017ee5c4"/>
    </style:style>
    <style:style style:name="T225" style:family="text">
      <style:text-properties officeooo:rsid="0183021c"/>
    </style:style>
    <style:style style:name="T226" style:family="text">
      <style:text-properties officeooo:rsid="01854c27"/>
    </style:style>
    <style:style style:name="T227" style:family="text">
      <style:text-properties fo:color="#2a00ff"/>
    </style:style>
    <style:style style:name="T228" style:family="text">
      <style:text-properties fo:color="#2a00ff" fo:font-weight="bold" style:font-weight-asian="bold" style:font-weight-complex="bold"/>
    </style:style>
    <style:style style:name="T229" style:family="text">
      <style:text-properties fo:color="#2a00ff" fo:font-weight="bold" officeooo:rsid="01b0289c" style:font-weight-asian="bold" style:font-weight-complex="bold"/>
    </style:style>
    <style:style style:name="T230" style:family="text">
      <style:text-properties fo:color="#2a00ff" fo:font-weight="bold" style:font-weight-asian="bold" style:font-weight-complex="bold"/>
    </style:style>
    <style:style style:name="T231" style:family="text">
      <style:text-properties fo:color="#2a00ff" officeooo:rsid="01ace418"/>
    </style:style>
    <style:style style:name="T232" style:family="text">
      <style:text-properties fo:color="#2a00ff" officeooo:rsid="01aeb313"/>
    </style:style>
    <style:style style:name="T233" style:family="text">
      <style:text-properties fo:color="#2a00ff" officeooo:rsid="01b6f684"/>
    </style:style>
    <style:style style:name="T234" style:family="text">
      <style:text-properties fo:color="#2a00ff" fo:font-style="italic" officeooo:rsid="01bc594c" style:font-style-asian="italic" style:font-style-complex="italic"/>
    </style:style>
    <style:style style:name="T235" style:family="text">
      <style:text-properties fo:color="#2a00ff" fo:font-style="italic" officeooo:rsid="0138e0f8" style:font-style-asian="italic" style:font-style-complex="italic"/>
    </style:style>
    <style:style style:name="T236" style:family="text">
      <style:text-properties fo:color="#2a00ff" fo:font-style="italic" officeooo:rsid="0138fcba" style:font-style-asian="italic" style:font-style-complex="italic"/>
    </style:style>
    <style:style style:name="T237" style:family="text">
      <style:text-properties fo:color="#2a00ff" fo:font-style="italic" style:font-style-asian="italic" style:font-style-complex="italic"/>
    </style:style>
    <style:style style:name="T238" style:family="text">
      <style:text-properties fo:color="#2a00ff" fo:font-style="italic" officeooo:rsid="013db8ca" style:font-style-asian="italic" style:font-style-complex="italic"/>
    </style:style>
    <style:style style:name="T239" style:family="text">
      <style:text-properties fo:color="#2a00ff" officeooo:rsid="01bc594c"/>
    </style:style>
    <style:style style:name="T240" style:family="text">
      <style:text-properties fo:color="#2a00ff" officeooo:rsid="01bca9ef"/>
    </style:style>
    <style:style style:name="T241" style:family="text">
      <style:text-properties fo:color="#2a00ff" style:font-name="Times New Roman1" fo:font-size="10pt" fo:font-style="normal" fo:font-weight="normal" officeooo:rsid="01b6f684" style:font-size-asian="10pt" style:font-style-asian="normal" style:font-weight-asian="normal" style:font-size-complex="10pt" style:font-style-complex="normal" style:font-weight-complex="normal"/>
    </style:style>
    <style:style style:name="T242" style:family="text">
      <style:text-properties fo:color="#2a00ff" style:font-name="Times New Roman1" fo:font-size="10pt" fo:font-style="normal" fo:font-weight="normal" officeooo:rsid="01b8b8ed" style:font-size-asian="10pt" style:font-style-asian="normal" style:font-weight-asian="normal" style:font-size-complex="10pt" style:font-style-complex="normal" style:font-weight-complex="normal"/>
    </style:style>
    <style:style style:name="T243" style:family="text">
      <style:text-properties fo:color="#2a00ff" style:font-name="Times New Roman1" fo:font-size="10pt" fo:font-style="normal" fo:font-weight="bold" officeooo:rsid="01b6f684" style:font-size-asian="10pt" style:font-style-asian="normal" style:font-weight-asian="bold" style:font-size-complex="10pt" style:font-style-complex="normal" style:font-weight-complex="bold"/>
    </style:style>
    <style:style style:name="T244" style:family="text">
      <style:text-properties fo:color="#2a00ff" style:font-name="Times New Roman1" fo:font-size="10pt" fo:font-style="italic" fo:font-weight="normal" officeooo:rsid="01b8b8ed" style:font-size-asian="10pt" style:font-style-asian="italic" style:font-weight-asian="normal" style:font-size-complex="10pt" style:font-style-complex="italic" style:font-weight-complex="normal"/>
    </style:style>
    <style:style style:name="T245" style:family="text">
      <style:text-properties fo:color="#2a00ff"/>
    </style:style>
    <style:style style:name="T246" style:family="text">
      <style:text-properties fo:color="#2a00ff" officeooo:rsid="0138e0f8"/>
    </style:style>
    <style:style style:name="T247" style:family="text">
      <style:text-properties fo:color="#2a00ff" officeooo:rsid="0138fcba"/>
    </style:style>
    <style:style style:name="T248" style:family="text">
      <style:text-properties fo:color="#2a00ff" officeooo:rsid="013a5b78"/>
    </style:style>
    <style:style style:name="T249" style:family="text">
      <style:text-properties fo:color="#2a00ff" officeooo:rsid="013c3e1b"/>
    </style:style>
    <style:style style:name="T250" style:family="text">
      <style:text-properties fo:color="#2a00ff" officeooo:rsid="013db8ca"/>
    </style:style>
    <style:style style:name="T251" style:family="text">
      <style:text-properties officeooo:rsid="01b203bf"/>
    </style:style>
    <style:style style:name="T252" style:family="text">
      <style:text-properties officeooo:rsid="018fac6b"/>
    </style:style>
    <style:style style:name="T253" style:family="text">
      <style:text-properties officeooo:rsid="019141bb"/>
    </style:style>
    <style:style style:name="T254" style:family="text">
      <style:text-properties officeooo:rsid="019cf47d"/>
    </style:style>
    <style:style style:name="T255" style:family="text">
      <style:text-properties officeooo:rsid="0192148f"/>
    </style:style>
    <style:style style:name="T256" style:family="text">
      <style:text-properties officeooo:rsid="01a68cb3"/>
    </style:style>
    <style:style style:name="T257" style:family="text">
      <style:text-properties officeooo:rsid="01a4569c"/>
    </style:style>
    <style:style style:name="T258" style:family="text">
      <style:text-properties officeooo:rsid="012703ac"/>
    </style:style>
    <style:style style:name="T259" style:family="text">
      <style:text-properties officeooo:rsid="012a395f"/>
    </style:style>
    <style:style style:name="T260" style:family="text">
      <style:text-properties officeooo:rsid="012b5134"/>
    </style:style>
    <style:style style:name="T261" style:family="text">
      <style:text-properties officeooo:rsid="012bc321"/>
    </style:style>
    <style:style style:name="T262" style:family="text">
      <style:text-properties officeooo:rsid="012cf9b8"/>
    </style:style>
    <style:style style:name="T263" style:family="text">
      <style:text-properties officeooo:rsid="012e2cb9"/>
    </style:style>
    <style:style style:name="T264" style:family="text">
      <style:text-properties officeooo:rsid="01b6b786"/>
    </style:style>
    <style:style style:name="T265" style:family="text">
      <style:text-properties officeooo:rsid="0131e7ae"/>
    </style:style>
    <style:style style:name="T266" style:family="text">
      <style:text-properties officeooo:rsid="013314b7"/>
    </style:style>
    <style:style style:name="T267" style:family="text">
      <style:text-properties officeooo:rsid="01352a59"/>
    </style:style>
    <style:style style:name="T268" style:family="text">
      <style:text-properties officeooo:rsid="01376039"/>
    </style:style>
    <style:style style:name="T269" style:family="text">
      <style:text-properties officeooo:rsid="013d9c64"/>
    </style:style>
    <style:style style:name="T270" style:family="text">
      <style:text-properties officeooo:rsid="0142c018"/>
    </style:style>
    <style:style style:name="T271" style:family="text">
      <style:text-properties fo:color="#000000" style:font-name="Times New Roman1" fo:font-size="10pt" style:font-name-asian="Times New Roman3" style:font-size-asian="10pt" style:font-size-complex="10pt"/>
    </style:style>
    <style:style style:name="T272" style:family="text">
      <style:text-properties fo:color="#000000" style:font-name="Times New Roman1" fo:font-size="10pt" officeooo:rsid="014788a3" style:font-name-asian="Times New Roman3" style:font-size-asian="10pt" style:font-size-complex="10pt"/>
    </style:style>
    <style:style style:name="T273" style:family="text">
      <style:text-properties fo:color="#000000" style:font-name="Times New Roman1" fo:font-size="10pt" officeooo:rsid="0147a760" style:font-name-asian="Times New Roman3" style:font-size-asian="10pt" style:font-size-complex="10pt"/>
    </style:style>
    <style:style style:name="T274" style:family="text">
      <style:text-properties fo:color="#000000" style:font-name="Times New Roman1" fo:font-size="10pt" officeooo:rsid="014b3ce7" style:font-name-asian="Times New Roman3" style:font-size-asian="10pt" style:font-size-complex="10pt"/>
    </style:style>
    <style:style style:name="T275" style:family="text">
      <style:text-properties fo:color="#000000" style:font-name="Times New Roman1" fo:font-size="10pt" officeooo:rsid="014c51c2" style:font-name-asian="Times New Roman3" style:font-size-asian="10pt" style:font-size-complex="10pt"/>
    </style:style>
    <style:style style:name="T276" style:family="text">
      <style:text-properties fo:color="#000000" style:font-name="Times New Roman1" fo:font-size="10pt" officeooo:rsid="01584d67" style:font-name-asian="Times New Roman3" style:font-size-asian="10pt" style:font-size-complex="10pt"/>
    </style:style>
    <style:style style:name="T277" style:family="text">
      <style:text-properties fo:color="#000000" style:font-name="Times New Roman1" fo:font-size="10pt" fo:font-style="italic" officeooo:rsid="014788a3" style:font-name-asian="Times New Roman3" style:font-size-asian="10pt" style:font-style-asian="italic" style:font-size-complex="10pt" style:font-style-complex="italic"/>
    </style:style>
    <style:style style:name="T278" style:family="text">
      <style:text-properties fo:color="#000000" style:font-name="Times New Roman1" fo:font-size="10pt" fo:font-style="italic" officeooo:rsid="014c51c2" style:font-name-asian="Times New Roman3" style:font-size-asian="10pt" style:font-style-asian="italic" style:font-size-complex="10pt" style:font-style-complex="italic"/>
    </style:style>
    <style:style style:name="T279" style:family="text">
      <style:text-properties fo:color="#000000" style:font-name="Times New Roman1" fo:font-size="10pt" fo:font-style="italic" officeooo:rsid="01584d67" style:font-name-asian="Times New Roman3" style:font-size-asian="10pt" style:font-style-asian="italic" style:font-size-complex="10pt" style:font-style-complex="italic"/>
    </style:style>
    <style:style style:name="T280" style:family="text">
      <style:text-properties officeooo:rsid="01436258"/>
    </style:style>
    <style:style style:name="T281" style:family="text">
      <style:text-properties officeooo:rsid="01444f77"/>
    </style:style>
    <style:style style:name="T282" style:family="text">
      <style:text-properties officeooo:rsid="014788a3"/>
    </style:style>
    <style:style style:name="T283" style:family="text">
      <style:text-properties officeooo:rsid="014cdea7"/>
    </style:style>
    <style:style style:name="T284" style:family="text">
      <style:text-properties officeooo:rsid="014d49c5"/>
    </style:style>
    <style:style style:name="T285" style:family="text">
      <style:text-properties officeooo:rsid="014f4c0a"/>
    </style:style>
    <style:style style:name="T286" style:family="text">
      <style:text-properties officeooo:rsid="0153127f"/>
    </style:style>
    <style:style style:name="T287" style:family="text">
      <style:text-properties officeooo:rsid="0154951b"/>
    </style:style>
    <style:style style:name="T288" style:family="text">
      <style:text-properties officeooo:rsid="015589d5"/>
    </style:style>
    <style:style style:name="T289" style:family="text">
      <style:text-properties officeooo:rsid="01573f9f"/>
    </style:style>
    <style:style style:name="T290" style:family="text">
      <style:text-properties officeooo:rsid="01584d67"/>
    </style:style>
    <style:style style:name="T291" style:family="text">
      <style:text-properties officeooo:rsid="015ad352"/>
    </style:style>
    <style:style style:name="T292" style:family="text">
      <style:text-properties officeooo:rsid="015c0f78"/>
    </style:style>
    <style:style style:name="T293" style:family="text">
      <style:text-properties officeooo:rsid="015ce5d1"/>
    </style:style>
    <style:style style:name="T294" style:family="text">
      <style:text-properties officeooo:rsid="015fd588"/>
    </style:style>
    <style:style style:name="T29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2"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6"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7"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from-left" style:horizontal-rel="paragraph" draw:fill-image-width="0cm" draw:fill-image-height="0cm" fo:padding="0cm" fo:border="none" style:shadow="none" draw:shadow-opacity="100%"/>
    </style:style>
    <style:style style:name="fr9"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10"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353cm" style:run-through="foreground" style:wrap="none" style:vertical-pos="middle" style:vertical-rel="baseline" style:horizontal-pos="from-left" style:horizontal-rel="paragraph" fo:padding="0cm" fo:border="non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82719208" text:id="ct82719208">
          <text:insertion>
            <office:change-info>
              <dc:creator>Auteur inconnu</dc:creator>
              <dc:date>2016-02-07T18:41:00</dc:date>
            </office:change-info>
          </text:insertion>
        </text:changed-region>
        <text:changed-region xml:id="ct242317216" text:id="ct242317216">
          <text:deletion>
            <office:change-info>
              <dc:creator>Ed Seidewitz</dc:creator>
              <dc:date>2016-01-28T18:40:00</dc:date>
            </office:change-info>
            <text:h text:style-name="P1" text:outline-level="3"><text:span text:style-name="T1">Constraint on Vendors implementing the Semantic Model</text:span></text:h>
          </text:deletion>
        </text:changed-region>
        <text:changed-region xml:id="ct242316136" text:id="ct242316136">
          <text:insertion>
            <office:change-info>
              <dc:creator>Ed Seidewitz</dc:creator>
              <dc:date>2016-01-28T18:40:00</dc:date>
            </office:change-info>
          </text:insertion>
        </text:changed-region>
        <text:changed-region xml:id="ct242316616" text:id="ct242316616">
          <text:deletion>
            <office:change-info>
              <dc:creator>Ed Seidewitz</dc:creator>
              <dc:date>2016-01-28T18:40:00</dc:date>
            </office:change-info>
            <text:h text:style-name="Heading_20_3" text:outline-level="3"/>
            <text:p text:style-name="P2">Any tool implementing the semantic model must be able to execute and pass all tests of the test suite to claim that it conforms to what is in this specification. As an additional requirement, it must also be able to execute and pass all tests provided in the PSCS (Precise Semantics for Composite Structures) test suite. This constraint is implied by the fact that PSSM is built on top PSCS but does not modify composite structure semantics.</text:p>
          </text:deletion>
        </text:changed-region>
        <text:changed-region xml:id="ct622966656" text:id="ct622966656">
          <text:insertion>
            <office:change-info>
              <dc:creator>Auteur inconnu</dc:creator>
              <dc:date>2016-02-05T09:59:00</dc:date>
            </office:change-info>
          </text:insertion>
        </text:changed-region>
        <text:changed-region xml:id="ct622965456" text:id="ct622965456">
          <text:insertion>
            <office:change-info>
              <dc:creator>Auteur inconnu</dc:creator>
              <dc:date>2016-02-05T10:16:00</dc:date>
            </office:change-info>
          </text:insertion>
        </text:changed-region>
        <text:changed-region xml:id="ct622965576" text:id="ct622965576">
          <text:insertion>
            <office:change-info>
              <dc:creator>Auteur inconnu</dc:creator>
              <dc:date>2016-02-05T09:59:00</dc:date>
            </office:change-info>
          </text:insertion>
        </text:changed-region>
        <text:changed-region xml:id="ct555851312" text:id="ct555851312">
          <text:insertion>
            <office:change-info>
              <dc:creator>Auteur inconnu</dc:creator>
              <dc:date>2016-02-05T10:17:00</dc:date>
            </office:change-info>
          </text:insertion>
        </text:changed-region>
        <text:changed-region xml:id="ct622957776" text:id="ct622957776">
          <text:insertion>
            <office:change-info>
              <dc:creator>Auteur inconnu</dc:creator>
              <dc:date>2016-02-05T10:51:00</dc:date>
            </office:change-info>
          </text:insertion>
        </text:changed-region>
        <text:changed-region xml:id="ct555853352" text:id="ct555853352">
          <text:insertion>
            <office:change-info>
              <dc:creator>Auteur inconnu</dc:creator>
              <dc:date>2016-02-05T10:52:00</dc:date>
            </office:change-info>
          </text:insertion>
        </text:changed-region>
        <text:changed-region xml:id="ct555852512" text:id="ct555852512">
          <text:insertion>
            <office:change-info>
              <dc:creator>Auteur inconnu</dc:creator>
              <dc:date>2016-02-05T11:07:00</dc:date>
            </office:change-info>
          </text:insertion>
        </text:changed-region>
        <text:changed-region xml:id="ct555839912" text:id="ct555839912">
          <text:insertion>
            <office:change-info>
              <dc:creator>Auteur inconnu</dc:creator>
              <dc:date>2016-02-05T10:57:00</dc:date>
            </office:change-info>
          </text:insertion>
        </text:changed-region>
        <text:changed-region xml:id="ct622968216" text:id="ct622968216">
          <text:insertion>
            <office:change-info>
              <dc:creator>Auteur inconnu</dc:creator>
              <dc:date>2016-02-05T11:01:00</dc:date>
            </office:change-info>
          </text:insertion>
        </text:changed-region>
        <text:changed-region xml:id="ct622971576" text:id="ct622971576">
          <text:insertion>
            <office:change-info>
              <dc:creator>Auteur inconnu</dc:creator>
              <dc:date>2016-02-05T11:02:00</dc:date>
            </office:change-info>
          </text:insertion>
        </text:changed-region>
        <text:changed-region xml:id="ct555843392" text:id="ct555843392">
          <text:insertion>
            <office:change-info>
              <dc:creator>Auteur inconnu</dc:creator>
              <dc:date>2016-02-05T11:03:00</dc:date>
            </office:change-info>
          </text:insertion>
        </text:changed-region>
        <text:changed-region xml:id="ct555839192" text:id="ct555839192">
          <text:insertion>
            <office:change-info>
              <dc:creator>Auteur inconnu</dc:creator>
              <dc:date>2016-02-05T11:08:00</dc:date>
            </office:change-info>
          </text:insertion>
        </text:changed-region>
        <text:changed-region xml:id="ct555838472" text:id="ct555838472">
          <text:insertion>
            <office:change-info>
              <dc:creator>Auteur inconnu</dc:creator>
              <dc:date>2016-02-05T11:15:00</dc:date>
            </office:change-info>
          </text:insertion>
        </text:changed-region>
        <text:changed-region xml:id="ct555839792" text:id="ct555839792">
          <text:insertion>
            <office:change-info>
              <dc:creator>Auteur inconnu</dc:creator>
              <dc:date>2016-02-05T11:16:00</dc:date>
            </office:change-info>
          </text:insertion>
        </text:changed-region>
        <text:changed-region xml:id="ct555840152" text:id="ct555840152">
          <text:insertion>
            <office:change-info>
              <dc:creator>Auteur inconnu</dc:creator>
              <dc:date>2016-02-05T11:04:00</dc:date>
            </office:change-info>
          </text:insertion>
        </text:changed-region>
        <text:changed-region xml:id="ct550755680" text:id="ct550755680">
          <text:insertion>
            <office:change-info>
              <dc:creator>Auteur inconnu</dc:creator>
              <dc:date>2016-02-05T11:26:00</dc:date>
            </office:change-info>
          </text:insertion>
        </text:changed-region>
        <text:changed-region xml:id="ct625370560" text:id="ct625370560">
          <text:insertion>
            <office:change-info>
              <dc:creator>Auteur inconnu</dc:creator>
              <dc:date>2016-02-05T11:27:00</dc:date>
            </office:change-info>
          </text:insertion>
        </text:changed-region>
        <text:changed-region xml:id="ct625370080" text:id="ct625370080">
          <text:insertion>
            <office:change-info>
              <dc:creator>Auteur inconnu</dc:creator>
              <dc:date>2016-02-05T11:28:00</dc:date>
            </office:change-info>
          </text:insertion>
        </text:changed-region>
        <text:changed-region xml:id="ct624608760" text:id="ct624608760">
          <text:insertion>
            <office:change-info>
              <dc:creator>Auteur inconnu</dc:creator>
              <dc:date>2016-02-05T11:31:00</dc:date>
            </office:change-info>
          </text:insertion>
        </text:changed-region>
        <text:changed-region xml:id="ct457701680" text:id="ct457701680">
          <text:insertion>
            <office:change-info>
              <dc:creator>Auteur inconnu</dc:creator>
              <dc:date>2016-02-05T12:07:00</dc:date>
            </office:change-info>
          </text:insertion>
        </text:changed-region>
        <text:changed-region xml:id="ct743246112" text:id="ct743246112">
          <text:insertion>
            <office:change-info>
              <dc:creator>Auteur inconnu</dc:creator>
              <dc:date>2016-02-05T14:42:00</dc:date>
            </office:change-info>
          </text:insertion>
        </text:changed-region>
        <text:changed-region xml:id="ct464669048" text:id="ct464669048">
          <text:insertion>
            <office:change-info>
              <dc:creator>Auteur inconnu</dc:creator>
              <dc:date>2016-02-05T14:43:00</dc:date>
            </office:change-info>
          </text:insertion>
        </text:changed-region>
        <text:changed-region xml:id="ct464672648" text:id="ct464672648">
          <text:insertion>
            <office:change-info>
              <dc:creator>Auteur inconnu</dc:creator>
              <dc:date>2016-02-05T14:44:00</dc:date>
            </office:change-info>
          </text:insertion>
        </text:changed-region>
        <text:changed-region xml:id="ct464671328" text:id="ct464671328">
          <text:insertion>
            <office:change-info>
              <dc:creator>Auteur inconnu</dc:creator>
              <dc:date>2016-02-05T14:45:00</dc:date>
            </office:change-info>
          </text:insertion>
        </text:changed-region>
        <text:changed-region xml:id="ct625383936" text:id="ct625383936">
          <text:insertion>
            <office:change-info>
              <dc:creator>Auteur inconnu</dc:creator>
              <dc:date>2016-02-05T14:46:00</dc:date>
            </office:change-info>
          </text:insertion>
        </text:changed-region>
        <text:changed-region xml:id="ct464669168" text:id="ct464669168">
          <text:insertion>
            <office:change-info>
              <dc:creator>Auteur inconnu</dc:creator>
              <dc:date>2016-02-05T14:47:00</dc:date>
            </office:change-info>
          </text:insertion>
        </text:changed-region>
        <text:changed-region xml:id="ct464670248" text:id="ct464670248">
          <text:insertion>
            <office:change-info>
              <dc:creator>Auteur inconnu</dc:creator>
              <dc:date>2016-02-05T14:48:00</dc:date>
            </office:change-info>
          </text:insertion>
        </text:changed-region>
        <text:changed-region xml:id="ct464670008" text:id="ct464670008">
          <text:insertion>
            <office:change-info>
              <dc:creator>Auteur inconnu</dc:creator>
              <dc:date>2016-02-05T14:49:00</dc:date>
            </office:change-info>
          </text:insertion>
        </text:changed-region>
        <text:changed-region xml:id="ct464670128" text:id="ct464670128">
          <text:insertion>
            <office:change-info>
              <dc:creator>Auteur inconnu</dc:creator>
              <dc:date>2016-02-05T14:50:00</dc:date>
            </office:change-info>
          </text:insertion>
        </text:changed-region>
        <text:changed-region xml:id="ct631857408" text:id="ct631857408">
          <text:insertion>
            <office:change-info>
              <dc:creator>Auteur inconnu</dc:creator>
              <dc:date>2016-02-07T18:47:00</dc:date>
            </office:change-info>
          </text:insertion>
        </text:changed-region>
        <text:changed-region xml:id="ct412061784" text:id="ct412061784">
          <text:insertion>
            <office:change-info>
              <dc:creator>Auteur inconnu</dc:creator>
              <dc:date>2016-02-07T21:51:00</dc:date>
            </office:change-info>
          </text:insertion>
        </text:changed-region>
        <text:changed-region xml:id="ct625384176" text:id="ct625384176">
          <text:insertion>
            <office:change-info>
              <dc:creator>Auteur inconnu</dc:creator>
              <dc:date>2016-02-07T18:08:00</dc:date>
            </office:change-info>
          </text:insertion>
        </text:changed-region>
        <text:changed-region xml:id="ct554509200" text:id="ct554509200">
          <text:insertion>
            <office:change-info>
              <dc:creator>Auteur inconnu</dc:creator>
              <dc:date>2016-02-07T18:16:00</dc:date>
            </office:change-info>
          </text:insertion>
        </text:changed-region>
        <text:changed-region xml:id="ct467968344" text:id="ct467968344">
          <text:insertion>
            <office:change-info>
              <dc:creator>Auteur inconnu</dc:creator>
              <dc:date>2016-02-07T18:11:00</dc:date>
            </office:change-info>
          </text:insertion>
        </text:changed-region>
        <text:changed-region xml:id="ct467968464" text:id="ct467968464">
          <text:insertion>
            <office:change-info>
              <dc:creator>Auteur inconnu</dc:creator>
              <dc:date>2016-02-07T18:11:00</dc:date>
            </office:change-info>
          </text:insertion>
        </text:changed-region>
        <text:changed-region xml:id="ct496983016" text:id="ct496983016">
          <text:insertion>
            <office:change-info>
              <dc:creator>Auteur inconnu</dc:creator>
              <dc:date>2016-02-07T18:13:00</dc:date>
            </office:change-info>
          </text:insertion>
        </text:changed-region>
        <text:changed-region xml:id="ct548558200" text:id="ct548558200">
          <text:insertion>
            <office:change-info>
              <dc:creator>Auteur inconnu</dc:creator>
              <dc:date>2016-02-07T18:18:00</dc:date>
            </office:change-info>
          </text:insertion>
        </text:changed-region>
        <text:changed-region xml:id="ct554508960" text:id="ct554508960">
          <text:insertion>
            <office:change-info>
              <dc:creator>Auteur inconnu</dc:creator>
              <dc:date>2016-02-07T18:15:00</dc:date>
            </office:change-info>
          </text:insertion>
        </text:changed-region>
        <text:changed-region xml:id="ct467968584" text:id="ct467968584">
          <text:insertion>
            <office:change-info>
              <dc:creator>Auteur inconnu</dc:creator>
              <dc:date>2016-02-07T18:17:00</dc:date>
            </office:change-info>
          </text:insertion>
        </text:changed-region>
        <text:changed-region xml:id="ct548558080" text:id="ct548558080">
          <text:insertion>
            <office:change-info>
              <dc:creator>Auteur inconnu</dc:creator>
              <dc:date>2016-02-07T18:18:00</dc:date>
            </office:change-info>
          </text:insertion>
        </text:changed-region>
        <text:changed-region xml:id="ct501992744" text:id="ct501992744">
          <text:insertion>
            <office:change-info>
              <dc:creator>Auteur inconnu</dc:creator>
              <dc:date>2016-02-07T18:19:00</dc:date>
            </office:change-info>
          </text:insertion>
        </text:changed-region>
        <text:changed-region xml:id="ct499453952" text:id="ct499453952">
          <text:insertion>
            <office:change-info>
              <dc:creator>Auteur inconnu</dc:creator>
              <dc:date>2016-02-07T18:18:00</dc:date>
            </office:change-info>
          </text:insertion>
        </text:changed-region>
        <text:changed-region xml:id="ct413087592" text:id="ct413087592">
          <text:insertion>
            <office:change-info>
              <dc:creator>Auteur inconnu</dc:creator>
              <dc:date>2016-02-07T18:20:00</dc:date>
            </office:change-info>
          </text:insertion>
        </text:changed-region>
        <text:changed-region xml:id="ct413087472" text:id="ct413087472">
          <text:insertion>
            <office:change-info>
              <dc:creator>Auteur inconnu</dc:creator>
              <dc:date>2016-02-07T18:18:00</dc:date>
            </office:change-info>
          </text:insertion>
        </text:changed-region>
        <text:changed-region xml:id="ct82719448" text:id="ct82719448">
          <text:insertion>
            <office:change-info>
              <dc:creator>Auteur inconnu</dc:creator>
              <dc:date>2016-02-07T18:39:00</dc:date>
            </office:change-info>
          </text:insertion>
        </text:changed-region>
        <text:changed-region xml:id="ct82719808" text:id="ct82719808">
          <text:insertion>
            <office:change-info>
              <dc:creator>Auteur inconnu</dc:creator>
              <dc:date>2016-02-07T18:18:00</dc:date>
            </office:change-info>
          </text:insertion>
        </text:changed-region>
        <text:changed-region xml:id="ct622789592" text:id="ct622789592">
          <text:insertion>
            <office:change-info>
              <dc:creator>Auteur inconnu</dc:creator>
              <dc:date>2016-02-07T18:39:00</dc:date>
            </office:change-info>
          </text:insertion>
        </text:changed-region>
        <text:changed-region xml:id="ct622789712" text:id="ct622789712">
          <text:insertion>
            <office:change-info>
              <dc:creator>Auteur inconnu</dc:creator>
              <dc:date>2016-02-07T18:18:00</dc:date>
            </office:change-info>
          </text:insertion>
        </text:changed-region>
        <text:changed-region xml:id="ct743963888" text:id="ct743963888">
          <text:insertion>
            <office:change-info>
              <dc:creator>Auteur inconnu</dc:creator>
              <dc:date>2016-02-08T09:29:00</dc:date>
            </office:change-info>
          </text:insertion>
        </text:changed-region>
        <text:changed-region xml:id="ct617695400" text:id="ct617695400">
          <text:insertion>
            <office:change-info>
              <dc:creator>Auteur inconnu</dc:creator>
              <dc:date>2016-02-07T21:57:00</dc:date>
            </office:change-info>
          </text:insertion>
        </text:changed-region>
        <text:changed-region xml:id="ct617670192" text:id="ct617670192">
          <text:insertion>
            <office:change-info>
              <dc:creator>Auteur inconnu</dc:creator>
              <dc:date>2016-02-07T21:58:00</dc:date>
            </office:change-info>
          </text:insertion>
        </text:changed-region>
        <text:changed-region xml:id="ct617695520" text:id="ct617695520">
          <text:insertion>
            <office:change-info>
              <dc:creator>Auteur inconnu</dc:creator>
              <dc:date>2016-02-07T22:01:00</dc:date>
            </office:change-info>
          </text:insertion>
        </text:changed-region>
        <text:changed-region xml:id="ct496982296" text:id="ct496982296">
          <text:insertion>
            <office:change-info>
              <dc:creator>Auteur inconnu</dc:creator>
              <dc:date>2016-02-08T10:44:00</dc:date>
            </office:change-info>
          </text:insertion>
        </text:changed-region>
        <text:changed-region xml:id="ct548557960" text:id="ct548557960">
          <text:insertion>
            <office:change-info>
              <dc:creator>Auteur inconnu</dc:creator>
              <dc:date>2016-02-08T11:06:00</dc:date>
            </office:change-info>
          </text:insertion>
        </text:changed-region>
        <text:changed-region xml:id="ct457842024" text:id="ct457842024">
          <text:insertion>
            <office:change-info>
              <dc:creator>Auteur inconnu</dc:creator>
              <dc:date>2016-02-08T11:07:00</dc:date>
            </office:change-info>
          </text:insertion>
        </text:changed-region>
        <text:changed-region xml:id="ct457841544" text:id="ct457841544">
          <text:insertion>
            <office:change-info>
              <dc:creator>Auteur inconnu</dc:creator>
              <dc:date>2016-02-08T11:15:00</dc:date>
            </office:change-info>
          </text:insertion>
        </text:changed-region>
        <text:changed-region xml:id="ct457842744" text:id="ct457842744">
          <text:insertion>
            <office:change-info>
              <dc:creator>Auteur inconnu</dc:creator>
              <dc:date>2016-02-08T11:18:00</dc:date>
            </office:change-info>
          </text:insertion>
        </text:changed-region>
        <text:changed-region xml:id="ct457842264" text:id="ct457842264">
          <text:insertion>
            <office:change-info>
              <dc:creator>Auteur inconnu</dc:creator>
              <dc:date>2016-02-08T11:16:00</dc:date>
            </office:change-info>
          </text:insertion>
        </text:changed-region>
        <text:changed-region xml:id="ct457842144" text:id="ct457842144">
          <text:insertion>
            <office:change-info>
              <dc:creator>Auteur inconnu</dc:creator>
              <dc:date>2016-02-08T11:17:00</dc:date>
            </office:change-info>
          </text:insertion>
        </text:changed-region>
        <text:changed-region xml:id="ct457842504" text:id="ct457842504">
          <text:insertion>
            <office:change-info>
              <dc:creator>Auteur inconnu</dc:creator>
              <dc:date>2016-02-08T11:18:00</dc:date>
            </office:change-info>
          </text:insertion>
        </text:changed-region>
        <text:changed-region xml:id="ct496984216" text:id="ct496984216">
          <text:insertion>
            <office:change-info>
              <dc:creator>Auteur inconnu</dc:creator>
              <dc:date>2016-02-08T11:09:00</dc:date>
            </office:change-info>
          </text:insertion>
        </text:changed-region>
        <text:changed-region xml:id="ct496984096" text:id="ct496984096">
          <text:insertion>
            <office:change-info>
              <dc:creator>Auteur inconnu</dc:creator>
              <dc:date>2016-02-08T11:10:00</dc:date>
            </office:change-info>
          </text:insertion>
        </text:changed-region>
        <text:changed-region xml:id="ct496984456" text:id="ct496984456">
          <text:insertion>
            <office:change-info>
              <dc:creator>Auteur inconnu</dc:creator>
              <dc:date>2016-02-08T11:09:00</dc:date>
            </office:change-info>
          </text:insertion>
        </text:changed-region>
        <text:changed-region xml:id="ct496983616" text:id="ct496983616">
          <text:insertion>
            <office:change-info>
              <dc:creator>Auteur inconnu</dc:creator>
              <dc:date>2016-02-08T11:10:00</dc:date>
            </office:change-info>
          </text:insertion>
        </text:changed-region>
        <text:changed-region xml:id="ct496983976" text:id="ct496983976">
          <text:insertion>
            <office:change-info>
              <dc:creator>Auteur inconnu</dc:creator>
              <dc:date>2016-02-08T11:09:00</dc:date>
            </office:change-info>
          </text:insertion>
        </text:changed-region>
        <text:changed-region xml:id="ct736298808" text:id="ct736298808">
          <text:insertion>
            <office:change-info>
              <dc:creator>Auteur inconnu</dc:creator>
              <dc:date>2016-02-08T11:25:00</dc:date>
            </office:change-info>
          </text:insertion>
        </text:changed-region>
        <text:changed-region xml:id="ct457842384" text:id="ct457842384">
          <text:insertion>
            <office:change-info>
              <dc:creator>Auteur inconnu</dc:creator>
              <dc:date>2016-02-08T11:28:00</dc:date>
            </office:change-info>
          </text:insertion>
        </text:changed-region>
        <text:changed-region xml:id="ct457843224" text:id="ct457843224">
          <text:insertion>
            <office:change-info>
              <dc:creator>Auteur inconnu</dc:creator>
              <dc:date>2016-02-08T11:29:00</dc:date>
            </office:change-info>
          </text:insertion>
        </text:changed-region>
        <text:changed-region xml:id="ct457841664" text:id="ct457841664">
          <text:insertion>
            <office:change-info>
              <dc:creator>Auteur inconnu</dc:creator>
              <dc:date>2016-02-08T11:30:00</dc:date>
            </office:change-info>
          </text:insertion>
        </text:changed-region>
        <text:changed-region xml:id="ct457841904" text:id="ct457841904">
          <text:insertion>
            <office:change-info>
              <dc:creator>Auteur inconnu</dc:creator>
              <dc:date>2016-02-08T11:31:00</dc:date>
            </office:change-info>
          </text:insertion>
        </text:changed-region>
        <text:changed-region xml:id="ct457842984" text:id="ct457842984">
          <text:insertion>
            <office:change-info>
              <dc:creator>Auteur inconnu</dc:creator>
              <dc:date>2016-02-08T11:32:00</dc:date>
            </office:change-info>
          </text:insertion>
        </text:changed-region>
        <text:changed-region xml:id="ct457842624" text:id="ct457842624">
          <text:insertion>
            <office:change-info>
              <dc:creator>Auteur inconnu</dc:creator>
              <dc:date>2016-02-08T11:33:00</dc:date>
            </office:change-info>
          </text:insertion>
        </text:changed-region>
        <text:changed-region xml:id="ct736297128" text:id="ct736297128">
          <text:insertion>
            <office:change-info>
              <dc:creator>Auteur inconnu</dc:creator>
              <dc:date>2016-02-08T11:34:00</dc:date>
            </office:change-info>
          </text:insertion>
        </text:changed-region>
        <text:changed-region xml:id="ct624609360" text:id="ct624609360">
          <text:insertion>
            <office:change-info>
              <dc:creator>Auteur inconnu</dc:creator>
              <dc:date>2016-02-08T11:35:00</dc:date>
            </office:change-info>
          </text:insertion>
        </text:changed-region>
        <text:changed-region xml:id="ct550758200" text:id="ct550758200">
          <text:insertion>
            <office:change-info>
              <dc:creator>Auteur inconnu</dc:creator>
              <dc:date>2016-02-08T11:37:00</dc:date>
            </office:change-info>
          </text:insertion>
        </text:changed-region>
        <text:changed-region xml:id="ct624610320" text:id="ct624610320">
          <text:insertion>
            <office:change-info>
              <dc:creator>Auteur inconnu</dc:creator>
              <dc:date>2016-02-08T11:38:00</dc:date>
            </office:change-info>
          </text:insertion>
        </text:changed-region>
        <text:changed-region xml:id="ct624609000" text:id="ct624609000">
          <text:insertion>
            <office:change-info>
              <dc:creator>Auteur inconnu</dc:creator>
              <dc:date>2016-02-08T11:39:00</dc:date>
            </office:change-info>
          </text:insertion>
        </text:changed-region>
        <text:changed-region xml:id="ct624610080" text:id="ct624610080">
          <text:insertion>
            <office:change-info>
              <dc:creator>Auteur inconnu</dc:creator>
              <dc:date>2016-02-08T11:40:00</dc:date>
            </office:change-info>
          </text:insertion>
        </text:changed-region>
        <text:changed-region xml:id="ct624609720" text:id="ct624609720">
          <text:insertion>
            <office:change-info>
              <dc:creator>Auteur inconnu</dc:creator>
              <dc:date>2016-02-08T11:41:00</dc:date>
            </office:change-info>
          </text:insertion>
        </text:changed-region>
        <text:changed-region xml:id="ct624610200" text:id="ct624610200">
          <text:insertion>
            <office:change-info>
              <dc:creator>Auteur inconnu</dc:creator>
              <dc:date>2016-02-08T11:42:00</dc:date>
            </office:change-info>
          </text:insertion>
        </text:changed-region>
        <text:changed-region xml:id="ct550755080" text:id="ct550755080">
          <text:insertion>
            <office:change-info>
              <dc:creator>Auteur inconnu</dc:creator>
              <dc:date>2016-02-08T11:43:00</dc:date>
            </office:change-info>
          </text:insertion>
        </text:changed-region>
        <text:changed-region xml:id="ct550758080" text:id="ct550758080">
          <text:insertion>
            <office:change-info>
              <dc:creator>Auteur inconnu</dc:creator>
              <dc:date>2016-02-08T11:44:00</dc:date>
            </office:change-info>
          </text:insertion>
        </text:changed-region>
        <text:changed-region xml:id="ct550757000" text:id="ct550757000">
          <text:insertion>
            <office:change-info>
              <dc:creator>Auteur inconnu</dc:creator>
              <dc:date>2016-02-08T11:45:00</dc:date>
            </office:change-info>
          </text:insertion>
        </text:changed-region>
        <text:changed-region xml:id="ct550757960" text:id="ct550757960">
          <text:insertion>
            <office:change-info>
              <dc:creator>Auteur inconnu</dc:creator>
              <dc:date>2016-02-08T11:46:00</dc:date>
            </office:change-info>
          </text:insertion>
        </text:changed-region>
        <text:changed-region xml:id="ct550755800" text:id="ct550755800">
          <text:insertion>
            <office:change-info>
              <dc:creator>Auteur inconnu</dc:creator>
              <dc:date>2016-02-08T11:47:00</dc:date>
            </office:change-info>
          </text:insertion>
        </text:changed-region>
        <text:changed-region xml:id="ct625383696" text:id="ct625383696">
          <text:insertion>
            <office:change-info>
              <dc:creator>Auteur inconnu</dc:creator>
              <dc:date>2016-02-08T11:51:00</dc:date>
            </office:change-info>
          </text:insertion>
        </text:changed-region>
        <text:changed-region xml:id="ct625384536" text:id="ct625384536">
          <text:insertion>
            <office:change-info>
              <dc:creator>Auteur inconnu</dc:creator>
              <dc:date>2016-02-08T11:52:00</dc:date>
            </office:change-info>
          </text:insertion>
        </text:changed-region>
        <text:changed-region xml:id="ct743961608" text:id="ct743961608">
          <text:insertion>
            <office:change-info>
              <dc:creator>Auteur inconnu</dc:creator>
              <dc:date>2016-02-08T10:40: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27">Date</text:span></text:span><text:span text:style-name="T24">: </text:span><text:span text:style-name="T26">February</text:span><text:span text:style-name="T25">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text:bookmark-start text:name="__RefHeading___Toc6315_1360616818"/>Precise Semantics of UML State Machines (PSSM)<text:bookmark-end text:name="__RefHeading___Toc6315_1360616818"/></text:h>
      <text:p text:style-name="P5"/>
      <text:p text:style-name="P329">Initial Submission</text:p>
      <text:p text:style-name="Text_20_body">In response to the Precise Semantics of UML State Machines RFP (ad/2015-03-02)</text:p>
      <text:p text:style-name="P23">__________________________________________________</text:p>
      <text:p text:style-name="Text_20_body"><text:span text:style-name="T28">OMG Document Number: </text:span><text:span text:style-name="T30">ad</text:span><text:span text:style-name="T29">/2016-0</text:span><text:span text:style-name="T30">2</text:span><text:span text:style-name="T29">-xx</text:span><text:span text:style-name="T28"> </text:span></text:p>
      <text:p text:style-name="P24">Machine Readable File(s): </text:p>
      <text:p text:style-name="P25"><text:tab/></text:p>
      <text:p text:style-name="P22">_________________________________________________</text:p>
      <text:p text:style-name="P92">Submitted by:</text:p>
      <text:p text:style-name="P93">BAE Systems</text:p>
      <text:p text:style-name="P93">Model Driven Solutions</text:p>
      <text:p text:style-name="P93">No Magic, Inc.</text:p>
      <text:p text:style-name="P92">Supported by:</text:p>
      <text:p text:style-name="P93">Airbus Group</text:p>
      <text:p text:style-name="P93">Commissariat á l'Energie Atomique et Alternatives (CEA)</text:p>
      <text:p text:style-name="P93">LieberLieber Software</text:p>
      <text:p text:style-name="P93">Simula Research Laboratory</text:p>
      <text:p text:style-name="P23"/>
      <text:p text:style-name="P89">Copyright © 2016 Airbus Group</text:p>
      <text:p text:style-name="Copyright">Copyright © 201<text:span text:style-name="T31">6</text:span> <text:span text:style-name="T31">BAE Systems</text:span></text:p>
      <text:p text:style-name="Copyright">Copyright © 201<text:span text:style-name="T31">6</text:span> <text:span text:style-name="T32">Commissariat á l'Energie Atomique et Alternatives (CEA)</text:span></text:p>
      <text:p text:style-name="Copyright">Copyright © 201<text:span text:style-name="T31">6</text:span> Data Access Technologies, Inc. (Model Driven Solutions)</text:p>
      <text:p text:style-name="Copyright">Copyright © 201<text:span text:style-name="T31">6</text:span> <text:span text:style-name="T31">LeiberLeiber Software</text:span></text:p>
      <text:p text:style-name="Copyright">Copyright © 201<text:span text:style-name="T31">6</text:span> No Magic, <text:span text:style-name="T31">Inc.</text:span></text:p>
      <text:p text:style-name="Copyright">Copyright © 201<text:span text:style-name="T31">6</text:span> <text:span text:style-name="T31">Simula Research Laboratory</text:span></text:p>
      <text:p text:style-name="Text_20_body"/>
      <text:p text:style-name="Text_20_body"/>
      <text:p text:style-name="Heading_20_-_20_Center">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201" text:outline-level="1"><text:bookmark-start text:name="__RefHeading___Toc52545_189762473"/>Table of Contents<text:bookmark-end text:name="__RefHeading___Toc52545_189762473"/></text:h>
      <text:p text:style-name="Text_20_body"/>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143"><text:a xlink:type="simple" xlink:href="#__RefHeading___Toc38699_1991190544" text:style-name="Internet_20_link" text:visited-style-name="Visited_20_Internet_20_Link">0<text:tab/>Submission Introduction<text:tab/>v</text:a></text:p>
          <text:p text:style-name="P123"><text:a xlink:type="simple" xlink:href="#__RefHeading___Toc38833_1991190544" text:style-name="Internet_20_link" text:visited-style-name="Visited_20_Internet_20_Link">0.1<text:tab/>Overview<text:tab/>v</text:a></text:p>
          <text:p text:style-name="P123"><text:a xlink:type="simple" xlink:href="#__RefHeading___Toc38835_1991190544" text:style-name="Internet_20_link" text:visited-style-name="Visited_20_Internet_20_Link">0.2<text:tab/>Submitters<text:tab/>v</text:a></text:p>
          <text:p text:style-name="P123"><text:a xlink:type="simple" xlink:href="#__RefHeading___Toc38837_1991190544" text:style-name="Internet_20_link" text:visited-style-name="Visited_20_Internet_20_Link">0.3<text:tab/>Mandatory Requirements<text:tab/>v</text:a></text:p>
          <text:p text:style-name="P123"><text:a xlink:type="simple" xlink:href="#__RefHeading___Toc38839_1991190544" text:style-name="Internet_20_link" text:visited-style-name="Visited_20_Internet_20_Link">0.4<text:tab/>Non-Mandatory Features<text:tab/>viii</text:a></text:p>
          <text:p text:style-name="P123"><text:a xlink:type="simple" xlink:href="#__RefHeading___Toc38841_1991190544" text:style-name="Internet_20_link" text:visited-style-name="Visited_20_Internet_20_Link">0.5<text:tab/>Issues To Be Discussed<text:tab/>ix</text:a></text:p>
          <text:p text:style-name="P143"><text:a xlink:type="simple" xlink:href="#__RefHeading___Toc54181_1498751252" text:style-name="Internet_20_link" text:visited-style-name="Visited_20_Internet_20_Link">1<text:tab/>Scope<text:tab/>1</text:a></text:p>
          <text:p text:style-name="P143"><text:a xlink:type="simple" xlink:href="#__RefHeading___Toc54183_1498751252" text:style-name="Internet_20_link" text:visited-style-name="Visited_20_Internet_20_Link">2<text:tab/>Conformance<text:tab/>1</text:a></text:p>
          <text:p text:style-name="P123"><text:a xlink:type="simple" xlink:href="#__RefHeading___Toc8456_1449612817" text:style-name="Internet_20_link" text:visited-style-name="Visited_20_Internet_20_Link">2.1<text:tab/>General<text:tab/>1</text:a></text:p>
          <text:p text:style-name="P123"><text:a xlink:type="simple" xlink:href="#__RefHeading___Toc8658_1449612817" text:style-name="Internet_20_link" text:visited-style-name="Visited_20_Internet_20_Link">2.2<text:tab/>Conformance Levels<text:tab/>1</text:a></text:p>
          <text:p text:style-name="P142"><text:a xlink:type="simple" xlink:href="#__RefHeading___Toc8458_1449612817" text:style-name="Internet_20_link" text:visited-style-name="Visited_20_Internet_20_Link">2.2.1<text:tab/>PSSM-only Conformance<text:tab/>1</text:a></text:p>
          <text:p text:style-name="P142"><text:a xlink:type="simple" xlink:href="#__RefHeading___Toc8460_1449612817" text:style-name="Internet_20_link" text:visited-style-name="Visited_20_Internet_20_Link">2.2.2<text:tab/>Joint PSSM and PSCS Conformance<text:tab/>2</text:a></text:p>
          <text:p text:style-name="P123"><text:a xlink:type="simple" xlink:href="#__RefHeading___Toc8462_1449612817" text:style-name="Internet_20_link" text:visited-style-name="Visited_20_Internet_20_Link">2.3<text:tab/>Genericity of the Execution Model<text:tab/>2</text:a></text:p>
          <text:p text:style-name="P143"><text:a xlink:type="simple" xlink:href="#__RefHeading___Toc54193_1498751252" text:style-name="Internet_20_link" text:visited-style-name="Visited_20_Internet_20_Link">3<text:tab/>Normative References<text:tab/>3</text:a></text:p>
          <text:p text:style-name="P143"><text:a xlink:type="simple" xlink:href="#__RefHeading___Toc33534_1764376823" text:style-name="Internet_20_link" text:visited-style-name="Visited_20_Internet_20_Link">4<text:tab/>Terms and Definitions<text:tab/>3</text:a></text:p>
          <text:p text:style-name="P143"><text:a xlink:type="simple" xlink:href="#__RefHeading___Toc54195_1498751252" text:style-name="Internet_20_link" text:visited-style-name="Visited_20_Internet_20_Link">5<text:tab/>Symbols<text:tab/>4</text:a></text:p>
          <text:p text:style-name="P143"><text:a xlink:type="simple" xlink:href="#__RefHeading___Toc54197_1498751252" text:style-name="Internet_20_link" text:visited-style-name="Visited_20_Internet_20_Link">6<text:tab/>Additional Information<text:tab/>5</text:a></text:p>
          <text:p text:style-name="P123"><text:a xlink:type="simple" xlink:href="#__RefHeading___Toc54199_1498751252" text:style-name="Internet_20_link" text:visited-style-name="Visited_20_Internet_20_Link">6.1<text:tab/>Changes to Adopted OMG Specifications<text:tab/>5</text:a></text:p>
          <text:p text:style-name="P123"><text:a xlink:type="simple" xlink:href="#__RefHeading___Toc54201_1498751252" text:style-name="Internet_20_link" text:visited-style-name="Visited_20_Internet_20_Link">6.2<text:tab/>Acknowledgments<text:tab/>5</text:a></text:p>
          <text:p text:style-name="P143"><text:a xlink:type="simple" xlink:href="#__RefHeading___Toc29229_1764376823" text:style-name="Internet_20_link" text:visited-style-name="Visited_20_Internet_20_Link">7<text:tab/>Abstract Syntax<text:tab/>6</text:a></text:p>
          <text:p text:style-name="P123"><text:a xlink:type="simple" xlink:href="#__RefHeading___Toc54213_1498751252" text:style-name="Internet_20_link" text:visited-style-name="Visited_20_Internet_20_Link">7.1<text:tab/>Overview<text:tab/>6</text:a></text:p>
          <text:p text:style-name="P123"><text:a xlink:type="simple" xlink:href="#__RefHeading___Toc6197_1360616818" text:style-name="Internet_20_link" text:visited-style-name="Visited_20_Internet_20_Link">7.2<text:tab/>Common Structure<text:tab/>9</text:a></text:p>
          <text:p text:style-name="P142"><text:a xlink:type="simple" xlink:href="#__RefHeading___Toc20259_1360616818" text:style-name="Internet_20_link" text:visited-style-name="Visited_20_Internet_20_Link">7.2.1<text:tab/>Overview<text:tab/>9</text:a></text:p>
          <text:p text:style-name="P142"><text:a xlink:type="simple" xlink:href="#__RefHeading___Toc6829_1360616818" text:style-name="Internet_20_link" text:visited-style-name="Visited_20_Internet_20_Link">7.2.2<text:tab/>Constraints<text:tab/>9</text:a></text:p>
          <text:p text:style-name="P123"><text:a xlink:type="simple" xlink:href="#__RefHeading___Toc54215_1498751252" text:style-name="Internet_20_link" text:visited-style-name="Visited_20_Internet_20_Link">7.3<text:tab/>Values<text:tab/>9</text:a></text:p>
          <text:p text:style-name="P142"><text:a xlink:type="simple" xlink:href="#__RefHeading___Toc38677_1991190544" text:style-name="Internet_20_link" text:visited-style-name="Visited_20_Internet_20_Link">7.3.1<text:tab/>Overview<text:tab/>9</text:a></text:p>
          <text:p text:style-name="P142"><text:a xlink:type="simple" xlink:href="#__RefHeading___Toc6982_1360616818" text:style-name="Internet_20_link" text:visited-style-name="Visited_20_Internet_20_Link">7.3.2<text:tab/>Constraints<text:tab/>10</text:a></text:p>
          <text:p text:style-name="P123"><text:a xlink:type="simple" xlink:href="#__RefHeading___Toc39067_1991190544" text:style-name="Internet_20_link" text:visited-style-name="Visited_20_Internet_20_Link">7.4<text:tab/>Classification<text:tab/>10</text:a></text:p>
          <text:p text:style-name="P142"><text:a xlink:type="simple" xlink:href="#__RefHeading___Toc39069_1991190544" text:style-name="Internet_20_link" text:visited-style-name="Visited_20_Internet_20_Link">7.4.1<text:tab/>Overview<text:tab/>10</text:a></text:p>
          <text:p text:style-name="P142"><text:soft-page-break/><text:a xlink:type="simple" xlink:href="#__RefHeading___Toc39071_1991190544" text:style-name="Internet_20_link" text:visited-style-name="Visited_20_Internet_20_Link">7.4.2<text:tab/>Constraints<text:tab/>11</text:a></text:p>
          <text:p text:style-name="P123"><text:a xlink:type="simple" xlink:href="#__RefHeading___Toc6559_1360616818" text:style-name="Internet_20_link" text:visited-style-name="Visited_20_Internet_20_Link">7.5<text:tab/>Common Behavior<text:tab/>11</text:a></text:p>
          <text:p text:style-name="P142"><text:a xlink:type="simple" xlink:href="#__RefHeading___Toc20261_1360616818" text:style-name="Internet_20_link" text:visited-style-name="Visited_20_Internet_20_Link">7.5.1<text:tab/>Overview<text:tab/>11</text:a></text:p>
          <text:p text:style-name="P142"><text:a xlink:type="simple" xlink:href="#__RefHeading___Toc6561_1360616818" text:style-name="Internet_20_link" text:visited-style-name="Visited_20_Internet_20_Link">7.5.2<text:tab/>Constraints<text:tab/>12</text:a></text:p>
          <text:p text:style-name="P123"><text:a xlink:type="simple" xlink:href="#__RefHeading___Toc39073_1991190544" text:style-name="Internet_20_link" text:visited-style-name="Visited_20_Internet_20_Link">7.6<text:tab/>State Machines<text:tab/>12</text:a></text:p>
          <text:p text:style-name="P142"><text:a xlink:type="simple" xlink:href="#__RefHeading___Toc39075_1991190544" text:style-name="Internet_20_link" text:visited-style-name="Visited_20_Internet_20_Link">7.6.1<text:tab/>Overview<text:tab/>12</text:a></text:p>
          <text:p text:style-name="P142"><text:a xlink:type="simple" xlink:href="#__RefHeading___Toc39077_1991190544" text:style-name="Internet_20_link" text:visited-style-name="Visited_20_Internet_20_Link">7.6.2<text:tab/>Behavior State Machines<text:tab/>12</text:a></text:p>
          <text:p text:style-name="P144"><text:a xlink:type="simple" xlink:href="#__RefHeading___Toc20263_1360616818" text:style-name="Internet_20_link" text:visited-style-name="Visited_20_Internet_20_Link">7.6.2.1<text:tab/>Overview<text:tab/>12</text:a></text:p>
          <text:p text:style-name="P144"><text:a xlink:type="simple" xlink:href="#__RefHeading___Toc7788_1360616818" text:style-name="Internet_20_link" text:visited-style-name="Visited_20_Internet_20_Link">7.6.2.2<text:tab/>Constraints<text:tab/>14</text:a></text:p>
          <text:p text:style-name="P142"><text:a xlink:type="simple" xlink:href="#__RefHeading___Toc39079_1991190544" text:style-name="Internet_20_link" text:visited-style-name="Visited_20_Internet_20_Link">7.6.3<text:tab/>State Machine Redefinition<text:tab/>15</text:a></text:p>
          <text:p text:style-name="P144"><text:a xlink:type="simple" xlink:href="#__RefHeading___Toc20265_1360616818" text:style-name="Internet_20_link" text:visited-style-name="Visited_20_Internet_20_Link">7.6.3.1<text:tab/>Overview<text:tab/>15</text:a></text:p>
          <text:p text:style-name="P144"><text:a xlink:type="simple" xlink:href="#__RefHeading___Toc9024_1360616818" text:style-name="Internet_20_link" text:visited-style-name="Visited_20_Internet_20_Link">7.6.3.2<text:tab/>Constraints<text:tab/>16</text:a></text:p>
          <text:p text:style-name="P143"><text:a xlink:type="simple" xlink:href="#__RefHeading___Toc29231_1764376823" text:style-name="Internet_20_link" text:visited-style-name="Visited_20_Internet_20_Link">8<text:tab/>Execution Model<text:tab/>17</text:a></text:p>
          <text:p text:style-name="P123"><text:a xlink:type="simple" xlink:href="#__RefHeading___Toc42543_1764376823" text:style-name="Internet_20_link" text:visited-style-name="Visited_20_Internet_20_Link">8.1<text:tab/>Overview<text:tab/>17</text:a></text:p>
          <text:p text:style-name="P123"><text:a xlink:type="simple" xlink:href="#__RefHeading___Toc54477_1498751252" text:style-name="Internet_20_link" text:visited-style-name="Visited_20_Internet_20_Link">8.2<text:tab/>Loci<text:tab/>17</text:a></text:p>
          <text:p text:style-name="P142"><text:a xlink:type="simple" xlink:href="#__RefHeading___Toc54479_1498751252" text:style-name="Internet_20_link" text:visited-style-name="Visited_20_Internet_20_Link">8.2.1<text:tab/>Overview<text:tab/>17</text:a></text:p>
          <text:p text:style-name="P142"><text:a xlink:type="simple" xlink:href="#__RefHeading___Toc38671_1991190544" text:style-name="Internet_20_link" text:visited-style-name="Visited_20_Internet_20_Link">8.2.2<text:tab/>Class Descriptions<text:tab/>17</text:a></text:p>
          <text:p text:style-name="P123"><text:a xlink:type="simple" xlink:href="#__RefHeading___Toc39083_1991190544" text:style-name="Internet_20_link" text:visited-style-name="Visited_20_Internet_20_Link">8.3<text:tab/>Values<text:tab/>17</text:a></text:p>
          <text:p text:style-name="P142"><text:a xlink:type="simple" xlink:href="#__RefHeading___Toc38677_19911905441" text:style-name="Internet_20_link" text:visited-style-name="Visited_20_Internet_20_Link">8.3.1<text:tab/>Overview<text:tab/>17</text:a></text:p>
          <text:p text:style-name="P142"><text:a xlink:type="simple" xlink:href="#__RefHeading___Toc39085_1991190544" text:style-name="Internet_20_link" text:visited-style-name="Visited_20_Internet_20_Link">8.3.2<text:tab/>Expressions<text:tab/>17</text:a></text:p>
          <text:p text:style-name="P144"><text:a xlink:type="simple" xlink:href="#__RefHeading___Toc39087_1991190544" text:style-name="Internet_20_link" text:visited-style-name="Visited_20_Internet_20_Link">8.3.2.1<text:tab/>Overview<text:tab/>17</text:a></text:p>
          <text:p text:style-name="P144"><text:a xlink:type="simple" xlink:href="#__RefHeading___Toc54217_14987512521" text:style-name="Internet_20_link" text:visited-style-name="Visited_20_Internet_20_Link">8.3.2.2<text:tab/>Class Descriptions<text:tab/>17</text:a></text:p>
          <text:p text:style-name="P123"><text:a xlink:type="simple" xlink:href="#__RefHeading___Toc39089_1991190544" text:style-name="Internet_20_link" text:visited-style-name="Visited_20_Internet_20_Link">8.4<text:tab/>Structured Classifiers<text:tab/>17</text:a></text:p>
          <text:p text:style-name="P142"><text:a xlink:type="simple" xlink:href="#__RefHeading___Toc39091_1991190544" text:style-name="Internet_20_link" text:visited-style-name="Visited_20_Internet_20_Link">8.4.1<text:tab/>Overview<text:tab/>17</text:a></text:p>
          <text:p text:style-name="P142"><text:a xlink:type="simple" xlink:href="#__RefHeading___Toc39093_1991190544" text:style-name="Internet_20_link" text:visited-style-name="Visited_20_Internet_20_Link">8.4.2<text:tab/>Classes<text:tab/>17</text:a></text:p>
          <text:p text:style-name="P123"><text:a xlink:type="simple" xlink:href="#__RefHeading___Toc39095_1991190544" text:style-name="Internet_20_link" text:visited-style-name="Visited_20_Internet_20_Link">8.5<text:tab/>State Machines<text:tab/>17</text:a></text:p>
          <text:p text:style-name="P142"><text:a xlink:type="simple" xlink:href="#__RefHeading___Toc39097_1991190544" text:style-name="Internet_20_link" text:visited-style-name="Visited_20_Internet_20_Link">8.5.1<text:tab/>Overview<text:tab/>17</text:a></text:p>
          <text:p text:style-name="P142"><text:a xlink:type="simple" xlink:href="#__RefHeading___Toc39099_1991190544" text:style-name="Internet_20_link" text:visited-style-name="Visited_20_Internet_20_Link">8.5.2<text:tab/>Behavior State Machines<text:tab/>17</text:a></text:p>
          <text:p text:style-name="P142"><text:a xlink:type="simple" xlink:href="#__RefHeading___Toc39101_1991190544" text:style-name="Internet_20_link" text:visited-style-name="Visited_20_Internet_20_Link">8.5.3<text:tab/>State Machine Redefinition<text:tab/>17</text:a></text:p>
          <text:p text:style-name="P143"><text:a xlink:type="simple" xlink:href="#__RefHeading___Toc33532_1764376823" text:style-name="Internet_20_link" text:visited-style-name="Visited_20_Internet_20_Link">9<text:tab/>Test Suite<text:tab/>18</text:a></text:p>
          <text:p text:style-name="P123"><text:a xlink:type="simple" xlink:href="#__RefHeading___Toc8464_1449612817" text:style-name="Internet_20_link" text:visited-style-name="Visited_20_Internet_20_Link">9.1<text:tab/>Overview<text:tab/>18</text:a></text:p>
          <text:p text:style-name="P142"><text:a xlink:type="simple" xlink:href="#__RefHeading___Toc2421_562122364" text:style-name="Internet_20_link" text:visited-style-name="Visited_20_Internet_20_Link">9.1.1<text:tab/>UML Semantics Requirements<text:tab/>18</text:a></text:p>
          <text:p text:style-name="P142"><text:a xlink:type="simple" xlink:href="#__RefHeading___Toc2423_562122364" text:style-name="Internet_20_link" text:visited-style-name="Visited_20_Internet_20_Link">9.1.2<text:tab/>Test Suite Organization<text:tab/>18</text:a></text:p>
          <text:p text:style-name="P142"><text:a xlink:type="simple" xlink:href="#__RefHeading___Toc2425_562122364" text:style-name="Internet_20_link" text:visited-style-name="Visited_20_Internet_20_Link">9.1.3<text:tab/>Test Coverage and Limits<text:tab/>18</text:a></text:p>
          <text:p text:style-name="P142"><text:a xlink:type="simple" xlink:href="#__RefHeading___Toc20267_1360616818" text:style-name="Internet_20_link" text:visited-style-name="Visited_20_Internet_20_Link">9.1.4<text:tab/>Constraint on Vendors implementing the Semantic Model<text:tab/>18</text:a></text:p>
          <text:p text:style-name="P123"><text:a xlink:type="simple" xlink:href="#__RefHeading___Toc52155_1991190544" text:style-name="Internet_20_link" text:visited-style-name="Visited_20_Internet_20_Link">9.2<text:tab/>Utilities<text:tab/>18</text:a></text:p>
          <text:p text:style-name="P142"><text:a xlink:type="simple" xlink:href="#__RefHeading___Toc52153_1991190544" text:style-name="Internet_20_link" text:visited-style-name="Visited_20_Internet_20_Link">9.2.1<text:tab/>Architecture<text:tab/>19</text:a></text:p>
          <text:p text:style-name="P144"><text:a xlink:type="simple" xlink:href="#__RefHeading___Toc2427_562122364" text:style-name="Internet_20_link" text:visited-style-name="Visited_20_Internet_20_Link">9.2.1.1<text:tab/>Relation with UML testing profile<text:tab/>19</text:a></text:p>
          <text:p text:style-name="P144"><text:a xlink:type="simple" xlink:href="#__RefHeading___Toc2429_562122364" text:style-name="Internet_20_link" text:visited-style-name="Visited_20_Internet_20_Link">9.2.1.2<text:tab/>Base Semantic Test<text:tab/>19</text:a></text:p>
          <text:p text:style-name="P145"><text:a xlink:type="simple" xlink:href="#__RefHeading___Toc2431_562122364" text:style-name="Internet_20_link" text:visited-style-name="Visited_20_Internet_20_Link">9.2.1.2.1<text:tab/>Tester<text:tab/>20</text:a></text:p>
          <text:p text:style-name="P145"><text:a xlink:type="simple" xlink:href="#__RefHeading___Toc2433_562122364" text:style-name="Internet_20_link" text:visited-style-name="Visited_20_Internet_20_Link">9.2.1.2.2<text:tab/>Target<text:tab/>21</text:a></text:p>
          <text:p text:style-name="P145"><text:a xlink:type="simple" xlink:href="#__RefHeading___Toc2435_562122364" text:style-name="Internet_20_link" text:visited-style-name="Visited_20_Internet_20_Link">9.2.1.2.3<text:tab/>SemanticTest<text:tab/>21</text:a></text:p>
          <text:p text:style-name="P144"><text:soft-page-break/><text:a xlink:type="simple" xlink:href="#__RefHeading___Toc2437_562122364" text:style-name="Internet_20_link" text:visited-style-name="Visited_20_Internet_20_Link">9.2.1.3<text:tab/>Semantic Test and Test Suite<text:tab/>23</text:a></text:p>
          <text:p text:style-name="P145"><text:a xlink:type="simple" xlink:href="#__RefHeading___Toc2439_562122364" text:style-name="Internet_20_link" text:visited-style-name="Visited_20_Internet_20_Link">9.2.1.3.1<text:tab/>SemanticTestSuite<text:tab/>23</text:a></text:p>
          <text:p text:style-name="P142"><text:a xlink:type="simple" xlink:href="#__RefHeading___Toc52157_1991190544" text:style-name="Internet_20_link" text:visited-style-name="Visited_20_Internet_20_Link">9.2.2<text:tab/>Protocol<text:tab/>25</text:a></text:p>
          <text:p text:style-name="P144"><text:a xlink:type="simple" xlink:href="#__RefHeading___Toc8468_1449612817" text:style-name="Internet_20_link" text:visited-style-name="Visited_20_Internet_20_Link">9.2.2.1<text:tab/>Synchronization<text:tab/>26</text:a></text:p>
          <text:p text:style-name="P145"><text:a xlink:type="simple" xlink:href="#__RefHeading___Toc8470_1449612817" text:style-name="Internet_20_link" text:visited-style-name="Visited_20_Internet_20_Link">9.2.2.1.1<text:tab/>Start<text:tab/>26</text:a></text:p>
          <text:p text:style-name="P145"><text:a xlink:type="simple" xlink:href="#__RefHeading___Toc8472_1449612817" text:style-name="Internet_20_link" text:visited-style-name="Visited_20_Internet_20_Link">9.2.2.1.2<text:tab/>End<text:tab/>26</text:a></text:p>
          <text:p text:style-name="P145"><text:a xlink:type="simple" xlink:href="#__RefHeading___Toc8474_1449612817" text:style-name="Internet_20_link" text:visited-style-name="Visited_20_Internet_20_Link">9.2.2.1.3<text:tab/>TestEnd<text:tab/>27</text:a></text:p>
          <text:p text:style-name="P144"><text:a xlink:type="simple" xlink:href="#__RefHeading___Toc8476_1449612817" text:style-name="Internet_20_link" text:visited-style-name="Visited_20_Internet_20_Link">9.2.2.2<text:tab/>Stimulation sequence<text:tab/>27</text:a></text:p>
          <text:p text:style-name="P142"><text:a xlink:type="simple" xlink:href="#__RefHeading___Toc2441_562122364" text:style-name="Internet_20_link" text:visited-style-name="Visited_20_Internet_20_Link">9.2.3<text:tab/>Tracing<text:tab/>27</text:a></text:p>
          <text:p text:style-name="P123"><text:a xlink:type="simple" xlink:href="#__RefHeading___Toc6934_1449612817" text:style-name="Internet_20_link" text:visited-style-name="Visited_20_Internet_20_Link">9.3<text:tab/>Tests<text:tab/>28</text:a></text:p>
          <text:p text:style-name="P142"><text:a xlink:type="simple" xlink:href="#__RefHeading___Toc6936_1449612817" text:style-name="Internet_20_link" text:visited-style-name="Visited_20_Internet_20_Link">9.3.1<text:tab/>Behaviors<text:tab/>28</text:a></text:p>
          <text:p text:style-name="P144"><text:a xlink:type="simple" xlink:href="#__RefHeading___Toc8478_1449612817" text:style-name="Internet_20_link" text:visited-style-name="Visited_20_Internet_20_Link">9.3.1.1<text:tab/>Overview<text:tab/>28</text:a></text:p>
          <text:p text:style-name="P144"><text:a xlink:type="simple" xlink:href="#__RefHeading___Toc52165_1991190544" text:style-name="Internet_20_link" text:visited-style-name="Visited_20_Internet_20_Link">9.3.1.2<text:tab/>Test Behavior 001<text:tab/>28</text:a></text:p>
          <text:p text:style-name="P144"><text:a xlink:type="simple" xlink:href="#__RefHeading___Toc20269_1360616818" text:style-name="Internet_20_link" text:visited-style-name="Visited_20_Internet_20_Link">9.3.1.3<text:tab/>Test Behavior 002<text:tab/>30</text:a></text:p>
          <text:p text:style-name="P144"><text:a xlink:type="simple" xlink:href="#__RefHeading___Toc52167_1991190544" text:style-name="Internet_20_link" text:visited-style-name="Visited_20_Internet_20_Link">9.3.1.4<text:tab/>Test Behavior 003<text:tab/>31</text:a></text:p>
          <text:p text:style-name="P144"><text:a xlink:type="simple" xlink:href="#__RefHeading___Toc7042_724759603" text:style-name="Internet_20_link" text:visited-style-name="Visited_20_Internet_20_Link">9.3.1.5<text:tab/>Test Behavior 003-bis<text:tab/>34</text:a></text:p>
          <text:p text:style-name="P144"><text:a xlink:type="simple" xlink:href="#__RefHeading___Toc20271_1360616818" text:style-name="Internet_20_link" text:visited-style-name="Visited_20_Internet_20_Link">9.3.1.6<text:tab/>Test Behavior 003-ter<text:tab/>35</text:a></text:p>
          <text:p text:style-name="P144"><text:a xlink:type="simple" xlink:href="#__RefHeading___Toc52169_1991190544" text:style-name="Internet_20_link" text:visited-style-name="Visited_20_Internet_20_Link">9.3.1.7<text:tab/>Test Behavior 004<text:tab/>35</text:a></text:p>
          <text:p text:style-name="P142"><text:a xlink:type="simple" xlink:href="#__RefHeading___Toc52171_1991190544" text:style-name="Internet_20_link" text:visited-style-name="Visited_20_Internet_20_Link">9.3.2<text:tab/>Transitions<text:tab/>36</text:a></text:p>
          <text:p text:style-name="P144"><text:a xlink:type="simple" xlink:href="#__RefHeading___Toc20273_1360616818" text:style-name="Internet_20_link" text:visited-style-name="Visited_20_Internet_20_Link">9.3.2.1<text:tab/>Transition 001<text:tab/>36</text:a></text:p>
          <text:p text:style-name="P144"><text:a xlink:type="simple" xlink:href="#__RefHeading___Toc20275_1360616818" text:style-name="Internet_20_link" text:visited-style-name="Visited_20_Internet_20_Link">9.3.2.2<text:tab/>Transition 007<text:tab/>37</text:a></text:p>
          <text:p text:style-name="P144"><text:a xlink:type="simple" xlink:href="#__RefHeading___Toc20277_1360616818" text:style-name="Internet_20_link" text:visited-style-name="Visited_20_Internet_20_Link">9.3.2.3<text:tab/>Transition 010<text:tab/>39</text:a></text:p>
          <text:p text:style-name="P144"><text:a xlink:type="simple" xlink:href="#__RefHeading___Toc20279_1360616818" text:style-name="Internet_20_link" text:visited-style-name="Visited_20_Internet_20_Link">9.3.2.4<text:tab/>Transition 011<text:tab/>40</text:a></text:p>
          <text:p text:style-name="P144"><text:a xlink:type="simple" xlink:href="#__RefHeading___Toc20281_1360616818" text:style-name="Internet_20_link" text:visited-style-name="Visited_20_Internet_20_Link">9.3.2.5<text:tab/>Transition 011-bis<text:tab/>41</text:a></text:p>
          <text:p text:style-name="P144"><text:a xlink:type="simple" xlink:href="#__RefHeading___Toc20283_1360616818" text:style-name="Internet_20_link" text:visited-style-name="Visited_20_Internet_20_Link">9.3.2.6<text:tab/>Transition 011-ter<text:tab/>43</text:a></text:p>
          <text:p text:style-name="P144"><text:a xlink:type="simple" xlink:href="#__RefHeading___Toc20285_1360616818" text:style-name="Internet_20_link" text:visited-style-name="Visited_20_Internet_20_Link">9.3.2.7<text:tab/>Transition 011-quater<text:tab/>44</text:a></text:p>
          <text:p text:style-name="P144"><text:a xlink:type="simple" xlink:href="#__RefHeading___Toc20287_1360616818" text:style-name="Internet_20_link" text:visited-style-name="Visited_20_Internet_20_Link">9.3.2.8<text:tab/>Transition 011-quinquies<text:tab/>45</text:a></text:p>
          <text:p text:style-name="P144"><text:a xlink:type="simple" xlink:href="#__RefHeading___Toc20289_1360616818" text:style-name="Internet_20_link" text:visited-style-name="Visited_20_Internet_20_Link">9.3.2.9<text:tab/>Transition 015<text:tab/>47</text:a></text:p>
          <text:p text:style-name="P144"><text:a xlink:type="simple" xlink:href="#__RefHeading___Toc20291_1360616818" text:style-name="Internet_20_link" text:visited-style-name="Visited_20_Internet_20_Link">9.3.2.10<text:tab/>Transition 016<text:tab/>48</text:a></text:p>
          <text:p text:style-name="P144"><text:a xlink:type="simple" xlink:href="#__RefHeading___Toc20293_1360616818" text:style-name="Internet_20_link" text:visited-style-name="Visited_20_Internet_20_Link">9.3.2.11<text:tab/>Transition 017<text:tab/>49</text:a></text:p>
          <text:p text:style-name="P144"><text:a xlink:type="simple" xlink:href="#__RefHeading___Toc20295_1360616818" text:style-name="Internet_20_link" text:visited-style-name="Visited_20_Internet_20_Link">9.3.2.12<text:tab/>Transition 019<text:tab/>50</text:a></text:p>
          <text:p text:style-name="P144"><text:a xlink:type="simple" xlink:href="#__RefHeading___Toc20297_1360616818" text:style-name="Internet_20_link" text:visited-style-name="Visited_20_Internet_20_Link">9.3.2.13<text:tab/>Transition 020<text:tab/>52</text:a></text:p>
          <text:p text:style-name="P144"><text:a xlink:type="simple" xlink:href="#__RefHeading___Toc20299_1360616818" text:style-name="Internet_20_link" text:visited-style-name="Visited_20_Internet_20_Link">9.3.2.14<text:tab/>Transition 022<text:tab/>53</text:a></text:p>
          <text:p text:style-name="P142"><text:a xlink:type="simple" xlink:href="#__RefHeading___Toc20301_1360616818" text:style-name="Internet_20_link" text:visited-style-name="Visited_20_Internet_20_Link">9.3.3<text:tab/>Event<text:tab/>54</text:a></text:p>
          <text:p text:style-name="P144"><text:a xlink:type="simple" xlink:href="#__RefHeading___Toc20303_1360616818" text:style-name="Internet_20_link" text:visited-style-name="Visited_20_Internet_20_Link">9.3.3.1<text:tab/>Overview<text:tab/>54</text:a></text:p>
          <text:p text:style-name="P144"><text:a xlink:type="simple" xlink:href="#__RefHeading___Toc20305_1360616818" text:style-name="Internet_20_link" text:visited-style-name="Visited_20_Internet_20_Link">9.3.3.2<text:tab/>Event 001<text:tab/>54</text:a></text:p>
          <text:p text:style-name="P144"><text:a xlink:type="simple" xlink:href="#__RefHeading___Toc20307_1360616818" text:style-name="Internet_20_link" text:visited-style-name="Visited_20_Internet_20_Link">9.3.3.3<text:tab/>Event 002<text:tab/>55</text:a></text:p>
          <text:p text:style-name="P144"><text:a xlink:type="simple" xlink:href="#__RefHeading___Toc20309_1360616818" text:style-name="Internet_20_link" text:visited-style-name="Visited_20_Internet_20_Link">9.3.3.4<text:tab/>Event 008<text:tab/>57</text:a></text:p>
          <text:p text:style-name="P144"><text:a xlink:type="simple" xlink:href="#__RefHeading___Toc20311_1360616818" text:style-name="Internet_20_link" text:visited-style-name="Visited_20_Internet_20_Link">9.3.3.5<text:tab/>Event 009<text:tab/>58</text:a></text:p>
          <text:p text:style-name="P144"><text:a xlink:type="simple" xlink:href="#__RefHeading___Toc25729_724759603" text:style-name="Internet_20_link" text:visited-style-name="Visited_20_Internet_20_Link">9.3.3.6<text:tab/>Event 010<text:tab/>59</text:a></text:p>
          <text:p text:style-name="P144"><text:a xlink:type="simple" xlink:href="#__RefHeading___Toc20313_1360616818" text:style-name="Internet_20_link" text:visited-style-name="Visited_20_Internet_20_Link">9.3.3.7<text:tab/>Event 015<text:tab/>60</text:a></text:p>
          <text:p text:style-name="P144"><text:a xlink:type="simple" xlink:href="#__RefHeading___Toc20315_1360616818" text:style-name="Internet_20_link" text:visited-style-name="Visited_20_Internet_20_Link">9.3.3.8<text:tab/>Event 016<text:tab/>62</text:a></text:p>
          <text:p text:style-name="P144"><text:a xlink:type="simple" xlink:href="#__RefHeading___Toc20317_1360616818" text:style-name="Internet_20_link" text:visited-style-name="Visited_20_Internet_20_Link">9.3.3.9<text:tab/>Event 016-bis<text:tab/>63</text:a></text:p>
          <text:p text:style-name="P144"><text:a xlink:type="simple" xlink:href="#__RefHeading___Toc20319_1360616818" text:style-name="Internet_20_link" text:visited-style-name="Visited_20_Internet_20_Link">9.3.3.10<text:tab/>Event 018<text:tab/>65</text:a></text:p>
          <text:p text:style-name="P142"><text:a xlink:type="simple" xlink:href="#__RefHeading___Toc20321_1360616818" text:style-name="Internet_20_link" text:visited-style-name="Visited_20_Internet_20_Link">9.3.4<text:tab/>Entering<text:tab/>66</text:a></text:p>
          <text:p text:style-name="P144"><text:a xlink:type="simple" xlink:href="#__RefHeading___Toc20323_1360616818" text:style-name="Internet_20_link" text:visited-style-name="Visited_20_Internet_20_Link">9.3.4.1<text:tab/>Overview<text:tab/>66</text:a></text:p>
          <text:p text:style-name="P144"><text:a xlink:type="simple" xlink:href="#__RefHeading___Toc20325_1360616818" text:style-name="Internet_20_link" text:visited-style-name="Visited_20_Internet_20_Link">9.3.4.2<text:tab/>Entering 004<text:tab/>66</text:a></text:p>
          <text:p text:style-name="P144"><text:a xlink:type="simple" xlink:href="#__RefHeading___Toc20327_1360616818" text:style-name="Internet_20_link" text:visited-style-name="Visited_20_Internet_20_Link">9.3.4.3<text:tab/>Entering 005<text:tab/>68</text:a></text:p>
          <text:p text:style-name="P144"><text:a xlink:type="simple" xlink:href="#__RefHeading___Toc20329_1360616818" text:style-name="Internet_20_link" text:visited-style-name="Visited_20_Internet_20_Link">9.3.4.4<text:tab/>Entering 009<text:tab/>69</text:a></text:p>
          <text:p text:style-name="P144"><text:a xlink:type="simple" xlink:href="#__RefHeading___Toc20331_1360616818" text:style-name="Internet_20_link" text:visited-style-name="Visited_20_Internet_20_Link">9.3.4.5<text:tab/>Entering 010<text:tab/>70</text:a></text:p>
          <text:p text:style-name="P144"><text:a xlink:type="simple" xlink:href="#__RefHeading___Toc52179_1991190544" text:style-name="Internet_20_link" text:visited-style-name="Visited_20_Internet_20_Link">9.3.4.6<text:tab/>Entering 011<text:tab/>71</text:a></text:p>
          <text:p text:style-name="P142"><text:a xlink:type="simple" xlink:href="#__RefHeading___Toc52181_1991190544" text:style-name="Internet_20_link" text:visited-style-name="Visited_20_Internet_20_Link">9.3.5<text:tab/>Exit<text:tab/>72</text:a></text:p>
          <text:p text:style-name="P142"><text:soft-page-break/><text:a xlink:type="simple" xlink:href="#__RefHeading___Toc52183_1991190544" text:style-name="Internet_20_link" text:visited-style-name="Visited_20_Internet_20_Link">9.3.6<text:tab/>Entry<text:tab/>72</text:a></text:p>
          <text:p text:style-name="P142"><text:a xlink:type="simple" xlink:href="#__RefHeading___Toc52185_1991190544" text:style-name="Internet_20_link" text:visited-style-name="Visited_20_Internet_20_Link">9.3.7<text:tab/>Choice<text:tab/>72</text:a></text:p>
          <text:p text:style-name="P142"><text:a xlink:type="simple" xlink:href="#__RefHeading___Toc52187_1991190544" text:style-name="Internet_20_link" text:visited-style-name="Visited_20_Internet_20_Link">9.3.8<text:tab/>Other Tests<text:tab/>72</text:a></text:p>
          <text:p text:style-name="P123"><text:a xlink:type="simple" xlink:href="#__RefHeading___Toc20333_1360616818" text:style-name="Internet_20_link" text:visited-style-name="Visited_20_Internet_20_Link">9.4<text:tab/>Test Coverage and Limits<text:tab/>72</text:a></text:p>
          <text:p text:style-name="P143"><text:a xlink:type="simple" xlink:href="#__RefHeading___Toc38909_1991190544" text:style-name="Internet_20_link" text:visited-style-name="Visited_20_Internet_20_Link">A<text:tab/>Protocol State Machines<text:tab/>73</text:a></text:p>
          <text:p text:style-name="P123"><text:a xlink:type="simple" xlink:href="#__RefHeading___Toc38911_1991190544" text:style-name="Internet_20_link" text:visited-style-name="Visited_20_Internet_20_Link">A.1<text:tab/>Overview<text:tab/>73</text:a></text:p>
          <text:p text:style-name="P123"><text:a xlink:type="simple" xlink:href="#__RefHeading___Toc54445_1991190544" text:style-name="Internet_20_link" text:visited-style-name="Visited_20_Internet_20_Link">A.2<text:tab/>Abstract Syntax<text:tab/>73</text:a></text:p>
          <text:p text:style-name="P123"><text:a xlink:type="simple" xlink:href="#__RefHeading___Toc54447_1991190544" text:style-name="Internet_20_link" text:visited-style-name="Visited_20_Internet_20_Link">A.3<text:tab/>Semantics<text:tab/>74</text:a></text:p>
          <text:p text:style-name="P142"><text:a xlink:type="simple" xlink:href="#__RefHeading___Toc8480_1449612817" text:style-name="Internet_20_link" text:visited-style-name="Visited_20_Internet_20_Link">A.3.1<text:tab/>Controlled Events<text:tab/>74</text:a></text:p>
          <text:p text:style-name="P142"><text:a xlink:type="simple" xlink:href="#__RefHeading___Toc8482_1449612817" text:style-name="Internet_20_link" text:visited-style-name="Visited_20_Internet_20_Link">A.3.2<text:tab/>Protocol States Configuration<text:tab/>74</text:a></text:p>
          <text:p text:style-name="P142"><text:a xlink:type="simple" xlink:href="#__RefHeading___Toc8484_1449612817" text:style-name="Internet_20_link" text:visited-style-name="Visited_20_Internet_20_Link">A.3.3<text:tab/>Protocol Violation<text:tab/>75</text:a></text:p>
        </text:index-body>
      </text:table-of-content>
      <text:h text:style-name="P205"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p text:style-name="P40">This is OMG document ad/2016-92-xx, entitled <text:span text:style-name="T36">Precise Semantics of UML State Machines</text:span><text:span text:style-name="T85">, which may be abbreviated “PSSM”</text:span><text:span text:style-name="T36">.</text:span> It is submitted in response to the RFP for <text:span text:style-name="T36">Precise Semantics of UML State Machines (PSSM)</text:span><text:span text:style-name="T85"> (ad/2015-03-02). Similarly to previous Executable UML specifications on the </text:span><text:span text:style-name="T36">Semantics of a Foundational Subset for Executable UML Models (fUML)</text:span><text:span text:style-name="T85"> and the </text:span><text:span text:style-name="T36">Precise Semantics of UML Composite Structures (PSCS),</text:span><text:span text:style-name="T85"> the proposed PSSM specification defines the subset of the UML abstract syntax relevant to UML state machines, as an extension of the fUML abstract syntax subset (see Clause </text:span><text:span text:style-name="T85"><text:bookmark-ref text:reference-format="number" text:ref-name="__RefHeading___Toc29229_1764376823">7</text:bookmark-ref></text:span><text:span text:style-name="T85">), and an operational semantics for that subset, as an extension to the fUML/PSCS execution model (see Clause </text:span><text:span text:style-name="T85"><text:bookmark-ref text:reference-format="number" text:ref-name="__RefHeading___Toc29231_1764376823">8</text:bookmark-ref></text:span><text:span text:style-name="T85">). In addition, as required in the RFP, the proposed specification includes a suite of tests that may be used to validate the conformance of an execution tool to the specification (see Clause </text:span><text:span text:style-name="T85"><text:bookmark-ref text:reference-format="number" text:ref-name="__RefHeading___Toc33532_1764376823">9</text:bookmark-ref></text:span><text:span text:style-name="T85">).</text:span></text:p>
      <text:h text:style-name="Heading_20_2" text:outline-level="2"><text:bookmark-start text:name="__RefHeading___Toc38835_1991190544"/>Submitter<text:span text:style-name="T34">s</text:span><text:bookmark-end text:name="__RefHeading___Toc38835_1991190544"/></text:h>
      <text:p text:style-name="P40">The following OMG member organizations (with the given contact individuals) are jointly submitting this proposed specification.</text:p>
      <text:list xml:id="list4691124571081178642" text:style-name="Bulleted1">
        <text:list-item>
          <text:p text:style-name="P284">BAE Systems <text:span text:style-name="T175">(Jeffery Smith, <text:s/></text:span><text:a xlink:type="simple" xlink:href="mailto:jeffrey.smith5@baesystems.com" text:style-name="Internet_20_link" text:visited-style-name="Visited_20_Internet_20_Link"><text:span text:style-name="T175">jeffrey.smith5@baesystems.com</text:span></text:a><text:span text:style-name="T175">) </text:span></text:p>
        </text:list-item>
        <text:list-item>
          <text:p text:style-name="Bulleted">Model Driven Solutions <text:span text:style-name="T175">(Ed Seidewitz, </text:span><text:a xlink:type="simple" xlink:href="mailto:ed-s@modeldriven.com" text:style-name="Internet_20_link" text:visited-style-name="Visited_20_Internet_20_Link"><text:span text:style-name="T175">ed-s@modeldriven.com</text:span></text:a><text:span text:style-name="T175">) </text:span></text:p>
        </text:list-item>
        <text:list-item>
          <text:p text:style-name="P286">No Magic, Inc. <text:span text:style-name="T175">(Nerijus Jankevicius, </text:span><text:a xlink:type="simple" xlink:href="mailto:nerijus@nomagic.com" text:style-name="Internet_20_link" text:visited-style-name="Visited_20_Internet_20_Link"><text:span text:style-name="T175">nerijus@nomagic.com</text:span></text:a><text:span text:style-name="T175">)</text:span></text:p>
        </text:list-item>
      </text:list>
      <text:p text:style-name="P39">The following OMG members organizations are support<text:span text:style-name="T176">er</text:span>s of <text:span text:style-name="T177">and contributors to </text:span>this proposed specification, but not formal submitters. <text:span text:style-name="T177">All have licensed any contributed material as necessary to one of the formally submitting organizations.</text:span></text:p>
      <text:list xml:id="list115933558872640" text:continue-numbering="true" text:style-name="Bulleted1">
        <text:list-item>
          <text:p text:style-name="P288">Airbus</text:p>
        </text:list-item>
        <text:list-item>
          <text:p text:style-name="P288">Simula Research Laboratory</text:p>
        </text:list-item>
        <text:list-item>
          <text:p text:style-name="P292">LieberLieber</text:p>
        </text:list-item>
        <text:list-item>
          <text:p text:style-name="P288">CEA</text:p>
        </text:list-item>
      </text:list>
      <text:h text:style-name="Heading_20_2" text:outline-level="2"><text:bookmark-start text:name="__RefHeading___Toc38837_1991190544"/>Mandatory Requirements<text:bookmark-end text:name="__RefHeading___Toc38837_1991190544"/></text:h>
      <text:p text:style-name="P41">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113">Requirement</text:p>
            </table:table-cell>
            <table:table-cell table:style-name="Table1.B1" office:value-type="string">
              <text:p text:style-name="P100">Response</text:p>
            </table:table-cell>
          </table:table-row>
        </table:table-header-rows>
        <table:table-row table:style-name="Table1.2">
          <table:table-cell table:style-name="Table1.A15" office:value-type="string">
            <text:p text:style-name="Table_20_Contents"><text:span text:style-name="T4">6.5.1a</text:span><text:span text:style-name="T177"> </text:span>Proposals shall provide precise semantics for UML behavior state machines, including the following underlying metaclasses: </text:p>
            <text:list xml:id="list5917762663549628559" text:style-name="L1">
              <text:list-item>
                <text:p text:style-name="P320">FinalState </text:p>
              </text:list-item>
              <text:list-item>
                <text:p text:style-name="P320">Pseudostate (all kinds) </text:p>
              </text:list-item>
              <text:list-item>
                <text:p text:style-name="P320">Region (except for redefinition) </text:p>
              </text:list-item>
              <text:list-item>
                <text:p text:style-name="P320">State (except for redefinition and submachine states) </text:p>
              </text:list-item>
              <text:list-item>
                <text:p text:style-name="P320">StateMachine (except state machine extension) </text:p>
              </text:list-item>
              <text:list-item>
                <text:p text:style-name="P320">Transition (except for redefinition), including completion transitions (with no triggers) and transitions with triggers for the following kinds of events: </text:p>
              </text:list-item>
            </text:list>
            <text:list xml:id="list7244773037179352631" text:style-name="L2">
              <text:list-item>
                <text:p text:style-name="P328">Call Event</text:p>
              </text:list-item>
              <text:list-item>
                <text:p text:style-name="P328">Signal Event</text:p>
              </text:list-item>
            </text:list>
            <text:list xml:id="list115931920638137" text:continue-list="list5917762663549628559" text:style-name="L1">
              <text:list-item>
                <text:p text:style-name="P320">Vertex</text:p>
              </text:list-item>
            </text:list>
          </table:table-cell>
          <table:table-cell table:style-name="Table1.B15" office:value-type="string">
            <text:p text:style-name="Table_20_Contents"/>
          </table:table-cell>
        </table:table-row>
        <table:table-row table:style-name="Table1.2">
          <table:table-cell table:style-name="Table1.A15" office:value-type="string">
            <text:p text:style-name="Table_20_Contents"><text:span text:style-name="T3">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1c</text:span><text:span text:style-name="T17">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Table_20_Contents"/>
          </table:table-cell>
        </table:table-row>
        <table:table-row table:style-name="Table1.2">
          <table:table-cell table:style-name="Table1.A15" office:value-type="string">
            <text:p text:style-name="Text_20_body"><text:span text:style-name="T4">6.5.1d</text:span><text:span text:style-name="T17"> </text:span><text:span text:style-name="T15">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178"> </text:span></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05"><text:span text:style-name="T4">6.5.1e</text:span><text:span text:style-name="T17">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1f</text:span><text:span text:style-name="T17">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2a</text:span><text:span text:style-name="T17">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2b</text:span><text:span text:style-name="T17">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3a</text:span><text:span text:style-name="T17"> </text:span>Proposals shall conform to the current version of the UML 2 metamodel and notation.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3b</text:span><text:span text:style-name="T17"> </text:span>Proposals shall use the current version of the fUML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3c</text:span><text:span text:style-name="T17"> </text:span>Proposals shall use the current version of the PSCS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06"><text:span text:style-name="T5">6.5.3d</text:span><text:span text:style-name="T18"> </text:span>For any extension to the fUML base semantics using CLIF, proposals shall conform to the current version of the ISO Common Logic standard. </text:p>
          </table:table-cell>
          <table:table-cell table:style-name="Table1.B15" office:value-type="string">
            <text:p text:style-name="Table_20_Contents"/>
          </table:table-cell>
        </table:table-row>
        <table:table-row table:style-name="Table1.2">
          <table:table-cell table:style-name="Table1.A15" office:value-type="string">
            <text:p text:style-name="P106"><text:span text:style-name="T5">6.5.4a</text:span><text:span text:style-name="T18"> </text:span>Proposals shall provide a suite of test cases that can demonstrate conformance to this specification, as described in section 6.2. </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06"><text:span text:style-name="T5">6.5.4b</text:span><text:span text:style-name="T18"> </text:span>Proposals shall demonstrate the coverage by the test suite of all proposed state machine semantic functionality and the traceability of each test case to specific required functionality.<text:span text:style-name="T179"> </text:span></text:p>
          </table:table-cell>
          <table:table-cell table:style-name="Table1.B15" office:value-type="string">
            <text:p text:style-name="Table_20_Contents"/>
          </table:table-cell>
        </table:table-row>
      </table:table>
      <text:h text:style-name="Heading_20_2" text:outline-level="2"><text:bookmark-start text:name="__RefHeading___Toc38839_1991190544"/>Non-Mandatory Features<text:bookmark-end text:name="__RefHeading___Toc38839_1991190544"/></text:h>
      <text:p text:style-name="P42">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114">Feature</text:p>
            </table:table-cell>
            <table:table-cell table:style-name="Table2.B1" office:value-type="string">
              <text:p text:style-name="P101">Response</text:p>
            </table:table-cell>
          </table:table-row>
        </table:table-header-rows>
        <table:table-row table:style-name="Table2.2">
          <table:table-cell table:style-name="Table2.A7" office:value-type="string">
            <text:p text:style-name="P107"><text:span text:style-name="T4">6.</text:span><text:span text:style-name="T6">6.1</text:span><text:span text:style-name="T177">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107"/>
          </table:table-cell>
        </table:table-row>
        <table:table-row table:style-name="Table2.2">
          <table:table-cell table:style-name="Table2.A7" office:value-type="string">
            <text:p text:style-name="P107"><text:span text:style-name="T6">6.6.2</text:span><text:span text:style-name="T19"> </text:span>Proposals may provide precise semantics of UML protocol state machines, including the following underlying metaclasses: </text:p>
            <text:list xml:id="list6833592811520823905" text:style-name="L3">
              <text:list-item>
                <text:p text:style-name="P321">ProtocolConformance</text:p>
              </text:list-item>
              <text:list-item>
                <text:p text:style-name="P321">ProtocolStateMachine</text:p>
              </text:list-item>
              <text:list-item>
                <text:p text:style-name="P321">ProtocolTransition </text:p>
              </text:list-item>
            </text:list>
          </table:table-cell>
          <table:table-cell table:style-name="Table2.B7" office:value-type="string">
            <text:p text:style-name="P107"/>
          </table:table-cell>
        </table:table-row>
        <table:table-row table:style-name="Table2.2">
          <table:table-cell table:style-name="Table2.A7" office:value-type="string">
            <text:p text:style-name="Table_20_Contents"><text:span text:style-name="T6">6.6.3 </text:span>Proposals may provide precise semantics for state machine redefinition, as represented by the following meta-associations: </text:p>
            <text:list xml:id="list7696247141159880056" text:style-name="L4">
              <text:list-item>
                <text:p text:style-name="P322">A_extendedRegion_region</text:p>
              </text:list-item>
              <text:list-item>
                <text:p text:style-name="P322">A_extendedStateMachine_stateMachine </text:p>
              </text:list-item>
              <text:list-item>
                <text:p text:style-name="P322">A_redefinedState_state</text:p>
              </text:list-item>
              <text:list-item>
                <text:p text:style-name="P322">A_redefinedTransition_transition</text:p>
              </text:list-item>
              <text:list-item>
                <text:p text:style-name="P322">A_redefinitionContext_region</text:p>
              </text:list-item>
              <text:list-item>
                <text:p text:style-name="P322">A_redefinitionContext_state</text:p>
              </text:list-item>
              <text:list-item>
                <text:p text:style-name="P322">A_redefinitionContext_transition </text:p>
              </text:list-item>
            </text:list>
          </table:table-cell>
          <table:table-cell table:style-name="Table2.B7" office:value-type="string">
            <text:p text:style-name="P107"/>
          </table:table-cell>
        </table:table-row>
        <table:table-row table:style-name="Table2.2">
          <table:table-cell table:style-name="Table2.A7" office:value-type="string">
            <text:p text:style-name="P107"><text:span text:style-name="T6">6.6.4</text:span><text:span text:style-name="T19">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107"/>
          </table:table-cell>
        </table:table-row>
        <text:soft-page-break/>
        <table:table-row table:style-name="Table2.2">
          <table:table-cell table:style-name="Table2.A7" office:value-type="string">
            <text:p text:style-name="P107"><text:span text:style-name="T6">6.6.5</text:span><text:span text:style-name="T19"> </text:span>Proposals may provide precise semantics for triggers with ChangeEvents. </text:p>
          </table:table-cell>
          <table:table-cell table:style-name="Table2.B7" office:value-type="string">
            <text:p text:style-name="P107"/>
          </table:table-cell>
        </table:table-row>
        <table:table-row table:style-name="Table2.2">
          <table:table-cell table:style-name="Table2.A7" office:value-type="string">
            <text:p text:style-name="P107"><text:span text:style-name="T6">6.6.6</text:span><text:span text:style-name="T19"> </text:span>Proposals may use the Action language for Foundational UML (Alf) as a concrete syntax for specifying the execution semantics of state machines. </text:p>
          </table:table-cell>
          <table:table-cell table:style-name="Table2.B7" office:value-type="string">
            <text:p text:style-name="P107"/>
          </table:table-cell>
        </table:table-row>
      </table:table>
      <text:h text:style-name="P208" text:outline-level="2"><text:bookmark-start text:name="__RefHeading___Toc38841_1991190544"/>Issues To Be Discussed<text:bookmark-end text:name="__RefHeading___Toc38841_1991190544"/></text:h>
      <text:list xml:id="list8608046624042684903" text:style-name="Numbered_20_-_20_Alt">
        <text:list-item>
          <text:h text:style-name="P277" text:outline-level="6">Proposals shall discuss how state machines may be used to specify the behavior of passive classes. </text:h>
        </text:list-item>
      </text:list>
      <text:h text:style-name="Heading_20_6" text:outline-level="6">Background and Rationale</text:h>
      <text:p text:style-name="Text_20_body">The use of state machines for describing the behavior of instances of passive object classes can be found in several UML tools, notably in Rhapsody and RSA RTE (both from IBM). In fact, the original 1.x series of UML specifications explicitly discusses the case of passive state machines (e.g., section 2.12.4.7 in the UML 1.3 specification [1]). In particular, it mentions a possible means for ensuring preservation of run-to-completion semantics for passive classes whose behavior is specified via state machines.</text:p>
      <text:p text:style-name="P36">To help us understand how the behavior of passive classes can be described using state machines, it is useful to recall that an essential characteristic of state machine behaviors is that a response to a particular stimulus (e.g., a call event occurrence) depends on the object’s history; that is, the nature and order of preceding stimuli received by that object. In active class state machines, this information is captured concisely by the current state of an object’s classifier behavior. However, when dealing with passive objects, which do not have a classifier behavior, this means that, in the general case, each method of the class needs to include a conditional branch to handle the different responses based on some internal value that, in effect, represents the history of the object. </text:p>
      <text:p text:style-name="P36">Consider, for example, the simplest case of a <text:span text:style-name="T160">S</text:span>tack class <text:span text:style-name="T160">shown in </text:span><text:span text:style-name="T160"><text:sequence-ref text:reference-format="category-and-value" text:ref-name="refFigure0">Figure 0.1</text:sequence-ref></text:span>. <text:span text:style-name="T160">Note that</text:span> the response to a “pop” operation will depend on whether the stack is empty or not. Similarly, assuming that the stack is of limited capacity, the response to a “push” operation will differ when the stack is full compared to when it is not full.</text:p>
      <text:p text:style-name="P44"><draw:frame draw:style-name="fr1" draw:name="Frame12" text:anchor-type="paragraph" svg:width="18.136cm" draw:z-index="33"><draw:text-box fo:min-height="6.036cm"><text:p text:style-name="Figure"><draw:frame draw:style-name="fr12" draw:name="Image5" text:anchor-type="paragraph" svg:width="18.136cm" svg:height="6.036cm" style:rel-height="scale" draw:z-index="34"><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0" text:name="Figure" text:formula="ooow:Figure+1" style:num-format="1">0.1</text:sequence> - Stack Example</text:p></draw:text-box></draw:frame><text:soft-page-break/>Of course, this can be coded explicitly by defining a suitable local variable of the object (e.g., “stack size”) and using appropriate action language conditional statements. But,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36">Hence, the motivations behind supporting state machine specifications of passive class behaviors are to reduce the burden on the modeler, to more clearly describe an object’s behavior using a higher-level formalisms, and to increase both reliability and productivity.</text:p>
      <text:h text:style-name="Heading_20_6" text:outline-level="6"><office:annotation office:name="__Annotation__11958_1449612817"><dc:creator>Ed Seidewitz</dc:creator><dc:date>2016-01-29T09:27:29</dc:date><loext:sender-initials>EVS</loext:sender-initials><text:p text:style-name="P335"><text:span text:style-name="T295">This needs to either be incorporated into the semantic model or moved to a (possibly informative) annex.</text:span></text:p></office:annotation>Proposed Approach<office:annotation-end office:name="__Annotation__11958_1449612817"/></text:h>
      <text:p text:style-name="Text_20_body"><text:span text:style-name="T161">To avoid gratuitous differences from the familiar semantics of active state machines, the general strategy taken is to be fully consistent with those semantics wherever possible. Note that this proposal covers both passive classes as well as stand-alone </text:span><text:span text:style-name="T37">passive</text:span><text:span text:style-name="T161"> state machines (which are, after all, classes as well).</text:span></text:p>
      <text:p text:style-name="Text_20_body">The core idea behind the approach is straightforward: map the state machine specification into an equivalent set of behavioral fragments and conditional statements distributed across the appropriate methods. <text:span text:style-name="T160">For example, all three transitions triggered by the “pop” call event in the Stack example above, would be mapped to appropriate conditional statement cases of a single “pop” operation method. The control variable of such a statement would correspond to the current state of the state machine</text:span><text:span text:style-name="T160"><text:note text:id="ftn1" text:note-class="footnote"><text:note-citation>1</text:note-citation><text:note-body><text:p text:style-name="P98">The exact type and format of such a variable are of no concern here; implementers are free to chose their own.</text:p></text:note-body></text:note></text:span><text:span text:style-name="T160">. This is illustrated by the following pseudocode for the method of the “pop” operation</text:span><text:span text:style-name="T160"><text:note text:id="ftn2" text:note-class="footnote"><text:note-citation>2</text:note-citation><text:note-body><text:p text:style-name="P99">To simplify the example, we assume here that there are no entry, exit, or do behaviors associated with any of the states.</text:p></text:note-body></text:note></text:span><text:span text:style-name="T160">:</text:span></text:p>
      <text:p text:style-name="P95"><text:span text:style-name="T162">operation pop(): Item </text:span><text:span text:style-name="T163">{</text:span><text:span text:style-name="T162"><text:line-break/><text:tab/>case (state) </text:span><text:span text:style-name="T164">{</text:span><text:span text:style-name="T162"><text:line-break/><text:tab/><text:tab/>'Empty': <text:tab/>errorEmpty();<text:line-break/><text:tab/><text:tab/>'Normal': <text:tab/>if (stkSize == 1) then<text:line-break/><text:tab/><text:tab/><text:tab/><text:tab/><text:tab/><text:tab/>{popItem(</text:span><text:span text:style-name="T164">);<text:line-break/><text:tab/><text:tab/><text:tab/><text:tab/><text:tab/><text:tab/> nextState('Empty');}</text:span><text:span text:style-name="T162"><text:line-break/><text:tab/><text:tab/><text:tab/><text:tab/><text:tab/>else<text:line-break/><text:tab/><text:tab/><text:tab/><text:tab/><text:tab/><text:tab/></text:span><text:span text:style-name="T164">popItem();<text:line-break/><text:tab/><text:tab/>'Full':<text:tab/><text:tab/>{popItem();<text:line-break/><text:tab/><text:tab/><text:tab/><text:tab/><text:tab/> nextState('Normal');}<text:line-break/><text:tab/><text:tab/>};<text:line-break/><text:tab/></text:span><text:span text:style-name="T163">}</text:span></text:p>
      <text:p text:style-name="P34">Furthermore, any action associated with the initial transition would be mapped to the method of the class constructor.</text:p>
      <text:p text:style-name="P35">Of course, in addition to the lack of a classifier behavior, one key difference between active and passive class semantics is in how the transition triggering mechanism works. For active classes, triggering is realized by a dedicated scheduling and dispatch mechanism, which is external to the state machine instance. Among other responsibilities, this mechanism also ensures that run-to-completion semantics are enforced. In contrast, no such mechanism exists for passive classes; the methods of a passive class are executed synchronously when some calling behavior invokes the corresponding operation. <text:span text:style-name="T165">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91">Therefore, to ensure run-to-completion semantics of a passive class state machine, it is proposed that for any passive class whose behavior is defined by a state machine, at most one operation call can be executed (to completion) at a time. <text:soft-page-break/>Alternatively, this could be made a configurable option. However, that would lead to unsafe and error prone designs, and would violate one of the core semantic tenets of UML state machines. </text:p>
      <text:list xml:id="list115932200932729" text:continue-numbering="true" text:style-name="Numbered_20_-_20_Alt">
        <text:list-item>
          <text:h text:style-name="P277" text:outline-level="6">Proposals shall address issues with the UML abstract syntax involved in the specification of the accessing and passing of data from event occurrences, as required in 6.5.1b. </text:h>
        </text:list-item>
      </text:list>
      <text:p text:style-name="P43">TBD</text:p>
      <text:list xml:id="list115933130925116" text:continue-numbering="true" text:style-name="Numbered_20_-_20_Alt">
        <text:list-item>
          <text:h text:style-name="P277" text:outline-level="6">Proposals shall discuss the relationship of the proposed precise semantics for UML state machines to the causality model defined for the UML Profile for MARTE. </text:h>
        </text:list-item>
      </text:list>
      <text:h text:style-name="P167" text:outline-level="6">TBD</text:h>
      <text:list xml:id="list115933806560724" text:continue-numbering="true" text:style-name="Numbered_20_-_20_Alt">
        <text:list-item>
          <text:h text:style-name="P278" text:outline-level="6">Proposals shall discuss the relationship of the proposed precise semantics for UML state machines to the specification of a state machine ontology and, particularly, to the integration approach of OntoIOP. </text:h>
        </text:list-item>
      </text:list>
      <text:h text:style-name="P167" text:outline-level="6">TBD</text:h>
      <text:list xml:id="list115932157307968" text:continue-numbering="true" text:style-name="Numbered_20_-_20_Alt">
        <text:list-item>
          <text:h text:style-name="P279" text:outline-level="6">Proposals shall discuss the relationship of the proposed precise semantics for UML state machines to the semantics defined for state machines in the W3C State Chart XML (SCXML) specification. </text:h>
        </text:list-item>
      </text:list>
      <text:p text:style-name="Text_20_body">The general environment of SCXML state machines is completely different from that of UML state machines. In SCXML, a state machine is an independent self-contained entity that can interact with other, or <text:span text:style-name="T35">external</text:span>, entities located in a Web-based environment (e.g., external entities are accessed via URIs). External entities can be other SCXML state machines or any other kind of Web-based application. This interaction can be either synchronous or asynchronous. In other words, unlike UML, <text:span text:style-name="T180">in SCXML there is no explicit structural context defined in which a state machine is defined</text:span>; i.e., the (single) state machine <text:span text:style-name="T76">is</text:span><text:span text:style-name="T75"> </text:span>the top-level concept.</text:p>
      <text:p text:style-name="Text_20_body"><text:span text:style-name="T181">The data model, event model, and action language of SCXML are all specific to it and not equivalent to those of UML</text:span><text:span text:style-name="T182">, although most action language (executable content) elements can be mapped to standard programming language equivalents.</text:span></text:p>
      <text:p text:style-name="Text_20_body">It is fairly clear that SCXML was inspired in great part by UML. There is a significant conceptual, semantic, and even terminological overlap. However, there are also some important differences.</text:p>
      <text:h text:style-name="Heading_20_6" text:outline-level="6">Syntax</text:h>
      <text:p text:style-name="Text_20_body">SCXML only supports three kinds of pseudostates: initial, deep history, and shallow history. <text:span text:style-name="T180">This means that it does not support exit and entry points, fork and join points, or terminate pseudostates. Also, there is no support for submachine states or state machine redefinition. Finally, protocol state machines are also not supported</text:span>.</text:p>
      <text:p text:style-name="Text_20_body">An SCXML document defines a single state machine as a set of states and a set of associated data (i.e., its “extended” state). States own their outgoing transitions and can be either atomic or compound. The latter own other states (substates). A special kind of state is a parallel state, which is the conceptual equivalent of a UML region. Any state, whether atomic or compound, can have entry and exit actions. Transitions can have zero or more triggering events and an optional guard condition. <text:span text:style-name="T180">States of any kind can optionally own local sets of data, something that has no equivalent in UML</text:span>. Finally, <text:span text:style-name="T180">the UML concept of “do” behaviors associated with states is not supported in SCXML</text:span>.</text:p>
      <text:p text:style-name="Text_20_body">Like UML, SCXML supports <text:span text:style-name="T180">completion event, but, in contrast to UML, these events are named and used to explicitly trigger completion transitions</text:span>. However, their effect is the same, although it appears that <text:span text:style-name="T180">SCXML gives the modeler more control over the triggering because individual completion events can be differentiated</text:span>. For example, it is possible to define a trigger that refers explicitly to the completion of a particular state. This cannot be done in UML since completions event triggers are implicit.</text:p>
      <text:h text:style-name="Heading_20_6" text:outline-level="6"><text:soft-page-break/>Semantics</text:h>
      <text:p text:style-name="Text_20_body">From an initial cursory analysis, it seems that the semantics of those SCXML concepts that have UML equivalents are compatible with UML semantics. If we set aside the major differences in the structural context mentioned above, it is fair to say that the semantics of SCXML state machines are a subset of those found in UML.</text:p>
      <text:h text:style-name="Heading_20_6" text:outline-level="6">Summary of differences</text:h>
      <text:list xml:id="list3565733761997157785" text:style-name="Numbered_20_-_20_Alt">
        <text:list-item>
          <text:p text:style-name="P330">No structural context</text:p>
        </text:list-item>
        <text:list-item>
          <text:p text:style-name="P330">SCXML specific action language</text:p>
        </text:list-item>
        <text:list-item>
          <text:p text:style-name="P330">Event model is different</text:p>
        </text:list-item>
        <text:list-item>
          <text:p text:style-name="P330">Does not support all pseudostates (join, fork, terminate, exit/entry points not supported)</text:p>
        </text:list-item>
        <text:list-item>
          <text:p text:style-name="P330">No support for submachines</text:p>
        </text:list-item>
        <text:list-item>
          <text:p text:style-name="P330">States can own local extended data variables</text:p>
        </text:list-item>
        <text:list-item>
          <text:p text:style-name="P330">No support for “do” behaviors</text:p>
        </text:list-item>
        <text:list-item>
          <text:p text:style-name="P330">More refined model of completion events</text:p>
        </text:list-item>
      </text:list>
      <text:list xml:id="list115933181589155" text:continue-list="list115932157307968" text:style-name="Numbered_20_-_20_Alt">
        <text:list-item>
          <text:h text:style-name="P278" text:outline-level="6">Proposals shall describe a proof of concept implementation that can successfully execute tests from the conformance test suite, without violating any tests from the PSCS conformance test suite. </text:h>
        </text:list-item>
      </text:list>
      <text:p text:style-name="P2"><text:span text:style-name="T154">CEA has developed a prototype proof of concept implementation of the execution model defined in Clause </text:span><text:span text:style-name="T154"><text:bookmark-ref text:reference-format="number" text:ref-name="__RefHeading___Toc29231_1764376823">8</text:bookmark-ref></text:span><text:span text:style-name="T154"> of this specification.</text:span> It is integrated to the Papyrus model execution framework Moka<text:note text:id="ftn3" text:note-class="footnote"><text:note-citation>3</text:note-citation><text:note-body><text:p text:style-name="P97">See https://wiki.eclipse.org/Papyrus/UserGuide/ModelExecution</text:p></text:note-body></text:note> as a specific execution engine. <text:span text:style-name="T155">Papyrus and Moka tooling are based on the Eclipse implementation of the UML 2.5 metamodel. Therefore, models that can be interpreted by the prototype must conform to this metamodel implementation.</text:span></text:p>
      <text:p text:style-name="P33"><text:span text:style-name="T155">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155"><text:bookmark-ref text:reference-format="number" text:ref-name="__RefHeading___Toc39077_1991190544">7.6.2</text:bookmark-ref></text:span><text:span text:style-name="T155">). <text:s/></text:span></text:p>
      <text:p text:style-name="P2"><office:annotation office:name="__Annotation__6797_1449612817"><dc:creator>Ed Seidewitz</dc:creator><dc:date>2016-01-28T18:22:33</dc:date><loext:sender-initials>EVS</loext:sender-initials><text:p text:style-name="P335"><text:span text:style-name="T295">More importantly, we need to summarize the current status of test passage by the prototype.</text:span></text:p></office:annotation><text:span text:style-name="T153">In order to verify that the PSSM prototype does not violate the assertions defined for PSCS</text:span><office:annotation-end office:name="__Annotation__6797_1449612817"/><text:span text:style-name="T153"> we proceeded in the following manner:</text:span></text:p>
      <text:list xml:id="list2385922461126864042" text:style-name="L5">
        <text:list-item>
          <text:p text:style-name="P168">The PSCS test suite was executed by using only the implementation for the PSCS execution model. This execution enabled us to produce the reference trace.</text:p>
        </text:list-item>
        <text:list-item>
          <text:p text:style-name="P168">The PSCS test suite was then executed with the prototype implementation of PSSM. This execution enabled us to produce the trace that need to be compared to the reference.</text:p>
        </text:list-item>
      </text:list>
      <text:p text:style-name="P32">The diff<text:span text:style-name="T154">erence</text:span> check that was performed between the two traces did not highlighted any difference. To conclude, we can say that if the traces are equal then PSSM prototype does not violate the semantics <text:span text:style-name="T154">captured for</text:span> PSCS.</text:p>
      <text:p text:style-name="P32"/>
      <text:p text:style-name="P90"/>
      <text:h text:style-name="P206" text:outline-level="1"><text:bookmark-start text:name="__RefHeading___Toc54181_1498751252"/><text:bookmark-start text:name="_Toc302401888"/>Scope<text:bookmark-end text:name="__RefHeading___Toc54181_1498751252"/><text:bookmark-end text:name="_Toc302401888"/></text:h>
      <text:p text:style-name="P27">This specification is an extension of the <text:span text:style-name="T36">Semantics of a Foundational Subset for Executable UML Models</text:span><text:span text:style-name="T85"> standard (known as “Foundational UML” or “fUML”) </text:span><text:span text:style-name="T86">[fUML]</text:span><text:span text:style-name="T85"> that defines the execution semantics for UML state machines. Syntactically, this specification extends fUML by with a (large) subset of the abstract syntax of state machines as given in the </text:span><text:span text:style-name="T36">OMG Unified Modeling Language</text:span><text:span text:style-name="T85"> specification </text:span><text:span text:style-name="T86">[UML] </text:span><text:span text:style-name="T85">(Clause 14, for UML 2.5 and later). Semantically, this specification extends the fUML execution model in order to specify the operational execution semantics of the state machine abstract syntax subset.</text:span></text:p>
      <text:p text:style-name="P27"><text:span text:style-name="T85">The semantic model defined in this specification is actually an extension of the model from the </text:span><text:span text:style-name="T36">Precise Semantics of UML Composite Structures (PSCS)</text:span><text:span text:style-name="T85"> standard </text:span><text:span text:style-name="T86">[PSCS]</text:span><text:span text:style-name="T85">,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85"><text:bookmark-ref text:reference-format="page" text:ref-name="__RefHeading___Toc54183_1498751252">1</text:bookmark-ref></text:span><text:span text:style-name="T85">).</text:span></text:p>
      <text:h text:style-name="Heading_20_1" text:outline-level="1"><text:bookmark-start text:name="__RefHeading___Toc54183_1498751252"/><text:bookmark-start text:name="_Toc302401889"/>Conformance<text:bookmark-end text:name="__RefHeading___Toc54183_1498751252"/><text:bookmark-end text:name="_Toc302401889"/></text:h>
      <text:h text:style-name="P209" text:outline-level="2"><text:bookmark-start text:name="__RefHeading___Toc8456_1449612817"/>General<text:bookmark-end text:name="__RefHeading___Toc8456_1449612817"/></text:h>
      <text:p text:style-name="P28">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136">and types of conformance and related terms in this specification fully match their corresponding definitions, interpretations, and types in fUML. Thus, as in fUML, conformance to this specification has two aspects: </text:span></text:p>
      <text:list xml:id="list115932621714630" text:continue-list="list115933181589155" text:style-name="Numbered_20_-_20_Alt">
        <text:list-item text:start-value="1">
          <text:p text:style-name="P169"><text:span text:style-name="T138">Syntactic Conformance</text:span><text:span text:style-name="T137"> – </text:span><text:span text:style-name="T136">A conforming model must be restricted to the abstract syntax subset defined in Clause 7 of this </text:span><text:span text:style-name="T137">specification.</text:span><text:span text:style-name="T136"> </text:span></text:p>
        </text:list-item>
        <text:list-item>
          <text:p text:style-name="P169"><text:span text:style-name="T138">Semantic Conformance</text:span><text:span text:style-name="T137"> – </text:span><text:span text:style-name="T136">A conforming execution tool must provide execution semantics for a conforming model consistent with the semantics specified in Clause 8 of this document. </text:span></text:p>
        </text:list-item>
      </text:list>
      <text:h text:style-name="P211" text:outline-level="2"><text:bookmark-start text:name="__RefHeading___Toc8658_1449612817"/>Conformance Levels<text:bookmark-end text:name="__RefHeading___Toc8658_1449612817"/></text:h>
      <text:p text:style-name="P38"><text:span text:style-name="T142">The semantic model in Clause 8 is specified as an extension to the semantic model given in [PSCS]. </text:span><text:span text:style-name="T143">However, t</text:span><text:span text:style-name="T144">he only point at which the semantics given in this specification actually depend on the PSCS semantics is for triggers with an “onPort” reference (see TBD). </text:span><text:span text:style-name="T145">There are two levels of conformance defined for this specification, depending on whether an execution tool conforms only to PSSM or conforms to PSSM </text:span><text:span text:style-name="T140">and</text:span><text:span text:style-name="T145"> PSCS, including the semantics for triggers with “onPort”. </text:span><text:span text:style-name="T146">Both of these have syntactic and semantic aspects</text:span><text:span text:style-name="T145">, </text:span><text:span text:style-name="T146">as specified in the following subclauses.</text:span></text:p>
      <text:h text:style-name="Heading_20_3" text:outline-level="3"><text:bookmark-start text:name="__RefHeading___Toc8458_1449612817"/>PSSM-only Conformance<text:bookmark-end text:name="__RefHeading___Toc8458_1449612817"/></text:h>
      <text:list xml:id="list115932410893452" text:continue-list="list115932621714630" text:style-name="Numbered_20_-_20_Alt">
        <text:list-item text:start-value="1">
          <text:p text:style-name="P170"><text:span text:style-name="T138">Syntactic Conformance</text:span><text:span text:style-name="T137"> – </text:span><text:span text:style-name="T136">A conforming model must be restricted to the abstract syntax subset defined in Clause </text:span><text:span text:style-name="T136"><text:bookmark-ref text:reference-format="number" text:ref-name="__RefHeading___Toc29229_1764376823">7</text:bookmark-ref></text:span><text:span text:style-name="T136"> of this </text:span><text:span text:style-name="T137">specification, </text:span><text:span text:style-name="T148">with the further restriction that triggers must </text:span><text:span text:style-name="T139">not</text:span><text:span text:style-name="T147"> have onPort references</text:span><text:span text:style-name="T137">.</text:span><text:span text:style-name="T136"> </text:span></text:p>
          <text:p text:style-name="P171"><text:soft-page-break/><text:span text:style-name="T136">Note.</text:span><text:span text:style-name="T142"> The abstract syntax subset defined in Clause </text:span><text:span text:style-name="T142"><text:bookmark-ref text:reference-format="number" text:ref-name="__RefHeading___Toc29229_1764376823">7</text:bookmark-ref></text:span><text:span text:style-name="T142"> is a superset of the subset defined in [fUML]. Thus, every syntactically conforming fUML model is also a syntactically conforming PSSM model.</text:span></text:p>
        </text:list-item>
        <text:list-item>
          <text:p text:style-name="P170"><text:span text:style-name="T138">Semantic Conformance</text:span><text:span text:style-name="T137"> – </text:span><text:span text:style-name="T136">A conforming execution tool must provide execution semantics for a conforming model consistent with the semantics specified in Clause </text:span><text:span text:style-name="T136"><text:bookmark-ref text:reference-format="number" text:ref-name="__RefHeading___Toc29231_1764376823">8</text:bookmark-ref></text:span><text:span text:style-name="T136"> of this </text:span><text:span text:style-name="T149">specification</text:span><text:span text:style-name="T136">. </text:span><text:span text:style-name="T149">Demonstrating semantic conformance to fUML (as defined in Clause 2 of [fUML] and p</text:span><text:span text:style-name="T136">assing all the tests of the test suite in Clause </text:span><text:span text:style-name="T136"><text:bookmark-ref text:reference-format="number" text:ref-name="__RefHeading___Toc33532_1764376823">9</text:bookmark-ref></text:span><text:span text:style-name="T136"> </text:span><text:span text:style-name="T149">of this specification</text:span><text:span text:style-name="T136">, </text:span><text:span text:style-name="T139">except</text:span><text:span text:style-name="T147"> for this related to onPort (see TBD),</text:span><text:span text:style-name="T136"> </text:span><text:span text:style-name="T137">is</text:span><text:span text:style-name="T136"> sufficient to demonstrate </text:span><text:span text:style-name="T148">semantic </text:span><text:span text:style-name="T136">conformance </text:span><text:span text:style-name="T148">at this level</text:span><text:span text:style-name="T136">. </text:span></text:p>
        </text:list-item>
      </text:list>
      <text:h text:style-name="Heading_20_3" text:outline-level="3"><text:bookmark-start text:name="__RefHeading___Toc8460_1449612817"/>Joint PSSM and PSCS Conformance<text:bookmark-end text:name="__RefHeading___Toc8460_1449612817"/></text:h>
      <text:list xml:id="list115933392782776" text:continue-list="list115932410893452" text:style-name="Numbered_20_-_20_Alt">
        <text:list-item text:start-value="1">
          <text:p text:style-name="P170"><text:span text:style-name="T138">Syntactic Conformance</text:span><text:span text:style-name="T137"> – </text:span><text:span text:style-name="T136">A conforming model must be restricted to the abstract syntax subset defined </text:span><text:span text:style-name="T148">by the union of the subset defined</text:span><text:span text:style-name="T136"> Clause 7 of this </text:span><text:span text:style-name="T137">specification</text:span><text:span text:style-name="T147"> </text:span><text:span text:style-name="T139">and</text:span><text:span text:style-name="T147"> the subset defined in Clause 7 of [PSCS]</text:span><text:span text:style-name="T137">.</text:span><text:span text:style-name="T136"> </text:span><text:span text:style-name="T148">The model shall satisfy all constraints as specified in this specification and in [PSCS].</text:span></text:p>
        </text:list-item>
        <text:list-item>
          <text:p text:style-name="P170"><text:span text:style-name="T138">Semantic Conformance</text:span><text:span text:style-name="T137"> – </text:span><text:span text:style-name="T136">A conforming execution tool must provide execution semantics for a conforming model consistent with the semantics specified in Clause </text:span><text:span text:style-name="T136"><text:bookmark-ref text:reference-format="number" text:ref-name="__RefHeading___Toc29231_1764376823">8</text:bookmark-ref></text:span><text:span text:style-name="T136"> of this </text:span><text:span text:style-name="T149">specification</text:span><text:span text:style-name="T136"> </text:span><text:span text:style-name="T139">and</text:span><text:span text:style-name="T147"> the semantics specified in Clause 8 of [PSCS]</text:span><text:span text:style-name="T136">. </text:span><text:span text:style-name="T149">Demonstrating semantic conformance to fUML (as defined in Clause 2 of [fUML]) and p</text:span><text:span text:style-name="T136">assing all the tests of the test suite in Clause </text:span><text:span text:style-name="T136"><text:bookmark-ref text:reference-format="number" text:ref-name="__RefHeading___Toc33532_1764376823">9</text:bookmark-ref></text:span><text:span text:style-name="T136"> </text:span><text:span text:style-name="T149">of this specification</text:span><text:span text:style-name="T136"> </text:span><text:span text:style-name="T139">and</text:span><text:span text:style-name="T147"> all the tests in Clause 9 of [PSCS]</text:span><text:span text:style-name="T136"> </text:span><text:span text:style-name="T137">is</text:span><text:span text:style-name="T136"> sufficient to demonstrate </text:span><text:span text:style-name="T148">semantic </text:span><text:span text:style-name="T136">conformance </text:span><text:span text:style-name="T148">at this level</text:span><text:span text:style-name="T136">. </text:span></text:p>
        </text:list-item>
      </text:list>
      <text:h text:style-name="P210" text:outline-level="2"><text:bookmark-start text:name="__RefHeading___Toc8462_1449612817"/>Genericity of the Execution Model<text:bookmark-end text:name="__RefHeading___Toc8462_1449612817"/></text:h>
      <text:p text:style-name="P30">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29">The semantic areas that are not explicitly constrained by the execution model in this specification are the same as the ones defined in subclause 2.3 of <text:span text:style-name="T150">[fUML]</text:span>. Different execution tools may semantically vary in <text:span text:style-name="T150">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29">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115933815874670" text:continue-list="list115933558872640" text:style-name="Bulleted1">
        <text:list-item>
          <text:p text:style-name="P294">The semantic variation points defined in subclause 2.3 of <text:span text:style-name="T150">[fUML]</text:span>. Note, however, that <text:span text:style-name="T150">the </text:span>default event dispatching strategy defined for fUML is replaced by <text:span text:style-name="T150">the</text:span> default strategy <text:span text:style-name="T150">given in subclause</text:span> 8.4.1.2.1 <text:span text:style-name="T150">of [PSCS].</text:span> </text:p>
        </text:list-item>
        <text:list-item>
          <text:p text:style-name="Bulleted">In addition, this specification introduces <text:span text:style-name="T151">one</text:span> new semantic variation point and <text:span text:style-name="T151">a </text:span>corresponding default strategies for <text:span text:style-name="T151">it: the method for selecting which transitions of a state machine</text:span> <text:span text:style-name="T151">(if any) will fire in response to a given event occurrence.</text:span></text:p>
        </text:list-item>
      </text:list>
      <text:p text:style-name="Text_20_body"><text:span text:style-name="T136">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141">[fUML].</text:span><text:span text:style-name="T136">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Heading_20_1" text:outline-level="1"><text:bookmark-start text:name="__RefHeading___Toc54193_1498751252"/><text:bookmark-start text:name="_Toc302401895"/><text:soft-page-break/>Normative References<text:bookmark-end text:name="__RefHeading___Toc54193_1498751252"/><text:bookmark-end text:name="_Toc302401895"/></text:h>
      <text:p text:style-name="P31">The following normative documents contain provisions which, through reference in this text, constitute provisions of this specification. For versioned references, subsequent amendments to, or revisions of, any of these publications do not apply.</text:p>
      <text:p text:style-name="Reference">[fUML]<text:tab/><text:span text:style-name="T36">Semantics of a Foundational Subset for Executable UML Models (fUML),</text:span><text:span text:style-name="T85"> Version 1.2.1, </text:span><text:a xlink:type="simple" xlink:href="http://www.omg.org/spec/FUML" text:style-name="Internet_20_link" text:visited-style-name="Visited_20_Internet_20_Link"><text:span text:style-name="T85">http://www.omg.org/spec/FUML</text:span></text:a></text:p>
      <text:p text:style-name="Reference"><text:span text:style-name="T85">[PSCS]<text:tab/></text:span><text:span text:style-name="T36">Precise Semantics of UML Composite Structures (PSCS),</text:span><text:span text:style-name="T85"> Version 1.0, </text:span><text:a xlink:type="simple" xlink:href="http://www.omg.org/spec/PSCS" text:style-name="Internet_20_link" text:visited-style-name="Visited_20_Internet_20_Link"><text:span text:style-name="T85">http://www.omg.org/spec/PSCS</text:span></text:a></text:p>
      <text:p text:style-name="Reference"><text:span text:style-name="T85">[UML]<text:tab/></text:span><text:span text:style-name="T36">OMG Unified Modeling Language (OMG UML),</text:span><text:span text:style-name="T85"> Version 2.5, </text:span><text:a xlink:type="simple" xlink:href="http://www.omg.org/spec/UML" text:style-name="Internet_20_link" text:visited-style-name="Visited_20_Internet_20_Link"><text:span text:style-name="T85">http://www.omg.org/spec/UML</text:span></text:a></text:p>
      <text:p text:style-name="P31"><text:span text:style-name="T3">Note.</text:span><text:span text:style-name="T15">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121"><text:span text:style-name="T85">[UTP]<text:tab/></text:span><text:span text:style-name="T36">UML Testing Profil</text:span><text:span text:style-name="T38">e (UTP),</text:span><text:span text:style-name="T87"> Version 2, Initial Submission, OMG document ad/2014-05-01</text:span></text:p>
      <text:p text:style-name="P122"><text:span text:style-name="T87">N</text:span><text:span text:style-name="T85">ote.</text:span><text:span text:style-name="T124"> UTP v2 is expected to be adopted and finalized before the finalization of PSSM.</text:span></text:p>
      <text:h text:style-name="P202" text:outline-level="1"><text:bookmark-start text:name="_Toc302401896"/><text:bookmark-start text:name="__RefHeading___Toc33534_1764376823"/>Terms and Definitions<text:bookmark-end text:name="_Toc302401896"/><text:bookmark-end text:name="__RefHeading___Toc33534_1764376823"/></text:h>
      <text:p text:style-name="Text_20_body">For the purposes of this specification, the following terms and definitions apply.</text:p>
      <text:h text:style-name="Heading_20_6" text:outline-level="6">Base Semantics</text:h>
      <text:p text:style-name="Text_20_body">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152">(The base semantics for this specification are as specified in [fUML].)</text:span></text:p>
      <text:h text:style-name="Heading_20_6" text:outline-level="6">Behavioral Semantics</text:h>
      <text:p text:style-name="Text_20_body">The denotational mapping of appropriate language elements to a specification of a dynamic behavior resulting in changes over time to instances in the semantic domain about which the language is making statements.</text:p>
      <text:h text:style-name="Heading_20_6" text:outline-level="6">Execution Model</text:h>
      <text:p text:style-name="Text_20_body">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Heading_20_6" text:outline-level="6">Execution Semantics</text:h>
      <text:p text:style-name="Text_20_body"><text:span text:style-name="T152">T</text:span>he behavioral semantics of UML constructs that specify operational action over time, describing or constraining allowable behavior in the domain being modeled.</text:p>
      <text:h text:style-name="Heading_20_6" text:outline-level="6"><text:soft-page-break/>Execution Tool</text:h>
      <text:p text:style-name="Text_20_body">Any tool that is capable of executing any valid UML model that is based on the <text:span text:style-name="T152">abstract syntax</text:span> subset <text:span text:style-name="T152">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Heading_20_6" text:outline-level="6">Static Semantics</text:h>
      <text:p text:style-name="Text_20_body">Possible context sensitive constraints that statements of a language must satisfy, beyond their base syntax, in order to be well-formed.</text:p>
      <text:h text:style-name="Heading_20_6" text:outline-level="6">Structural Semantics</text:h>
      <text:p text:style-name="Text_20_body">The denotational mapping of appropriate language elements to instances in the semantic domain about which the language makes statements.</text:p>
      <text:h text:style-name="Heading_20_6" text:outline-level="6">Syntax</text:h>
      <text:p text:style-name="Text_20_body">The rules for how to construct well-formed statements in a language or, equivalently, for validating that a proposed statement is actually well-formed.</text:p>
      <text:h text:style-name="P203" text:outline-level="1"><text:bookmark-start text:name="__RefHeading___Toc54195_1498751252"/><text:bookmark-start text:name="_Toc302401897"/>Symbols<text:bookmark-end text:name="__RefHeading___Toc54195_1498751252"/><text:bookmark-end text:name="_Toc302401897"/></text:h>
      <text:p text:style-name="Text_20_body">There are no symbols or abbreviated terms necessary for the understanding of this specification.</text:p>
      <text:p text:style-name="Text_20_body"/>
      <text:h text:style-name="P204" text:outline-level="1"><text:bookmark-start text:name="_Toc302401898"/><text:bookmark-start text:name="__RefHeading___Toc54197_1498751252"/>Additional Information<text:bookmark-end text:name="_Toc302401898"/><text:bookmark-end text:name="__RefHeading___Toc54197_1498751252"/></text:h>
      <text:h text:style-name="Heading_20_2" text:outline-level="2"><text:bookmark-start text:name="__RefHeading___Toc54199_1498751252"/><text:bookmark-start text:name="_Toc302401899"/>Changes to Adopted OMG Specifications<text:bookmark-end text:name="__RefHeading___Toc54199_1498751252"/><text:bookmark-end text:name="_Toc302401899"/></text:h>
      <text:p text:style-name="P45">TBD</text:p>
      <text:h text:style-name="P212" text:outline-level="2"><text:bookmark-start text:name="_Toc302401900"/><text:bookmark-start text:name="__RefHeading___Toc54201_1498751252"/>A<text:bookmark-end text:name="_Toc302401900"/>cknowledgments<text:bookmark-end text:name="__RefHeading___Toc54201_1498751252"/></text:h>
      <text:p text:style-name="Text_20_body">The following people directly contributed to the development of this specification.</text:p>
      <text:list xml:id="list115933579125974" text:continue-numbering="true" text:style-name="Bulleted1">
        <text:list-item>
          <text:p text:style-name="P290">Yves Bernard, Airbus</text:p>
        </text:list-item>
        <text:list-item>
          <text:p text:style-name="P290">Nerijus Jankevicius, No Magic</text:p>
        </text:list-item>
        <text:list-item>
          <text:p text:style-name="P290">Ed Seidewitz, Model Driven Solutions</text:p>
        </text:list-item>
        <text:list-item>
          <text:p text:style-name="P290">Bran Selic, Simula Research Laboratory</text:p>
        </text:list-item>
        <text:list-item>
          <text:p text:style-name="P293">Daniel Siegl, LieberLieber</text:p>
        </text:list-item>
        <text:list-item>
          <text:p text:style-name="P290">Jeffery Smith, BEA Systems</text:p>
        </text:list-item>
        <text:list-item>
          <text:p text:style-name="P289">Jérémie Tatibouet, CEA</text:p>
        </text:list-item>
      </text:list>
      <text:p text:style-name="P291"/>
      <text:h text:style-name="P204" text:outline-level="1"><text:bookmark-start text:name="_Toc302401906"/><text:bookmark-start text:name="__RefHeading___Toc29229_1764376823"/>Abstract Syntax<text:bookmark-end text:name="_Toc302401906"/><text:bookmark-end text:name="__RefHeading___Toc29229_1764376823"/></text:h>
      <text:h text:style-name="Heading_20_2" text:outline-level="2"><text:bookmark-start text:name="__RefHeading___Toc54213_1498751252"/><text:bookmark-start text:name="_Toc302401907"/>Overview<text:bookmark-end text:name="__RefHeading___Toc54213_1498751252"/><text:bookmark-end text:name="_Toc302401907"/></text:h>
      <text:p text:style-name="P52">This clause defines the subset of the UML abstract syntax <text:span text:style-name="T184">[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53">The subset definition is captured in the package PSSM_Syntax::Syntax, which imports into its namespace exactly those UML metaclasses included in the PSSM subset <text:span text:style-name="T184">(see </text:span><text:span text:style-name="T184"><text:sequence-ref text:reference-format="category-and-value" text:ref-name="refFigure1">Figure 7.1</text:sequence-ref></text:span><text:span text:style-name="T184">).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39">not</text:span><text:span text:style-name="T88">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48"><text:span text:style-name="T88">N</text:span><text:span text:style-name="T85">ote.</text:span><text:span text:style-name="T124"> This approach for defining a subset of the UML abstract syntax is similar to the approach used for defining the metamodel subset covered by a UML profile, in which </text:span><text:span text:style-name="T125">specially identified PackageImports (</text:span><text:span text:style-name="Code"><text:span text:style-name="T125">metamodelReferences</text:span></text:span><text:span text:style-name="T125">) and ElementImports (</text:span><text:span text:style-name="Code"><text:span text:style-name="T125">metaclassReferences</text:span></text:span><text:span text:style-name="T125">) are used to import the metaclasses from the subset into the namespace of the Profile (see Clause 12 of [UML]).</text:span></text:p>
      <text:p text:style-name="P53"><text:span text:style-name="T184">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184"><text:bookmark-ref text:reference-format="number" text:ref-name="__RefHeading___Toc6197_1360616818">7.2</text:bookmark-ref></text:span><text:span text:style-name="T184">, </text:span><text:span text:style-name="T184"><text:bookmark-ref text:reference-format="number" text:ref-name="__RefHeading___Toc54215_1498751252">7.3</text:bookmark-ref></text:span><text:span text:style-name="T184">, <text:s/>and </text:span><text:span text:style-name="T184"><text:bookmark-ref text:reference-format="number" text:ref-name="__RefHeading___Toc6559_1360616818">7.5</text:bookmark-ref></text:span><text:span text:style-name="T184">,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184"><text:bookmark-ref text:reference-format="number" text:ref-name="__RefHeading___Toc39073_1991190544">7.6</text:bookmark-ref></text:span><text:span text:style-name="T184">), which are first grouped into the PSSMSyntax::Syntax::StateMachines subpackage and then imported into the top-level Syntax package.</text:span></text:p>
      <text:p text:style-name="P54">Submission Note.<text:span text:style-name="T15"> 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55"><text:span text:style-name="T15">The PSSM subset specified here is </text:span><text:span text:style-name="T77">not</text:span><text:span text:style-name="T15"> an extension of the PSCS subset. To satisfy the requirements of the “Joint PSSM and PSCS” conformance level (see </text:span><text:span text:style-name="T15"><text:bookmark-ref text:reference-format="number" text:ref-name="__RefHeading___Toc8460_1449612817">2.2.2</text:bookmark-ref></text:span><text:span text:style-name="T15">), the relevant abstract syntax subset is the </text:span><text:span text:style-name="T77">union</text:span><text:span text:style-name="T15"> of the PSSM subset specified here and the PSCS subset specified in Clause 7 of [PSCS].</text:span></text:p>
      <text:p text:style-name="P70"><draw:frame draw:style-name="fr2" draw:name="Frame5" text:anchor-type="paragraph" svg:width="18.136cm" draw:z-index="17"><draw:text-box fo:min-height="16.686cm"><text:p text:style-name="P152"><draw:frame draw:style-name="fr13" draw:name="Image6" text:anchor-type="as-char" svg:width="17.755cm" svg:height="16.332cm" draw:z-index="30"><draw:image xlink:href="Pictures/10007BBC00005C7E0000551CAFFFEBDF3826BC68.svg" xlink:type="simple" xlink:show="embed" xlink:actuate="onLoad"/><draw:image xlink:href="Pictures/10000201000002E1000002A6FF27C3C011A4A851.png" xlink:type="simple" xlink:show="embed" xlink:actuate="onLoad"/></draw:frame></text:p><text:p text:style-name="P152">Figure <text:sequence text:ref-name="refFigure1"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36">and</text:span><text:span text:style-name="T85"> the additional syntactic constraints specified here for PSSM. The PSSM semantics specified in Clause </text:span><text:span text:style-name="T85"><text:bookmark-ref text:reference-format="number" text:ref-name="__RefHeading___Toc29231_1764376823">8</text:bookmark-ref></text:span><text:span text:style-name="T85"> are only defined for well-formed PSSM models that meet all the necessary constraints. In the case of “Joint PSSM and PSCS” conformance (see </text:span><text:span text:style-name="T85"><text:bookmark-ref text:reference-format="number" text:ref-name="__RefHeading___Toc8460_1449612817">2.2.2</text:bookmark-ref></text:span><text:span text:style-name="T85">), a well-formed model must further meet all the syntactic constraints required for PSCS (see Clause 7 of [PSCS]).</text:span></text:p>
      <text:p text:style-name="P70"><text:span text:style-name="T85">The constraints specified for PSSM are all those that are imported members of the PSSM_Syntax::Constraints package (see </text:span><text:span text:style-name="T85"><text:sequence-ref text:reference-format="category-and-value" text:ref-name="refFigure2">Figure 7.2</text:sequence-ref></text:span><text:span text:style-name="T85">). Each of these constraints has as its single constrained element the UML abstract syntax metaclass to which the constraint applies.</text:span></text:p>
      <text:p text:style-name="P69"><text:soft-page-break/><draw:frame draw:style-name="fr3" draw:name="Frame6" text:anchor-type="as-char" svg:width="18.136cm" draw:z-index="61"><draw:text-box fo:min-height="12.734cm"><text:p text:style-name="Figure"><draw:frame draw:style-name="fr14" draw:name="Image7" text:anchor-type="paragraph" svg:width="18.136cm" svg:height="14.376cm" draw:z-index="62"><draw:image xlink:href="Pictures/100070C700005E7A00004ADB8C28E4915E59862D.svg" xlink:type="simple" xlink:show="embed" xlink:actuate="onLoad"/><draw:image xlink:href="Pictures/100002010000031A00000275651C5DEE9E001C2A.png" xlink:type="simple" xlink:show="embed" xlink:actuate="onLoad"/></draw:frame>Figure <text:sequence text:ref-name="refFigure2" text:name="Figure" text:formula="ooow:Figure+1" style:num-format="1">7.2</text:sequence> - PSSM Constraints Package</text:p></draw:text-box></draw:frame></text:p>
      <text:p text:style-name="P70"><text:span text:style-name="T85">The PSSM_Syntax::Constraints package includes (via package import) all the constraints from the fUML constraints packages for StructuredClassifiers, Packages, Activities and Actions </text:span><text:span text:style-name="T89">(see Clause 7 of [fUML])</text:span><text:span text:style-name="T85">. It also includes all the fUML constraints for CommonStructure, Values and CommonBehavior, </text:span><text:span text:style-name="T89">but includes additional constraints for the additional metaclasses in the PSSM subset in those areas (see </text:span><text:span text:style-name="T89"><text:bookmark-ref text:reference-format="number" text:ref-name="__RefHeading___Toc6197_1360616818">7.2</text:bookmark-ref></text:span><text:span text:style-name="T89">, </text:span><text:span text:style-name="T89"><text:bookmark-ref text:reference-format="number" text:ref-name="__RefHeading___Toc54215_1498751252">7.3</text:bookmark-ref></text:span><text:span text:style-name="T89">, and </text:span><text:span text:style-name="T89"><text:bookmark-ref text:reference-format="number" text:ref-name="__RefHeading___Toc6559_1360616818">7.5</text:bookmark-ref></text:span><text:span text:style-name="T89">, respectively). In addition, in one case (for Classification::Operation), a constraint from fUML is replaced in PSSM with a less restrictive constraint (see </text:span><text:span text:style-name="T89"><text:bookmark-ref text:reference-format="number" text:ref-name="__RefHeading___Toc39067_1991190544">7.4</text:bookmark-ref></text:span><text:span text:style-name="T89">). Finally, additional constraints are included for the StateMachine abstract syntax specific to PSSM.</text:span></text:p>
      <text:h text:style-name="P213" text:outline-level="2"><text:bookmark-start text:name="__RefHeading___Toc6197_1360616818"/><text:soft-page-break/>Common Structure<text:bookmark-end text:name="__RefHeading___Toc6197_1360616818"/></text:h>
      <text:h text:style-name="P223" text:outline-level="3"><text:bookmark-start text:name="__RefHeading___Toc20259_1360616818"/>Overview<text:bookmark-end text:name="__RefHeading___Toc20259_1360616818"/></text:h>
      <text:p text:style-name="P72">In addition to all the metaclasses included in the fUML subset CommonStructure package, PSSM includes the Constraint metaclass (see <text:sequence-ref text:reference-format="category-and-value" text:ref-name="refFigure3">Figure 7.3</text:sequence-ref>). This metaclass is included in PSSM because the <text:span text:style-name="Code">guard</text:span> of a StateMachine Transition is given as a Constraint (as shown in <text:sequence-ref text:reference-format="category-and-value" text:ref-name="refFigure7">Figure 7.7</text:sequence-ref>). There is also an additional syntactic constraint specified for Constraint, as shown in <text:sequence-ref text:reference-format="category-and-value" text:ref-name="refFigure3">Figure 7.3</text:sequence-ref> and formally defined in <text:bookmark-ref text:reference-format="number" text:ref-name="__RefHeading___Toc6829_1360616818">7.2.2</text:bookmark-ref>.</text:p>
      <text:p text:style-name="P50"><draw:frame draw:style-name="fr4" draw:name="Frame7" text:anchor-type="as-char" svg:width="18.136cm" draw:z-index="18"><draw:text-box fo:min-height="8.177cm"><text:p text:style-name="Figure"><draw:frame draw:style-name="fr15" draw:name="Image8" text:anchor-type="paragraph" svg:width="16.561cm" svg:height="7.468cm" draw:z-index="19"><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3" text:name="Figure" text:formula="ooow:Figure+1" style:num-format="1">7.3</text:sequence> - Constraints</text:p></draw:text-box></draw:frame></text:p>
      <text:h text:style-name="P223" text:outline-level="3"><text:bookmark-start text:name="__RefHeading___Toc6829_1360616818"/>Constraints<text:bookmark-end text:name="__RefHeading___Toc6829_1360616818"/></text:h>
      <text:h text:style-name="Heading_20_6" text:outline-level="6">pssm_constraint_is_guard</text:h>
      <text:p text:style-name="P132">context UML::CommonStructure::Constraint inv:</text:p>
      <text:p text:style-name="P132"><text:tab/>self.owner.oclIsKindOf(UML::StateMachines::Transition) and</text:p>
      <text:p text:style-name="P132"><text:tab/>self.constrainedElement-&gt;isEmpty()</text:p>
      <text:h text:style-name="Heading_20_2" text:outline-level="2"><text:bookmark-start text:name="__RefHeading___Toc54215_1498751252"/>Values<text:bookmark-end text:name="__RefHeading___Toc54215_1498751252"/></text:h>
      <text:h text:style-name="Heading_20_3" text:outline-level="3"><text:bookmark-start text:name="__RefHeading___Toc38677_1991190544"/>Overview<text:bookmark-end text:name="__RefHeading___Toc38677_1991190544"/></text:h>
      <text:p text:style-name="P72">In addition to all the metaclasses included in the fUML subset <text:span text:style-name="T186">Values</text:span> package, PSSM includes the OpaqueExpression metaclass (see <text:sequence-ref text:reference-format="category-and-value" text:ref-name="refFigure4">Figure 7.4</text:sequence-ref>). This metaclass is included in PSSM in order to provide a way to specify the <text:span text:style-name="Code">specification</text:span> of a Constraint (as shown in <text:sequence-ref text:reference-format="category-and-value" text:ref-name="refFigure3">Figure 7.3</text:sequence-ref>). However, in order for <text:span text:style-name="T185">such a specification to be precise, an OpaqueExpression is constrained to have a </text:span><text:span text:style-name="Code"><text:span text:style-name="T185">behavior</text:span></text:span><text:span text:style-name="T185"> that may be executed to provide the result value of the expression (as shown in </text:span><text:span text:style-name="T185"><text:sequence-ref text:reference-format="category-and-value" text:ref-name="refFigure4">Figure 7.4</text:sequence-ref></text:span><text:span text:style-name="T185"> and formally defined in </text:span><text:span text:style-name="T185"><text:bookmark-ref text:reference-format="number" text:ref-name="__RefHeading___Toc6982_1360616818">7.3.2</text:bookmark-ref></text:span><text:span text:style-name="T185">).</text:span></text:p>
      <text:p text:style-name="Text_20_body"><text:soft-page-break/><draw:frame draw:style-name="fr4" draw:name="Frame8" text:anchor-type="as-char" svg:width="15.776cm" draw:z-index="20"><draw:text-box fo:min-height="7.646cm"><text:p text:style-name="Figure"><draw:frame draw:style-name="fr14" draw:name="Image9" text:anchor-type="paragraph" svg:width="12.624cm" svg:height="6.756cm" draw:z-index="21"><draw:image xlink:href="Pictures/100027A900003DA0000020F6900F587150603EBA.svg" xlink:type="simple" xlink:show="embed" xlink:actuate="onLoad"/><draw:image xlink:href="Pictures/10000201000002540000013F1A299DE5707615B4.png" xlink:type="simple" xlink:show="embed" xlink:actuate="onLoad"/></draw:frame>Figure <text:sequence text:ref-name="refFigure4" text:name="Figure" text:formula="ooow:Figure+1" style:num-format="1">7.4</text:sequence> - OpaqueExpressions</text:p></draw:text-box></draw:frame></text:p>
      <text:h text:style-name="P224" text:outline-level="3"><text:bookmark-start text:name="__RefHeading___Toc6982_1360616818"/>Constraints<text:bookmark-end text:name="__RefHeading___Toc6982_1360616818"/></text:h>
      <text:h text:style-name="P124" text:outline-level="6">pssm_opaque_expression_has_behavior</text:h>
      <text:p text:style-name="P133">context UML::Values::OpaqueExpression inv:</text:p>
      <text:p text:style-name="P133"><text:tab/>self.behavior &lt;&gt; null</text:p>
      <text:h text:style-name="P214" text:outline-level="2"><text:bookmark-start text:name="__RefHeading___Toc39067_1991190544"/>Classification<text:bookmark-end text:name="__RefHeading___Toc39067_1991190544"/></text:h>
      <text:h text:style-name="P225" text:outline-level="3"><text:bookmark-start text:name="__RefHeading___Toc39069_1991190544"/>Overview<text:bookmark-end text:name="__RefHeading___Toc39069_1991190544"/></text:h>
      <text:p text:style-name="P74">The PSSM subset includes all the metaclasses in the fUML subset Classification package and does not include any additional ones in this area. However, the fUML constraint zero_or_one_method requires that a concrete Operation have a single associated <text:span text:style-name="Code">method</text:span>. This constraint is too restrictive for PSSM, because PSSM allows an Operation to be handled via a CallEvent <text:span text:style-name="Code">trigger</text:span> on a StateMachine Transition, in which case the Operation <text:span text:style-name="T36">cannot</text:span><text:span text:style-name="T85"> have a method (see </text:span><text:span text:style-name="T85"><text:bookmark-ref text:reference-format="number" text:ref-name="__RefHeading___Toc6559_1360616818">7.5</text:bookmark-ref></text:span><text:span text:style-name="T85">). Therefore, the PSSM_Syntax::Constraints::Classification package imports all the constraints from the corresponding fUML package </text:span><text:span text:style-name="T36">except</text:span><text:span text:style-name="T85"> for the zero_or_one_method constraint, which is replaced with the pssm_operation_has_at_most_one_method constraint (as shown in </text:span><text:span text:style-name="T85"><text:sequence-ref text:reference-format="category-and-value" text:ref-name="refFigure5">Figure 7.5</text:sequence-ref></text:span><text:span text:style-name="T85"> and formally defined in </text:span><text:span text:style-name="T85"><text:bookmark-ref text:reference-format="number" text:ref-name="__RefHeading___Toc39071_1991190544">7.4.2</text:bookmark-ref></text:span><text:span text:style-name="T85">).</text:span></text:p>
      <text:p text:style-name="P26"><text:soft-page-break/><draw:frame draw:style-name="fr4" draw:name="Frame9" text:anchor-type="as-char" svg:width="9.22cm" draw:z-index="22"><draw:text-box fo:min-height="3.734cm"><text:p text:style-name="Figure"><draw:frame draw:style-name="fr16" draw:name="Image10" text:anchor-type="paragraph" svg:width="9.22cm" svg:height="3.988cm" draw:z-index="23"><draw:image xlink:href="Pictures/1000172900002CFB000013837331EDE62EFD119C.svg" xlink:type="simple" xlink:show="embed" xlink:actuate="onLoad"/><draw:image xlink:href="Pictures/10000201000001B3000000BD032CA9999B7A915D.png" xlink:type="simple" xlink:show="embed" xlink:actuate="onLoad"/></draw:frame>Figure <text:sequence text:ref-name="refFigure5" text:name="Figure" text:formula="ooow:Figure+1" style:num-format="1">7.5</text:sequence> - Operations</text:p></draw:text-box></draw:frame></text:p>
      <text:h text:style-name="P224" text:outline-level="3"><text:bookmark-start text:name="__RefHeading___Toc39071_1991190544"/>Constraints<text:bookmark-end text:name="__RefHeading___Toc39071_1991190544"/></text:h>
      <text:h text:style-name="P124" text:outline-level="6">pssm_operation_has_at_most_one_method</text:h>
      <text:p text:style-name="P134">context UML::Classification::Operation inv:</text:p>
      <text:p text:style-name="P134"><text:tab/>if self.isAbstract then self.method-&gt;isEmpty()</text:p>
      <text:p text:style-name="P135"><text:tab/>else </text:p>
      <text:p text:style-name="P135"><text:tab/><text:tab/>self.method-&gt;size() &lt;= 1 <text:span text:style-name="T188">and</text:span></text:p>
      <text:p text:style-name="P135"><text:tab/><text:tab/><text:span text:style-name="T188">((self.class = null or not self.class.isActive) implies</text:span></text:p>
      <text:p text:style-name="P135"><text:tab/><text:tab/><text:tab/><text:span text:style-name="T188">self.method-&gt;size() = 1)</text:span></text:p>
      <text:p text:style-name="P134"><text:tab/>endif</text:p>
      <text:h text:style-name="P215" text:outline-level="2"><text:bookmark-start text:name="__RefHeading___Toc6559_1360616818"/>Common Behavior<text:bookmark-end text:name="__RefHeading___Toc6559_1360616818"/></text:h>
      <text:h text:style-name="P226" text:outline-level="3"><text:bookmark-start text:name="__RefHeading___Toc20261_1360616818"/>Overview<text:bookmark-end text:name="__RefHeading___Toc20261_1360616818"/></text:h>
      <text:p text:style-name="P73">In addition to all the metaclasses included in the fUML subset <text:span text:style-name="T187">CommonBehavior</text:span> package, PSSM includes the <text:span text:style-name="T187">CallEvent</text:span> metaclass (see <text:sequence-ref text:reference-format="category-and-value" text:ref-name="refFigure6">Figure 7.6</text:sequence-ref>). <text:span text:style-name="T187">Including CallEvent in the PSSM subset provides the ability for an Operation of a Class in a PSSM conformant model to be handled by a CallEvent </text:span><text:span text:style-name="Code"><text:span text:style-name="T187">trigger</text:span></text:span><text:span text:style-name="T187"> on a Transition of a StateMachine acting as the </text:span><text:span text:style-name="Code"><text:span text:style-name="T187">classifierBehavior</text:span></text:span><text:span text:style-name="T187"> of that class (see </text:span><text:span text:style-name="T187"><text:bookmark-ref text:reference-format="number" text:ref-name="__RefHeading___Toc39077_1991190544">7.6.2</text:bookmark-ref></text:span><text:span text:style-name="T187">), rather than be implemented by a </text:span><text:span text:style-name="Code"><text:span text:style-name="T187">method</text:span></text:span><text:span text:style-name="T187">. Since the UML specification specifies that having a </text:span><text:span text:style-name="Code"><text:span text:style-name="T187">method</text:span></text:span><text:span text:style-name="T187"> on an Operation means all calls on the Operation are handled by executing that </text:span><text:span text:style-name="Code"><text:span text:style-name="T187">method</text:span></text:span> <text:span text:style-name="T187">(see [UML], 13.3.3.2), even if there may also be executing Behaviors with CallEvent Triggers for the Operation, Operations on CallEvents in PSSM are constrained </text:span><text:span text:style-name="T40">not</text:span><text:span text:style-name="T90"> to have a method, in order to avoid confusion. This constraint is shown in </text:span><text:span text:style-name="T90"><text:sequence-ref text:reference-format="category-and-value" text:ref-name="refFigure6">Figure 7.6</text:sequence-ref></text:span><text:span text:style-name="T90"> and formally defined in </text:span><text:span text:style-name="T90"><text:bookmark-ref text:reference-format="number" text:ref-name="__RefHeading___Toc6561_1360616818">7.5.2</text:bookmark-ref></text:span><text:span text:style-name="T90">.</text:span></text:p>
      <text:p text:style-name="P71"><text:soft-page-break/><draw:frame draw:style-name="fr4" draw:name="Frame14" text:anchor-type="as-char" svg:width="9.931cm" draw:z-index="24"><draw:text-box fo:min-height="6.858cm"><text:p text:style-name="Figure"><draw:frame draw:style-name="fr16" draw:name="Image14" text:anchor-type="paragraph" svg:width="9.931cm" svg:height="6.858cm" style:rel-height="scale" draw:z-index="25"><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6" text:name="Figure" text:formula="ooow:Figure+1" style:num-format="1">7.6</text:sequence> - CallEvents</text:p></draw:text-box></draw:frame></text:p>
      <text:h text:style-name="P226" text:outline-level="3"><text:bookmark-start text:name="__RefHeading___Toc6561_1360616818"/>Constraints<text:bookmark-end text:name="__RefHeading___Toc6561_1360616818"/></text:h>
      <text:h text:style-name="P124" text:outline-level="6">pssm_call_event_operation_has_no_method</text:h>
      <text:p text:style-name="P136">context UML::CommonBehavior::CallEvent inv:</text:p>
      <text:p text:style-name="P136"><text:tab/>self.operation.method-&gt;isEmpty()</text:p>
      <text:h text:style-name="P216" text:outline-level="2"><text:bookmark-start text:name="__RefHeading___Toc39073_1991190544"/>State Machines<text:bookmark-end text:name="__RefHeading___Toc39073_1991190544"/></text:h>
      <text:h text:style-name="P225" text:outline-level="3"><text:bookmark-start text:name="__RefHeading___Toc39075_1991190544"/>Overview<text:bookmark-end text:name="__RefHeading___Toc39075_1991190544"/></text:h>
      <text:p text:style-name="P75">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36">not</text:span><text:span text:style-name="T85"> include ProtocolStateMachines, they are discussed non-normatively in </text:span><text:span text:style-name="T85"><text:bookmark-ref text:reference-format="number" text:ref-name="__RefHeading___Toc38909_1991190544">Annex A</text:bookmark-ref></text:span><text:span text:style-name="T85">.</text:span></text:p>
      <text:h text:style-name="P225" text:outline-level="3"><text:bookmark-start text:name="__RefHeading___Toc39077_1991190544"/>Behavior State Machines<text:bookmark-end text:name="__RefHeading___Toc39077_1991190544"/></text:h>
      <text:h text:style-name="P240" text:outline-level="4"><text:bookmark-start text:name="__RefHeading___Toc20263_1360616818"/>Overview<text:bookmark-end text:name="__RefHeading___Toc20263_1360616818"/></text:h>
      <text:p text:style-name="P76">A behavior StateMachine may be used in a PSSM-conformant model either stand-alone or as the <text:span text:style-name="Code">classifierBehavior</text:span> of an active Class. As shown in <text:sequence-ref text:reference-format="category-and-value" text:ref-name="refFigure7">Figure 7.7</text:sequence-ref>, the PSSM subset includes the full UML abstract syntax for behavior StateMachines, <text:span text:style-name="T36">except</text:span><text:span text:style-name="T85"> for the ConnectionPointReference metaclass. ConnectionPointReferences are used only in relation to submachine States, and such states are not allowed in a PSSM. </text:span><text:span text:style-name="T85"><text:sequence-ref text:reference-format="category-and-value" text:ref-name="refFigure7">Figure 7.7</text:sequence-ref></text:span><text:span text:style-name="T85"> shows various additional constraints on StateMachines required for PSSM, including the constraints on the usage of StateMachines and the prohibition on submachine States, all of which are formally defined in </text:span><text:span text:style-name="T85"><text:bookmark-ref text:reference-format="number" text:ref-name="__RefHeading___Toc7788_1360616818">7.6.2.2</text:bookmark-ref></text:span><text:span text:style-name="T85">.</text:span></text:p>
      <text:p text:style-name="P26"><text:soft-page-break/><draw:frame draw:style-name="fr5" draw:name="Frame10" text:anchor-type="as-char" svg:width="16.967cm" draw:z-index="26"><draw:text-box fo:min-height="18.085cm"><text:p text:style-name="Figure"><draw:frame draw:style-name="fr16" draw:name="Image11" text:anchor-type="paragraph" svg:width="18.085cm" svg:height="17.196cm" draw:z-index="27"><draw:image xlink:href="Pictures/10010E0F00006AF0000065C1168CD3CD7909F829.svg" xlink:type="simple" xlink:show="embed" xlink:actuate="onLoad"/><draw:image xlink:href="Pictures/10000201000002D5000002B22AD3E821BAA53262.png" xlink:type="simple" xlink:show="embed" xlink:actuate="onLoad"/></draw:frame>Figure <text:sequence text:ref-name="refFigure7" text:name="Figure" text:formula="ooow:Figure+1" style:num-format="1">7.7</text:sequence> - Behavior StateMachines</text:p></draw:text-box></draw:frame></text:p>
      <text:h text:style-name="P240" text:outline-level="4"><text:bookmark-start text:name="__RefHeading___Toc7788_1360616818"/><text:soft-page-break/>Constraints<text:bookmark-end text:name="__RefHeading___Toc7788_1360616818"/></text:h>
      <text:h text:style-name="P125" text:outline-level="6">pssm_state_machine_context</text:h>
      <text:p text:style-name="P18">context <text:span text:style-name="T189">UML::StateMachines::StateMachine inv:</text:span></text:p>
      <text:p text:style-name="P118"><text:tab/><text:span text:style-name="T189">self.specification = null and</text:span></text:p>
      <text:p text:style-name="P137"><text:tab/><text:span text:style-name="T189">self.context &lt;&gt; null implies self.context.classifierBehavior = self</text:span></text:p>
      <text:h text:style-name="P125" text:outline-level="6">pssm_state_has_no_submachine</text:h>
      <text:p text:style-name="P138">context UML::StateMachines::State inv:</text:p>
      <text:p text:style-name="P138"><text:tab/>not self.isSubmachineState</text:p>
      <text:h text:style-name="P125" text:outline-level="6">pssm_state_has_no_invariant</text:h>
      <text:p text:style-name="P138">context UML::StateMachines::State inv:</text:p>
      <text:p text:style-name="P138"><text:tab/>self.stateInvariant = null</text:p>
      <text:h text:style-name="P125" text:outline-level="6">pssm_state_behavior_parameters</text:h>
      <text:p text:style-name="P138">context UML::StateMachines::State inv:</text:p>
      <text:p text:style-name="P138"><text:tab/>-- TBD</text:p>
      <text:h text:style-name="P125" text:outline-level="6">pssm_transition_triggers</text:h>
      <text:p text:style-name="P138">context UML::StateMachines::Transition inv:</text:p>
      <text:p text:style-name="P138"><text:tab/>self.trigger.event-&gt;forAll(</text:p>
      <text:p text:style-name="P138"><text:tab/><text:tab/>oclIsKindOf(UML::CommonBehavior::CallEvent) or</text:p>
      <text:p text:style-name="P138"><text:tab/><text:tab/>oclIsKindOf(UML::CommonBehavior::SignalEvent)</text:p>
      <text:p text:style-name="P138"><text:tab/>)</text:p>
      <text:h text:style-name="P125" text:outline-level="6">pssm_transition_call_event_operations</text:h>
      <text:p text:style-name="P138">context UML::StateMachines::Transition inv:</text:p>
      <text:p text:style-name="P138"><text:tab/><text:span text:style-name="T191">let stateMachine = self.containingStateMachine() in</text:span></text:p>
      <text:p text:style-name="P140"><text:tab/>let context = </text:p>
      <text:p text:style-name="P140"><text:tab/><text:tab/>if <text:span text:style-name="T191">stateMachine</text:span>.context = null then <text:span text:style-name="T191">stateMachine</text:span> </text:p>
      <text:p text:style-name="P140"><text:tab/><text:tab/>else <text:span text:style-name="T191">stateMachine</text:span>.context </text:p>
      <text:p text:style-name="P140"><text:tab/><text:tab/><text:span text:style-name="T191">endif </text:span>in</text:p>
      <text:p text:style-name="P138"><text:tab/>context.allFeatures()-&gt;includesAll(</text:p>
      <text:p text:style-name="P138"><text:tab/><text:tab/>self.trigger-&gt;select(oclIsKindOf(UML::CommonBehavior::CallEvent)).</text:p>
      <text:p text:style-name="P138"><text:tab/><text:tab/><text:tab/>oclAsType(UML::CommonBehavior::CallEvent).operation</text:p>
      <text:p text:style-name="P138"><text:tab/>)</text:p>
      <text:h text:style-name="P125" text:outline-level="6"><text:soft-page-break/>pssm_transition_signal_event_receptions</text:h>
      <text:p text:style-name="P19">context UML::StateMachines::Transition inv:</text:p>
      <text:p text:style-name="P120"><text:tab/><text:span text:style-name="T191">let stateMachine = self.containingStateMachine() in</text:span></text:p>
      <text:p text:style-name="P120"><text:tab/>let context = </text:p>
      <text:p text:style-name="P120"><text:tab/><text:tab/>if <text:span text:style-name="T191">stateMachine</text:span>.context = null then <text:span text:style-name="T191">stateMachine</text:span> </text:p>
      <text:p text:style-name="P120"><text:tab/><text:tab/>else <text:span text:style-name="T191">stateMachine</text:span>.context </text:p>
      <text:p text:style-name="P120"><text:tab/><text:tab/><text:span text:style-name="T191">endif </text:span>in</text:p>
      <text:p text:style-name="P120"><text:tab/>context.allFeatures()-<text:span text:style-name="T190">&gt;select(oclIsKindOf(UML::SimpleClassifiers::Reception)).</text:span></text:p>
      <text:p text:style-name="P119"><text:tab/><text:span text:style-name="T190">oclAsType(UML::SimpleClassifiers::Reception).signal</text:span>-&gt;includesAll(</text:p>
      <text:p text:style-name="P119"><text:tab/><text:tab/>self.trigger-&gt;select(oclIsKindOf(UML::CommonBehavior::<text:span text:style-name="T190">Signal</text:span>Event)).</text:p>
      <text:p text:style-name="P119"><text:tab/><text:tab/><text:tab/>oclAsType(UML::CommonBehavior::<text:span text:style-name="T190">Signal</text:span>Event).<text:span text:style-name="T190">signal</text:span></text:p>
      <text:p text:style-name="P139"><text:tab/>)</text:p>
      <text:h text:style-name="P126" text:outline-level="6">pssm_transition_behavior_parameters</text:h>
      <text:p text:style-name="P19">context UML::StateMachines::Transition inv:</text:p>
      <text:p text:style-name="P138"><text:tab/>-- TBD</text:p>
      <text:h text:style-name="P225" text:outline-level="3"><text:bookmark-start text:name="__RefHeading___Toc39079_1991190544"/>State Machine Redefinition<text:bookmark-end text:name="__RefHeading___Toc39079_1991190544"/></text:h>
      <text:h text:style-name="P240" text:outline-level="4"><text:bookmark-start text:name="__RefHeading___Toc20265_1360616818"/>Overview<text:bookmark-end text:name="__RefHeading___Toc20265_1360616818"/></text:h>
      <text:p text:style-name="P77">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8">Figure 7.8</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Text_20_body"><text:soft-page-break/><draw:frame draw:style-name="fr4" draw:name="Frame11" text:anchor-type="as-char" svg:width="16.713cm" draw:z-index="28"><draw:text-box fo:min-height="13.36cm"><text:p text:style-name="Figure"><draw:frame draw:style-name="fr17" draw:name="Image12" text:anchor-type="paragraph" svg:width="17.831cm" svg:height="14.224cm" draw:z-index="29"><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8" text:name="Figure" text:formula="ooow:Figure+1" style:num-format="1">7.8</text:sequence> - StateMachine Redefinition</text:p></draw:text-box></draw:frame></text:p>
      <text:h text:style-name="P240" text:outline-level="4"><text:bookmark-start text:name="__RefHeading___Toc9024_1360616818"/>Constraints<text:bookmark-end text:name="__RefHeading___Toc9024_1360616818"/></text:h>
      <text:h text:style-name="P127" text:outline-level="6">pssm_state_machine_extends_at_most_one</text:h>
      <text:p text:style-name="P141">context UML::StateMachines::StateMachine inv:</text:p>
      <text:p text:style-name="P141"><text:tab/>self.extendedStateMachine-&gt;size() &lt;= 1</text:p>
      <text:h text:style-name="P207" text:outline-level="1"><text:bookmark-start text:name="_Toc302402050"/><text:bookmark-start text:name="__RefHeading___Toc29231_1764376823"/>Execution Model<text:bookmark-end text:name="_Toc302402050"/><text:bookmark-end text:name="__RefHeading___Toc29231_1764376823"/></text:h>
      <text:h text:style-name="Heading_20_2" text:outline-level="2"><text:bookmark-start text:name="__RefHeading___Toc42543_1764376823"/><text:bookmark-start text:name="_Toc302402051"/>Overview<text:bookmark-end text:name="__RefHeading___Toc42543_1764376823"/><text:bookmark-end text:name="_Toc302402051"/></text:h>
      <text:h text:style-name="P216" text:outline-level="2"><text:bookmark-start text:name="__RefHeading___Toc54477_1498751252"/>Loci<text:bookmark-end text:name="__RefHeading___Toc54477_1498751252"/></text:h>
      <text:h text:style-name="Heading_20_3" text:outline-level="3"><text:bookmark-start text:name="__RefHeading___Toc54479_1498751252"/><text:bookmark-start text:name="_Toc302402053"/>Overview<text:bookmark-end text:name="__RefHeading___Toc54479_1498751252"/><text:bookmark-end text:name="_Toc302402053"/></text:h>
      <text:h text:style-name="Heading_20_3" text:outline-level="3"><text:bookmark-start text:name="__RefHeading___Toc38671_1991190544"/>Class Descriptions<text:bookmark-end text:name="__RefHeading___Toc38671_1991190544"/></text:h>
      <text:h text:style-name="P217" text:outline-level="2"><text:bookmark-start text:name="__RefHeading___Toc39083_1991190544"/>Values<text:bookmark-end text:name="__RefHeading___Toc39083_1991190544"/></text:h>
      <text:h text:style-name="P227" text:outline-level="3"><text:bookmark-start text:name="__RefHeading___Toc38677_19911905441"/>Overview<text:bookmark-end text:name="__RefHeading___Toc38677_19911905441"/></text:h>
      <text:h text:style-name="P227" text:outline-level="3"><text:bookmark-start text:name="__RefHeading___Toc39085_1991190544"/>Expressions <text:bookmark-end text:name="__RefHeading___Toc39085_1991190544"/></text:h>
      <text:h text:style-name="P241" text:outline-level="4"><text:bookmark-start text:name="__RefHeading___Toc39087_1991190544"/>Overview<text:bookmark-end text:name="__RefHeading___Toc39087_1991190544"/></text:h>
      <text:h text:style-name="P242" text:outline-level="4"><text:bookmark-start text:name="__RefHeading___Toc54217_14987512521"/><text:bookmark-start text:name="_Toc3024019121"/>Class Descriptions<text:bookmark-end text:name="__RefHeading___Toc54217_14987512521"/><text:bookmark-end text:name="_Toc3024019121"/></text:h>
      <text:h text:style-name="P216" text:outline-level="2"><text:bookmark-start text:name="__RefHeading___Toc39089_1991190544"/>Structured Classifiers<text:bookmark-end text:name="__RefHeading___Toc39089_1991190544"/></text:h>
      <text:h text:style-name="P225" text:outline-level="3"><text:bookmark-start text:name="__RefHeading___Toc39091_1991190544"/>Overview<text:bookmark-end text:name="__RefHeading___Toc39091_1991190544"/></text:h>
      <text:h text:style-name="P225" text:outline-level="3"><text:bookmark-start text:name="__RefHeading___Toc39093_1991190544"/>Classes<text:bookmark-end text:name="__RefHeading___Toc39093_1991190544"/></text:h>
      <text:h text:style-name="P216" text:outline-level="2"><text:bookmark-start text:name="__RefHeading___Toc39095_1991190544"/>State Machines<text:bookmark-end text:name="__RefHeading___Toc39095_1991190544"/></text:h>
      <text:h text:style-name="P225" text:outline-level="3"><text:bookmark-start text:name="__RefHeading___Toc39097_1991190544"/>Overview<text:bookmark-end text:name="__RefHeading___Toc39097_1991190544"/></text:h>
      <text:h text:style-name="P225" text:outline-level="3"><text:bookmark-start text:name="__RefHeading___Toc39099_1991190544"/>Behavior State Machines<text:bookmark-end text:name="__RefHeading___Toc39099_1991190544"/></text:h>
      <text:h text:style-name="P225" text:outline-level="3"><text:bookmark-start text:name="__RefHeading___Toc39101_1991190544"/>State Machine Redefinition<text:bookmark-end text:name="__RefHeading___Toc39101_1991190544"/></text:h>
      <text:p text:style-name="P26"/>
      <text:p text:style-name="Text_20_body"/>
      <text:h text:style-name="P204" text:outline-level="1"><text:bookmark-start text:name="_Toc302402209"/><text:bookmark-start text:name="__RefHeading___Toc33532_1764376823"/>T<text:bookmark-end text:name="_Toc302402209"/>est Suite<text:bookmark-end text:name="__RefHeading___Toc33532_1764376823"/></text:h>
      <text:h text:style-name="P218" text:outline-level="2"><text:bookmark-start text:name="__RefHeading___Toc8464_1449612817"/>Overview<text:bookmark-end text:name="__RefHeading___Toc8464_1449612817"/></text:h>
      <text:p text:style-name="Text_20_body"><text:span text:style-name="T157">The </text:span>PSSM specification is delivered with a test suite. This test suite is designed as a UML model. It captures a set of tests cases that when executed enables us to assess the semantics that is captured within the semantic model for UML state machines that is presented in <text:span text:style-name="T157">Clause </text:span><text:span text:style-name="T157"><text:bookmark-ref text:reference-format="number" text:ref-name="__RefHeading___Toc29231_1764376823">8</text:bookmark-ref></text:span>. </text:p>
      <text:h text:style-name="P228" text:outline-level="3"><text:bookmark-start text:name="__RefHeading___Toc2421_562122364"/>UML Semantics Requirements<text:bookmark-end text:name="__RefHeading___Toc2421_562122364"/></text:h>
      <text:p text:style-name="Text_20_body"><text:span text:style-name="T11">The definition of the test suite is strongly coupled to the semantics requirements that were identified within the UML chapter related to state machines semantics (see </text:span><office:annotation office:name="__Annotation__6932_1449612817"><dc:creator>Ed Seidewitz</dc:creator><dc:date>2016-01-28T18:37:06</dc:date><loext:sender-initials>EVS</loext:sender-initials><text:p text:style-name="P335"><text:span text:style-name="T295">?</text:span></text:p></office:annotation><text:span text:style-name="T11">annex XX</text:span><office:annotation-end office:name="__Annotation__6932_1449612817"/><text:span text:style-name="T11">). Indeed each test case verify (or not) one particular requirement. A requirement take</text:span><text:span text:style-name="T13">s</text:span><text:span text:style-name="T11"> the form of textual description of particular part of the semantics related to state machines. A test case is defined as an executable UML model that assesses this particular part of the semantics.</text:span><text:span text:style-name="T13"> Each time a test will be presented in </text:span><text:span text:style-name="T14"><text:bookmark-ref text:reference-format="number" text:ref-name="__RefHeading___Toc6934_1449612817">9.3</text:bookmark-ref></text:span><text:span text:style-name="T14">,</text:span><text:span text:style-name="T13"> its related requirement will also be reminded.</text:span></text:p>
      <text:h text:style-name="P229" text:outline-level="3"><text:bookmark-start text:name="__RefHeading___Toc2423_562122364"/>Test <text:span text:style-name="T1">S</text:span>uite <text:span text:style-name="T1">O</text:span>rganization<text:bookmark-end text:name="__RefHeading___Toc2423_562122364"/></text:h>
      <text:p text:style-name="Text_20_body">The test suite is separated in<text:span text:style-name="T157">to</text:span> two parts. The first one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p text:style-name="Text_20_body">The second part of the test suite defines a set of packages where each package refers to a particular test category. <text:s/>As an example a test category in the test suite captures all tests cases related to transition semantics. Each test case in this category assert<text:span text:style-name="T157">s</text:span> a specific part (identified in the requirements) of the transition semantics.</text:p>
      <text:h text:style-name="P229" text:outline-level="3"><text:bookmark-start text:name="__RefHeading___Toc2425_562122364"/>Test <text:span text:style-name="T1">C</text:span>overage and <text:span text:style-name="T1">L</text:span>imits<text:bookmark-end text:name="__RefHeading___Toc2425_562122364"/></text:h>
      <text:p text:style-name="Text_20_body">The purpose of having a strong coupling between the semantics requirements for state machines is to be able (as in usual software development) to identify quickly and precisely what is covered by the semantic model in terms of semantics and what is currently not covered. Statistics and limitations about current coverage of UML state machines semantics are presented in <office:annotation office:name="__Annotation__6937_1449612817"><dc:creator>Ed Seidewitz</dc:creator><dc:date>2016-01-28T18:40:00</dc:date><loext:sender-initials>EVS</loext:sender-initials><text:p text:style-name="P335"><text:span text:style-name="T295">Why not here?</text:span></text:p></office:annotation>section [REF]<office:annotation-end office:name="__Annotation__6937_1449612817"/>.</text:p>
      <text:h text:style-name="P1" text:outline-level="3"><text:bookmark-start text:name="__RefHeading___Toc38675_1991190544"/><text:bookmark-start text:name="__RefHeading___Toc8466_1449612817"/><text:bookmark-start text:name="__RefHeading___Toc8660_1449612817"/><text:bookmark-start text:name="__RefHeading___Toc8828_1449612817"/><text:bookmark-start text:name="__RefHeading___Toc11875_1449612817"/><text:bookmark-start text:name="__RefHeading___Toc20267_1360616818"/><text:change text:change-id="ct242317216"/><text:change-start text:change-id="ct242316136"/><text:span text:style-name="T1"><office:annotation office:name="__Annotation__6938_1449612817"><dc:creator>Ed Seidewitz</dc:creator><dc:date>2016-01-28T18:40:56</dc:date><loext:sender-initials>EVS</loext:sender-initials><text:p text:style-name="P335"><text:span text:style-name="T295">This is covered in Clause 2 on conformance.</text:span></text:p></office:annotation></text:span><text:bookmark-end text:name="__RefHeading___Toc38675_1991190544"/><text:bookmark-end text:name="__RefHeading___Toc8466_1449612817"/><text:bookmark-end text:name="__RefHeading___Toc8660_1449612817"/><text:bookmark-end text:name="__RefHeading___Toc8828_1449612817"/><text:bookmark-end text:name="__RefHeading___Toc11875_1449612817"/><text:bookmark-end text:name="__RefHeading___Toc20267_1360616818"/><text:change-end text:change-id="ct242316136"/><text:change text:change-id="ct242316616"/></text:h>
      <text:h text:style-name="P219" text:outline-level="2"><text:bookmark-start text:name="__RefHeading___Toc52155_1991190544"/><text:soft-page-break/>Utilities<text:bookmark-end text:name="__RefHeading___Toc52155_1991190544"/></text:h>
      <text:p text:style-name="Text_20_body">One objective of the PSSM test suite is to define a base architecture to simplify the definition of executable tests cases. This architecture (structure and behavior) is presented in <text:bookmark-ref text:reference-format="number" text:ref-name="__RefHeading___Toc52153_1991190544">9.2.1</text:bookmark-ref>. The communications that take place between the different elements of the architecture are presented in <text:bookmark-ref text:reference-format="number" text:ref-name="__RefHeading___Toc52157_1991190544">9.2.2</text:bookmark-ref>. Finally, <text:bookmark-ref text:reference-format="number" text:ref-name="__RefHeading___Toc2441_562122364">9.2.3</text:bookmark-ref> explains the process of generating a trace that capture information about the state machine execution. This trace is used to compare the execution expected for the state machine against the trace actually generated at execution time.</text:p>
      <text:h text:style-name="P230" text:outline-level="3"><text:bookmark-start text:name="__RefHeading___Toc52153_1991190544"/>Architecture<text:bookmark-end text:name="__RefHeading___Toc52153_1991190544"/></text:h>
      <text:p text:style-name="Text_20_body">This <text:span text:style-name="T157">subclause</text:span> presents the architecture that was defined to describe test cases to assess PSSM semantic model. In <text:bookmark-ref text:reference-format="number" text:ref-name="__RefHeading___Toc2427_562122364">9.2.1.1</text:bookmark-ref>, concepts provided by UTP (UML Testing Profile) <text:span text:style-name="T157">that</text:span> are reused in the context of the test suite architecture are identified. In <text:s/><text:bookmark-ref text:reference-format="number" text:ref-name="__RefHeading___Toc2429_562122364">9.2.1.2</text:bookmark-ref>, the structure and the behavior of a base semantic test are presented. Finally, <text:bookmark-ref text:reference-format="number" text:ref-name="__RefHeading___Toc2437_562122364">9.2.1.3</text:bookmark-ref> identifies the structure of the semantic test container as well its behavior.</text:p>
      <text:h text:style-name="P243" text:outline-level="4"><text:bookmark-start text:name="__RefHeading___Toc2427_562122364"/>Relation with UML testing profile<text:bookmark-end text:name="__RefHeading___Toc2427_562122364"/></text:h>
      <text:p text:style-name="Text_20_body"><text:span text:style-name="T157">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157">[UTP]</text:span>.</text:p>
      <text:p text:style-name="P33">The base architecture of the PSSM test suite is inspired by concepts identified by the UML testing profile. These concepts are:<text:span text:style-name="T156"> </text:span></text:p>
      <text:list xml:id="list115932914716651" text:continue-numbering="true" text:style-name="Bulleted1">
        <text:list-item>
          <text:p text:style-name="P153"><text:span text:style-name="T36">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157">subclause</text:span> 8.2.2.2 of <text:span text:style-name="T157">[UTP]</text:span> to read the complete description of this concept).</text:p>
        </text:list-item>
        <text:list-item>
          <text:p text:style-name="P153"><text:span text:style-name="T36">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157">subclause</text:span> 9.2.2.4 of <text:span text:style-name="T157">[UTP]</text:span> to read the complete description of this concept).</text:p>
        </text:list-item>
        <text:list-item>
          <text:p text:style-name="P153"><text:span text:style-name="T36">TestContext: </text:span>“A test context acts as a grouping mechanism for a set of test cases. The composite structure of a test context is referred to as test configuration. The classifier behavior of a test context may be used for test control” (see <text:span text:style-name="T157">subclause</text:span> 8.2.2.3 of <text:span text:style-name="T157">[UTP]</text:span> to read the complete description of this concept).</text:p>
        </text:list-item>
      </text:list>
      <text:p text:style-name="Text_20_body">The next <text:span text:style-name="T157">subclause</text:span> shows how these concepts are used in the context of the definition of the abstract architecture of a test.</text:p>
      <text:h text:style-name="P244" text:outline-level="4"><text:bookmark-start text:name="__RefHeading___Toc2429_562122364"/>Base Semantic Test<text:bookmark-end text:name="__RefHeading___Toc2429_562122364"/></text:h>
      <text:p text:style-name="Text_20_body"><text:sequence-ref text:reference-format="category-and-value" text:ref-name="refFigure9">Figure 9.1</text:sequence-ref> illustrates the architecture of an abstract semantic test.</text:p>
      <text:h text:style-name="P265" text:outline-level="5"><draw:frame draw:style-name="fr6" draw:name="Frame1" text:anchor-type="paragraph" svg:width="15.485cm" draw:z-index="35"><draw:text-box fo:min-height="10.913cm"><text:p text:style-name="Figure"><draw:frame draw:style-name="fr16" draw:name="Image1" text:anchor-type="paragraph" svg:width="15.485cm" svg:height="10.913cm" style:rel-height="scale" draw:z-index="36"><draw:image xlink:href="Pictures/100042C700004574000030F31C73F9CCC7E36644.svg" xlink:type="simple" xlink:show="embed" xlink:actuate="onLoad"/><draw:image xlink:href="Pictures/10000201000002A0000001DA6BB5F1AF90DCAE94.png" xlink:type="simple" xlink:show="embed" xlink:actuate="onLoad"/></draw:frame>Figure <text:sequence text:ref-name="refFigure9" text:name="Figure" text:formula="ooow:Figure+1" style:num-format="1">9.1</text:sequence> - Architecture of an abstract semantic test</text:p></draw:text-box></draw:frame><text:bookmark-start text:name="__RefHeading___Toc2431_562122364"/><text:soft-page-break/>Tester<text:bookmark-end text:name="__RefHeading___Toc2431_562122364"/></text:h>
      <text:h text:style-name="Heading_20_6" text:outline-level="6">Description</text:h>
      <text:p text:style-name="Text_20_body">The tester is an abstract active class which encodes in its classifier behavior the stimulation sequence (i.e, a set of events) that will be sent to the target (i.e., the system under test).</text:p>
      <text:p text:style-name="Text_20_body">Note that this role matches to what is intended for a TestComponent in UTP. This class has the stereotype “TestComponent” applied.</text:p>
      <text:h text:style-name="Heading_20_6" text:outline-level="6">Association Ends</text:h>
      <text:list xml:id="list115933165191786" text:continue-numbering="true" text:style-name="Bulleted1">
        <text:list-item>
          <text:p text:style-name="Bulleted">testable: Target [1] – The <text:s/>SUT (System Under Test) to which the stimulation sequence is sent.</text:p>
        </text:list-item>
        <text:list-item>
          <text:p text:style-name="Bulleted">test: SemanticTest [1] – The test case which controls the tester.</text:p>
        </text:list-item>
      </text:list>
      <text:h text:style-name="Heading_20_6" text:outline-level="6"><text:bookmark-start text:name="__RefHeading___Toc6940_1449612817"/>Receptions<text:bookmark-end text:name="__RefHeading___Toc6940_1449612817"/></text:h>
      <text:list xml:id="list115932962877488" text:continue-numbering="true" text:style-name="Bulleted1">
        <text:list-item>
          <text:p text:style-name="Bulleted">Start – A tester can receive Start signal</text:p>
        </text:list-item>
      </text:list>
      <text:h text:style-name="Heading_20_6" text:outline-level="6">Classifier Behavior</text:h>
      <text:p text:style-name="Text_20_body">The classifier behavior of the abstract tester is empty. Specializations are intended to provide a new classifier behavior which will encode the user defined stimulation sequence.</text:p>
      <text:h text:style-name="P266" text:outline-level="5"><text:bookmark-start text:name="__RefHeading___Toc2433_562122364"/><text:soft-page-break/>Target<text:bookmark-end text:name="__RefHeading___Toc2433_562122364"/></text:h>
      <text:h text:style-name="Heading_20_6" text:outline-level="6">Description</text:h>
      <text:p text:style-name="Text_20_body">The target defines the system under test. Specializations of this class have to provide their classifier behaviors specified as a state machine.</text:p>
      <text:p text:style-name="Text_20_body">The target receives the stimulation sequence produced by the tester. The dispatching of the events will enable transitions of the state machine playing the role of a classifier behavior to be triggered. </text:p>
      <text:p text:style-name="Text_20_body">All along its execution the state machine generates an execution trace. This trace is stored by the target and finally provided as the result of the execution to the test which controls the target.</text:p>
      <text:h text:style-name="Heading_20_6" text:outline-level="6">Attributes</text:h>
      <text:list xml:id="list115933513805228" text:continue-numbering="true" text:style-name="Bulleted1">
        <text:list-item>
          <text:p text:style-name="Bulleted">traceBuilder: TraceBuilder [1] – Each test target owns a trace builder. It enables the classifier behavior of a target to build a trace all along its execution.</text:p>
        </text:list-item>
      </text:list>
      <text:h text:style-name="Heading_20_6" text:outline-level="6">Association Ends</text:h>
      <text:list xml:id="list6073118676964987184" text:style-name="L6">
        <text:list-item>
          <text:p text:style-name="P172">test: SemanticTest [1] - The test case which controls the target.</text:p>
        </text:list-item>
      </text:list>
      <text:h text:style-name="Heading_20_6" text:outline-level="6">Operations</text:h>
      <text:list xml:id="list6623920103587745092" text:style-name="L7">
        <text:list-item>
          <text:p text:style-name="P173">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Heading_20_6" text:outline-level="6">Receptions</text:h>
      <text:list xml:id="list115933884262820" text:continue-list="list115933513805228" text:style-name="Bulleted1">
        <text:list-item>
          <text:p text:style-name="Bulleted">Start – The target is able to receive Start signals</text:p>
        </text:list-item>
        <text:list-item>
          <text:p text:style-name="Bulleted">Continue – The target is able to receive Continue signals</text:p>
        </text:list-item>
        <text:list-item>
          <text:p text:style-name="Bulleted">AnotherSignal – The target is able to receive AnotherSignal signals.</text:p>
        </text:list-item>
      </text:list>
      <text:h text:style-name="Heading_20_6" text:outline-level="6">Classifier Behavior</text:h>
      <text:p text:style-name="Text_20_body">The classifier behavior of the abstract Target is empty. All specializations are intended to provide a new classifier behavior which will be the state machine whose execution is performed by the execution model defined for PSSM.</text:p>
      <text:h text:style-name="Heading_20_5" text:outline-level="5"><text:bookmark-start text:name="__RefHeading___Toc2435_562122364"/>SemanticTest<text:bookmark-end text:name="__RefHeading___Toc2435_562122364"/></text:h>
      <text:h text:style-name="Heading_20_6" text:outline-level="6">Descriptions</text:h>
      <text:p text:style-name="Text_20_body">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Text_20_body">The classifier behavior of a semantic test has the TestCase stereotype applied.</text:p>
      <text:h text:style-name="Heading_20_6" text:outline-level="6">Attributes</text:h>
      <text:list xml:id="list115934762234717" text:continue-numbering="true" text:style-name="Bulleted1">
        <text:list-item>
          <text:p text:style-name="Bulleted">name: String [1] – <text:s/>The name of the test case name.</text:p>
        </text:list-item>
        <text:list-item>
          <text:p text:style-name="Bulleted"><text:soft-page-break/>pass: Boolean [1] – The current status (pass or fail) of the test.</text:p>
        </text:list-item>
        <text:list-item>
          <text:p text:style-name="Bulleted">expectedResult: String [1] – The execution trace that is expected for SUT.</text:p>
        </text:list-item>
      </text:list>
      <text:h text:style-name="Heading_20_6" text:outline-level="6">Operations</text:h>
      <text:list xml:id="list115933382312020" text:continue-numbering="true" text:style-name="Bulleted1">
        <text:list-item>
          <text:p text:style-name="Bulleted">getTestComponent(): Tester – Abstract operation which returns an instance of the tester controlled by the semantic test whose classifier has been started. This operation is intended to be redefined by specializations of SemanticTest.</text:p>
        </text:list-item>
        <text:list-item>
          <text:p text:style-name="Bulleted">getTestTarget(): Target – Abstract operation which returns an instance of the target controlled by the semantic test whose classifier has been started. This operation is intended to be redefined by specializations of SemanticTest.</text:p>
        </text:list-item>
        <text:list-item>
          <text:p text:style-name="Bulleted">assert(in trace: String[1]) – This operation updates the value of the attribute “pass” by comparing the trace given as a parameter to the expected execution trace known by the semantic test.</text:p>
        </text:list-item>
      </text:list>
      <text:h text:style-name="Heading_20_6" text:outline-level="6">Receptions</text:h>
      <text:list xml:id="list115933965882204" text:continue-numbering="true" text:style-name="Bulleted1">
        <text:list-item>
          <text:p text:style-name="Bulleted">Start – The semantic test is able to receive Start signals.</text:p>
        </text:list-item>
        <text:list-item>
          <text:p text:style-name="Bulleted">TestEnd – The semantic test is able to receive TestEnd signals.</text:p>
        </text:list-item>
      </text:list>
      <text:h text:style-name="Heading_20_6" text:outline-level="6">Classifier Behavior</text:h>
      <text:p text:style-name="Text_20_body">The classifier behavior of a semantic test is defined as UML activity (which conforms to the fUML subset). It is presented in <text:sequence-ref text:reference-format="category-and-value" text:ref-name="refFigure10">Figure 9.2</text:sequence-ref>.</text:p>
      <text:p text:style-name="Text_20_body">The principle of the behavior is the following:</text:p>
      <text:list xml:id="list115933472874503" text:continue-list="list115933392782776" text:style-name="Numbered_20_-_20_Alt">
        <text:list-item text:start-value="1">
          <text:p text:style-name="P330">When the classifier behavior starts it blocks waiting for the dispatching of a Start signal</text:p>
        </text:list-item>
        <text:list-item>
          <text:p text:style-name="P330">On the reception of the Start signal it creates and instantiates both a the tester and the target. </text:p>
        </text:list-item>
      </text:list>
      <text:list xml:id="list5897363184566213070" text:style-name="Bulleted2">
        <text:list-item>
          <text:list>
            <text:list-item text:start-value="1">
              <text:p text:style-name="P316">The links (instances of associations) are created.</text:p>
            </text:list-item>
            <text:list-item>
              <text:p text:style-name="P317">The tester and the target receive a Start signal.</text:p>
            </text:list-item>
            <text:list-item>
              <text:p text:style-name="P317">The semantic test finally blocks again waiting for the dispatching of a TestEnd signal.</text:p>
            </text:list-item>
          </text:list>
        </text:list-item>
      </text:list>
      <text:list xml:id="list115934815480091" text:continue-list="list115933472874503" text:style-name="Numbered_20_-_20_Alt">
        <text:list-item>
          <text:p text:style-name="P330">When the TestEnd signal is received then it computes the verdict of the test and notifies the test suite that controls it.</text:p>
        </text:list-item>
      </text:list>
      <text:p text:style-name="Text_20_body">Note that specializations of a semantic test are not intended to override the dynamic that is captured in this classifier behavior.</text:p>
      <text:h text:style-name="Heading_20_4" text:outline-level="4"><draw:frame draw:style-name="fr7" draw:name="Frame2" text:anchor-type="paragraph" svg:width="18.136cm" draw:z-index="11"><draw:text-box fo:min-height="10.924cm"><text:p text:style-name="Figure"><draw:frame draw:style-name="fr18" draw:name="Image2" text:anchor-type="char" svg:width="18.136cm" svg:height="10.924cm" style:rel-height="scale" draw:z-index="12"><draw:image xlink:href="Pictures/100129CF0000A084000060AF1317495BB878F702.svg" xlink:type="simple" xlink:show="embed" xlink:actuate="onLoad"/><draw:image xlink:href="Pictures/100002010000038F00000225FA7CF7462D40D749.png" xlink:type="simple" xlink:show="embed" xlink:actuate="onLoad"/></draw:frame>Figure <text:sequence text:ref-name="refFigure10" text:name="Figure" text:formula="ooow:Figure+1" style:num-format="1">9.2</text:sequence> - SemanticTest classifier behavior</text:p></draw:text-box></draw:frame><text:bookmark-start text:name="__RefHeading___Toc2437_562122364"/><text:soft-page-break/>Semantic Test and Test Suite<text:bookmark-end text:name="__RefHeading___Toc2437_562122364"/></text:h>
      <text:h text:style-name="Heading_20_5" text:outline-level="5"><draw:frame draw:style-name="fr7" draw:name="Frame3" text:anchor-type="paragraph" svg:width="18.136cm" draw:z-index="15"><draw:text-box fo:min-height="2.947cm"><text:p text:style-name="Figure"><draw:frame draw:style-name="fr16" draw:name="Image3" text:anchor-type="paragraph" svg:width="18.136cm" svg:height="2.947cm" style:rel-height="scale" draw:z-index="16"><draw:image xlink:href="Pictures/10001F9700006A7F0000114F81DEEA3C7983D78F.svg" xlink:type="simple" xlink:show="embed" xlink:actuate="onLoad"/><draw:image xlink:href="Pictures/1000020100000406000000A7598FDB385390F0E2.png" xlink:type="simple" xlink:show="embed" xlink:actuate="onLoad"/></draw:frame>Figure <text:sequence text:ref-name="refFigure11" text:name="Figure" text:formula="ooow:Figure+1" style:num-format="1">9.3</text:sequence> - Semantic Test and Test Suite</text:p></draw:text-box></draw:frame><text:bookmark-start text:name="__RefHeading___Toc2439_562122364"/>SemanticTestSuite<text:bookmark-end text:name="__RefHeading___Toc2439_562122364"/></text:h>
      <text:h text:style-name="Heading_20_6" text:outline-level="6">Description</text:h>
      <text:p text:style-name="Text_20_body">A SemanticTestSuite owns a set of SemanticTest. The execution of these tests is orchestrated by the test suite itself. <text:s/>Tests are executed one by one. At the end of each test the verdict is retrieved by the test suite that is charge of displaying the results. This is active class and is not intended to be specialized.</text:p>
      <text:p text:style-name="Text_20_body">One can notice that it matches the concept of TestContext proposed by UTP. This class has the stereotype TestContext applied.</text:p>
      <text:h text:style-name="Heading_20_6" text:outline-level="6"><text:soft-page-break/>Attributes</text:h>
      <text:list xml:id="list115933197703252" text:continue-list="list115933965882204" text:style-name="Bulleted1">
        <text:list-item>
          <text:p text:style-name="Bulleted">Name: String [1] – The name of the test suite.</text:p>
        </text:list-item>
      </text:list>
      <text:h text:style-name="Heading_20_6" text:outline-level="6">Association Ends</text:h>
      <text:list xml:id="list115933209553027" text:continue-numbering="true" text:style-name="Bulleted1">
        <text:list-item>
          <text:p text:style-name="Bulleted">tests: SemanticTest [*] - the set of semantic tests that is handled by the semantic test suite.</text:p>
        </text:list-item>
      </text:list>
      <text:h text:style-name="Heading_20_6" text:outline-level="6">Receptions</text:h>
      <text:list xml:id="list115934831603488" text:continue-numbering="true" text:style-name="Bulleted1">
        <text:list-item>
          <text:p text:style-name="Bulleted">TestEnd – The SemanticTestSuite class is able to received TestEnd signals.</text:p>
        </text:list-item>
      </text:list>
      <text:h text:style-name="Heading_20_6" text:outline-level="6">Operations</text:h>
      <text:list xml:id="list115933753344224" text:continue-numbering="true" text:style-name="Bulleted1">
        <text:list-item>
          <text:p text:style-name="Bulleted">displayResultLabel(in verdict: Boolean [1], in label: String[1], in test: SemanticTest [1]) – A convenience operation to display the test result on a output stream.</text:p>
        </text:list-item>
        <text:list-item>
          <text:p text:style-name="Bulleted">displayTestSuiteLabel() - A convenience operation to display the name of the name of the suite on an output stream.</text:p>
        </text:list-item>
      </text:list>
      <text:h text:style-name="Heading_20_6" text:outline-level="6">Classifier Behavior</text:h>
      <text:p text:style-name="Text_20_body">The classifier behavior of the suite encodes a sequential execution of the test known by the test suite. Each time a test (that was started by the test suite) terminates then the test suite gets notified. As soon as the notification (i.e., a TestEnd signal) is dispatched then the test result is displayed in the output stream chosen by the user. The classifier behavior of the semantic test suite is presented in <text:sequence-ref text:reference-format="category-and-value" text:ref-name="refFigure12">Figure 9.4</text:sequence-ref>.</text:p>
      <text:h text:style-name="Heading_20_3" text:outline-level="3"><draw:frame draw:style-name="fr2" draw:name="Frame4" text:anchor-type="paragraph" svg:width="18.136cm" draw:z-index="31"><draw:text-box fo:min-height="18.152cm"><text:p text:style-name="Figure"><draw:frame draw:style-name="fr16" draw:name="Image4" text:anchor-type="paragraph" svg:width="18.136cm" svg:height="18.152cm" style:rel-height="scale" draw:z-index="32"><draw:image xlink:href="Pictures/1001719E000072A7000072C3511758A1FFD809CE.svg" xlink:type="simple" xlink:show="embed" xlink:actuate="onLoad"/><draw:image xlink:href="Pictures/10000201000002C3000002C39EDCDC7A07D28A5A.png" xlink:type="simple" xlink:show="embed" xlink:actuate="onLoad"/></draw:frame>Figure <text:sequence text:ref-name="refFigure12" text:name="Figure" text:formula="ooow:Figure+1" style:num-format="1">9.4</text:sequence> - SemanticTest<text:span text:style-name="T158">Suite</text:span> classifier behavior</text:p></draw:text-box></draw:frame><text:bookmark-start text:name="__RefHeading___Toc52157_1991190544"/><text:soft-page-break/>Protocol<text:bookmark-end text:name="__RefHeading___Toc52157_1991190544"/></text:h>
      <text:p text:style-name="Text_20_body">The Protocol package of the test suite <text:span text:style-name="T158">has </text:span>two <text:span text:style-name="T158">sub</text:span>packages: Messages and Events. </text:p>
      <text:list xml:id="list115934031336120" text:continue-list="list115934815480091" text:style-name="Numbered_20_-_20_Alt">
        <text:list-item text:start-value="1">
          <text:p text:style-name="P330">Messages contains all signals used to communicate between the different active classes (see the model below).</text:p>
        </text:list-item>
      </text:list>
      <text:p text:style-name="P94"><text:soft-page-break/>namespace StateMachine_TestSuite::Util::Protocol;</text:p>
      <text:p text:style-name="P96">package Messages {</text:p>
      <text:p text:style-name="P96"><text:tab/>/* -- Synchronization --*/</text:p>
      <text:p text:style-name="P96"><text:tab/>public signal Start {}</text:p>
      <text:p text:style-name="P96"><text:tab/>public signal End {</text:p>
      <text:p text:style-name="P96"><text:tab/><text:tab/>public trace: String;</text:p>
      <text:p text:style-name="P96"><text:tab/>}</text:p>
      <text:p text:style-name="P96"><text:tab/>public signal TestEnd {</text:p>
      <text:p text:style-name="P96"><text:tab/><text:tab/>public verdict: Boolean;</text:p>
      <text:p text:style-name="P96"><text:tab/><text:tab/>public label: String[0..1];</text:p>
      <text:p text:style-name="P96"><text:tab/>}</text:p>
      <text:p text:style-name="P96"><text:tab/>/* -- Synchronization --*/</text:p>
      <text:p text:style-name="P96"><text:tab/>/* -- Stimulations --*/</text:p>
      <text:p text:style-name="P96"><text:tab/>public signal Continue {}</text:p>
      <text:p text:style-name="P96"><text:tab/>public signal AnotherSignal {}</text:p>
      <text:p text:style-name="P96"><text:tab/>public signal Pending {}</text:p>
      <text:p text:style-name="P96"><text:tab/>/* -- Stimulations --*/</text:p>
      <text:p text:style-name="P96">}</text:p>
      <text:list xml:id="list115935360181031" text:continue-numbering="true" text:style-name="Numbered_20_-_20_Alt">
        <text:list-item>
          <text:p text:style-name="P330">Events contains the signal events (for the signals located in Messages) that can be directly used by triggers.</text:p>
        </text:list-item>
      </text:list>
      <text:p text:style-name="Text_20_body">The following <text:span text:style-name="T159">subclauses</text:span> present the different signals and <text:span text:style-name="T159">their</text:span> usages in the context of the test suite.</text:p>
      <text:h text:style-name="Heading_20_4" text:outline-level="4"><text:bookmark-start text:name="__RefHeading___Toc8468_1449612817"/>Synchronization<text:bookmark-end text:name="__RefHeading___Toc8468_1449612817"/></text:h>
      <text:p text:style-name="Text_20_body">These signals are used to synchronize executions of different active objects.</text:p>
      <text:h text:style-name="Heading_20_5" text:outline-level="5"><text:bookmark-start text:name="__RefHeading___Toc8470_1449612817"/>Start<text:bookmark-end text:name="__RefHeading___Toc8470_1449612817"/></text:h>
      <text:p text:style-name="Text_20_body">The Start signal is used for to two purposes in the test suite context. First it enables the test suite to start the execution of a specific semantic test. Second it enables the test to start both its tester and its target. The modeling constraint for the SemanticTest, the Testert and the Target is that they must all register an accepter for the Start signal at the beginning of the execution of their classifier behaviors. Note that Start signal does not encapsulate data (since it has no attributes).</text:p>
      <text:h text:style-name="Heading_20_5" text:outline-level="5"><text:bookmark-start text:name="__RefHeading___Toc8472_1449612817"/>End<text:bookmark-end text:name="__RefHeading___Toc8472_1449612817"/></text:h>
      <text:p text:style-name="Text_20_body">The End signal enables the Target to provide its controller (i.e., the SemanticTest) with a notification containing its execution trace. The semantic test takes advantage of this notification to compute the test verdict.</text:p>
      <text:h text:style-name="Heading_20_6" text:outline-level="6">Attributes</text:h>
      <text:list xml:id="list115935303373351" text:continue-list="list115933753344224" text:style-name="Bulleted1">
        <text:list-item>
          <text:p text:style-name="Bulleted">trace: String [1] – The execution trace generated by the state machine which plays the role of a classifier behavior for the Target.</text:p>
        </text:list-item>
      </text:list>
      <text:h text:style-name="Heading_20_5" text:outline-level="5"><text:bookmark-start text:name="__RefHeading___Toc8474_1449612817"/><text:soft-page-break/>TestEnd<text:bookmark-end text:name="__RefHeading___Toc8474_1449612817"/></text:h>
      <text:p text:style-name="Text_20_body">The TestEnd signal enables a semantic test to notify its test suite that it has completed. This notification encapsulates two information: the test verdict as well as a label indicating in case of a fail the differences between the expected trace and the trace actually produced during the execution.</text:p>
      <text:h text:style-name="Heading_20_6" text:outline-level="6">Attributes</text:h>
      <text:list xml:id="list115934590237366" text:continue-numbering="true" text:style-name="Bulleted1">
        <text:list-item>
          <text:p text:style-name="Bulleted">verdict: Boolean [1] – The verdict of test that is two say pass or fail encoded as Boolean values.</text:p>
        </text:list-item>
        <text:list-item>
          <text:p text:style-name="Bulleted">label: String [0..1] – If the test failed the label presents the difference between the trace that was expected and the one actually produced during the execution.</text:p>
        </text:list-item>
      </text:list>
      <text:h text:style-name="Heading_20_4" text:outline-level="4"><text:bookmark-start text:name="__RefHeading___Toc8476_1449612817"/>Stimulation sequence<text:bookmark-end text:name="__RefHeading___Toc8476_1449612817"/></text:h>
      <text:p text:style-name="Text_20_body">These signals (i.e., Continue, Pending and AnotherSignal) are used by the tester to stimulate the target (i.e. the system under test). None of these signals encapsulate data.</text:p>
      <text:h text:style-name="Heading_20_3" text:outline-level="3"><text:bookmark-start text:name="__RefHeading___Toc2441_562122364"/>Tracing<text:bookmark-end text:name="__RefHeading___Toc2441_562122364"/></text:h>
      <text:p text:style-name="Text_20_body">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Code_20_Text">namespace StateMachine_TestSuite::Util::Tracing;</text:p>
      <text:p text:style-name="Code_20_Text">class TraceBuilder {</text:p>
      <text:p text:style-name="Code_20_Text"><text:tab/>/*Record the trace as simple String*/</text:p>
      <text:p text:style-name="Code_20_Text"><text:tab/>public trace: String;</text:p>
      <text:p text:style-name="Code_20_Text"><text:tab/>/*Construction and destruction */</text:p>
      <text:p text:style-name="Code_20_Text"><text:tab/>@Create</text:p>
      <text:p text:style-name="Code_20_Text"><text:tab/>public TraceBuilder();</text:p>
      <text:p text:style-name="Code_20_Text"><text:tab/>@Destroy</text:p>
      <text:p text:style-name="Code_20_Text"><text:tab/>public destroy(); </text:p>
      <text:p text:style-name="Code_20_Text"><text:tab/>/*Add a new segment in the trace*/</text:p>
      <text:p text:style-name="Code_20_Text"><text:tab/>public addSegment(in segment: String);</text:p>
      <text:p text:style-name="Code_20_Text">}</text:p>
      <text:p text:style-name="Text_20_body">The execution information (state entered, behavior executed, etc.) which must be part of the trace are up to the designer of the test. To add a new information in the trace the designer must call the trace operation provided by the <text:s/>target. This latter will delegate to the trace builder. Such call to the trace operation must take place while the state machine is currently running. Consequently there four places at which the calls to trace might occur:</text:p>
      <text:list xml:id="list115933610353213" text:continue-list="list115935360181031" text:style-name="Numbered_20_-_20_Alt">
        <text:list-item text:start-value="1">
          <text:p text:style-name="P330">The entry behavior of a state</text:p>
        </text:list-item>
        <text:list-item>
          <text:p text:style-name="P330">The doActivity behavior of a state</text:p>
        </text:list-item>
        <text:list-item>
          <text:p text:style-name="P330">The exit behavior of a state</text:p>
        </text:list-item>
        <text:list-item>
          <text:p text:style-name="P330"><text:bookmark-start text:name="__RefHeading___Toc52163_1991190544"/>The effect behavior of a transition<text:bookmark-end text:name="__RefHeading___Toc52163_1991190544"/></text:p>
        </text:list-item>
      </text:list>
      <text:h text:style-name="P220" text:outline-level="2"><text:bookmark-start text:name="__RefHeading___Toc6934_1449612817"/><text:soft-page-break/>Tests<text:bookmark-end text:name="__RefHeading___Toc6934_1449612817"/></text:h>
      <text:p text:style-name="P78">This <text:span text:style-name="T258">subclause</text:span> present<text:span text:style-name="T258">s</text:span> the different test cases <text:span text:style-name="T258">that</text:span> are currently included in the PSSM test suite. Th<text:span text:style-name="T258">e</text:span> tests cases are grouped into categories. <text:span text:style-name="T192">Each category is related to a dedicated part of the semantics.</text:span></text:p>
      <text:h text:style-name="P231" text:outline-level="3"><text:bookmark-start text:name="__RefHeading___Toc6936_1449612817"/>Behaviors<text:bookmark-end text:name="__RefHeading___Toc6936_1449612817"/></text:h>
      <text:h text:style-name="P245" text:outline-level="4"><text:bookmark-start text:name="__RefHeading___Toc8478_1449612817"/>Overview<text:bookmark-end text:name="__RefHeading___Toc8478_1449612817"/></text:h>
      <text:p text:style-name="P79">Tests presented in this <text:span text:style-name="T258">subclause</text:span> assesses that semantics associated <text:span text:style-name="T258">with</text:span> state behaviors (<text:span text:style-name="T193">i</text:span>.e., entry, doActivity and exit) conform to what is specified in UML.</text:p>
      <text:h text:style-name="P245" text:outline-level="4"><text:bookmark-start text:name="__RefHeading___Toc52165_1991190544"/>Test Behavior 001<text:bookmark-end text:name="__RefHeading___Toc52165_1991190544"/></text:h>
      <table:table table:name="Tableau1" table:style-name="Tableau1">
        <table:table-column table:style-name="Tableau1.A"/>
        <table:table-row>
          <table:table-cell table:style-name="Tableau1.A1" office:value-type="string">
            <text:p text:style-name="P102">Behavior001 – <office:annotation office:name="__Annotation__16713_1360616818"><dc:creator>Ed Seidewitz</dc:creator><dc:date>2016-02-04T17:23:38</dc:date><loext:sender-initials>EVS</loext:sender-initials><text:p text:style-name="P335"><text:span text:style-name="T295">Need to include subclause number, not just page number.</text:span></text:p></office:annotation>(see UML 2.5 p. 307)<office:annotation-end office:name="__Annotation__16713_1360616818"/></text:p>
          </table:table-cell>
        </table:table-row>
        <table:table-row table:style-name="Tableau1.2">
          <table:table-cell table:style-name="Tableau1.A2" office:value-type="string">
            <text:p text:style-name="Text_20_body"><text:span text:style-name="T196">A State may have an associated entry Behavior. This Behavior, if defined, is executed whenever the State is entered through an </text:span><text:span text:style-name="T197">external</text:span><text:span text:style-name="T198"> </text:span><text:span text:style-name="T196">Transition</text:span><text:span text:style-name="T199">.</text:span></text:p>
          </table:table-cell>
        </table:table-row>
      </table:table>
      <text:h text:style-name="Heading_20_6" text:outline-level="6">Test Architecture</text:h>
      <text:p text:style-name="Text_20_body">Each test included in the test suite specializes the base test architecture presented in section <text:bookmark-ref text:reference-format="number-no-superior" text:ref-name="__RefHeading___Toc2429_562122364">9.2.1.2</text:bookmark-ref>. Figure <text:sequence-ref text:reference-format="value" text:ref-name="refFigure13">9.5</text:sequence-ref> illustrates such specialization. <text:span text:style-name="T203">The main point here is that </text:span><text:span text:style-name="T41">Target </text:span><text:span text:style-name="T91">class presented in section </text:span><text:span text:style-name="T91"><text:bookmark-ref text:reference-format="number-no-superior" text:ref-name="__RefHeading___Toc2433_562122364">9.2.1.2.2</text:bookmark-ref></text:span><text:span text:style-name="T91">. </text:span><text:span text:style-name="T92">is extended in order to provide a specific test target. This latter defines a new classifier behavior which is the state-machine that is going to be stimulated. One can also notice that </text:span><text:span text:style-name="T42">SemanticTest </text:span><text:span text:style-name="T92">is also extended. This enables the test to provide redefined version of operations </text:span><text:span text:style-name="T42">getTestComponent </text:span><text:span text:style-name="T92">and </text:span><text:span text:style-name="T42">getTestTarget</text:span><text:span text:style-name="T92">. These two operation are used to instantiate (and hence start classifier behaviors) both the tester (see section </text:span><text:span text:style-name="T92"><text:bookmark-ref text:reference-format="number-no-superior" text:ref-name="__RefHeading___Toc2431_562122364">9.2.1.2.1</text:bookmark-ref></text:span><text:span text:style-name="T92">) and the test target (see section </text:span><text:span text:style-name="T92"><text:bookmark-ref text:reference-format="number-no-superior" text:ref-name="__RefHeading___Toc2433_562122364">9.2.1.2.2</text:bookmark-ref></text:span><text:span text:style-name="T92">).</text:span></text:p>
      <text:h text:style-name="Heading_20_6" text:outline-level="6"><draw:frame draw:style-name="fr8" draw:name="Cadre1" text:anchor-type="paragraph" svg:x="0cm" svg:width="16.591cm" draw:z-index="9"><draw:text-box fo:min-height="5.158cm"><text:p text:style-name="Frame_20_contents"><draw:frame draw:style-name="fr19" draw:name="Image15" text:anchor-type="char" svg:width="15cm" svg:height="5.158cm" style:rel-height="scale" draw:z-index="10"><draw:image xlink:href="Pictures/1000020100000237000000C389C7D7D7AB99E528.png" xlink:type="simple" xlink:show="embed" xlink:actuate="onLoad"/></draw:frame>Figure <text:sequence text:ref-name="refFigure13" text:name="Figure" text:formula="ooow:Figure+1" style:num-format="1">9.5</text:sequence> - Behavior 001 Test Architecture</text:p></draw:text-box></draw:frame>Tested state-machine</text:h>
      <text:p text:style-name="P80"><text:span text:style-name="T85">The state-machine that plays the role of a classifier behavior </text:span><text:span text:style-name="T93">for the class </text:span><text:span text:style-name="T43">Behaviors_001_Test </text:span><text:span text:style-name="T93">is presented in Figure </text:span><text:span text:style-name="T93"><text:sequence-ref text:reference-format="value" text:ref-name="refFigure14">9.6</text:sequence-ref></text:span><text:span text:style-name="T93">. The entry behavior associated to the state </text:span><text:span text:style-name="T43">S1</text:span><text:span text:style-name="T93"> of this state-machine is intended to be executed when the state is entered. </text:span><text:span text:style-name="T94">When executed this the behavior will add in the execution trace a message </text:span><text:span text:style-name="T44">S1(entry).</text:span><text:span text:style-name="T94"> If</text:span><text:span text:style-name="T44"> </text:span><text:span text:style-name="T94">the</text:span><text:span text:style-name="T44"> </text:span><text:span text:style-name="T94">message is not part of the trace then the test is considered as failed.</text:span></text:p>
      <text:p text:style-name="P174"><text:soft-page-break/><draw:frame draw:style-name="fr9" draw:name="Cadre2" text:anchor-type="as-char" svg:width="9.308cm" draw:z-index="13"><draw:text-box fo:min-height="7.392cm"><text:p text:style-name="Figure"><draw:frame draw:style-name="fr16" draw:name="Image16" text:anchor-type="paragraph" svg:width="9.308cm" svg:height="7.392cm" style:rel-height="scale" draw:z-index="14"><draw:image xlink:href="Pictures/10003E09000029C80000212F57DB5EE1B135841F.svg" xlink:type="simple" xlink:show="embed" xlink:actuate="onLoad"/><draw:image xlink:href="Pictures/10000201000001940000014174E543AB509D01D4.png" xlink:type="simple" xlink:show="embed" xlink:actuate="onLoad"/></draw:frame>Figure <text:sequence text:ref-name="refFigure14" text:name="Figure" text:formula="ooow:Figure+1" style:num-format="1">9.6</text:sequence> - Behaviors_001_Test Classifier behavior</text:p></draw:text-box></draw:frame></text:p>
      <text:p text:style-name="P88"><text:span text:style-name="T93">T</text:span><text:span text:style-name="T85">he behavior which is associated as an entry to to the state S1 is presented as an activity in Figure </text:span><text:span text:style-name="T85"><text:sequence-ref text:reference-format="value" text:ref-name="refFigure15">9.7</text:sequence-ref></text:span><text:span text:style-name="T85">.</text:span></text:p>
      <text:h text:style-name="Heading_20_6" text:outline-level="6"><draw:frame draw:style-name="fr6" draw:name="Cadre3" text:anchor-type="paragraph" svg:width="14.081cm" draw:z-index="0"><draw:text-box fo:min-height="6.701cm"><text:p text:style-name="Figure"><draw:frame draw:style-name="fr16" draw:name="Image17" text:anchor-type="paragraph" svg:width="14.081cm" svg:height="6.701cm" style:rel-height="scale" draw:z-index="1"><draw:image xlink:href="Pictures/100002010000028500000133B52E26A2024C16CD.png" xlink:type="simple" xlink:show="embed" xlink:actuate="onLoad"/></draw:frame>Figure <text:sequence text:ref-name="refFigure15" text:name="Figure" text:formula="ooow:Figure+1" style:num-format="1">9.7</text:sequence> - S1 entry behavior</text:p></draw:text-box></draw:frame><text:span text:style-name="T93">T</text:span><text:span text:style-name="T85">est execution</text:span></text:h>
      <text:p text:style-name="P47">Received event occurrence(s)</text:p>
      <text:list xml:id="list115934869002392" text:continue-list="list115934590237366" text:style-name="Bulleted1">
        <text:list-item>
          <text:list>
            <text:list-item>
              <text:p text:style-name="P285"><text:span text:style-name="T124">Start – received when in configuration </text:span><text:span text:style-name="T77">S1</text:span></text:p>
            </text:list-item>
          </text:list>
        </text:list-item>
      </text:list>
      <text:p text:style-name="P47">Generated trace</text:p>
      <text:list xml:id="list115933886281999" text:continue-numbering="true" text:style-name="Bulleted1">
        <text:list-item>
          <text:p text:style-name="Bulleted">S1(entry)</text:p>
        </text:list-item>
      </text:list>
      <text:p text:style-name="P16"><text:soft-page-break/>RTC steps</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08">Step</text:p>
          </table:table-cell>
          <table:table-cell table:style-name="Tableau3.A1" office:value-type="string">
            <text:p text:style-name="P109">Event pool</text:p>
          </table:table-cell>
          <table:table-cell table:style-name="Tableau3.A1" office:value-type="string">
            <text:p text:style-name="P109">State machine configuration</text:p>
          </table:table-cell>
          <table:table-cell table:style-name="Tableau3.D1" office:value-type="string">
            <text:p text:style-name="P109">Fired transition(s)</text:p>
          </table:table-cell>
        </table:table-row>
        <table:table-row>
          <table:table-cell table:style-name="Tableau3.A2" office:value-type="string">
            <text:p text:style-name="P110">1</text:p>
          </table:table-cell>
          <table:table-cell table:style-name="Tableau3.A2" office:value-type="string">
            <text:p text:style-name="P111">[]</text:p>
          </table:table-cell>
          <table:table-cell table:style-name="Tableau3.A2" office:value-type="string">
            <text:p text:style-name="P111"><text:span text:style-name="T11">[] - Initial</text:span> RTC step</text:p>
          </table:table-cell>
          <table:table-cell table:style-name="Tableau3.D2" office:value-type="string">
            <text:p text:style-name="P111">[T1]</text:p>
          </table:table-cell>
        </table:table-row>
        <table:table-row>
          <table:table-cell table:style-name="Tableau3.A2" office:value-type="string">
            <text:p text:style-name="P110">2</text:p>
          </table:table-cell>
          <table:table-cell table:style-name="Tableau3.A2" office:value-type="string">
            <text:p text:style-name="P111">[<text:span text:style-name="T204">Start, </text:span><text:span text:style-name="T3">CE(S1)</text:span>]</text:p>
          </table:table-cell>
          <table:table-cell table:style-name="Tableau3.A2" office:value-type="string">
            <text:p text:style-name="P111">[S1]</text:p>
          </table:table-cell>
          <table:table-cell table:style-name="Tableau3.D2" office:value-type="string">
            <text:p text:style-name="P111">[]</text:p>
          </table:table-cell>
        </table:table-row>
        <table:table-row>
          <table:table-cell table:style-name="Tableau3.A2" office:value-type="string">
            <text:p text:style-name="P110">3</text:p>
          </table:table-cell>
          <table:table-cell table:style-name="Tableau3.A2" office:value-type="string">
            <text:p text:style-name="P110">[<text:span text:style-name="T3">Start]</text:span></text:p>
          </table:table-cell>
          <table:table-cell table:style-name="Tableau3.A2" office:value-type="string">
            <text:p text:style-name="P110">[S1]</text:p>
          </table:table-cell>
          <table:table-cell table:style-name="Tableau3.D2" office:value-type="string">
            <text:p text:style-name="P112"/>
          </table:table-cell>
        </table:table-row>
      </table:table>
      <text:h text:style-name="P246" text:outline-level="4"><text:bookmark-start text:name="__RefHeading___Toc20269_1360616818"/>Test Behavior 002<text:bookmark-end text:name="__RefHeading___Toc20269_1360616818"/></text:h>
      <table:table table:name="Tableau2" table:style-name="Tableau2">
        <table:table-column table:style-name="Tableau2.A"/>
        <table:table-row>
          <table:table-cell table:style-name="Tableau2.A1" office:value-type="string">
            <text:p text:style-name="P102">Behavior00<text:span text:style-name="T205">2</text:span> – (see UML 2.5 p. 307)</text:p>
          </table:table-cell>
        </table:table-row>
        <table:table-row table:style-name="Tableau2.2">
          <table:table-cell table:style-name="Tableau2.A2" office:value-type="string">
            <text:p text:style-name="Text_20_body">A State may also have an associated exit Behavior, which, if defined, is executed whenever the State is exited.</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16">9.8</text:sequence-ref>.</text:p>
      <text:h text:style-name="Heading_20_6" text:outline-level="6"><draw:frame draw:style-name="fr6" draw:name="Cadre4" text:anchor-type="paragraph" svg:width="8.34cm" draw:z-index="2"><draw:text-box fo:min-height="8.199cm"><text:p text:style-name="Figure"><draw:frame draw:style-name="fr16" draw:name="Image18" text:anchor-type="paragraph" svg:width="8.34cm" svg:height="8.199cm" style:rel-height="scale" draw:z-index="3"><draw:image xlink:href="Pictures/10003F6D000027230000267A2CCBDB5108E6BE51.svg" xlink:type="simple" xlink:show="embed" xlink:actuate="onLoad"/><draw:image xlink:href="Pictures/100002010000017B000001741C9362AE3B0A3D4E.png" xlink:type="simple" xlink:show="embed" xlink:actuate="onLoad"/></draw:frame>Figure <text:sequence text:ref-name="refFigure16" text:name="Figure" text:formula="ooow:Figure+1" style:num-format="1">9.8</text:sequence> - Behaviors 002 Test Classifier behavior</text:p></draw:text-box></draw:frame>Test execution</text:h>
      <text:p text:style-name="P56">Received event occurrence(s)</text:p>
      <text:list xml:id="list115934038164714" text:continue-numbering="true" text:style-name="Bulleted1">
        <text:list-item>
          <text:p text:style-name="Bulleted"><text:span text:style-name="T124">Start – received when in configuration </text:span><text:span text:style-name="T77">S1</text:span></text:p>
        </text:list-item>
      </text:list>
      <text:p text:style-name="P13"><text:soft-page-break/>Generated trace</text:p>
      <text:list xml:id="list115934904491253" text:continue-numbering="true" text:style-name="Bulleted1">
        <text:list-item>
          <text:p text:style-name="Bulleted"><text:span text:style-name="T95">S</text:span><text:span text:style-name="T85">1(e</text:span><text:span text:style-name="T96">xit</text:span><text:span text:style-name="T85">)</text:span></text:p>
        </text:list-item>
      </text:list>
      <text:p text:style-name="P83">RTC steps</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08">Step</text:p>
          </table:table-cell>
          <table:table-cell table:style-name="Tableau4.A1" office:value-type="string">
            <text:p text:style-name="P109">Event pool</text:p>
          </table:table-cell>
          <table:table-cell table:style-name="Tableau4.A1" office:value-type="string">
            <text:p text:style-name="P109">State machine configuration</text:p>
          </table:table-cell>
          <table:table-cell table:style-name="Tableau4.D1" office:value-type="string">
            <text:p text:style-name="P109">Fired transition(s)</text:p>
          </table:table-cell>
        </table:table-row>
        <table:table-row>
          <table:table-cell table:style-name="Tableau4.A2" office:value-type="string">
            <text:p text:style-name="P110">1</text:p>
          </table:table-cell>
          <table:table-cell table:style-name="Tableau4.A2" office:value-type="string">
            <text:p text:style-name="P111">[]</text:p>
          </table:table-cell>
          <table:table-cell table:style-name="Tableau4.A2" office:value-type="string">
            <text:p text:style-name="P111"><text:span text:style-name="T11">[] - Initial</text:span> RTC step</text:p>
          </table:table-cell>
          <table:table-cell table:style-name="Tableau4.D2" office:value-type="string">
            <text:p text:style-name="P111">[T1]</text:p>
          </table:table-cell>
        </table:table-row>
        <table:table-row>
          <table:table-cell table:style-name="Tableau4.A2" office:value-type="string">
            <text:p text:style-name="P110">2</text:p>
          </table:table-cell>
          <table:table-cell table:style-name="Tableau4.A2" office:value-type="string">
            <text:p text:style-name="P111">[<text:span text:style-name="T204">Start, </text:span><text:span text:style-name="T3">CE(S1)</text:span>]</text:p>
          </table:table-cell>
          <table:table-cell table:style-name="Tableau4.A2" office:value-type="string">
            <text:p text:style-name="P111">[S1]</text:p>
          </table:table-cell>
          <table:table-cell table:style-name="Tableau4.D2" office:value-type="string">
            <text:p text:style-name="P111">[]</text:p>
          </table:table-cell>
        </table:table-row>
        <table:table-row>
          <table:table-cell table:style-name="Tableau4.A2" office:value-type="string">
            <text:p text:style-name="P110">3</text:p>
          </table:table-cell>
          <table:table-cell table:style-name="Tableau4.A2" office:value-type="string">
            <text:p text:style-name="P110">[<text:span text:style-name="T3">Start</text:span>]</text:p>
          </table:table-cell>
          <table:table-cell table:style-name="Tableau4.A2" office:value-type="string">
            <text:p text:style-name="P110">[S1]</text:p>
          </table:table-cell>
          <table:table-cell table:style-name="Tableau4.D2" office:value-type="string">
            <text:p text:style-name="P112"/>
          </table:table-cell>
        </table:table-row>
      </table:table>
      <text:h text:style-name="P245" text:outline-level="4"><text:bookmark-start text:name="__RefHeading___Toc52167_1991190544"/>Test Behavior 00<text:span text:style-name="T205">3</text:span><text:bookmark-end text:name="__RefHeading___Toc52167_1991190544"/></text:h>
      <table:table table:name="Tableau5" table:style-name="Tableau5">
        <table:table-column table:style-name="Tableau5.A"/>
        <table:table-row>
          <table:table-cell table:style-name="Tableau5.A1" office:value-type="string">
            <text:p text:style-name="P102">Behavior00<text:span text:style-name="T206">3</text:span> – (see UML 2.5 p. 307)</text:p>
          </table:table-cell>
        </table:table-row>
        <table:table-row table:style-name="Tableau5.2">
          <table:table-cell table:style-name="Tableau5.A2" office:value-type="string">
            <text:p text:style-name="P87"><text:span text:style-name="T199">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200">the State is exited, in which case execution of the doActivity Behavior is aborted</text:span><text:span text:style-name="T199">.</text:span></text:p>
          </table:table-cell>
        </table:table-row>
      </table:table>
      <text:p text:style-name="P84">In this test the focus is on validating the assertion that if a <text:span text:style-name="T36">doActivity </text:span><text:span text:style-name="T85">is currently executed by a state and this latter is exited then the </text:span><text:span text:style-name="T36">doActivity</text:span><text:span text:style-name="T85"> is aborted. Other part of the requirement presented above will be asserted in section </text:span><text:span text:style-name="T85"><text:bookmark-ref text:reference-format="number-no-superior" text:ref-name="__RefHeading___Toc7042_724759603">9.3.1.5</text:bookmark-ref></text:span><text:span text:style-name="T85">.</text:span></text:p>
      <text:h text:style-name="Heading_20_6" text:outline-level="6">Tested state-machine</text:h>
      <text:p text:style-name="Text_20_body">The state-machine that is executed for this test is presented in Figure <text:sequence-ref text:reference-format="value" text:ref-name="refFigure17">9.9</text:sequence-ref>.</text:p>
      <text:p text:style-name="Text_20_body"><draw:frame draw:style-name="fr6" draw:name="Cadre5" text:anchor-type="paragraph" svg:width="11.497cm" draw:z-index="4"><draw:text-box fo:min-height="9.622cm"><text:p text:style-name="Figure"><draw:frame draw:style-name="fr16" draw:name="Image19" text:anchor-type="paragraph" svg:width="11.497cm" svg:height="9.622cm" style:rel-height="scale" draw:z-index="5"><draw:image xlink:href="Pictures/10005C77000032B600002A72D20C0DC2120C7086.svg" xlink:type="simple" xlink:show="embed" xlink:actuate="onLoad"/><draw:image xlink:href="Pictures/10000201000001EB0000019BBFEF2842A1F55F79.png" xlink:type="simple" xlink:show="embed" xlink:actuate="onLoad"/></draw:frame>Figure <text:sequence text:ref-name="refFigure17" text:name="Figure" text:formula="ooow:Figure+1" style:num-format="1">9.9</text:sequence> - Behaviors 003 Classifier behavior</text:p></draw:text-box></draw:frame><text:soft-page-break/><text:span text:style-name="T85">The </text:span><text:span text:style-name="T36">doActivity</text:span><text:span text:style-name="T85"> behavior </text:span><text:span text:style-name="T194">which</text:span><text:span text:style-name="T85"> is executed when the </text:span><text:span text:style-name="T36">entry</text:span><text:span text:style-name="T85"> of </text:span><text:span text:style-name="T36">S1</text:span><text:span text:style-name="T85"> finished is presented in Figure </text:span><text:span text:style-name="T85"><text:sequence-ref text:reference-format="value" text:ref-name="refFigure18">9.10</text:sequence-ref></text:span><text:span text:style-name="T85">. </text:span><text:span text:style-name="T97">When started this behavior completes the execution trace with the message </text:span><text:span text:style-name="T45">S1(doActivityPartI) </text:span><text:span text:style-name="T97">and blocks until the reception of a </text:span><text:span text:style-name="T45">Continue</text:span><text:span text:style-name="T97"> signal</text:span><text:span text:style-name="T45">. </text:span><text:span text:style-name="T98">Only if this signal triggers the continuation of the </text:span><text:span text:style-name="T46">doActivity</text:span><text:span text:style-name="T98"> then the the execution trace will be completed with the message </text:span><text:span text:style-name="T45">S1(doActivityPartI</text:span><text:span text:style-name="T46">I</text:span><text:span text:style-name="T45">).</text:span></text:p>
      <text:p text:style-name="Text_20_body"><draw:frame draw:style-name="fr9" draw:name="Cadre6" text:anchor-type="as-char" svg:width="13.958cm" draw:z-index="6"><draw:text-box fo:min-height="9.14cm"><text:p text:style-name="Figure"><draw:frame draw:style-name="fr16" draw:name="Image20" text:anchor-type="paragraph" svg:width="13.958cm" svg:height="9.14cm" style:rel-height="scale" draw:z-index="7"><draw:image xlink:href="Pictures/10007F1500004B130000312B6CC85E262189048F.svg" xlink:type="simple" xlink:show="embed" xlink:actuate="onLoad"/><draw:image xlink:href="Pictures/10000201000002D6000001DCC5B87B0E786E075A.png" xlink:type="simple" xlink:show="embed" xlink:actuate="onLoad"/></draw:frame>Figure <text:sequence text:ref-name="refFigure18" text:name="Figure" text:formula="ooow:Figure+1" style:num-format="1">9.10</text:sequence> - S1 doActivity behavior</text:p></draw:text-box></draw:frame></text:p>
      <text:h text:style-name="P131" text:outline-level="6">Test executions</text:h>
      <text:p text:style-name="P57">Received event occurrence(s)</text:p>
      <text:list xml:id="list115933448620226" text:continue-numbering="true" text:style-name="Bulleted1">
        <text:list-item>
          <text:p text:style-name="Bulleted"><text:span text:style-name="T124">Start – received when in configuration </text:span><text:span text:style-name="T78">wait</text:span></text:p>
        </text:list-item>
        <text:list-item>
          <text:p text:style-name="Bulleted"><text:span text:style-name="T124">AnotherSignal – </text:span><text:span text:style-name="T126">received when in configuration </text:span><text:span text:style-name="T77">S1</text:span></text:p>
        </text:list-item>
      </text:list>
      <text:p text:style-name="P57">Generated trace</text:p>
      <text:list xml:id="list115933781659906" text:continue-numbering="true" text:style-name="Bulleted1">
        <text:list-item>
          <text:p text:style-name="Bulleted">S1(entry)::S1(doActivityPartI)</text:p>
        </text:list-item>
      </text:list>
      <text:p text:style-name="Text_20_body_20_indent"><text:span text:style-name="T134">Note.</text:span><text:span text:style-name="T99"> </text:span><text:span text:style-name="T100">T</text:span><text:span text:style-name="T85">he dispa</text:span><text:span text:style-name="T121">t</text:span><text:span text:style-name="T85">ching of the event AnotherSignal triggered transition T5. The triggering of this latter implies that </text:span><text:span text:style-name="T36">S1</text:span><text:span text:style-name="T85"> is </text:span><text:span text:style-name="T101">exited </text:span><text:span text:style-name="T85">and hence its running doActivity is aborted. </text:span><text:span text:style-name="T102">The state-machine terminates its execution by reaching the final state.</text:span></text:p>
      <text:p text:style-name="P10">RTC steps</text:p>
      <text:p text:style-name="P61">TODO</text:p>
      <text:h text:style-name="P247" text:outline-level="4"><text:bookmark-start text:name="__RefHeading___Toc7042_724759603"/><text:soft-page-break/>Test Behavior 003-<office:annotation office:name="__Annotation__17418_1360616818"><dc:creator>Ed Seidewitz</dc:creator><dc:date>2016-02-04T17:47:38</dc:date><loext:sender-initials>EVS</loext:sender-initials><text:p text:style-name="P335"><text:span text:style-name="T295">I would like to avoid “bis”, “ter”, etc. Can we use a designation like “a”, “b”, etc.?</text:span></text:p></office:annotation>bis<office:annotation-end office:name="__Annotation__17418_1360616818"/><text:bookmark-end text:name="__RefHeading___Toc7042_724759603"/></text:h>
      <table:table table:name="Tableau6" table:style-name="Tableau6">
        <table:table-column table:style-name="Tableau6.A"/>
        <table:table-row table:style-name="Tableau6.1">
          <table:table-cell table:style-name="Tableau6.A1" office:value-type="string">
            <text:p text:style-name="P117">Behavior00<text:span text:style-name="T206">3</text:span> – (see UML 2.5 p. 307)</text:p>
          </table:table-cell>
        </table:table-row>
        <table:table-row table:style-name="Tableau6.2">
          <table:table-cell table:style-name="Tableau6.A2" office:value-type="string">
            <text:p text:style-name="Text_20_body">A State may also have an associated doActivity Behavior. This Behavior commences execution when the State is entered (but only after the State entry Behavior has completed) and <text:span text:style-name="T84">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P148">This test focuses on validating the assertion that when the <text:span text:style-name="T36">doActivity</text:span> completes then if the state is in a situation where it is ready to complete it generates a completion event. <text:span text:style-name="T207">For this test the </text:span><text:span text:style-name="T47">doActivity</text:span><text:span text:style-name="T207"> that is related to S1 is the same than the one presented in Figure </text:span><text:span text:style-name="T207"><text:sequence-ref text:reference-format="value" text:ref-name="refFigure18">9.10</text:sequence-ref></text:span><text:span text:style-name="T207">.</text:span></text:p>
      <text:h text:style-name="Heading_20_6" text:outline-level="6">Tested state-machine</text:h>
      <text:p text:style-name="P150">The state-machine that is executed for this test is presented in Figure <text:sequence-ref text:reference-format="value" text:ref-name="refFigure19">9.11</text:sequence-ref>.</text:p>
      <text:h text:style-name="Heading_20_6" text:outline-level="6"><draw:frame draw:style-name="fr6" draw:name="Cadre7" text:anchor-type="paragraph" svg:width="10.305cm" draw:z-index="8"><draw:text-box fo:min-height="8.992cm"><text:p text:style-name="Figure"><draw:frame draw:style-name="fr16" draw:name="Image21" text:anchor-type="paragraph" svg:width="10.305cm" svg:height="8.992cm" style:rel-height="scale" draw:z-index="37"><draw:image xlink:href="Pictures/100048DB0000330B00002C8A75F8AC47D31DCA75.svg" xlink:type="simple" xlink:show="embed" xlink:actuate="onLoad"/><draw:image xlink:href="Pictures/10000201000001EE000001AF2DD17332F6B00A68.png" xlink:type="simple" xlink:show="embed" xlink:actuate="onLoad"/></draw:frame>Figure <text:sequence text:ref-name="refFigure19" text:name="Figure" text:formula="ooow:Figure+1" style:num-format="1">9.11</text:sequence> - Behavior 003 bis Classifier behavior</text:p></draw:text-box></draw:frame>Test <text:span text:style-name="T208">e</text:span>xecution</text:h>
      <text:p text:style-name="P57">Received event occurrence(s)</text:p>
      <text:list xml:id="list115935550728701" text:continue-numbering="true" text:style-name="Bulleted1">
        <text:list-item>
          <text:p text:style-name="Bulleted"><text:span text:style-name="T85">Start – received when in configuration </text:span><text:span text:style-name="T36">wait</text:span></text:p>
        </text:list-item>
        <text:list-item>
          <text:p text:style-name="Bulleted"><text:span text:style-name="T85">Continue – received when in configuration </text:span><text:span text:style-name="T36">S1</text:span></text:p>
        </text:list-item>
      </text:list>
      <text:p text:style-name="P14"><text:soft-page-break/>Generated trace</text:p>
      <text:list xml:id="list115934463059340" text:continue-numbering="true" text:style-name="Bulleted1">
        <text:list-item>
          <text:p text:style-name="Bulleted"><text:span text:style-name="T100">S1(entry)::S1(doActivityPartI)::</text:span><text:span text:style-name="T103">S1(doActivityPartII)</text:span></text:p>
        </text:list-item>
      </text:list>
      <text:p text:style-name="Text_20_body_20_indent"><text:span text:style-name="T135">N</text:span><text:span text:style-name="T132">ote. </text:span><text:span text:style-name="T85">In this test case the only for the state-machine to terminate its execution is to traverse the completion transition </text:span><text:span text:style-name="T36">T3</text:span><text:span text:style-name="T85"> using the completion event generated by </text:span><text:span text:style-name="T36">S1</text:span><text:span text:style-name="T85">. The completion event requires to be generated that the </text:span><text:span text:style-name="T36">doActivity</text:span><text:span text:style-name="T85"> behavior started by S1 completes. Here when Continue gets dispatched it cannot be accepted by the state-machine indeed there is no transition that has a trigger to react to this event. However it can be accepted by the </text:span><text:span text:style-name="T36">doActivity</text:span><text:span text:style-name="T85"> behavior which is currently blocked waiting for a </text:span><text:span text:style-name="T36">Continue</text:span><text:span text:style-name="T85"> event. The acceptance of this event leads </text:span><text:span text:style-name="T104">the </text:span><text:span text:style-name="T48">doActivity</text:span><text:span text:style-name="T104"> to complete which implies that upon the completion state S1 generates a completion event.</text:span></text:p>
      <text:p text:style-name="P11">RTC steps</text:p>
      <text:p text:style-name="P62">TODO</text:p>
      <text:h text:style-name="P247" text:outline-level="4"><text:bookmark-start text:name="__RefHeading___Toc20271_1360616818"/>Test Behavior 003-ter<text:bookmark-end text:name="__RefHeading___Toc20271_1360616818"/></text:h>
      <text:p text:style-name="P85">TODO</text:p>
      <text:h text:style-name="P245" text:outline-level="4"><text:bookmark-start text:name="__RefHeading___Toc52169_1991190544"/>Test Behavior 004<text:bookmark-end text:name="__RefHeading___Toc52169_1991190544"/></text:h>
      <table:table table:name="Tableau7" table:style-name="Tableau7">
        <table:table-column table:style-name="Tableau7.A"/>
        <table:table-row>
          <table:table-cell table:style-name="Tableau7.A1" office:value-type="string">
            <text:p text:style-name="P102">Behavior00<text:span text:style-name="T209">4</text:span> – (see UML 2.5 p. 307)</text:p>
          </table:table-cell>
        </table:table-row>
        <table:table-row table:style-name="Tableau7.2">
          <table:table-cell table:style-name="Tableau7.A2" office:value-type="string">
            <text:p text:style-name="Text_20_body">The execution of a doActivity Behavior of a State is not affected by the firing of an internal Transition of that State.</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20">9.12</text:sequence-ref>. <text:span text:style-name="T210">It is important to consider that event if it does not appear on the diagram a self internal transition </text:span><text:span text:style-name="T49">T3</text:span><text:span text:style-name="T210"> exists for </text:span><text:span text:style-name="T49">S1</text:span><text:span text:style-name="T210">. This transition can be triggered on an AnotherSignal event and has an effect behavior. For this test the </text:span><text:span text:style-name="T49">doActivity</text:span><text:span text:style-name="T210"> that is related to </text:span><text:span text:style-name="T49">S1</text:span><text:span text:style-name="T210"> is the same than the one presented in Figure </text:span><text:span text:style-name="T210"><text:sequence-ref text:reference-format="value" text:ref-name="refFigure18">9.10</text:sequence-ref></text:span><text:span text:style-name="T210">.</text:span></text:p>
      <text:p text:style-name="Text_20_body"><draw:frame draw:style-name="fr9" draw:name="Cadre8" text:anchor-type="as-char" svg:width="18.136cm" draw:z-index="40"><draw:text-box fo:min-height="4.835cm"><text:p text:style-name="Figure"><draw:frame draw:style-name="fr16" draw:name="Image22" text:anchor-type="paragraph" svg:width="18.136cm" svg:height="4.835cm" style:rel-height="scale" draw:z-index="41"><draw:image xlink:href="Pictures/100048B3000054560000167D981996EFCCE2A880.svg" xlink:type="simple" xlink:show="embed" xlink:actuate="onLoad"/><draw:image xlink:href="Pictures/1000020100000330000000DAE38E6EB05D0708C8.png" xlink:type="simple" xlink:show="embed" xlink:actuate="onLoad"/></draw:frame>Figure <text:sequence text:ref-name="refFigure20" text:name="Figure" text:formula="ooow:Figure+1" style:num-format="1">9.12</text:sequence> - Behavior 004 Classifier Behavior</text:p></draw:text-box></draw:frame></text:p>
      <text:h text:style-name="P131" text:outline-level="6"><text:soft-page-break/>Test execution</text:h>
      <text:p text:style-name="P14">Received event occurrence(s)</text:p>
      <text:list xml:id="list115933909613214" text:continue-numbering="true" text:style-name="Bulleted1">
        <text:list-item>
          <text:p text:style-name="P318"><text:span text:style-name="T85">Start – received when in configuration </text:span><text:span text:style-name="T36">wait</text:span></text:p>
        </text:list-item>
        <text:list-item>
          <text:p text:style-name="Bulleted"><text:span text:style-name="T105">AnotherSignal</text:span><text:span text:style-name="T85"> – received when in configuration </text:span><text:span text:style-name="T36">S1</text:span></text:p>
        </text:list-item>
        <text:list-item>
          <text:p text:style-name="Bulleted"><text:span text:style-name="T105">Continue</text:span><text:span text:style-name="T85"> – received when in configuration </text:span><text:span text:style-name="T36">S1</text:span></text:p>
        </text:list-item>
      </text:list>
      <text:p text:style-name="P58">Generated trace</text:p>
      <text:list xml:id="list115935135615255" text:continue-numbering="true" text:style-name="Bulleted1">
        <text:list-item>
          <text:p text:style-name="Bulleted">S1(entry)::S1(doActivityPartI)::T3(effect)::S1(doActivityPartII)</text:p>
        </text:list-item>
      </text:list>
      <text:p text:style-name="Text_20_body_20_indent"><text:span text:style-name="T3">Note, </text:span>When in configuration <text:span text:style-name="T36">S1</text:span>, <text:span text:style-name="T36">T3</text:span> is triggered by the dispa<text:span text:style-name="T263">t</text:span>ching of <text:span text:style-name="T36">AnotherSignal</text:span>. This triggering has no impact on the <text:span text:style-name="T36">doActivity</text:span> behavior which is currently running. <text:span text:style-name="T211">Indeed the behavior is still blocked waiting for </text:span><text:span text:style-name="T50">Continue</text:span><text:span text:style-name="T211"> event occurrence. When this event is received the </text:span><text:span text:style-name="T50">doActivity</text:span><text:span text:style-name="T211"> consumes it and completes its execution.</text:span></text:p>
      <text:p text:style-name="P58">RTC steps</text:p>
      <text:p text:style-name="P63">TODO</text:p>
      <text:h text:style-name="P232" text:outline-level="3"><text:bookmark-start text:name="__RefHeading___Toc52171_1991190544"/>Transitions<text:bookmark-end text:name="__RefHeading___Toc52171_1991190544"/></text:h>
      <text:h text:style-name="P248" text:outline-level="4"><text:bookmark-start text:name="__RefHeading___Toc20273_1360616818"/>Transition 001<text:bookmark-end text:name="__RefHeading___Toc20273_1360616818"/></text:h>
      <table:table table:name="Tableau8" table:style-name="Tableau8">
        <table:table-column table:style-name="Tableau8.A"/>
        <table:table-row>
          <table:table-cell table:style-name="Tableau8.A1" office:value-type="string">
            <text:p text:style-name="P103">Transition 001</text:p>
          </table:table-cell>
        </table:table-row>
        <table:table-row table:style-name="Tableau8.2">
          <table:table-cell table:style-name="Tableau8.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Text_20_body">The state-machine that is executed for that test <text:span text:style-name="T212">is presented in Figure </text:span><text:span text:style-name="T212"><text:sequence-ref text:reference-format="value" text:ref-name="refFigure21">9.13</text:sequence-ref></text:span><text:span text:style-name="T212">.</text:span></text:p>
      <text:h text:style-name="Heading_20_6" text:outline-level="6"><draw:frame draw:style-name="fr6" draw:name="Cadre9" text:anchor-type="paragraph" svg:width="9.506cm" draw:z-index="38"><draw:text-box fo:min-height="8.047cm"><text:p text:style-name="Figure"><draw:frame draw:style-name="fr16" draw:name="Image23" text:anchor-type="paragraph" svg:width="9.506cm" svg:height="8.047cm" style:rel-height="scale" draw:z-index="39"><draw:image xlink:href="Pictures/100045EA00002F68000028210FC4EA6A519E0687.svg" xlink:type="simple" xlink:show="embed" xlink:actuate="onLoad"/><draw:image xlink:href="Pictures/10000201000001CB0000018430352E26F72EB98A.png" xlink:type="simple" xlink:show="embed" xlink:actuate="onLoad"/></draw:frame>Figure <text:sequence text:ref-name="refFigure21" text:name="Figure" text:formula="ooow:Figure+1" style:num-format="1">9.13</text:sequence> - Transition 001 Classifier Behavior</text:p></draw:text-box></draw:frame><text:soft-page-break/>Test executions</text:h>
      <text:p text:style-name="P57">Received event occurrence(s)</text:p>
      <text:list xml:id="list115934907766082" text:continue-numbering="true" text:style-name="Bulleted1">
        <text:list-item>
          <text:p text:style-name="Bulleted"><text:span text:style-name="T85">Start – received when in configuration </text:span><text:span text:style-name="T36">S1</text:span><text:span text:style-name="T85">.</text:span></text:p>
        </text:list-item>
      </text:list>
      <text:p text:style-name="P59">Generated trace</text:p>
      <text:list xml:id="list115935639716987" text:continue-numbering="true" text:style-name="Bulleted1">
        <text:list-item>
          <text:p text:style-name="Bulleted">T2(effect)</text:p>
        </text:list-item>
      </text:list>
      <text:p text:style-name="Text_20_body_20_indent"><text:span text:style-name="T132">Note, </text:span><text:span text:style-name="T106">When </text:span><text:span text:style-name="T51">Start</text:span><text:span text:style-name="T106"> is dispatched it triggers T2 whose execution includes the message </text:span><text:span text:style-name="T51">T2(effect)</text:span><text:span text:style-name="T106"> to the execution trace.</text:span></text:p>
      <text:p text:style-name="P59">RTC steps</text:p>
      <text:p text:style-name="P64">TODO</text:p>
      <text:h text:style-name="P248" text:outline-level="4"><text:bookmark-start text:name="__RefHeading___Toc20275_1360616818"/>Transition 007<text:bookmark-end text:name="__RefHeading___Toc20275_1360616818"/></text:h>
      <table:table table:name="Tableau9" table:style-name="Tableau9">
        <table:table-column table:style-name="Tableau9.A"/>
        <table:table-row>
          <table:table-cell table:style-name="Tableau9.A1" office:value-type="string">
            <text:p text:style-name="P103">Transition 00<text:span text:style-name="T213">7</text:span></text:p>
          </table:table-cell>
        </table:table-row>
        <table:table-row table:style-name="Tableau9.2">
          <table:table-cell table:style-name="Tableau9.A2" office:value-type="string">
            <text:p text:style-name="Text_20_body">A Transition may own a set of Triggers, each of which specifies an Event whose occurrence, when dispatched, may trigger traversal of the Transition.</text:p>
          </table:table-cell>
        </table:table-row>
      </table:table>
      <text:h text:style-name="Heading_20_6" text:outline-level="6">Tested state-machine</text:h>
      <text:p text:style-name="Text_20_body">The state-machine that is executed for that test <text:span text:style-name="T212">is presented in Figure </text:span><text:span text:style-name="T212"><text:sequence-ref text:reference-format="value" text:ref-name="refFigure22">9.14</text:sequence-ref></text:span><text:span text:style-name="T212">.</text:span></text:p>
      <text:h text:style-name="Heading_20_6" text:outline-level="6"><draw:frame draw:style-name="fr6" draw:name="Cadre10" text:anchor-type="paragraph" svg:width="13.316cm" draw:z-index="42"><draw:text-box fo:min-height="11.093cm"><text:p text:style-name="Figure"><draw:frame draw:style-name="fr16" draw:name="Image24" text:anchor-type="paragraph" svg:width="13.316cm" svg:height="11.093cm" style:rel-height="scale" draw:z-index="43"><draw:image xlink:href="Pictures/10005A18000040B6000035E9779BD8D37C1C038D.svg" xlink:type="simple" xlink:show="embed" xlink:actuate="onLoad"/><draw:image xlink:href="Pictures/10000201000002720000020A940BE313913708F0.png" xlink:type="simple" xlink:show="embed" xlink:actuate="onLoad"/></draw:frame>Figure <text:sequence text:ref-name="refFigure22" text:name="Figure" text:formula="ooow:Figure+1" style:num-format="1">9.14</text:sequence> - Transition 007 Classifier behavior</text:p></draw:text-box></draw:frame><text:soft-page-break/>Test executions</text:h>
      <text:p text:style-name="P57">Received event occurrence(s)</text:p>
      <text:list xml:id="list115933664740169" text:continue-numbering="true" text:style-name="Bulleted1">
        <text:list-item>
          <text:p text:style-name="Bulleted"><text:span text:style-name="T85">AnotherSignal – received when in configuration </text:span><text:span text:style-name="T36">S1</text:span><text:span text:style-name="T85">.</text:span></text:p>
        </text:list-item>
        <text:list-item>
          <text:p text:style-name="Bulleted"><text:span text:style-name="T85">Continue – received when in configuration </text:span><text:span text:style-name="T36">S3</text:span><text:span text:style-name="T85">.</text:span></text:p>
        </text:list-item>
        <text:list-item>
          <text:p text:style-name="Bulleted"><text:span text:style-name="T85">Continue – received when in configuration </text:span><text:span text:style-name="T36">S1</text:span><text:span text:style-name="T85">.</text:span></text:p>
        </text:list-item>
      </text:list>
      <text:p text:style-name="P59">Generated trace</text:p>
      <text:list xml:id="list115934780794023" text:continue-numbering="true" text:style-name="Bulleted1">
        <text:list-item>
          <text:p text:style-name="Bulleted">T<text:span text:style-name="T214">1</text:span>(effect)::<text:span text:style-name="T214">T2(effect)::T3(effect)</text:span></text:p>
        </text:list-item>
      </text:list>
      <text:p text:style-name="Text_20_body_20_indent"><text:span text:style-name="T132">Note.</text:span><text:span text:style-name="T124"> </text:span><text:span text:style-name="T127">When AnotherSignal is dispatched the transition </text:span><text:span text:style-name="T79">T1</text:span><text:span text:style-name="T127"> is triggered. This is due to the fact that </text:span><text:span text:style-name="T79">T1</text:span><text:span text:style-name="T127"> declares a trigger for a the signal AnotherSignal. The state-machine moves then in the configuration </text:span><text:span text:style-name="T79">S3</text:span><text:span text:style-name="T127">. There is no difference when there are multiple multiple triggered declared for a transition (see </text:span><text:span text:style-name="T79">T2</text:span><text:span text:style-name="T127"> in Figure </text:span><text:span text:style-name="T127"><text:sequence-ref text:reference-format="value" text:ref-name="refFigure34">9.26</text:sequence-ref></text:span><text:span text:style-name="T127">). If the dispatched event occurrence matches at least on</text:span><text:span text:style-name="T128">e</text:span><text:span text:style-name="T127"> of the trigger then the transition is traversed. </text:span><text:span text:style-name="T129">Continue triggers </text:span><text:span text:style-name="T80">T2</text:span><text:span text:style-name="T129">.</text:span></text:p>
      <text:p text:style-name="P59">RTC steps</text:p>
      <text:p text:style-name="P65">TODO</text:p>
      <text:h text:style-name="P249" text:outline-level="4"><text:bookmark-start text:name="__RefHeading___Toc20277_1360616818"/><text:soft-page-break/>Transition 010<text:bookmark-end text:name="__RefHeading___Toc20277_1360616818"/></text:h>
      <table:table table:name="Tableau21" table:style-name="Tableau21">
        <table:table-column table:style-name="Tableau21.A"/>
        <table:table-row>
          <table:table-cell table:style-name="Tableau21.A1" office:value-type="string">
            <text:p text:style-name="P103">Transition 0<text:span text:style-name="T215">10</text:span></text:p>
          </table:table-cell>
        </table:table-row>
        <table:table-row table:style-name="Tableau21.2">
          <table:table-cell table:style-name="Tableau21.A2" office:value-type="string">
            <text:p text:style-name="Text_20_body">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Heading_20_6" text:outline-level="6">Tested state-machine</text:h>
      <text:p text:style-name="Text_20_body">The state-machine that is executed for that test <text:span text:style-name="T212">is presented in Figure </text:span><text:span text:style-name="T212"><text:sequence-ref text:reference-format="value" text:ref-name="refFigure23">9.15</text:sequence-ref></text:span><text:span text:style-name="T212">. Even if it does not appear on the diagram it is important to note that it exists a self internal transition </text:span><text:span text:style-name="T52">IT</text:span><text:span text:style-name="T212"> for </text:span><text:span text:style-name="T52">S1</text:span><text:span text:style-name="T212">. This transition can be triggered when an occurrence of AnotherSignal is dispatched.</text:span></text:p>
      <text:h text:style-name="Heading_20_6" text:outline-level="6"><draw:frame draw:style-name="fr6" draw:name="Cadre11" text:anchor-type="paragraph" svg:width="7.989cm" draw:z-index="44"><draw:text-box fo:min-height="9.91cm"><text:p text:style-name="Figure"><draw:frame draw:style-name="fr16" draw:name="Image25" text:anchor-type="paragraph" svg:width="7.989cm" svg:height="9.91cm" style:rel-height="scale" draw:z-index="45"><draw:image xlink:href="Pictures/10004789000028CA0000329A6B48B117371CE8B9.svg" xlink:type="simple" xlink:show="embed" xlink:actuate="onLoad"/><draw:image xlink:href="Pictures/100002010000018B000001EAD97F51C38952C0E7.png" xlink:type="simple" xlink:show="embed" xlink:actuate="onLoad"/></draw:frame>Figure <text:sequence text:ref-name="refFigure23" text:name="Figure" text:formula="ooow:Figure+1" style:num-format="1">9.15</text:sequence> - Transition 010 Classifier behavior</text:p></draw:text-box></draw:frame>Test executions</text:h>
      <text:p text:style-name="P57">Received event occurrence(s)</text:p>
      <text:list xml:id="list115934949841097" text:continue-numbering="true" text:style-name="Bulleted1">
        <text:list-item>
          <text:p text:style-name="Bulleted"><text:span text:style-name="T85">Start - <text:s/>received when in configuration </text:span><text:span text:style-name="T36">waiting.</text:span></text:p>
        </text:list-item>
        <text:list-item>
          <text:p text:style-name="Bulleted"><text:span text:style-name="T85">AnotherSignal – received when in configuration </text:span><text:span text:style-name="T36">S1</text:span><text:span text:style-name="T85">.</text:span></text:p>
        </text:list-item>
        <text:list-item>
          <text:p text:style-name="Bulleted"><text:span text:style-name="T85">AnotherSignal – received when in configuration </text:span><text:span text:style-name="T36">S1</text:span><text:span text:style-name="T85">.</text:span></text:p>
        </text:list-item>
        <text:list-item>
          <text:p text:style-name="Bulleted"><text:span text:style-name="T85">Continue – received when in configuration </text:span><text:span text:style-name="T36">S1</text:span><text:span text:style-name="T85">.</text:span></text:p>
        </text:list-item>
      </text:list>
      <text:p text:style-name="P59"><text:soft-page-break/>Generated trace</text:p>
      <text:list xml:id="list115935239637138" text:continue-numbering="true" text:style-name="Bulleted1">
        <text:list-item>
          <text:p text:style-name="Bulleted"><text:span text:style-name="T216">waiting(exit)</text:span>::<text:span text:style-name="T216">S1(entry)::IT(effect)::IT(effect)::S1(exit)</text:span></text:p>
        </text:list-item>
      </text:list>
      <text:p text:style-name="Text_20_body_20_indent"><text:span text:style-name="T132">Note.</text:span><text:span text:style-name="T85"> The trace demonstrates here that </text:span><text:span text:style-name="T36">S1</text:span><text:span text:style-name="T85"> is not exited and re-entered when the transition </text:span><text:span text:style-name="T36">IT</text:span><text:span text:style-name="T85"> is traversed. In the trace one can observe that </text:span><text:span text:style-name="T36">IT(effect)</text:span><text:span text:style-name="T85"> appears twice. This illustrates the fact that this transition is triggered for each dispatching of an occurrence of AnotherSignal. The dispatching of Continue event occurrence implies that T2 is traversed and the state-machine execution completes by reaching the final state. </text:span></text:p>
      <text:p text:style-name="P59">RTC steps</text:p>
      <text:p text:style-name="P64">TODO</text:p>
      <text:h text:style-name="P248" text:outline-level="4"><text:bookmark-start text:name="__RefHeading___Toc20279_1360616818"/>Transition 011<text:bookmark-end text:name="__RefHeading___Toc20279_1360616818"/></text:h>
      <table:table table:name="Tableau10" table:style-name="Tableau10">
        <table:table-column table:style-name="Tableau10.A"/>
        <table:table-row>
          <table:table-cell table:style-name="Tableau10.A1" office:value-type="string">
            <text:p text:style-name="P103">Transition 0<text:span text:style-name="T217">1</text:span>1</text:p>
          </table:table-cell>
        </table:table-row>
        <table:table-row table:style-name="Tableau10.2">
          <table:table-cell table:style-name="Tableau10.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12">is presented in Figure </text:span><text:span text:style-name="T212"><text:sequence-ref text:reference-format="value" text:ref-name="refFigure24">9.16</text:sequence-ref></text:span><text:span text:style-name="T212">.</text:span></text:p>
      <text:p text:style-name="Text_20_body"><draw:frame draw:style-name="fr9" draw:name="Cadre12" text:anchor-type="as-char" svg:width="17.501cm" draw:z-index="48"><draw:text-box fo:min-height="7.588cm"><text:p text:style-name="Figure"><draw:frame draw:style-name="fr16" draw:name="Image26" text:anchor-type="paragraph" svg:width="17.501cm" svg:height="7.588cm" style:rel-height="scale" draw:z-index="49"><draw:image xlink:href="Pictures/1000907F000057F90000262585F78B333874FAFE.svg" xlink:type="simple" xlink:show="embed" xlink:actuate="onLoad"/><draw:image xlink:href="Pictures/100002010000035300000171F456E1158C0C7527.png" xlink:type="simple" xlink:show="embed" xlink:actuate="onLoad"/></draw:frame>Figure <text:sequence text:ref-name="refFigure24" text:name="Figure" text:formula="ooow:Figure+1" style:num-format="1">9.16</text:sequence> - Transition 011 Classifier behavior</text:p></draw:text-box></draw:frame></text:p>
      <text:h text:style-name="P131" text:outline-level="6"><text:soft-page-break/>Test executions</text:h>
      <text:p text:style-name="P14">Received event occurrence(s)</text:p>
      <text:list xml:id="list115934129164884" text:continue-numbering="true" text:style-name="Bulleted1">
        <text:list-item>
          <text:p text:style-name="P318"><text:span text:style-name="T85">Start – received when in configuration </text:span><text:span text:style-name="T36">wait</text:span><text:span text:style-name="T85">.</text:span></text:p>
        </text:list-item>
        <text:list-item>
          <text:p text:style-name="Bulleted"><text:span text:style-name="T85">Continue – received when in configuration </text:span><text:span text:style-name="T36">S1[S1.1]</text:span><text:span text:style-name="T85">.</text:span></text:p>
        </text:list-item>
      </text:list>
      <text:p text:style-name="P59">Generated trace</text:p>
      <text:list xml:id="list115934749082959" text:continue-numbering="true" text:style-name="Bulleted1">
        <text:list-item>
          <text:p text:style-name="Bulleted">S1.1(entry)::S1.1(exit)::T1.3(effect)::S1.2(entry)</text:p>
        </text:list-item>
      </text:list>
      <text:p text:style-name="Text_20_body_20_indent"><text:span text:style-name="T132">Note.</text:span><text:span text:style-name="T85"> </text:span><text:span text:style-name="T123">W</text:span><text:span text:style-name="T85">hen </text:span><text:span text:style-name="T36">T1.3</text:span><text:span text:style-name="T85"> is triggered by the event occurrence Continue the state-machine is in the configuration S1[S1.1]. The traversal of </text:span><text:span text:style-name="T36">T1.3</text:span><text:span text:style-name="T85"> implies that </text:span><text:span text:style-name="T36">S1.1</text:span><text:span text:style-name="T85"> is exited, the effect behavior is executed and finally </text:span><text:span text:style-name="T36">S1.2</text:span><text:span text:style-name="T85"> is entered. At the end of the entry behavior a completion event is generated for </text:span><text:span text:style-name="T36">S1.2</text:span><text:span text:style-name="T85">. This latter is used to trigger </text:span><text:span text:style-name="T36">T1.4</text:span><text:span text:style-name="T85"> in the next RTC step.</text:span></text:p>
      <text:p text:style-name="P59">RTC steps</text:p>
      <text:p text:style-name="P64">TODO</text:p>
      <text:h text:style-name="P248" text:outline-level="4"><text:bookmark-start text:name="__RefHeading___Toc20281_1360616818"/>Transition 011-bis<text:bookmark-end text:name="__RefHeading___Toc20281_1360616818"/></text:h>
      <table:table table:name="Tableau11" table:style-name="Tableau11">
        <table:table-column table:style-name="Tableau11.A"/>
        <table:table-row>
          <table:table-cell table:style-name="Tableau11.A1" office:value-type="string">
            <text:p text:style-name="P103">Transition 0<text:span text:style-name="T218">1</text:span>1</text:p>
          </table:table-cell>
        </table:table-row>
        <table:table-row table:style-name="Tableau11.2">
          <table:table-cell table:style-name="Tableau11.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12">is presented in Figure </text:span><text:span text:style-name="T212"><text:sequence-ref text:reference-format="value" text:ref-name="refFigure25">9.17</text:sequence-ref></text:span><text:span text:style-name="T212">.</text:span></text:p>
      <text:p text:style-name="Text_20_body"><text:soft-page-break/><draw:frame draw:style-name="fr9" draw:name="Cadre13" text:anchor-type="as-char" svg:width="16.866cm" draw:z-index="50"><draw:text-box fo:min-height="9.218cm"><text:p text:style-name="Figure"><draw:frame draw:style-name="fr18" draw:name="Image27" text:anchor-type="char" svg:width="16.866cm" svg:height="9.218cm" style:rel-height="scale" draw:z-index="51"><draw:image xlink:href="Pictures/100087CC00005B2C000031D4165C4643D1BC741F.svg" xlink:type="simple" xlink:show="embed" xlink:actuate="onLoad"/><draw:image xlink:href="Pictures/1000020100000372000001E2D67D31DD0336316E.png" xlink:type="simple" xlink:show="embed" xlink:actuate="onLoad"/></draw:frame>Figure <text:sequence text:ref-name="refFigure25" text:name="Figure" text:formula="ooow:Figure+1" style:num-format="1">9.17</text:sequence> - Transition 011-bis Classifier behavior</text:p></draw:text-box></draw:frame></text:p>
      <text:h text:style-name="P131" text:outline-level="6">Test executions</text:h>
      <text:p text:style-name="P57">Received event occurrence(s)</text:p>
      <text:list xml:id="list115935178501272" text:continue-numbering="true" text:style-name="Bulleted1">
        <text:list-item>
          <text:p text:style-name="Bulleted"><text:span text:style-name="T85">Start – received when in configuration </text:span><text:span text:style-name="T36">wait</text:span><text:span text:style-name="T85">.</text:span></text:p>
        </text:list-item>
        <text:list-item>
          <text:p text:style-name="Bulleted"><text:span text:style-name="T85">Continue – received when in configuration </text:span><text:span text:style-name="T36">S1</text:span><text:span text:style-name="T85">.</text:span></text:p>
        </text:list-item>
      </text:list>
      <text:p text:style-name="P59">Generated trace</text:p>
      <text:list xml:id="list115933947894304" text:continue-numbering="true" text:style-name="Bulleted1">
        <text:list-item>
          <text:p text:style-name="Bulleted">S1(entry)::S1.1(entry)::T1.3(effect)</text:p>
        </text:list-item>
      </text:list>
      <text:p text:style-name="Text_20_body_20_indent"><text:span text:style-name="T132">Notes.</text:span><text:span text:style-name="T85"> </text:span><text:span text:style-name="T122">W</text:span><text:span text:style-name="T85">hen the entry point is reached, </text:span><text:span text:style-name="T36">S1</text:span><text:span text:style-name="T85"> is entered and its unique region is entered. The execution of the region starts using the initial pseu</text:span><text:span text:style-name="T107">dostate. Next the continuation transition </text:span><text:span text:style-name="T53">T1.1</text:span><text:span text:style-name="T107"> is traversed and finally </text:span><text:span text:style-name="T53">S1.1</text:span><text:span text:style-name="T107"> is entered. At this point the RTC step initiated by the dispatching of the Start event occurrence is not ended. Indeed the continuation transition </text:span><text:span text:style-name="T53">T1.3</text:span><text:span text:style-name="T107"> outgoing from the entry point is traversed. </text:span><text:span text:style-name="T108">Since S1 is already active it is not re-entered. This point is the end of the current RTC step. When Continue event occurrence is dispatched it triggers </text:span><text:span text:style-name="T54">T1.2</text:span><text:span text:style-name="T108"> which leads to the region completion and hence to the completion of </text:span><text:span text:style-name="T54">S1</text:span><text:span text:style-name="T108">. The completion event for </text:span><text:span text:style-name="T54">S1</text:span><text:span text:style-name="T108"> is used to trigger T3 which leads to the completion of the state-machine execution. </text:span></text:p>
      <text:p text:style-name="P59">RTC steps</text:p>
      <text:p text:style-name="P64">TODO</text:p>
      <text:h text:style-name="P248" text:outline-level="4"><text:bookmark-start text:name="__RefHeading___Toc20283_1360616818"/><text:soft-page-break/>Transition 011-ter<text:bookmark-end text:name="__RefHeading___Toc20283_1360616818"/></text:h>
      <table:table table:name="Tableau12" table:style-name="Tableau12">
        <table:table-column table:style-name="Tableau12.A"/>
        <table:table-row>
          <table:table-cell table:style-name="Tableau12.A1" office:value-type="string">
            <text:p text:style-name="P115">Transition 001</text:p>
          </table:table-cell>
        </table:table-row>
        <table:table-row table:style-name="Tableau12.2">
          <table:table-cell table:style-name="Tableau12.A2" office:value-type="string">
            <text:p text:style-name="Text_20_body"><text:span text:style-name="T201">---- </text:span><text:span text:style-name="T202">Particular usage of external transitions</text:span><text:span text:style-name="T201"> ----</text:span></text:p>
          </table:table-cell>
        </table:table-row>
      </table:table>
      <text:h text:style-name="Heading_20_6" text:outline-level="6">Tested state-machine</text:h>
      <text:p text:style-name="Text_20_body">The state-machine that is executed for that test <text:span text:style-name="T212">is presented in Figure </text:span><text:span text:style-name="T212"><text:sequence-ref text:reference-format="value" text:ref-name="refFigure26">9.18</text:sequence-ref></text:span><text:span text:style-name="T212">.</text:span></text:p>
      <text:h text:style-name="Heading_20_6" text:outline-level="6"><draw:frame draw:style-name="fr7" draw:name="Cadre14" text:anchor-type="paragraph" svg:width="17.501cm" draw:z-index="46"><draw:text-box fo:min-height="9.673cm"><text:p text:style-name="Figure"><draw:frame draw:style-name="fr16" draw:name="Image28" text:anchor-type="paragraph" svg:width="17.501cm" svg:height="9.673cm" style:rel-height="scale" draw:z-index="47"><draw:image xlink:href="Pictures/1000748D00005CEF000033601FB68B3C908E37C4.svg" xlink:type="simple" xlink:show="embed" xlink:actuate="onLoad"/><draw:image xlink:href="Pictures/1000020100000383000001F102BD9DAA8FEADD60.png" xlink:type="simple" xlink:show="embed" xlink:actuate="onLoad"/></draw:frame>Figure<text:sequence text:ref-name="refFigure26" text:name="Figure" text:formula="ooow:Figure+1" style:num-format="1">9.18</text:sequence>: Transition 011-ter Classifier behavior</text:p></draw:text-box></draw:frame>Test executions</text:h>
      <text:p text:style-name="P57">Received event occurrence(s)</text:p>
      <text:list xml:id="list115935117968036" text:continue-numbering="true" text:style-name="Bulleted1">
        <text:list-item>
          <text:p text:style-name="Bulleted"><text:span text:style-name="T85">Start – received when in configuration </text:span><text:span text:style-name="T36">wait</text:span><text:span text:style-name="T85">.</text:span></text:p>
        </text:list-item>
        <text:list-item>
          <text:p text:style-name="Bulleted"><text:span text:style-name="T85">Continue – received when in configuration </text:span><text:span text:style-name="T55">S1[</text:span><text:span text:style-name="T36">S1.2</text:span><text:span text:style-name="T55">].</text:span></text:p>
        </text:list-item>
      </text:list>
      <text:p text:style-name="P59">Generated trace</text:p>
      <text:list xml:id="list115935590953543" text:continue-numbering="true" text:style-name="Bulleted1">
        <text:list-item>
          <text:p text:style-name="Bulleted">S1<text:span text:style-name="T219">(entry)::S1.1(entry)::S1.1(exit)::S1.2(exit)::T1.3(effect)::S1(exit)</text:span></text:p>
        </text:list-item>
      </text:list>
      <text:p text:style-name="Text_20_body_20_indent"><text:span text:style-name="T132">Note.</text:span><text:span text:style-name="T85"> </text:span><text:span text:style-name="T123">W</text:span><text:span text:style-name="T109">hen T1.3 is triggered (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59"><text:soft-page-break/>RTC steps</text:p>
      <text:p text:style-name="P64">TODO</text:p>
      <text:h text:style-name="P248" text:outline-level="4"><text:bookmark-start text:name="__RefHeading___Toc20285_1360616818"/>Transition 011-quater<text:bookmark-end text:name="__RefHeading___Toc20285_1360616818"/></text:h>
      <table:table table:name="Tableau13" table:style-name="Tableau13">
        <table:table-column table:style-name="Tableau13.A"/>
        <table:table-row>
          <table:table-cell table:style-name="Tableau13.A1" office:value-type="string">
            <text:p text:style-name="P103">Transition 0<text:span text:style-name="T220">1</text:span>1</text:p>
          </table:table-cell>
        </table:table-row>
        <table:table-row table:style-name="Tableau13.2">
          <table:table-cell table:style-name="Tableau13.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12">is presented in Figure </text:span><text:span text:style-name="T212"><text:sequence-ref text:reference-format="value" text:ref-name="refFigure27">9.19</text:sequence-ref></text:span><text:span text:style-name="T212">.</text:span></text:p>
      <text:p text:style-name="Text_20_body"><draw:frame draw:style-name="fr9" draw:name="Cadre15" text:anchor-type="as-char" svg:width="17.501cm" draw:z-index="54"><draw:text-box fo:min-height="10.07cm"><text:p text:style-name="P20"><draw:frame draw:style-name="fr16" draw:name="Image29" text:anchor-type="paragraph" svg:width="17.501cm" svg:height="10.07cm" style:rel-height="scale" draw:z-index="55"><draw:image xlink:href="Pictures/1000CAEF000059D9000033B43CC527D625B6EB1B.svg" xlink:type="simple" xlink:show="embed" xlink:actuate="onLoad"/><draw:image xlink:href="Pictures/1000020100000365000001F4BC67FDDE2A253DBC.png" xlink:type="simple" xlink:show="embed" xlink:actuate="onLoad"/></draw:frame>Figure <text:sequence text:ref-name="refFigure27" text:name="Figure" text:formula="ooow:Figure+1" style:num-format="1">9.19</text:sequence> - Transition 011-quater Classifier behavior</text:p></draw:text-box></draw:frame></text:p>
      <text:h text:style-name="P128" text:outline-level="6">Test executions</text:h>
      <text:p text:style-name="P57">Received event occurrence(s)</text:p>
      <text:list xml:id="list115934780446285" text:continue-numbering="true" text:style-name="Bulleted1">
        <text:list-item>
          <text:p text:style-name="Bulleted"><text:span text:style-name="T85">Start – received when in configuration </text:span><text:span text:style-name="T36">wait</text:span><text:span text:style-name="T85">.</text:span></text:p>
        </text:list-item>
        <text:list-item>
          <text:p text:style-name="Bulleted"><text:span text:style-name="T85">Continue – received when in configuration </text:span><text:span text:style-name="T36">S1[S1.1, S2.1].</text:span></text:p>
        </text:list-item>
      </text:list>
      <text:p text:style-name="P59"><text:soft-page-break/>Generated trace</text:p>
      <text:list xml:id="list115934022140253" text:continue-numbering="true" text:style-name="Bulleted1">
        <text:list-item>
          <text:p text:style-name="Bulleted">S1.<text:span text:style-name="T221">1(entry)::S2.1(entry)::T3(effect)::S1.1(exit)::S2.1(exit)::S1(exit)</text:span></text:p>
        </text:list-item>
      </text:list>
      <text:p text:style-name="Text_20_body_20_indent"><text:span text:style-name="T7">Note</text:span><text:span text:style-name="T8">s</text:span></text:p>
      <text:list xml:id="list115935425255351" text:continue-numbering="true" text:style-name="Bulleted1">
        <text:list-item>
          <text:p text:style-name="Bulleted"><text:span text:style-name="T36">S1</text:span><text:span text:style-name="T85"> has orthogonal regions therefore it is important to notice that the trace presented above is one possible execution path. Alternative execution paths are possible.</text:span></text:p>
        </text:list-item>
        <text:list-item>
          <text:p text:style-name="Bulleted"><text:span text:style-name="T85">When the state-machine configuration is </text:span><text:span text:style-name="T56">S1[S1.1, S2.1] </text:span><text:span text:style-name="T85">the event occurrence Continue is dispatched</text:span><text:span text:style-name="T56">. </text:span><text:span text:style-name="T110">This implies the trigerring of the local transition </text:span><text:span text:style-name="T57">T3</text:span><text:span text:style-name="T110">. The source state is not exited, the effect behavior is executed and finally the exit point is reached. Hence </text:span><text:span text:style-name="T57">S1.1</text:span><text:span text:style-name="T110"> and </text:span><text:span text:style-name="T57">S2.1</text:span><text:span text:style-name="T110"> are exited </text:span><text:span text:style-name="T195">immediately</text:span><text:span text:style-name="T110"> followed by </text:span><text:span text:style-name="T57">S1</text:span><text:span text:style-name="T110">. The continuation transition fires and leads to the completion of the state-machine execution.</text:span></text:p>
        </text:list-item>
      </text:list>
      <text:p text:style-name="P59">RTC steps</text:p>
      <text:p text:style-name="P64">TODO</text:p>
      <text:h text:style-name="P248" text:outline-level="4"><text:bookmark-start text:name="__RefHeading___Toc20287_1360616818"/>Transition 011-quinquies<text:bookmark-end text:name="__RefHeading___Toc20287_1360616818"/></text:h>
      <table:table table:name="Tableau14" table:style-name="Tableau14">
        <table:table-column table:style-name="Tableau14.A"/>
        <table:table-row>
          <table:table-cell table:style-name="Tableau14.A1" office:value-type="string">
            <text:p text:style-name="P103">Transition 001</text:p>
          </table:table-cell>
        </table:table-row>
        <table:table-row table:style-name="Tableau14.2">
          <table:table-cell table:style-name="Tableau14.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12">is presented in Figure </text:span><text:span text:style-name="T212"><text:sequence-ref text:reference-format="value" text:ref-name="refFigure28">9.20</text:sequence-ref></text:span><text:span text:style-name="T212">.</text:span></text:p>
      <text:p text:style-name="Text_20_body"><text:soft-page-break/><draw:frame draw:style-name="fr9" draw:name="Cadre16" text:anchor-type="as-char" svg:width="14.746cm" draw:z-index="56"><draw:text-box fo:min-height="9.941cm"><text:p text:style-name="Figure"><draw:frame draw:style-name="fr16" draw:name="Image30" text:anchor-type="paragraph" svg:width="14.746cm" svg:height="9.941cm" style:rel-height="scale" draw:z-index="57"><draw:image xlink:href="Pictures/100090480000496C00003180033484098A03EF1C.svg" xlink:type="simple" xlink:show="embed" xlink:actuate="onLoad"/><draw:image xlink:href="Pictures/10000201000002C6000001DFFB8CE819353481F0.png" xlink:type="simple" xlink:show="embed" xlink:actuate="onLoad"/></draw:frame>Figure <text:sequence text:ref-name="refFigure28" text:name="Figure" text:formula="ooow:Figure+1" style:num-format="1">9.20</text:sequence> - Transition 011-quinquies Classifier behavior</text:p></draw:text-box></draw:frame></text:p>
      <text:h text:style-name="P131" text:outline-level="6">Test executions</text:h>
      <text:p text:style-name="P57">Received event occurrence(s)</text:p>
      <text:list xml:id="list115936076150057" text:continue-numbering="true" text:style-name="Bulleted1">
        <text:list-item>
          <text:p text:style-name="Bulleted"><text:span text:style-name="T85">Start – received when in configuration </text:span><text:span text:style-name="T36">wait</text:span><text:span text:style-name="T85">.</text:span></text:p>
        </text:list-item>
      </text:list>
      <text:p text:style-name="P59">Generated trace</text:p>
      <text:list xml:id="list115934548977253" text:continue-numbering="true" text:style-name="Bulleted1">
        <text:list-item>
          <text:p text:style-name="Bulleted">S1<text:span text:style-name="T221">(entry)::S1.1(entry)::T1.3(effect)::S1.1(exit)::S1(exit)</text:span></text:p>
        </text:list-item>
      </text:list>
      <text:p text:style-name="Text_20_body_20_indent"><text:span text:style-name="T132">Note.</text:span><text:span text:style-name="T85"> </text:span><text:span text:style-name="T123">W</text:span><text:span text:style-name="T85">hen the entry point is reached </text:span><text:span text:style-name="T36">S1</text:span><text:span text:style-name="T85"> is entered and the region is entered using the default approach (i</text:span><text:span text:style-name="T194">.e. an initial is searched to start the execution</text:span><text:span text:style-name="T85">). Hence </text:span><text:span text:style-name="T36">S1.1</text:span><text:span text:style-name="T85"> is entered via the transition </text:span><text:span text:style-name="T36">T1.1</text:span><text:span text:style-name="T85">. The RTC to completion initiated by the dispatching of Start event occurrence is not ended. The continuation transition T1.3 is traversed and its effect behavior is executed. At the point where the exit point is reached then S1.1 is exited as well as S1. The continuation transition T3 is t</text:span><text:span text:style-name="T111">r</text:span><text:span text:style-name="T85">aversed and leads to the completion of the state-machine execution. </text:span><text:span text:style-name="T111">Transition T1.2 is never traversed in this test case and so S1 regions never completes.</text:span></text:p>
      <text:p text:style-name="P59">RTC steps</text:p>
      <text:p text:style-name="P64">TODO</text:p>
      <text:h text:style-name="P264" text:outline-level="4"><text:bookmark-start text:name="__RefHeading___Toc20289_1360616818"/><text:soft-page-break/>Transition 015<text:bookmark-end text:name="__RefHeading___Toc20289_1360616818"/></text:h>
      <table:table table:name="Tableau15" table:style-name="Tableau15">
        <table:table-column table:style-name="Tableau15.A"/>
        <table:table-row>
          <table:table-cell table:style-name="Tableau15.A1" office:value-type="string">
            <text:p text:style-name="P115">Transition 0<text:span text:style-name="T222">15</text:span></text:p>
          </table:table-cell>
        </table:table-row>
        <table:table-row table:style-name="Tableau15.2">
          <table:table-cell table:style-name="Tableau15.A2" office:value-type="string">
            <text:p text:style-name="Text_20_body">In case of simple States, a completion event is generated when the associated entry and doActivity Behaviors have completed executing</text:p>
          </table:table-cell>
        </table:table-row>
      </table:table>
      <text:h text:style-name="Heading_20_6" text:outline-level="6">Tested state-machine</text:h>
      <text:p text:style-name="Text_20_body">The state-machine that is executed for that test <text:span text:style-name="T212">is presented in Figure </text:span><text:span text:style-name="T212"><text:sequence-ref text:reference-format="value" text:ref-name="refFigure29">9.21</text:sequence-ref></text:span><text:span text:style-name="T212">. The </text:span><text:span text:style-name="T52">doActivity</text:span><text:span text:style-name="T212"> which related to S1 state is exactly the same than the one presented in Figure </text:span><text:span text:style-name="T212"><text:sequence-ref text:reference-format="value" text:ref-name="refFigure18">9.10</text:sequence-ref></text:span><text:span text:style-name="T212">.</text:span></text:p>
      <text:h text:style-name="Heading_20_6" text:outline-level="6"><draw:frame draw:style-name="fr6" draw:name="Cadre17" text:anchor-type="paragraph" svg:width="7.161cm" draw:z-index="52"><draw:text-box fo:min-height="8.027cm"><text:p text:style-name="Figure"><draw:frame draw:style-name="fr16" draw:name="Image31" text:anchor-type="paragraph" svg:width="7.161cm" svg:height="8.027cm" style:rel-height="scale" draw:z-index="53"><draw:image xlink:href="Pictures/1000464C0000229E000026CE7ACB0361C76888B8.svg" xlink:type="simple" xlink:show="embed" xlink:actuate="onLoad"/><draw:image xlink:href="Pictures/100002010000014F000001776BC91E83898FCBBB.png" xlink:type="simple" xlink:show="embed" xlink:actuate="onLoad"/></draw:frame>Figure <text:sequence text:ref-name="refFigure29" text:name="Figure" text:formula="ooow:Figure+1" style:num-format="1">9.21</text:sequence> - Transition 015 Classifier behavior</text:p></draw:text-box></draw:frame>Test executions</text:h>
      <text:p text:style-name="P57">Received event occurrence(s)</text:p>
      <text:list xml:id="list115934587660395" text:continue-numbering="true" text:style-name="Bulleted1">
        <text:list-item>
          <text:p text:style-name="Bulleted">Start – received when in configuration waiting.</text:p>
        </text:list-item>
      </text:list>
      <text:p text:style-name="P59">Generated trace</text:p>
      <text:list xml:id="list115935432422991" text:continue-numbering="true" text:style-name="Bulleted1">
        <text:list-item>
          <text:p text:style-name="Bulleted">S1<text:span text:style-name="T221">(entry)::S1(doActivity)</text:span></text:p>
        </text:list-item>
      </text:list>
      <text:p text:style-name="Text_20_body_20_indent"><text:span text:style-name="T132">Note.</text:span><text:span text:style-name="T85"> </text:span><text:span text:style-name="T123">W</text:span><text:span text:style-name="T85">hen </text:span><text:span text:style-name="T36">S1</text:span><text:span text:style-name="T85"> is entered (RTC step started by disptaching Start) its </text:span><text:span text:style-name="T36">entry</text:span><text:span text:style-name="T85"> behavior is executed. As soon as the </text:span><text:span text:style-name="T36">entry </text:span><text:span text:style-name="T85">terminated its execution the </text:span><text:span text:style-name="T36">doActivity</text:span><text:span text:style-name="T85"> is started asynchronously. When this </text:span><text:span text:style-name="T36">doActivity</text:span><text:span text:style-name="T85"> behavior completes its execution a completion event is generated by </text:span><text:span text:style-name="T36">S1</text:span><text:span text:style-name="T85"> (its entry and </text:span><text:span text:style-name="T36">doActivity</text:span><text:span text:style-name="T85"> are now terminated). This completion event is used to trigger </text:span><text:span text:style-name="T36">T3</text:span><text:span text:style-name="T85">.</text:span></text:p>
      <text:p text:style-name="P15"><text:soft-page-break/>RTC steps</text:p>
      <text:p text:style-name="P64">TODO</text:p>
      <text:h text:style-name="P248" text:outline-level="4"><text:bookmark-start text:name="__RefHeading___Toc20291_1360616818"/>Transition 016<text:bookmark-end text:name="__RefHeading___Toc20291_1360616818"/></text:h>
      <table:table table:name="Tableau16" table:style-name="Tableau16">
        <table:table-column table:style-name="Tableau16.A"/>
        <table:table-row>
          <table:table-cell table:style-name="Tableau16.A1" office:value-type="string">
            <text:p text:style-name="P103">Transition 0<text:span text:style-name="T223">16</text:span></text:p>
          </table:table-cell>
        </table:table-row>
        <table:table-row table:style-name="Tableau16.2">
          <table:table-cell table:style-name="Tableau16.A2" office:value-type="string">
            <text:p text:style-name="Text_20_body">If no such Behaviors are defined, the completion event is generated upon entry into the State</text:p>
          </table:table-cell>
        </table:table-row>
      </table:table>
      <text:h text:style-name="Heading_20_6" text:outline-level="6">Tested state-machine</text:h>
      <text:p text:style-name="Text_20_body">The state-machine that is executed for that test <text:span text:style-name="T212">is presented in Figure </text:span><text:span text:style-name="T212"><text:sequence-ref text:reference-format="value" text:ref-name="refFigure30">9.22</text:sequence-ref></text:span><text:span text:style-name="T212">.</text:span></text:p>
      <text:h text:style-name="Heading_20_6" text:outline-level="6"><draw:frame draw:style-name="fr6" draw:name="Cadre18" text:anchor-type="paragraph" svg:width="8.643cm" draw:z-index="58"><draw:text-box fo:min-height="8.691cm"><text:p text:style-name="Figure"><draw:frame draw:style-name="fr16" draw:name="Image32" text:anchor-type="paragraph" svg:width="8.643cm" svg:height="8.691cm" style:rel-height="scale" draw:z-index="59"><draw:image xlink:href="Pictures/100046E50000285900002892981616C03D7ABCB5.svg" xlink:type="simple" xlink:show="embed" xlink:actuate="onLoad"/><draw:image xlink:href="Pictures/100002010000018600000189C85E072CE131EC8B.png" xlink:type="simple" xlink:show="embed" xlink:actuate="onLoad"/></draw:frame>Figure <text:sequence text:ref-name="refFigure30" text:name="Figure" text:formula="ooow:Figure+1" style:num-format="1">9.22</text:sequence> - Transition 016 Classifier behavior</text:p></draw:text-box></draw:frame>Test executions</text:h>
      <text:p text:style-name="P57">Received event occurrence(s)</text:p>
      <text:list xml:id="list115934222200136" text:continue-numbering="true" text:style-name="Bulleted1">
        <text:list-item>
          <text:p text:style-name="Bulleted"><text:span text:style-name="T85">Start – received when in configuration </text:span><text:span text:style-name="T36">waiting</text:span><text:span text:style-name="T85">.</text:span></text:p>
        </text:list-item>
      </text:list>
      <text:p text:style-name="P59">Generated trace</text:p>
      <text:list xml:id="list115934892733663" text:continue-numbering="true" text:style-name="Bulleted1">
        <text:list-item>
          <text:p text:style-name="Bulleted">T2(effect)</text:p>
        </text:list-item>
      </text:list>
      <text:p text:style-name="Text_20_body_20_indent"><text:span text:style-name="T132">Note.</text:span><text:span text:style-name="T85"> When Start is dispatched </text:span><text:span text:style-name="T36">T2</text:span><text:span text:style-name="T85"> is triggered. Hence the effect behavior of </text:span><text:span text:style-name="T36">T2</text:span><text:span text:style-name="T85"> is executed and </text:span><text:span text:style-name="T36">S1</text:span><text:span text:style-name="T85"> is entered. In this test case </text:span><text:span text:style-name="T36">S1</text:span><text:span text:style-name="T85"> has no entry or </text:span><text:span text:style-name="T36">doActivity</text:span><text:span text:style-name="T85">, the completion event is therefore generated when it is entered.</text:span></text:p>
      <text:p text:style-name="P59"><text:soft-page-break/>RTC steps</text:p>
      <text:p text:style-name="P64">TODO</text:p>
      <text:h text:style-name="P248" text:outline-level="4"><text:bookmark-start text:name="__RefHeading___Toc20293_1360616818"/>Transition 017<text:bookmark-end text:name="__RefHeading___Toc20293_1360616818"/></text:h>
      <table:table table:name="Tableau17" table:style-name="Tableau17">
        <table:table-column table:style-name="Tableau17.A"/>
        <table:table-row>
          <table:table-cell table:style-name="Tableau17.A1" office:value-type="string">
            <text:p text:style-name="P103">Transition 0<text:span text:style-name="T224">17</text:span></text:p>
          </table:table-cell>
        </table:table-row>
        <table:table-row table:style-name="Tableau17.2">
          <table:table-cell table:style-name="Tableau17.A2" office:value-type="string">
            <text:p text:style-name="Text_20_body">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Heading_20_6" text:outline-level="6">Tested state-machine</text:h>
      <text:p text:style-name="Text_20_body">The state-machine that is executed for that test <text:span text:style-name="T212">is presented in Figure </text:span><text:span text:style-name="T212"><text:sequence-ref text:reference-format="value" text:ref-name="refFigure31">9.23</text:sequence-ref></text:span><text:span text:style-name="T212">.</text:span></text:p>
      <text:h text:style-name="Heading_20_6" text:outline-level="6"><draw:frame draw:style-name="fr6" draw:name="Cadre19" text:anchor-type="paragraph" svg:width="16.866cm" draw:z-index="60"><draw:text-box fo:min-height="11.472cm"><text:p text:style-name="Figure"><draw:frame draw:style-name="fr16" draw:name="Image33" text:anchor-type="paragraph" svg:width="16.866cm" svg:height="11.472cm" style:rel-height="scale" draw:z-index="63"><draw:image xlink:href="Pictures/1001261000006F5800004BBDD928F78D2B920285.svg" xlink:type="simple" xlink:show="embed" xlink:actuate="onLoad"/><draw:image xlink:href="Pictures/100002010000035900000247E9B031D7BBA5E8F2.png" xlink:type="simple" xlink:show="embed" xlink:actuate="onLoad"/></draw:frame>Figure <text:sequence text:ref-name="refFigure31" text:name="Figure" text:formula="ooow:Figure+1" style:num-format="1">9.23</text:sequence> - Transition 017 Classifier behavior</text:p></draw:text-box></draw:frame>Test executions</text:h>
      <text:p text:style-name="P57">Received event occurrence(s)</text:p>
      <text:list xml:id="list115934937849716" text:continue-numbering="true" text:style-name="Bulleted1">
        <text:list-item>
          <text:p text:style-name="Bulleted"><text:span text:style-name="T85">Start – received when in configuration </text:span><text:span text:style-name="T36">waiting</text:span><text:span text:style-name="T85">.</text:span></text:p>
        </text:list-item>
      </text:list>
      <text:p text:style-name="P59"><text:soft-page-break/>Generated trace</text:p>
      <text:list xml:id="list115934275832503" text:continue-numbering="true" text:style-name="Bulleted1">
        <text:list-item>
          <text:p text:style-name="Bulleted">T2(effect)::S1(entry)::S2.1(entry)::T2.2(effect)::T3.1.2(effect)::S1.1(doActivity)::T1.2(effect)::S3.1(doActivity):: T3.2(<text:span text:style-name="T259">ef</text:span>fect)</text:p>
        </text:list-item>
      </text:list>
      <text:p text:style-name="P146">Notes</text:p>
      <text:list xml:id="list115935320480940" text:continue-numbering="true" text:style-name="Bulleted1">
        <text:list-item>
          <text:p text:style-name="Bulleted">S1 has orthogonal regions hence the execution trace that is presented above is one possible trace. It exists also alternative execution traces.</text:p>
        </text:list-item>
        <text:list-item>
          <text:p text:style-name="Bulleted"><text:span text:style-name="T85">The test case that is presented in Figure </text:span><text:span text:style-name="T85"><text:sequence-ref text:reference-format="value" text:ref-name="refFigure31">9.23</text:sequence-ref></text:span><text:span text:style-name="T85"> </text:span><text:span text:style-name="T112">mainly </text:span><text:span text:style-name="T85">relies on completion event semantics. When Start is dispatched then </text:span><text:span text:style-name="T36">T2</text:span><text:span text:style-name="T85"> fires and implies the entrance of </text:span><text:span text:style-name="T36">S1</text:span><text:span text:style-name="T85">. Each region of </text:span><text:span text:style-name="T36">S1</text:span><text:span text:style-name="T85"> is entered concurrently using the default entry approach. Under the assumption that completion events for states S1.1, S2.1 and S3.1.1 </text:span><text:span text:style-name="T112">are generated in this order: CE(S2.1), CE(S3.1.1) CE(S1.1); the further execution steps will occur in the following order:</text:span></text:p>
        </text:list-item>
      </text:list>
      <text:list xml:id="list115935528056245" text:continue-list="list115933610353213" text:style-name="Numbered">
        <text:list-item text:start-value="1">
          <text:p text:style-name="P331"><text:span text:style-name="T36">T2.2</text:span><text:span text:style-name="T85"> is triggered and leads to the completion of the second region of </text:span><text:span text:style-name="T36">S1</text:span><text:span text:style-name="T85">. No completion event is generated.</text:span></text:p>
        </text:list-item>
        <text:list-item>
          <text:p text:style-name="P332"><text:span text:style-name="T36">T3.1.2 </text:span><text:span text:style-name="T85">is triggered and leads to the completion of the region owned by </text:span><text:span text:style-name="T36">S3.1</text:span><text:span text:style-name="T85">. A completion event is generated for this state.</text:span></text:p>
        </text:list-item>
        <text:list-item>
          <text:p text:style-name="P332"><text:span text:style-name="T36">T1.2</text:span><text:span text:style-name="T85"> is triggered and leads to the completion of <text:s/>the first region of </text:span><text:span text:style-name="T36">S1</text:span><text:span text:style-name="T85">. No completion event is generated</text:span></text:p>
        </text:list-item>
        <text:list-item>
          <text:p text:style-name="P332"><text:span text:style-name="T36">T3.2</text:span><text:span text:style-name="T85"> is triggered and leads to the completion of the last active region of </text:span><text:span text:style-name="T36">S1</text:span><text:span text:style-name="T85">. A completion event is generated for S1.</text:span></text:p>
        </text:list-item>
        <text:list-item>
          <text:p text:style-name="P332"><text:span text:style-name="T36">T3</text:span><text:span text:style-name="T85"> is triggered by the completion event generated by </text:span><text:span text:style-name="T36">S1</text:span><text:span text:style-name="T85">.</text:span></text:p>
        </text:list-item>
      </text:list>
      <text:p text:style-name="P59">RTC steps</text:p>
      <text:p text:style-name="P64">TODO</text:p>
      <text:h text:style-name="P248" text:outline-level="4"><text:bookmark-start text:name="__RefHeading___Toc20295_1360616818"/>Transition 019<text:bookmark-end text:name="__RefHeading___Toc20295_1360616818"/></text:h>
      <table:table table:name="Tableau18" table:style-name="Tableau18">
        <table:table-column table:style-name="Tableau18.A"/>
        <table:table-row>
          <table:table-cell table:style-name="Tableau18.A1" office:value-type="string">
            <text:p text:style-name="P103">Transition 0<text:span text:style-name="T225">19</text:span></text:p>
          </table:table-cell>
        </table:table-row>
        <table:table-row table:style-name="Tableau18.2">
          <table:table-cell table:style-name="Tableau18.A2" office:value-type="string">
            <text:p text:style-name="Text_20_body">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Heading_20_6" text:outline-level="6">Tested state-machine</text:h>
      <text:p text:style-name="Text_20_body">The state-machine that is executed for that test <text:span text:style-name="T212">is presented in Figure </text:span><text:span text:style-name="T212"><text:sequence-ref text:reference-format="value" text:ref-name="refFigure32">9.24</text:sequence-ref></text:span><text:span text:style-name="T212">.</text:span></text:p>
      <text:h text:style-name="Heading_20_6" text:outline-level="6"><draw:frame draw:style-name="fr6" draw:name="Cadre20" text:anchor-type="paragraph" svg:width="15.113cm" draw:z-index="64"><draw:text-box fo:min-height="11.973cm"><text:p text:style-name="Figure"><draw:frame draw:style-name="fr16" draw:name="Image34" text:anchor-type="paragraph" svg:width="15.113cm" svg:height="11.973cm" style:rel-height="scale" draw:z-index="65"><draw:image xlink:href="Pictures/10009C160000523E00004127C60B8F39E4B7DB77.svg" xlink:type="simple" xlink:show="embed" xlink:actuate="onLoad"/><draw:image xlink:href="Pictures/100002010000031B000002757121037007940976.png" xlink:type="simple" xlink:show="embed" xlink:actuate="onLoad"/></draw:frame>Figure <text:sequence text:ref-name="refFigure32" text:name="Figure" text:formula="ooow:Figure+1" style:num-format="1">9.24</text:sequence> - Transition 019 Classifier behavior</text:p></draw:text-box></draw:frame><text:soft-page-break/>Test executions</text:h>
      <text:p text:style-name="P57">Received event occurrence(s)</text:p>
      <text:list xml:id="list115935179287422" text:continue-list="list115935320480940" text:style-name="Bulleted1">
        <text:list-item>
          <text:p text:style-name="Bulleted"><text:span text:style-name="T85">Start – received when in configuration </text:span><text:span text:style-name="T36">wait</text:span><text:span text:style-name="T85">.</text:span></text:p>
        </text:list-item>
        <text:list-item>
          <text:p text:style-name="Bulleted"><text:span text:style-name="T85">Continue – received when in configuration </text:span><text:span text:style-name="T36">S1[S1.1, S2.1]</text:span><text:span text:style-name="T85">.</text:span></text:p>
        </text:list-item>
      </text:list>
      <text:p text:style-name="P59">Generated trace</text:p>
      <text:list xml:id="list115934888784688" text:continue-numbering="true" text:style-name="Bulleted1">
        <text:list-item>
          <text:p text:style-name="Bulleted">S1.1(exit)::T1.2(effect)::S2.1(exit)::T2.2(effect)::T1.3(effect)::T2.3(effect)</text:p>
        </text:list-item>
      </text:list>
      <text:p text:style-name="P146">Notes</text:p>
      <text:list xml:id="list115935610431639" text:continue-numbering="true" text:style-name="Bulleted1">
        <text:list-item>
          <text:p text:style-name="Bulleted"><text:span text:style-name="T85">The execution trace that is presented above </text:span><text:span text:style-name="T113">is one possibility. Other valid execution traces exists for this test case.</text:span></text:p>
        </text:list-item>
        <text:list-item>
          <text:p text:style-name="Bulleted"><text:span text:style-name="T113">A</text:span><text:span text:style-name="T85">t the end of the RTC step initiated by the dispatching of Start event occurrence, the state machine is in the following configuration: </text:span><text:span text:style-name="T58">S1[S1.1, S2.1]</text:span><text:span text:style-name="T114">. </text:span><text:span text:style-name="T85">The dispatching of Continue event occurrence implies a simultaneous triggering of both </text:span><text:span text:style-name="T36">T1.2</text:span><text:span text:style-name="T85"> and </text:span><text:span text:style-name="T36">T2.2</text:span><text:span text:style-name="T85">. Hence thanks to same event occurrence two completion are respectively generated by S1.2 and S2.2. The order in which these completion event will be dispatched is the order in which they </text:span><text:span text:style-name="T115">were</text:span><text:span text:style-name="T85"> placed in the event pool. Under the assumption that CE(S1.2) is first then T1.3 will be fired first. CE(2.1) will be triggered next and the join node prerequisites will be satisfied.</text:span></text:p>
        </text:list-item>
      </text:list>
      <text:p text:style-name="P59"><text:soft-page-break/>RTC steps</text:p>
      <text:p text:style-name="P64">TOD<text:span text:style-name="T260">O</text:span></text:p>
      <text:h text:style-name="P248" text:outline-level="4"><text:bookmark-start text:name="__RefHeading___Toc20297_1360616818"/>Transition 020<text:bookmark-end text:name="__RefHeading___Toc20297_1360616818"/></text:h>
      <table:table table:name="Tableau19" table:style-name="Tableau19">
        <table:table-column table:style-name="Tableau19.A"/>
        <table:table-row>
          <table:table-cell table:style-name="Tableau19.A1" office:value-type="string">
            <text:p text:style-name="P103">Transition 0<text:span text:style-name="T225">20</text:span></text:p>
          </table:table-cell>
        </table:table-row>
        <table:table-row table:style-name="Tableau19.2">
          <table:table-cell table:style-name="Tableau19.A2" office:value-type="string">
            <text:p text:style-name="Text_20_body">Completion events have dispatching priority. That is, they are dispatched ahead of any pending Event occurrences in the event pool.</text:p>
          </table:table-cell>
        </table:table-row>
      </table:table>
      <text:h text:style-name="Heading_20_6" text:outline-level="6">Tested state-machine</text:h>
      <text:p text:style-name="Text_20_body">The state-machine that is executed for that test <text:span text:style-name="T212">is presented in Figure </text:span><text:span text:style-name="T212"><text:sequence-ref text:reference-format="value" text:ref-name="refFigure33">9.25</text:sequence-ref></text:span><text:span text:style-name="T212">.</text:span></text:p>
      <text:h text:style-name="Heading_20_6" text:outline-level="6"><draw:frame draw:style-name="fr6" draw:name="Cadre21" text:anchor-type="paragraph" svg:width="10.615cm" draw:z-index="66"><draw:text-box fo:min-height="10.592cm"><text:p text:style-name="Figure"><draw:frame draw:style-name="fr16" draw:name="Image35" text:anchor-type="paragraph" svg:width="10.615cm" svg:height="10.592cm" style:rel-height="scale" draw:z-index="67"><draw:image xlink:href="Pictures/10005B9C0000330B000032EFADB2870EA8A6B73C.svg" xlink:type="simple" xlink:show="embed" xlink:actuate="onLoad"/><draw:image xlink:href="Pictures/10000201000001EE000001EDDF1089871F425572.png" xlink:type="simple" xlink:show="embed" xlink:actuate="onLoad"/></draw:frame>Figure <text:sequence text:ref-name="refFigure33" text:name="Figure" text:formula="ooow:Figure+1" style:num-format="1">9.25</text:sequence> - Transition 020 Classifier behavior</text:p></draw:text-box></draw:frame>Test executions</text:h>
      <text:p text:style-name="P57">Received event occurrence(s)</text:p>
      <text:list xml:id="list115934802956198" text:continue-numbering="true" text:style-name="Bulleted1">
        <text:list-item>
          <text:p text:style-name="Bulleted"><text:span text:style-name="T85">Start – received when in configuration </text:span><text:span text:style-name="T36">wait</text:span><text:span text:style-name="T85">.</text:span></text:p>
        </text:list-item>
        <text:list-item>
          <text:p text:style-name="Bulleted"><text:span text:style-name="T85">Continue – received when in configuration </text:span><text:span text:style-name="T36">S1</text:span><text:span text:style-name="T85">.</text:span></text:p>
        </text:list-item>
      </text:list>
      <text:p text:style-name="P59"><text:soft-page-break/>Generated trace</text:p>
      <text:list xml:id="list115935867706816" text:continue-numbering="true" text:style-name="Bulleted1">
        <text:list-item>
          <text:p text:style-name="Bulleted">S1(entry)::T4(effect)</text:p>
        </text:list-item>
      </text:list>
      <text:p text:style-name="Text_20_body_20_indent"><text:span text:style-name="T132">Note.</text:span><text:span text:style-name="T85"> When Start is dispatched the transition </text:span><text:span text:style-name="T36">T2</text:span><text:span text:style-name="T85"> is triggered. This brings the state-machine in the configuration </text:span><text:span text:style-name="T36">S1</text:span><text:span text:style-name="T85">. The entry of </text:span><text:span text:style-name="T36">S1</text:span><text:span text:style-name="T85"> implies the execution of the entry behavior. Upon the termination of the execution of this behavior S1 is ready to generate </text:span><text:span text:style-name="T116">a</text:span><text:span text:style-name="T85"> completion event. This latter is placed at the head of the event pool. Hence it acquires the priority over regular event(s) already </text:span><text:span text:style-name="T116">present</text:span><text:span text:style-name="T85"> in the pool. To conclude when the next RTC step will be begin by the dispatching of the completion event generated for </text:span><text:span text:style-name="T36">S1</text:span><text:span text:style-name="T85">. This event will trigger the transition </text:span><text:span text:style-name="T36">T4</text:span><text:span text:style-name="T85">. Continue event occurrence will never get dispatched.</text:span></text:p>
      <text:p text:style-name="P59">RTC steps</text:p>
      <text:p text:style-name="P64">TODO</text:p>
      <text:h text:style-name="P248" text:outline-level="4"><text:bookmark-start text:name="__RefHeading___Toc20299_1360616818"/>Transition 022<text:bookmark-end text:name="__RefHeading___Toc20299_1360616818"/></text:h>
      <table:table table:name="Tableau20" table:style-name="Tableau20">
        <table:table-column table:style-name="Tableau20.A"/>
        <table:table-row>
          <table:table-cell table:style-name="Tableau20.A1" office:value-type="string">
            <text:p text:style-name="P103">Transition 0<text:span text:style-name="T226">22</text:span></text:p>
          </table:table-cell>
        </table:table-row>
        <table:table-row table:style-name="Tableau20.2">
          <table:table-cell table:style-name="Tableau20.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P88">The state-machine that is executed for that test <text:span text:style-name="T212">is presented in Figure </text:span><text:span text:style-name="T212"><text:sequence-ref text:reference-format="value" text:ref-name="refFigure34">9.26</text:sequence-ref></text:span><text:span text:style-name="T212">.<text:line-break/></text:span><draw:frame draw:style-name="fr9" draw:name="Cadre22" text:anchor-type="as-char" svg:width="13.143cm" draw:z-index="68"><draw:text-box fo:min-height="9.749cm"><text:p text:style-name="Figure"><draw:frame draw:style-name="fr16" draw:name="Image50" text:anchor-type="paragraph" svg:width="13.143cm" svg:height="9.749cm" style:rel-height="scale" draw:z-index="69"><draw:image xlink:href="Pictures/10005C2F0000400D00002F841B6ADE23689ED9D1.svg" xlink:type="simple" xlink:show="embed" xlink:actuate="onLoad"/><draw:image xlink:href="Pictures/100002010000026C000001CC7D7D5A3D1B2D9526.png" xlink:type="simple" xlink:show="embed" xlink:actuate="onLoad"/></draw:frame>Figure <text:sequence text:ref-name="refFigure34" text:name="Figure" text:formula="ooow:Figure+1" style:num-format="1">9.26</text:sequence> - Transition 022 Classifier behavior</text:p></draw:text-box></draw:frame></text:p>
      <text:h text:style-name="Heading_20_6" text:outline-level="6"><text:soft-page-break/>Test executions</text:h>
      <text:p text:style-name="P57">Received event occurrence(s)</text:p>
      <text:list xml:id="list115936589305086" text:continue-numbering="true" text:style-name="Bulleted1">
        <text:list-item>
          <text:p text:style-name="Bulleted"><text:span text:style-name="T85">Start – received when in configuration </text:span><text:span text:style-name="T36">waiting</text:span><text:span text:style-name="T85">.</text:span></text:p>
        </text:list-item>
      </text:list>
      <text:p text:style-name="P59">Generated trace</text:p>
      <text:list xml:id="list115936199373024" text:continue-numbering="true" text:style-name="Bulleted1">
        <text:list-item>
          <text:p text:style-name="Bulleted">T3(effect)::T3(effect)::T3(effect)::T3(effect)::T3(effect)</text:p>
        </text:list-item>
      </text:list>
      <text:p text:style-name="Text_20_body_20_indent"><text:span text:style-name="T132">Note.</text:span><text:span text:style-name="T85"> the principle of the test is to increment the value of a property of the class that has the sate-machine presented in Figure </text:span><text:span text:style-name="T85"><text:sequence-ref text:reference-format="value" text:ref-name="refFigure34">9.26</text:sequence-ref></text:span><text:span text:style-name="T85"> has a classifier behavior. The value of the property is increment</text:span><text:span text:style-name="T117">ed until it reaches the value 5. The state-machine that implements this behavior uses guarded transitions (see </text:span><text:span text:style-name="T59">T3</text:span><text:span text:style-name="T117"> and </text:span><text:span text:style-name="T59">T4</text:span><text:span text:style-name="T117">). <text:s/>When the event occurrence Start is dispatched then </text:span><text:span text:style-name="T59">T2</text:span><text:span text:style-name="T117"> fires and </text:span><text:span text:style-name="T59">Incrementing</text:span><text:span text:style-name="T117"> is entered. The completion event generated for that state is used to trigger either </text:span><text:span text:style-name="T59">T4</text:span><text:span text:style-name="T117"> or </text:span><text:span text:style-name="T59">T3</text:span><text:span text:style-name="T117"> based on their guard evaluations. </text:span></text:p>
      <text:p text:style-name="P59">RTC steps</text:p>
      <text:p text:style-name="P64">TODO</text:p>
      <text:h text:style-name="P236" text:outline-level="3"><text:bookmark-start text:name="__RefHeading___Toc20301_1360616818"/>Event<text:bookmark-end text:name="__RefHeading___Toc20301_1360616818"/></text:h>
      <text:h text:style-name="P250" text:outline-level="4"><text:bookmark-start text:name="__RefHeading___Toc20303_1360616818"/>Overview<text:bookmark-end text:name="__RefHeading___Toc20303_1360616818"/></text:h>
      <text:p text:style-name="P86">Test cases presented in <text:span text:style-name="T261">subclause</text:span> demonstrate the coverage provided by the execution model regarding <text:span text:style-name="T251">the dispatching and the acceptance of events occurrence in state-machines context.</text:span></text:p>
      <text:h text:style-name="P251" text:outline-level="4"><text:bookmark-start text:name="__RefHeading___Toc20305_1360616818"/>Event 001<text:bookmark-end text:name="__RefHeading___Toc20305_1360616818"/></text:h>
      <table:table table:name="Tableau22" table:style-name="Tableau22">
        <table:table-column table:style-name="Tableau22.A"/>
        <table:table-row>
          <table:table-cell table:style-name="Tableau22.A1" office:value-type="string">
            <text:p text:style-name="P104">Event 001</text:p>
          </table:table-cell>
        </table:table-row>
        <table:table-row table:style-name="Tableau22.2">
          <table:table-cell table:style-name="Tableau22.A2" office:value-type="string">
            <text:p text:style-name="Text_20_body">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row>
      </table:table>
      <text:h text:style-name="Heading_20_6" text:outline-level="6">Tested state-machine</text:h>
      <text:p text:style-name="Text_20_body">The state-machine that is executed for that test <text:span text:style-name="T212">is presented in Figure </text:span><text:span text:style-name="T212"><text:sequence-ref text:reference-format="value" text:ref-name="refFigure35">9.27</text:sequence-ref></text:span><text:span text:style-name="T212">.</text:span></text:p>
      <text:p text:style-name="Text_20_body"><text:soft-page-break/><draw:frame draw:style-name="fr9" draw:name="Cadre23" text:anchor-type="as-char" svg:width="8.082cm" draw:z-index="70"><draw:text-box fo:min-height="7.366cm"><text:p text:style-name="Figure"><draw:frame draw:style-name="fr16" draw:name="Image36" text:anchor-type="paragraph" svg:width="8.082cm" svg:height="7.366cm" style:rel-height="scale" draw:z-index="71"><draw:image xlink:href="Pictures/10003E17000029030000255F76145A82CCDD9A93.svg" xlink:type="simple" xlink:show="embed" xlink:actuate="onLoad"/><draw:image xlink:href="Pictures/100002010000018D0000016AF913D17BB17526BA.png" xlink:type="simple" xlink:show="embed" xlink:actuate="onLoad"/></draw:frame>Figure <text:sequence text:ref-name="refFigure35" text:name="Figure" text:formula="ooow:Figure+1" style:num-format="1">9.27</text:sequence> - Event 001 Classifier behavior</text:p></draw:text-box></draw:frame></text:p>
      <text:h text:style-name="Heading_20_6" text:outline-level="6">Test executions</text:h>
      <text:p text:style-name="P57">Received event occurrence(s)</text:p>
      <text:list xml:id="list115935213572020" text:continue-numbering="true" text:style-name="Bulleted1">
        <text:list-item>
          <text:p text:style-name="Bulleted"><text:span text:style-name="T85">Start – received when in configuration </text:span><text:span text:style-name="T36">wait</text:span><text:span text:style-name="T85">.</text:span></text:p>
        </text:list-item>
      </text:list>
      <text:p text:style-name="P60">Generated trace</text:p>
      <text:list xml:id="list115935894755696" text:continue-numbering="true" text:style-name="Bulleted1">
        <text:list-item>
          <text:p text:style-name="Bulleted">wait(exit)</text:p>
        </text:list-item>
      </text:list>
      <text:p text:style-name="Text_20_body_20_indent"><text:span text:style-name="T3">Note.</text:span> <text:s/>The state-machine execution starts using the initial pseudo state. The initial RTC step implies that the continuation transition T1 is traversed and the state wait is entered. At the end of this RTC step the state-machine execution enters a wait point. It is only able to leave when a Start event occurrence is dispatched from the event pool.</text:p>
      <text:p text:style-name="P49"><text:span text:style-name="T85">R</text:span><text:span text:style-name="T118">TC steps</text:span></text:p>
      <text:p text:style-name="P66">TODO</text:p>
      <text:h text:style-name="P251" text:outline-level="4"><text:bookmark-start text:name="__RefHeading___Toc20307_1360616818"/>Event 002<text:bookmark-end text:name="__RefHeading___Toc20307_1360616818"/></text:h>
      <table:table table:name="Tableau23" table:style-name="Tableau23">
        <table:table-column table:style-name="Tableau23.A"/>
        <table:table-row>
          <table:table-cell table:style-name="Tableau23.A1" office:value-type="string">
            <text:p text:style-name="P104">Event 0<text:span text:style-name="T252">02</text:span></text:p>
          </table:table-cell>
        </table:table-row>
        <table:table-row table:style-name="Tableau23.2">
          <table:table-cell table:style-name="Tableau23.A2" office:value-type="string">
            <text:p text:style-name="Text_20_body">This Event is evaluated and, if it matches a valid Trigger of the StateMachine and there is at least one enabled Transition that can be triggered by that Event occurrence, a single StateMachine step is executed.</text:p>
          </table:table-cell>
        </table:table-row>
      </table:table>
      <text:h text:style-name="Heading_20_6" text:outline-level="6">Tested state-machine</text:h>
      <text:p text:style-name="Text_20_body">The state-machine that is executed for that test <text:span text:style-name="T212">is presented in Figure </text:span><text:span text:style-name="T212"><text:sequence-ref text:reference-format="value" text:ref-name="refFigure36">9.28</text:sequence-ref></text:span><text:span text:style-name="T212">.</text:span></text:p>
      <text:h text:style-name="Heading_20_6" text:outline-level="6"><draw:frame draw:style-name="fr6" draw:name="Cadre24" text:anchor-type="paragraph" svg:width="13.82cm" draw:z-index="72"><draw:text-box fo:min-height="10.359cm"><text:p text:style-name="Figure"><draw:frame draw:style-name="fr16" draw:name="Image37" text:anchor-type="paragraph" svg:width="13.82cm" svg:height="10.359cm" style:rel-height="scale" draw:z-index="73"><draw:image xlink:href="Pictures/1000641E00004D0F000039C4119D4B1D975B01B7.svg" xlink:type="simple" xlink:show="embed" xlink:actuate="onLoad"/><draw:image xlink:href="Pictures/10000201000002EA0000022F400C19A39CDB1E7F.png" xlink:type="simple" xlink:show="embed" xlink:actuate="onLoad"/></draw:frame>Figure <text:sequence text:ref-name="refFigure36" text:name="Figure" text:formula="ooow:Figure+1" style:num-format="1">9.28</text:sequence> - Event 002 Classifier behavior</text:p></draw:text-box></draw:frame><text:soft-page-break/>Test executions</text:h>
      <text:p text:style-name="P57">Received event occurrence(s)</text:p>
      <text:list xml:id="list115934701654437" text:continue-numbering="true" text:style-name="Bulleted1">
        <text:list-item>
          <text:p text:style-name="Bulleted"><text:span text:style-name="T85">Start – received when </text:span><text:span text:style-name="T119">in configuration </text:span><text:span text:style-name="T60">waiting</text:span><text:span text:style-name="T119">.</text:span></text:p>
        </text:list-item>
        <text:list-item>
          <text:p text:style-name="Bulleted"><text:span text:style-name="T85">AnottherSignal received when in configuration </text:span><text:span text:style-name="T36">S1[S1.1]</text:span><text:span text:style-name="T85">.</text:span></text:p>
        </text:list-item>
      </text:list>
      <text:p text:style-name="P60">Generated trace</text:p>
      <text:list xml:id="list115936357558826" text:continue-numbering="true" text:style-name="Bulleted1">
        <text:list-item>
          <text:p text:style-name="Bulleted">S1(entry)::S1.1(entry)::S1(exit)</text:p>
        </text:list-item>
      </text:list>
      <text:p text:style-name="Text_20_body_20_indent"><text:span text:style-name="T3">Note. </text:span><text:s/>At the point where AnotherSignal event occurrence is dispatched the executed state-machine is in configuration S1[S1.1]. This implies that when T3 is triggered then S1.1 is exited, immediately followed by S1. The state-machine execution completes by reaching the final state. This illustrates the realization of a RTC to completion step initiated by the dispatching of an event occurrence.</text:p>
      <text:p text:style-name="P49"><text:span text:style-name="T85">R</text:span><text:span text:style-name="T118">TC steps</text:span></text:p>
      <text:p text:style-name="P66">TODO</text:p>
      <text:h text:style-name="P251" text:outline-level="4"><text:bookmark-start text:name="__RefHeading___Toc20309_1360616818"/><text:soft-page-break/>Event 008<text:bookmark-end text:name="__RefHeading___Toc20309_1360616818"/></text:h>
      <table:table table:name="Tableau24" table:style-name="Tableau24">
        <table:table-column table:style-name="Tableau24.A"/>
        <table:table-row>
          <table:table-cell table:style-name="Tableau24.A1" office:value-type="string">
            <text:p text:style-name="P116">Event 00<text:span text:style-name="T253">8</text:span></text:p>
          </table:table-cell>
        </table:table-row>
        <table:table-row table:style-name="Tableau24.2">
          <table:table-cell table:style-name="Tableau24.A2" office:value-type="string">
            <text:p text:style-name="P147">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row>
      </table:table>
      <text:h text:style-name="Heading_20_6" text:outline-level="6">Tested state-machine</text:h>
      <text:p text:style-name="P151">The state-machine that is executed for that test <text:span text:style-name="T212">is presented in Figure </text:span><text:span text:style-name="T212"><text:sequence-ref text:reference-format="value" text:ref-name="refFigure37">9.29</text:sequence-ref></text:span><text:span text:style-name="T212">.</text:span></text:p>
      <text:h text:style-name="Heading_20_6" text:outline-level="6"><draw:frame draw:style-name="fr7" draw:name="Cadre25" text:anchor-type="paragraph" svg:width="17.501cm" draw:z-index="74"><draw:text-box fo:min-height="4.505cm"><text:p text:style-name="Figure"><draw:frame draw:style-name="fr16" draw:name="Image38" text:anchor-type="paragraph" svg:width="17.501cm" svg:height="4.505cm" style:rel-height="scale" draw:z-index="75"><draw:image xlink:href="Pictures/10004FF700005F7800001896EA0CB1F37FFD2EF3.svg" xlink:type="simple" xlink:show="embed" xlink:actuate="onLoad"/><draw:image xlink:href="Pictures/100002010000039C000000EE6C31B4F27FC42449.png" xlink:type="simple" xlink:show="embed" xlink:actuate="onLoad"/></draw:frame>Figure <text:sequence text:ref-name="refFigure37" text:name="Figure" text:formula="ooow:Figure+1" style:num-format="1">9.29</text:sequence> - Event 008 Classifier behavior</text:p></draw:text-box></draw:frame>Test executions</text:h>
      <text:p text:style-name="P57">Received event occurrence(s)</text:p>
      <text:list xml:id="list115935307949566" text:continue-numbering="true" text:style-name="Bulleted1">
        <text:list-item>
          <text:p text:style-name="Bulleted"><text:span text:style-name="T85">Start – when received in configuration </text:span><text:span text:style-name="T36">waiting</text:span><text:span text:style-name="T85">.</text:span></text:p>
        </text:list-item>
        <text:list-item>
          <text:p text:style-name="Bulleted"><text:span text:style-name="T85">Continue – when received in configuration </text:span><text:span text:style-name="T36">S2</text:span><text:span text:style-name="T85">.</text:span></text:p>
        </text:list-item>
      </text:list>
      <text:p text:style-name="P60">Generated trace</text:p>
      <text:list xml:id="list115935206268560" text:continue-numbering="true" text:style-name="Bulleted1">
        <text:list-item>
          <text:p text:style-name="Bulleted">T2(effect)::T3(effect)</text:p>
        </text:list-item>
      </text:list>
      <text:p text:style-name="Text_20_body_20_indent"><text:span text:style-name="T3">Note</text:span><text:span text:style-name="T228">.</text:span><text:span text:style-name="T3"> </text:span>When the Start event occurrence is dispatched the state machine is in configuration waiting. The dispatching of this event implies that T2 is triggered and S1 is entered. As S1 is a simple state with no entry and doActivity behaviors then a completion event is generated for that state when entered. The dispatching of this completion events makesT3 to be triggered. Hence its effect behavior is executed and S2 is entered. The completion event generated of S2 is lost. Indeed when there is no possibility to use it to trigger an outgoing transition for that state. The only way to exit S2 is to receive and dispatch a Continue event occurrence.</text:p>
      <text:p text:style-name="P49"><text:span text:style-name="T85">R</text:span><text:span text:style-name="T118">TC steps</text:span></text:p>
      <text:p text:style-name="P66">TODO</text:p>
      <text:h text:style-name="P251" text:outline-level="4"><text:bookmark-start text:name="__RefHeading___Toc20311_1360616818"/><text:soft-page-break/>Event 009<text:bookmark-end text:name="__RefHeading___Toc20311_1360616818"/></text:h>
      <table:table table:name="Tableau25" table:style-name="Tableau25">
        <table:table-column table:style-name="Tableau25.A"/>
        <table:table-row>
          <table:table-cell table:style-name="Tableau25.A1" office:value-type="string">
            <text:p text:style-name="P116">Event 001</text:p>
          </table:table-cell>
        </table:table-row>
        <table:table-row table:style-name="Tableau25.2">
          <table:table-cell table:style-name="Tableau25.A2" office:value-type="string">
            <text:p text:style-name="Text_20_body">It is possible that multiple Transitions (in different Regions) can be triggered by the same Event occurrence. The order in which these Transitions are executed is left undefined.</text:p>
          </table:table-cell>
        </table:table-row>
      </table:table>
      <text:h text:style-name="Heading_20_6" text:outline-level="6">Tested state-machine</text:h>
      <text:p text:style-name="Text_20_body">The state-machine that is executed for that test <text:span text:style-name="T212">is presented in Figure </text:span><text:span text:style-name="T212"><text:sequence-ref text:reference-format="value" text:ref-name="refFigure38">9.30</text:sequence-ref></text:span><text:span text:style-name="T212">.</text:span></text:p>
      <text:h text:style-name="Heading_20_6" text:outline-level="6"><draw:frame draw:style-name="fr7" draw:name="Cadre26" text:anchor-type="paragraph" svg:width="17.501cm" draw:z-index="76"><draw:text-box fo:min-height="5.854cm"><text:p text:style-name="Figure"><draw:frame draw:style-name="fr16" draw:name="Image39" text:anchor-type="paragraph" svg:width="17.501cm" svg:height="5.854cm" style:rel-height="scale" draw:z-index="77"><draw:image xlink:href="Pictures/1000C8BB00007B950000295779C184A0094A70A0.svg" xlink:type="simple" xlink:show="embed" xlink:actuate="onLoad"/><draw:image xlink:href="Pictures/10000201000004AC0000019056ADBE73ADE27279.png" xlink:type="simple" xlink:show="embed" xlink:actuate="onLoad"/></draw:frame>Figure <text:sequence text:ref-name="refFigure38" text:name="Figure" text:formula="ooow:Figure+1" style:num-format="1">9.30</text:sequence>: Event 009 Classifier behavior</text:p></draw:text-box></draw:frame>Test executions</text:h>
      <text:p text:style-name="P57">Received event occurrence(s)</text:p>
      <text:list xml:id="list115935590200374" text:continue-numbering="true" text:style-name="Bulleted1">
        <text:list-item>
          <text:p text:style-name="Bulleted"><text:span text:style-name="T85">Start – received when in configuration </text:span><text:span text:style-name="T36">waiting</text:span><text:span text:style-name="T85">.</text:span></text:p>
        </text:list-item>
        <text:list-item>
          <text:p text:style-name="Bulleted"><text:span text:style-name="T85">Continue – received when in configuration </text:span><text:span text:style-name="T36">S1[S1.1, S1.2]</text:span><text:span text:style-name="T85">.</text:span></text:p>
        </text:list-item>
        <text:list-item>
          <text:p text:style-name="Bulleted"><text:span text:style-name="T85">Pending – received when in configuration </text:span><text:span text:style-name="T36">S1[S1.1, S1.2].</text:span></text:p>
        </text:list-item>
      </text:list>
      <text:p text:style-name="P60">Generated trace</text:p>
      <text:list xml:id="list115934764784904" text:continue-numbering="true" text:style-name="Bulleted1">
        <text:list-item>
          <text:p text:style-name="Bulleted">T1.2(effect)::T2.2(effect)</text:p>
        </text:list-item>
      </text:list>
      <text:p text:style-name="P146">Notes</text:p>
      <text:list xml:id="list115936826374996" text:continue-numbering="true" text:style-name="Bulleted1">
        <text:list-item>
          <text:p text:style-name="Bulleted">S1 contains orthogonal regions. Hence the trace presented above illustrates one possible execution.</text:p>
        </text:list-item>
        <text:list-item>
          <text:p text:style-name="Bulleted">The Continue event occurrence is dispatched when the state-machine execution is in the configuration S1[S1.1, S1.2]. The dispatching of this event triggers simultaneously transitions T1.2 and T2.2 located in different orthogonal regions. This leads to the completion of S1 regions and so a completion event is generated for that state. This latter is used to trigger the completion transition T5. One can notice that in the case where Continue just triggered either T1.2 or T2.2 then S1 will not had the opportunity to complete. Hence T3 would have been triggered by the dispatching of Pending event occurrence and the expected execution trace would have been invalid.</text:p>
        </text:list-item>
      </text:list>
      <text:p text:style-name="P49"><text:soft-page-break/><text:span text:style-name="T85">R</text:span><text:span text:style-name="T118">TC steps</text:span></text:p>
      <text:p text:style-name="P66">TODO</text:p>
      <text:h text:style-name="P251" text:outline-level="4"><text:bookmark-start text:name="__RefHeading___Toc25729_724759603"/>Event 010<text:bookmark-end text:name="__RefHeading___Toc25729_724759603"/></text:h>
      <table:table table:name="Tableau26" table:style-name="Tableau26">
        <table:table-column table:style-name="Tableau26.A"/>
        <table:table-row>
          <table:table-cell table:style-name="Tableau26.A1" office:value-type="string">
            <text:p text:style-name="P104">Event 0<text:span text:style-name="T254">10</text:span></text:p>
          </table:table-cell>
        </table:table-row>
        <table:table-row table:style-name="Tableau26.2">
          <table:table-cell table:style-name="Tableau26.A2" office:value-type="string">
            <text:p text:style-name="Text_20_body">It is possible for multiple mutually exclusive Transitions in a given Region to be enabled for firing by the same Event occurrence. In those cases, only one is selected and executed.</text:p>
          </table:table-cell>
        </table:table-row>
      </table:table>
      <text:h text:style-name="Heading_20_6" text:outline-level="6">Tested state-machine</text:h>
      <text:p text:style-name="Text_20_body">The state-machine that is executed for that test <text:span text:style-name="T212">is presented in Figure </text:span><text:span text:style-name="T212"><text:sequence-ref text:reference-format="value" text:ref-name="refFigure39">9.31</text:sequence-ref></text:span><text:span text:style-name="T212">.</text:span></text:p>
      <text:h text:style-name="Heading_20_6" text:outline-level="6"><draw:frame draw:style-name="fr6" draw:name="Cadre27" text:anchor-type="paragraph" svg:width="17.501cm" draw:z-index="78"><draw:text-box fo:min-height="10.86cm"><text:p text:style-name="Figure"><draw:frame draw:style-name="fr16" draw:name="Image40" text:anchor-type="paragraph" svg:width="17.501cm" svg:height="10.86cm" style:rel-height="scale" draw:z-index="79"><draw:image xlink:href="Pictures/1000B18E00005E2600003A6EFFF29AE899A65A42.svg" xlink:type="simple" xlink:show="embed" xlink:actuate="onLoad"/><draw:image xlink:href="Pictures/10000201000003820000022D5C675DAA81A530C9.png" xlink:type="simple" xlink:show="embed" xlink:actuate="onLoad"/></draw:frame>Figure <text:sequence text:ref-name="refFigure39" text:name="Figure" text:formula="ooow:Figure+1" style:num-format="1">9.31</text:sequence> - Event 010 Classifier behavior</text:p></draw:text-box></draw:frame>Test executions</text:h>
      <text:p text:style-name="P57">Received event occurrence(s)</text:p>
      <text:list xml:id="list115936943682174" text:continue-numbering="true" text:style-name="Bulleted1">
        <text:list-item>
          <text:p text:style-name="Bulleted"><text:span text:style-name="T85">Start – received when in configuration </text:span><text:span text:style-name="T36">waiting</text:span><text:span text:style-name="T85">.</text:span></text:p>
        </text:list-item>
        <text:list-item>
          <text:p text:style-name="Bulleted"><text:span text:style-name="T85">Continue – received when in configuration </text:span><text:span text:style-name="T36">S1[S1.1]</text:span><text:span text:style-name="T85">.</text:span></text:p>
        </text:list-item>
      </text:list>
      <text:p text:style-name="P60"><text:soft-page-break/>Generated trace</text:p>
      <text:list xml:id="list115936434191930" text:continue-numbering="true" text:style-name="Bulleted1">
        <text:list-item>
          <text:p text:style-name="Bulleted">T1.2(effect)::S1(entry)::S1.1(entry)::T1.2(effect)::S1.2(entry).</text:p>
        </text:list-item>
      </text:list>
      <text:p text:style-name="P146">Note<text:span text:style-name="T261">s</text:span></text:p>
      <text:list xml:id="list115935026914741" text:continue-numbering="true" text:style-name="Bulleted1">
        <text:list-item>
          <text:p text:style-name="Bulleted">One can notice that the execution would have been completely different if a different semantic strategy was used to resolve conflicts.</text:p>
        </text:list-item>
        <text:list-item>
          <text:p text:style-name="Bulleted">This test case highlights the resolution of transition conflicts at runtime. The first conflict that is encountered happens at the time the event occurrence Start is accepted. Indeed many transitions (i.e., T2 and T3) originating from the same state (i.e., waiting) can be triggered using this event occurrence. One of them is chosen using a semantic strategy. Under the assumption that in the case of this execution we always chose the first one in the list of conflicting transition then T2 fires. A similar scenario happens when the state-machine execution is in the configuration S1[S1.1]. The rule is not different when this happens in a nested context. Hence T1.2 is chosen using the semantic strategy to be triggered using the Continue event occurrence.</text:p>
        </text:list-item>
      </text:list>
      <text:p text:style-name="P49"><text:span text:style-name="T85">R</text:span><text:span text:style-name="T118">TC steps</text:span></text:p>
      <text:p text:style-name="P66">TODO</text:p>
      <text:h text:style-name="P251" text:outline-level="4"><text:bookmark-start text:name="__RefHeading___Toc20313_1360616818"/>Event 015<text:bookmark-end text:name="__RefHeading___Toc20313_1360616818"/></text:h>
      <table:table table:name="Tableau27" table:style-name="Tableau27">
        <table:table-column table:style-name="Tableau27.A"/>
        <table:table-row>
          <table:table-cell table:style-name="Tableau27.A1" office:value-type="string">
            <text:p text:style-name="P104">Event 0<text:span text:style-name="T255">15</text:span></text:p>
          </table:table-cell>
        </table:table-row>
        <table:table-row table:style-name="Tableau27.2">
          <table:table-cell table:style-name="Tableau27.A2" office:value-type="string">
            <text:p text:style-name="Text_20_body">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Heading_20_6" text:outline-level="6">Tested state-machine</text:h>
      <text:p text:style-name="Text_20_body">The state-machine that is executed for that test <text:span text:style-name="T212">is presented in Figure </text:span><text:span text:style-name="T212"><text:sequence-ref text:reference-format="value" text:ref-name="refFigure40">9.32</text:sequence-ref></text:span><text:span text:style-name="T212">.</text:span></text:p>
      <text:h text:style-name="Heading_20_6" text:outline-level="6"><draw:frame draw:style-name="fr6" draw:name="Cadre28" text:anchor-type="paragraph" svg:width="11.317cm" draw:z-index="80"><draw:text-box fo:min-height="12.326cm"><text:p text:style-name="Figure"><draw:frame draw:style-name="fr16" draw:name="Image41" text:anchor-type="paragraph" svg:width="11.317cm" svg:height="12.326cm" style:rel-height="scale" draw:z-index="81"><draw:image xlink:href="Pictures/1000887600003DD90000435C8B8E95749DCFF1E2.svg" xlink:type="simple" xlink:show="embed" xlink:actuate="onLoad"/><draw:image xlink:href="Pictures/10000201000002560000028C3491CF338F8455C3.png" xlink:type="simple" xlink:show="embed" xlink:actuate="onLoad"/></draw:frame>Figure <text:sequence text:ref-name="refFigure40" text:name="Figure" text:formula="ooow:Figure+1" style:num-format="1">9.32</text:sequence> - Event 015 Classifier behavior</text:p></draw:text-box></draw:frame><text:soft-page-break/>Test executions</text:h>
      <text:p text:style-name="P57">Received event occurrence(s)</text:p>
      <text:list xml:id="list115936168326675" text:continue-numbering="true" text:style-name="Bulleted1">
        <text:list-item>
          <text:p text:style-name="Bulleted"><text:span text:style-name="T85">Start – received when in configuration </text:span><text:span text:style-name="T36">waiting</text:span><text:span text:style-name="T85">.</text:span></text:p>
        </text:list-item>
      </text:list>
      <text:p text:style-name="P60">Generated trace</text:p>
      <text:list xml:id="list115936346664421" text:continue-numbering="true" text:style-name="Bulleted1">
        <text:list-item>
          <text:p text:style-name="Bulleted">T1.2(effect)</text:p>
        </text:list-item>
      </text:list>
      <text:p text:style-name="P146">Notes</text:p>
      <text:list xml:id="list115935575418719" text:continue-numbering="true" text:style-name="Bulleted1">
        <text:list-item>
          <text:p text:style-name="Bulleted">One can notice that the execution would have been different if a different semantic strategy was used to resolve conflicts.</text:p>
        </text:list-item>
        <text:list-item>
          <text:p text:style-name="Bulleted">This test case is similar to the one presented in section <text:bookmark-ref text:reference-format="number-no-superior" text:ref-name="__RefHeading___Toc25729_724759603">9.3.3.6</text:bookmark-ref>. Nevertheless it illustrates the situation in which the conflicting situation occurs when a completion event for S1.1 is accepted. The two completion transitions T1.2 and T1.3 are both triggerable using the completion event. Here again the conflict is resolved using a semantic strategy to choose which transition is actually triggered.</text:p>
        </text:list-item>
      </text:list>
      <text:p text:style-name="P17"><text:soft-page-break/><text:span text:style-name="T85">R</text:span><text:span text:style-name="T118">TC steps</text:span></text:p>
      <text:p text:style-name="P66">TODO</text:p>
      <text:h text:style-name="P251" text:outline-level="4"><text:bookmark-start text:name="__RefHeading___Toc20315_1360616818"/>Event 016<text:bookmark-end text:name="__RefHeading___Toc20315_1360616818"/></text:h>
      <table:table table:name="Tableau28" table:style-name="Tableau28">
        <table:table-column table:style-name="Tableau28.A"/>
        <table:table-row>
          <table:table-cell table:style-name="Tableau28.A1" office:value-type="string">
            <text:p text:style-name="P104">Event 0<text:span text:style-name="T255">16</text:span></text:p>
          </table:table-cell>
        </table:table-row>
        <table:table-row table:style-name="Tableau28.2">
          <table:table-cell table:style-name="Tableau28.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212">is presented in Figure </text:span><text:span text:style-name="T212"><text:sequence-ref text:reference-format="value" text:ref-name="refFigure41">9.33</text:sequence-ref></text:span><text:span text:style-name="T212">.</text:span></text:p>
      <text:h text:style-name="Heading_20_6" text:outline-level="6"><draw:frame draw:style-name="fr7" draw:name="Cadre29" text:anchor-type="paragraph" svg:width="17.501cm" draw:z-index="82"><draw:text-box fo:min-height="6.911cm"><text:p text:style-name="Figure"><draw:frame draw:style-name="fr16" draw:name="Image42" text:anchor-type="paragraph" svg:width="17.501cm" svg:height="6.911cm" style:rel-height="scale" draw:z-index="83"><draw:image xlink:href="Pictures/100086F3000063A90000275BAA3567D0E9B03A06.svg" xlink:type="simple" xlink:show="embed" xlink:actuate="onLoad"/><draw:image xlink:href="Pictures/10000201000003C40000017D79AB3A14E1CEA0AF.png" xlink:type="simple" xlink:show="embed" xlink:actuate="onLoad"/></draw:frame>Figure <text:sequence text:ref-name="refFigure41" text:name="Figure" text:formula="ooow:Figure+1" style:num-format="1">9.33</text:sequence> - Event 016 Classifier behavior</text:p></draw:text-box></draw:frame>Test executions</text:h>
      <text:p text:style-name="P57">Received event occurrence(s)</text:p>
      <text:list xml:id="list115936379836226" text:continue-numbering="true" text:style-name="Bulleted1">
        <text:list-item>
          <text:p text:style-name="Bulleted"><text:span text:style-name="T85">Start – received when in configuration </text:span><text:span text:style-name="T36">wait</text:span><text:span text:style-name="T85">.</text:span></text:p>
        </text:list-item>
        <text:list-item>
          <text:p text:style-name="Bulleted"><text:span text:style-name="T85">Continue – received when in configuration </text:span><text:span text:style-name="T36">S1[S1.1]</text:span><text:span text:style-name="T85">.</text:span></text:p>
        </text:list-item>
        <text:list-item>
          <text:p text:style-name="Bulleted"><text:span text:style-name="T85">Continue – received when in configuration </text:span><text:span text:style-name="T36">S1</text:span><text:span text:style-name="T85">.</text:span></text:p>
        </text:list-item>
      </text:list>
      <text:p text:style-name="P12"><text:soft-page-break/>Generated trace</text:p>
      <text:list xml:id="list115936921637021" text:continue-numbering="true" text:style-name="Bulleted1">
        <text:list-item>
          <text:p text:style-name="P319">T1.2(effect)::T3(effect)</text:p>
        </text:list-item>
      </text:list>
      <text:p text:style-name="Text_20_body_20_indent"><text:span text:style-name="T3">Note.</text:span> This test case illustrates the consideration for transition priorities when an event is accepted. When the RTC step accepting Continue the event occurrence starts the state-machine is in the configuration S1[S1.1]. At this point to transitions seems to be triggered using the same. The resolution of this potential conflict is realized by analyzing transition priorities. As S1.1 is the innermost state in the configuration, transitions originating from this latter have the highest priority. Hence T1.2 is triggered.</text:p>
      <text:p text:style-name="P49"><text:span text:style-name="T85">R</text:span><text:span text:style-name="T118">TC steps</text:span></text:p>
      <text:p text:style-name="P66">TODO</text:p>
      <text:h text:style-name="P251" text:outline-level="4"><text:bookmark-start text:name="__RefHeading___Toc20317_1360616818"/>Event 016-bis<text:bookmark-end text:name="__RefHeading___Toc20317_1360616818"/></text:h>
      <table:table table:name="Tableau29" table:style-name="Tableau29">
        <table:table-column table:style-name="Tableau29.A"/>
        <table:table-row>
          <table:table-cell table:style-name="Tableau29.A1" office:value-type="string">
            <text:p text:style-name="P104">Event 0<text:span text:style-name="T255">16</text:span></text:p>
          </table:table-cell>
        </table:table-row>
        <table:table-row table:style-name="Tableau29.2">
          <table:table-cell table:style-name="Tableau29.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212">is presented in Figure </text:span><text:span text:style-name="T212"><text:sequence-ref text:reference-format="value" text:ref-name="refFigure42">9.34</text:sequence-ref></text:span><text:span text:style-name="T212">.</text:span></text:p>
      <text:p text:style-name="Text_20_body"><text:soft-page-break/><draw:frame draw:style-name="fr9" draw:name="Cadre30" text:anchor-type="as-char" svg:width="17.501cm" draw:z-index="84"><draw:text-box fo:min-height="11.224cm"><text:p text:style-name="Figure"><draw:frame draw:style-name="fr16" draw:name="Image43" text:anchor-type="paragraph" svg:width="17.501cm" svg:height="11.224cm" style:rel-height="scale" draw:z-index="85"><draw:image xlink:href="Pictures/10011AE000007B9500004F442DB09D2C699CD0C4.svg" xlink:type="simple" xlink:show="embed" xlink:actuate="onLoad"/><draw:image xlink:href="Pictures/100002010000037300000236197D214BAB5F748B.png" xlink:type="simple" xlink:show="embed" xlink:actuate="onLoad"/></draw:frame>Figure <text:sequence text:ref-name="refFigure42" text:name="Figure" text:formula="ooow:Figure+1" style:num-format="1">9.34</text:sequence> - Event 016-<text:span text:style-name="T257">bis</text:span> Classifier behavior</text:p></draw:text-box></draw:frame></text:p>
      <text:h text:style-name="Heading_20_6" text:outline-level="6">Test executions</text:h>
      <text:p text:style-name="P57">Received event occurrence(s)</text:p>
      <text:p text:style-name="P68">TODO</text:p>
      <text:p text:style-name="P60">Generated trace</text:p>
      <text:p text:style-name="P67">TODO</text:p>
      <text:p text:style-name="P49"><text:span text:style-name="T85">R</text:span><text:span text:style-name="T118">TC steps</text:span></text:p>
      <text:p text:style-name="P66">TODO</text:p>
      <text:h text:style-name="P251" text:outline-level="4"><text:bookmark-start text:name="__RefHeading___Toc20319_1360616818"/><text:soft-page-break/>Event 018<text:bookmark-end text:name="__RefHeading___Toc20319_1360616818"/></text:h>
      <table:table table:name="Tableau30" table:style-name="Tableau30">
        <table:table-column table:style-name="Tableau30.A"/>
        <table:table-row table:style-name="Tableau30.1">
          <table:table-cell table:style-name="Tableau30.A1" office:value-type="string">
            <text:p text:style-name="P116">Event 0<text:span text:style-name="T255">18</text:span></text:p>
          </table:table-cell>
        </table:table-row>
        <table:table-row table:style-name="Tableau30.2">
          <table:table-cell table:style-name="Tableau30.A2" office:value-type="string">
            <text:p text:style-name="Text_20_body">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Heading_20_6" text:outline-level="6">Tested state-machine</text:h>
      <text:p text:style-name="Text_20_body">The state-machine that is executed for that test <text:span text:style-name="T212">is presented in Figure </text:span><text:span text:style-name="T212"><text:sequence-ref text:reference-format="value" text:ref-name="refFigure43">9.35</text:sequence-ref></text:span><text:span text:style-name="T212">.</text:span></text:p>
      <text:h text:style-name="Heading_20_6" text:outline-level="6"><draw:frame draw:style-name="fr7" draw:name="Cadre31" text:anchor-type="paragraph" svg:width="17.501cm" draw:z-index="86"><draw:text-box fo:min-height="8.262cm"><text:p text:style-name="Figure"><draw:frame draw:style-name="fr16" draw:name="Image44" text:anchor-type="paragraph" svg:width="17.501cm" svg:height="8.262cm" style:rel-height="scale" draw:z-index="87"><draw:image xlink:href="Pictures/1000AC2D00007A97000039E148BF7FB03ACDBD87.svg" xlink:type="simple" xlink:show="embed" xlink:actuate="onLoad"/><draw:image xlink:href="Pictures/1000020100000405000001E619E16FCE669D4021.png" xlink:type="simple" xlink:show="embed" xlink:actuate="onLoad"/></draw:frame>Figure <text:sequence text:ref-name="refFigure43" text:name="Figure" text:formula="ooow:Figure+1" style:num-format="1">9.35</text:sequence> - Event 018 Classifier behavior</text:p></draw:text-box></draw:frame>Test executions</text:h>
      <text:p text:style-name="P57">Received event occurrence(s)</text:p>
      <text:list xml:id="list115936053036961" text:continue-numbering="true" text:style-name="Bulleted1">
        <text:list-item>
          <text:p text:style-name="Bulleted"><text:span text:style-name="T85">Start – received when in configuration </text:span><text:span text:style-name="T36">wait</text:span><text:span text:style-name="T85">.</text:span></text:p>
        </text:list-item>
      </text:list>
      <text:p text:style-name="P12"><text:soft-page-break/>Generated trace</text:p>
      <text:list xml:id="list115936561454432" text:continue-numbering="true" text:style-name="Bulleted1">
        <text:list-item>
          <text:p text:style-name="P318">S1.1.1(exit)::S1.1(exit)::S1(exit)::T3(effect)::S2(entry)::S1.2(entry)</text:p>
        </text:list-item>
      </text:list>
      <text:p text:style-name="Text_20_body_20_indent"><text:span text:style-name="T3">Note.</text:span> The interesting point of that test case is to consider the situation in which transition T3 is triggered by the acceptance of the completion event generated for S1.1.1. The configuration of the state-machine is at this time S1[S1.1[S1.1.1]]. When T3 is traversed it provokes the following set of actions:</text:p>
      <text:list xml:id="list115935600278834" text:continue-list="list115935528056245" text:style-name="Numbered">
        <text:list-item text:start-value="1">
          <text:p text:style-name="P333">S1.1.1, S1.1 and S1 are exited (in this order).</text:p>
        </text:list-item>
        <text:list-item>
          <text:p text:style-name="P334">The effect behavior of the transition is executed.</text:p>
        </text:list-item>
        <text:list-item>
          <text:p text:style-name="P334">S2 and S2.1 are entered (in this order).</text:p>
        </text:list-item>
      </text:list>
      <text:p text:style-name="P49"><text:span text:style-name="T85">R</text:span><text:span text:style-name="T118">TC steps</text:span></text:p>
      <text:p text:style-name="P66">TODO</text:p>
      <text:h text:style-name="P237" text:outline-level="3"><text:bookmark-start text:name="__RefHeading___Toc20321_1360616818"/>Entering<text:bookmark-end text:name="__RefHeading___Toc20321_1360616818"/></text:h>
      <text:h text:style-name="P252" text:outline-level="4"><text:bookmark-start text:name="__RefHeading___Toc20323_1360616818"/>Overview<text:bookmark-end text:name="__RefHeading___Toc20323_1360616818"/></text:h>
      <text:p text:style-name="P86">Test cases presented in <text:span text:style-name="T262">subclause</text:span> demonstrate the coverage provided by the execution model regarding entry semantics of composite states.</text:p>
      <text:h text:style-name="P252" text:outline-level="4"><text:bookmark-start text:name="__RefHeading___Toc20325_1360616818"/>Entering 004<text:bookmark-end text:name="__RefHeading___Toc20325_1360616818"/></text:h>
      <table:table table:name="Tableau31" table:style-name="Tableau31">
        <table:table-column table:style-name="Tableau31.A"/>
        <table:table-row>
          <table:table-cell table:style-name="Tableau31.A1" office:value-type="string">
            <text:p text:style-name="P104">E<text:span text:style-name="T256">ntering 004</text:span></text:p>
          </table:table-cell>
        </table:table-row>
        <table:table-row table:style-name="Tableau31.2">
          <table:table-cell table:style-name="Tableau31.A2" office:value-type="string">
            <text:p text:style-name="Text_20_body">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Heading_20_6" text:outline-level="6"><text:soft-page-break/>Tested state-machine</text:h>
      <text:p text:style-name="Text_20_body">The state-machine that is executed for that test <text:span text:style-name="T212">is presented in Figure </text:span><text:span text:style-name="T212"><text:sequence-ref text:reference-format="value" text:ref-name="refFigure44">9.36</text:sequence-ref></text:span><text:span text:style-name="T212">.</text:span></text:p>
      <text:p text:style-name="P149"><draw:frame draw:style-name="fr6" draw:name="Cadre32" text:anchor-type="paragraph" svg:width="15.452cm" draw:z-index="88"><draw:text-box fo:min-height="9.033cm"><text:p text:style-name="Figure"><draw:frame draw:style-name="fr16" draw:name="Image45" text:anchor-type="paragraph" svg:width="15.452cm" svg:height="9.033cm" style:rel-height="scale" draw:z-index="89"><draw:image xlink:href="Pictures/10006C750000517800002FA07109FE8B82BFBE3F.svg" xlink:type="simple" xlink:show="embed" xlink:actuate="onLoad"/><draw:image xlink:href="Pictures/1000020100000314000001CD341AB665C2360D9B.png" xlink:type="simple" xlink:show="embed" xlink:actuate="onLoad"/></draw:frame>Figure <text:sequence text:ref-name="refFigure44" text:name="Figure" text:formula="ooow:Figure+1" style:num-format="1">9.36</text:sequence> - Entering 004 Classifier behavior</text:p></draw:text-box></draw:frame>Test executions</text:p>
      <text:p text:style-name="P57">Received event occurrence(s)</text:p>
      <text:list xml:id="list115937203571691" text:continue-list="list115936561454432" text:style-name="Bulleted1">
        <text:list-item>
          <text:p text:style-name="Bulleted"><text:span text:style-name="T85">Start – received when in configuration </text:span><text:span text:style-name="T36">waiting</text:span><text:span text:style-name="T85">.</text:span></text:p>
        </text:list-item>
      </text:list>
      <text:p text:style-name="P60">Generated trace</text:p>
      <text:list xml:id="list115935567135011" text:continue-numbering="true" text:style-name="Bulleted1">
        <text:list-item>
          <text:p text:style-name="Bulleted">S1(entry)::S1(exit)</text:p>
        </text:list-item>
      </text:list>
      <text:p text:style-name="Text_20_body_20_indent"><text:span text:style-name="T3">Note.</text:span> <office:annotation office:name="__Annotation__19189_1360616818"><dc:creator>Ed Seidewitz</dc:creator><dc:date>2016-02-04T18:54:46</dc:date><loext:sender-initials>EVS</loext:sender-initials><text:p text:style-name="P335"><text:span text:style-name="T295">We should not have a test in which the model is ill-formed.</text:span></text:p></office:annotation>The model here is ill-formed<office:annotation-end office:name="__Annotation__19189_1360616818"/>, nevertheless the execution model supports its execution. To do so S1 is treated as being a simple state. Hence when S1 is entered it completes right after the termination of its entry behavior. This completion event is used to trigger the transition T3 which leads to the completion of the state-machine execution.</text:p>
      <text:p text:style-name="P49"><text:span text:style-name="T85">R</text:span><text:span text:style-name="T118">TC steps</text:span></text:p>
      <text:p text:style-name="P81"><text:span text:style-name="T118">T</text:span><text:span text:style-name="T85">ODO</text:span></text:p>
      <text:h text:style-name="P252" text:outline-level="4"><text:bookmark-start text:name="__RefHeading___Toc20327_1360616818"/><text:soft-page-break/>Entering 005<text:bookmark-end text:name="__RefHeading___Toc20327_1360616818"/></text:h>
      <table:table table:name="Tableau32" table:style-name="Tableau32">
        <table:table-column table:style-name="Tableau32.A"/>
        <table:table-row>
          <table:table-cell table:style-name="Tableau32.A1" office:value-type="string">
            <text:p text:style-name="P116">E<text:span text:style-name="T256">ntering 005</text:span></text:p>
          </table:table-cell>
        </table:table-row>
        <table:table-row table:style-name="Tableau32.2">
          <table:table-cell table:style-name="Tableau32.A2" office:value-type="string">
            <text:p text:style-name="Text_20_body">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129" text:outline-level="6">Tested state-machine</text:h>
      <text:p text:style-name="Text_20_body">The state-machine that is executed for that test <text:span text:style-name="T212">is presented in Figure </text:span><text:span text:style-name="T212"><text:sequence-ref text:reference-format="value" text:ref-name="refFigure45">9.37</text:sequence-ref></text:span><text:span text:style-name="T212">.</text:span></text:p>
      <text:h text:style-name="Heading_20_6" text:outline-level="6"><draw:frame draw:style-name="fr6" draw:name="Cadre33" text:anchor-type="paragraph" svg:width="16.866cm" draw:z-index="90"><draw:text-box fo:min-height="9.008cm"><text:p text:style-name="Figure"><draw:frame draw:style-name="fr16" draw:name="Image46" text:anchor-type="paragraph" svg:width="16.866cm" svg:height="9.008cm" style:rel-height="scale" draw:z-index="91"><draw:image xlink:href="Pictures/1000804700005DB50000320D3A2FA8CB10CB997F.svg" xlink:type="simple" xlink:show="embed" xlink:actuate="onLoad"/><draw:image xlink:href="Pictures/100002010000038B000001E40C95FD50D49CCB96.png" xlink:type="simple" xlink:show="embed" xlink:actuate="onLoad"/></draw:frame>Figure <text:sequence text:ref-name="refFigure45" text:name="Figure" text:formula="ooow:Figure+1" style:num-format="1">9.37</text:sequence> - Entering 005 Classifier behavior</text:p></draw:text-box></draw:frame>Test executions</text:h>
      <text:p text:style-name="P57">Received event occurrence(s)</text:p>
      <text:list xml:id="list115936922032429" text:continue-numbering="true" text:style-name="Bulleted1">
        <text:list-item>
          <text:p text:style-name="Bulleted"><text:span text:style-name="T85">Start – received when in configuration </text:span><text:span text:style-name="T36">waiting</text:span><text:span text:style-name="T85">.</text:span></text:p>
        </text:list-item>
      </text:list>
      <text:p text:style-name="P60">Generated trace</text:p>
      <text:list xml:id="list115936071683276" text:continue-numbering="true" text:style-name="Bulleted1">
        <text:list-item>
          <text:p text:style-name="Bulleted">T2(effect)::S1(entry)::S1.1(entry)::S1.1.1(entry)</text:p>
        </text:list-item>
      </text:list>
      <text:p text:style-name="Text_20_body_20_indent"><text:span text:style-name="T3">Note. </text:span><text:s/>This test case illustrates the entry of the deeply nested state S1.1.1. Here when T2 is triggered, its effect behavior is executed and lead to the entrance (in this order) of S1, S1.1, and S1.1.1. S1 and S1.1 are composite state whose unique region is entered explicitly (i.e. if it exists an initial pseudo-state then this latter is not used). </text:p>
      <text:p text:style-name="P17"><text:soft-page-break/><text:span text:style-name="T85">R</text:span><text:span text:style-name="T118">TC steps</text:span></text:p>
      <text:p text:style-name="P82"><text:span text:style-name="T118">T</text:span><text:span text:style-name="T85">ODO</text:span></text:p>
      <text:h text:style-name="P252" text:outline-level="4"><text:bookmark-start text:name="__RefHeading___Toc20329_1360616818"/>Entering 009<text:bookmark-end text:name="__RefHeading___Toc20329_1360616818"/></text:h>
      <table:table table:name="Tableau33" table:style-name="Tableau33">
        <table:table-column table:style-name="Tableau33.A"/>
        <table:table-row>
          <table:table-cell table:style-name="Tableau33.A1" office:value-type="string">
            <text:p text:style-name="P116">E<text:span text:style-name="T256">ntering 004</text:span></text:p>
          </table:table-cell>
        </table:table-row>
        <table:table-row table:style-name="Tableau33.2">
          <table:table-cell table:style-name="Tableau33.A2" office:value-type="string">
            <text:p text:style-name="Text_20_body">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Heading_20_6" text:outline-level="6">Tested state-machine</text:h>
      <text:p text:style-name="Text_20_body">The state-machine that is executed for that test <text:span text:style-name="T212">is presented in Figure </text:span><text:span text:style-name="T212"><text:sequence-ref text:reference-format="value" text:ref-name="refFigure46">9.38</text:sequence-ref></text:span><text:span text:style-name="T212">.</text:span></text:p>
      <text:h text:style-name="Heading_20_6" text:outline-level="6"><draw:frame draw:style-name="fr6" draw:name="Cadre34" text:anchor-type="paragraph" svg:width="16.866cm" draw:z-index="92"><draw:text-box fo:min-height="6.572cm"><text:p text:style-name="Figure"><draw:frame draw:style-name="fr16" draw:name="Image47" text:anchor-type="paragraph" svg:width="16.866cm" svg:height="6.572cm" style:rel-height="scale" draw:z-index="93"><draw:image xlink:href="Pictures/1000554600005BF1000023D4ED1FDB7E57CF144F.svg" xlink:type="simple" xlink:show="embed" xlink:actuate="onLoad"/><draw:image xlink:href="Pictures/100002010000037A0000015BB3DFA262211252BE.png" xlink:type="simple" xlink:show="embed" xlink:actuate="onLoad"/></draw:frame>Figure <text:sequence text:ref-name="refFigure46" text:name="Figure" text:formula="ooow:Figure+1" style:num-format="1">9.38</text:sequence> - Entering 009 Classifier behavior</text:p></draw:text-box></draw:frame>Test executions</text:h>
      <text:p text:style-name="P57">Received event occurrence(s)</text:p>
      <text:list xml:id="list115937145817697" text:continue-numbering="true" text:style-name="Bulleted1">
        <text:list-item>
          <text:p text:style-name="Bulleted"><text:span text:style-name="T85">Start – received when in configuration </text:span><text:span text:style-name="T36">waiting</text:span><text:span text:style-name="T85">.</text:span></text:p>
        </text:list-item>
      </text:list>
      <text:p text:style-name="P60">Generated trace</text:p>
      <text:list xml:id="list115935654723204" text:continue-numbering="true" text:style-name="Bulleted1">
        <text:list-item>
          <text:p text:style-name="Bulleted">T2(effect)::S1(entry)::T1.1(effect)::S1.1(entry)</text:p>
        </text:list-item>
      </text:list>
      <text:p text:style-name="Text_20_body_20_indent"><text:span text:style-name="T3">Note.</text:span> This test case illustrates the entrance of a composite state through an entry point. Here when the entry point is reached it leads to entrance of S1 and so the execution of its entry behavior. S1 one region is entered explicitly by T1.1, this continuation transition is traversed as soon as S1 was entered. It leads to the entrance of S1.1. This latter completes when its entry behavior was executed. The completion event is used to trigger the transition T1.2.</text:p>
      <text:p text:style-name="P17"><text:soft-page-break/><text:span text:style-name="T85">R</text:span><text:span text:style-name="T118">TC steps</text:span></text:p>
      <text:p text:style-name="P82"><text:span text:style-name="T118">T</text:span><text:span text:style-name="T85">ODO</text:span></text:p>
      <text:h text:style-name="P252" text:outline-level="4"><text:bookmark-start text:name="__RefHeading___Toc20331_1360616818"/>Entering 010<text:bookmark-end text:name="__RefHeading___Toc20331_1360616818"/></text:h>
      <table:table table:name="Tableau35" table:style-name="Tableau35">
        <table:table-column table:style-name="Tableau35.A"/>
        <table:table-row>
          <table:table-cell table:style-name="Tableau35.A1" office:value-type="string">
            <text:p text:style-name="P116">E<text:span text:style-name="T256">ntering 010</text:span></text:p>
          </table:table-cell>
        </table:table-row>
        <table:table-row table:style-name="Tableau35.2">
          <table:table-cell table:style-name="Tableau35.A2" office:value-type="string">
            <text:p text:style-name="Text_20_body">If the composite State is also an orthogonal State with multiple Regions, each of its Regions is also entered, either by default or explicitly.</text:p>
          </table:table-cell>
        </table:table-row>
      </table:table>
      <text:h text:style-name="Heading_20_6" text:outline-level="6">Tested state-machine</text:h>
      <text:p text:style-name="Text_20_body">The state-machine that is executed for that test <text:span text:style-name="T212">is presented in Figure </text:span><text:span text:style-name="T212"><text:sequence-ref text:reference-format="value" text:ref-name="refFigure47">9.39</text:sequence-ref></text:span><text:span text:style-name="T212">.</text:span></text:p>
      <text:h text:style-name="Heading_20_6" text:outline-level="6"><draw:frame draw:style-name="fr6" draw:name="Cadre35" text:anchor-type="paragraph" svg:width="13.506cm" draw:z-index="94"><draw:text-box fo:min-height="10.848cm"><text:p text:style-name="Figure"><draw:frame draw:style-name="fr16" draw:name="Image48" text:anchor-type="paragraph" svg:width="13.506cm" svg:height="10.848cm" style:rel-height="scale" draw:z-index="95"><draw:image xlink:href="Pictures/1000B7790000496C00003AFB53D698D03ABB1512.svg" xlink:type="simple" xlink:show="embed" xlink:actuate="onLoad"/><draw:image xlink:href="Pictures/10000201000002C60000023BB0F13D146BECEE2C.png" xlink:type="simple" xlink:show="embed" xlink:actuate="onLoad"/></draw:frame>Figure <text:sequence text:ref-name="refFigure47" text:name="Figure" text:formula="ooow:Figure+1" style:num-format="1">9.39</text:sequence> - Entering 010 Classifier behavior</text:p></draw:text-box></draw:frame>Test executions</text:h>
      <text:p text:style-name="P57">Received event occurrence(s)</text:p>
      <text:list xml:id="list115936351348766" text:continue-numbering="true" text:style-name="Bulleted1">
        <text:list-item>
          <text:p text:style-name="Bulleted"><text:span text:style-name="T85">Start – received when </text:span><text:span text:style-name="T120">in configuration </text:span><text:span text:style-name="T61">wait</text:span><text:span text:style-name="T120">.</text:span></text:p>
        </text:list-item>
      </text:list>
      <text:p text:style-name="P12"><text:soft-page-break/>Generated trace</text:p>
      <text:list xml:id="list115937535500919" text:continue-numbering="true" text:style-name="Bulleted1">
        <text:list-item>
          <text:p text:style-name="P318">S1(entry)::T2.1(effect)::S2.1(entry)::S1.1(entry)</text:p>
        </text:list-item>
      </text:list>
      <text:p text:style-name="Text_20_body_20_indent"><text:span text:style-name="T3">Note.</text:span> <text:s/>This test case presents the entry of a composite state with orthogonal regions. Here one region is entered explicitly and the other is entered by default. This entry occurs in the RTC step initiated by the acceptance of the Start event occurrence. First S1 is entered, this leads to the default entry of the right side region. Next the left hand side region is entered explicitly (the initial pseudo state and its continuation transition are not used). Hence the state S1.1 is entered. One can notice that this describes on possible execution. Indeed the concurrency expressed in S1 can lead to obtain other valid execution traces. Nevertheless rules for default and explicit entry of regions remain unchanged.</text:p>
      <text:p text:style-name="P49"><text:span text:style-name="T85">R</text:span><text:span text:style-name="T118">TC steps</text:span></text:p>
      <text:p text:style-name="P82"><text:span text:style-name="T118">T</text:span><text:span text:style-name="T85">ODO</text:span></text:p>
      <text:h text:style-name="P252" text:outline-level="4"><text:bookmark-start text:name="__RefHeading___Toc52179_1991190544"/>Entering 011<text:bookmark-end text:name="__RefHeading___Toc52179_1991190544"/></text:h>
      <table:table table:name="Tableau34" table:style-name="Tableau34">
        <table:table-column table:style-name="Tableau34.A"/>
        <table:table-row>
          <table:table-cell table:style-name="Tableau34.A1" office:value-type="string">
            <text:p text:style-name="P104">E<text:span text:style-name="T256">ntering 011</text:span></text:p>
          </table:table-cell>
        </table:table-row>
        <table:table-row table:style-name="Tableau34.2">
          <table:table-cell table:style-name="Tableau34.A2" office:value-type="string">
            <text:p text:style-name="Text_20_body">If the Transition terminates on the edge of the composite State (i.e., without entering the State), then all the Regions are entered using the default entry rule above.</text:p>
          </table:table-cell>
        </table:table-row>
      </table:table>
      <text:h text:style-name="Heading_20_6" text:outline-level="6">Tested state-machine</text:h>
      <text:p text:style-name="Text_20_body">The state-machine that is executed for that test <text:span text:style-name="T212">is presented in Figure </text:span><text:span text:style-name="T212"><text:sequence-ref text:reference-format="value" text:ref-name="refFigure48">9.40</text:sequence-ref></text:span><text:span text:style-name="T212">.</text:span></text:p>
      <text:p text:style-name="Text_20_body"><draw:frame draw:style-name="fr9" draw:name="Cadre36" text:anchor-type="as-char" svg:width="17.501cm" draw:z-index="96"><draw:text-box fo:min-height="8.271cm"><text:p text:style-name="Figure"><draw:frame draw:style-name="fr16" draw:name="Image49" text:anchor-type="paragraph" svg:width="17.501cm" svg:height="8.271cm" style:rel-height="scale" draw:z-index="97"><draw:image xlink:href="Pictures/1000B7B600005CD300002BE0612346158E483EAF.svg" xlink:type="simple" xlink:show="embed" xlink:actuate="onLoad"/><draw:image xlink:href="Pictures/1000020100000382000001A90F01D5183D67479B.png" xlink:type="simple" xlink:show="embed" xlink:actuate="onLoad"/></draw:frame>Figure <text:sequence text:ref-name="refFigure48" text:name="Figure" text:formula="ooow:Figure+1" style:num-format="1">9.40</text:sequence> - Entering 011 Classifier behavior</text:p></draw:text-box></draw:frame></text:p>
      <text:h text:style-name="P130" text:outline-level="6"><text:soft-page-break/>Test executions</text:h>
      <text:p text:style-name="P47">Received event occurrence(s)</text:p>
      <text:list xml:id="list115937605235625" text:continue-numbering="true" text:style-name="Bulleted1">
        <text:list-item>
          <text:p text:style-name="Bulleted"><text:span text:style-name="T85">Start – received when in configuration </text:span><text:span text:style-name="T36">waiting</text:span><text:span text:style-name="T85">.</text:span></text:p>
        </text:list-item>
      </text:list>
      <text:p text:style-name="P60">Generated trace</text:p>
      <text:list xml:id="list115937032916836" text:continue-numbering="true" text:style-name="Bulleted1">
        <text:list-item>
          <text:p text:style-name="Bulleted">S1(entry)::T2.1(effect)::S1.2(entry)::T1.1(effect)::S1.1(entry)</text:p>
        </text:list-item>
      </text:list>
      <text:p text:style-name="Text_20_body_20_indent"><text:span text:style-name="T3">Note.</text:span> This test case presents the situation were all regions of a composite state are entered using the default entry rule. The RTC step that was initiated by the acceptance of the Start event occurrence leads to enter S1 which means that when its entry behavior was executed all region are started concurrently. The execution of each region starts using the available initial pseudo-state. S1 completes when both of its region completed. This occurs when completion events generated by S1.1 and S1.2 have been dispatched. S1 completion event is then used to trigger the transition T3.</text:p>
      <text:p text:style-name="P84"><text:span text:style-name="T132">R</text:span><text:span text:style-name="T133">TC steps</text:span></text:p>
      <text:h text:style-name="P238" text:outline-level="3"><text:change-start text:change-id="ct622966656"/>Exiting</text:h>
      <text:h text:style-name="P253" text:outline-level="4">Overview</text:h>
      <text:p text:style-name="P191">Tests presented in this <text:span text:style-name="T258">subclause</text:span> assesses that semantics associated <text:span text:style-name="T258">with state exiting rules</text:span> conform to what is specified in UML.</text:p>
      <text:h text:style-name="P253" text:outline-level="4">Exiting 001</text:h>
      <text:h text:style-name="P267" text:outline-level="6">Tested state-machine</text:h>
      <text:p text:style-name="Text_20_body"><text:span text:style-name="T20">The state-machine that is executed for that test </text:span><text:span text:style-name="T21">is presented in Figure </text:span><text:span text:style-name="T21"><text:sequence-ref text:reference-format="value" text:ref-name="refFigure50">9.41</text:sequence-ref></text:span><text:span text:style-name="T21">.</text:span></text:p>
      <text:h text:style-name="P269" text:outline-level="6"><draw:frame draw:style-name="fr3" draw:name="Cadre37" text:anchor-type="as-char" svg:width="17.501cm" draw:z-index="102"><draw:text-box fo:min-height="6.41cm"><text:p text:style-name="Figure"><draw:frame draw:style-name="fr18" draw:name="Image51" text:anchor-type="char" svg:width="17.501cm" svg:height="6.41cm" style:rel-height="scale" draw:z-index="103"><draw:image xlink:href="Pictures/100096B10000811800002F4BEBE1FAB084E48ED5.svg" xlink:type="simple" xlink:show="embed" xlink:actuate="onLoad"/><draw:image xlink:href="Pictures/1000020100000490000001AC3A4203754DAEF2C5.png" xlink:type="simple" xlink:show="embed" xlink:actuate="onLoad"/></draw:frame>Figure <text:sequence text:ref-name="refFigure50" text:name="Figure" text:formula="ooow:Figure+1" style:num-format="1">9.41</text:sequence>: Exiting 001 Classifier behavior</text:p></draw:text-box></draw:frame></text:h>
      <text:h text:style-name="P269" text:outline-level="6">Test executions</text:h>
      <text:p text:style-name="P189"><text:span text:style-name="T3">Received event occurrence(s)</text:span></text:p>
      <text:list xml:id="list115937578482871" text:continue-numbering="true" text:style-name="Bulleted1">
        <text:list-item>
          <text:p text:style-name="Bulleted"><text:soft-page-break/><text:span text:style-name="T130">Start – received when in configuration </text:span><text:span text:style-name="T81">waiting</text:span><text:span text:style-name="T130">.</text:span></text:p>
        </text:list-item>
        <text:list-item>
          <text:p text:style-name="Bulleted"><text:span text:style-name="T130">Continue – received when in configuration </text:span><text:span text:style-name="T81">S1[S1.1[S1.1.1], S2.1]</text:span><text:span text:style-name="T130">.</text:span></text:p>
        </text:list-item>
      </text:list>
      <text:h text:style-name="Heading_20_6" text:outline-level="6">Generated trace</text:h>
      <text:list xml:id="list115937583658665" text:continue-numbering="true" text:style-name="Bulleted1">
        <text:list-item>
          <text:p text:style-name="Bulleted"><text:span text:style-name="T231">S1</text:span><text:span text:style-name="T232">.</text:span><text:span text:style-name="T233">1.1(exit)::S1.1(exit)::S2.1(exit)::S1(exit)</text:span></text:p>
        </text:list-item>
        <text:list-item>
          <text:p text:style-name="Bulleted"><text:span text:style-name="T243">Notes.</text:span><text:span text:style-name="T241"> </text:span><text:span text:style-name="T242">This test illustrates the exit sequence of a composite state with orthogonal regions. At the point where Continue event occurrence is accepted it triggers transition </text:span><text:span text:style-name="T244">T3</text:span><text:span text:style-name="T242">. The first action implied by the traversal of </text:span><text:span text:style-name="T244">T3</text:span><text:span text:style-name="T242"> is that </text:span><text:span text:style-name="T244">S1</text:span><text:span text:style-name="T242"> needs to be exited. To be exited </text:span><text:span text:style-name="T244">S1</text:span><text:span text:style-name="T242"> requires first that all active states in all regions controlled by this state have been exited. The exit sequence starts for each region with the innermost active state. Hence if we consider the left hand side </text:span><text:span text:style-name="T244">S1.1.1</text:span><text:span text:style-name="T242"> is exited first and immediately followed by </text:span><text:span text:style-name="T244">S1.1</text:span><text:span text:style-name="T242">. Concurrently </text:span><text:span text:style-name="T244">S2.1</text:span><text:span text:style-name="T242"> is exited in the right hand side region. The exit sequence is concluded by the execution of the exit behavior of </text:span><text:span text:style-name="T244">S1</text:span><text:span text:style-name="T242">. Finally the effect behavior of </text:span><text:span text:style-name="T244">T3</text:span><text:span text:style-name="T242"> is executed and the state-machine execution completes.</text:span></text:p>
        </text:list-item>
      </text:list>
      <text:h text:style-name="P253" text:outline-level="4">Exiting 002</text:h>
      <text:p text:style-name="Text_20_body"/>
      <table:table table:name="Tableau37" table:style-name="Tableau37">
        <table:table-column table:style-name="Tableau37.A"/>
        <table:table-row>
          <table:table-cell table:style-name="Tableau37.A1" office:value-type="string">
            <text:p text:style-name="P323">E<text:span text:style-name="T264">xiting 002</text:span></text:p>
          </table:table-cell>
        </table:table-row>
        <table:table-row table:style-name="Tableau37.2">
          <table:table-cell table:style-name="Tableau37.A2" office:value-type="string">
            <text:p text:style-name="P156">If the State has a doActivity Behavior that is still executing when the State is exited, that Behavior is aborted before the exit Behavior commences execution.</text:p>
          </table:table-cell>
        </table:table-row>
      </table:table>
      <text:h text:style-name="P267" text:outline-level="6">Tested state-machine</text:h>
      <text:p text:style-name="Text_20_body"><text:span text:style-name="T20">The state-machine that is executed for that test </text:span><text:span text:style-name="T21">is presented in Figure </text:span><text:span text:style-name="T21"><text:sequence-ref text:reference-format="value" text:ref-name="refFigure51">9.42</text:sequence-ref></text:span><text:span text:style-name="T21">. The </text:span><text:span text:style-name="T82">doActivity</text:span><text:span text:style-name="T21"> behavior of </text:span><text:span text:style-name="T82">S1</text:span><text:span text:style-name="T21"> has exactly the same behavior that the one presented in Figure </text:span><text:span text:style-name="T21"><text:sequence-ref text:reference-format="value" text:ref-name="refFigure9">9.1</text:sequence-ref></text:span><text:span text:style-name="T21"> except that instead of waiting for Continue event occurrence it waits for an AnotherSignal event occurrence.</text:span></text:p>
      <text:p text:style-name="P166"><text:soft-page-break/><draw:frame draw:style-name="fr3" draw:name="Cadre38" text:anchor-type="as-char" svg:width="8.162cm" draw:z-index="104"><draw:text-box fo:min-height="9.798cm"><text:p text:style-name="Figure"><draw:frame draw:style-name="fr16" draw:name="Image52" text:anchor-type="paragraph" svg:width="7.634cm" svg:height="8.8cm" style:rel-height="scale" draw:z-index="105"><draw:image xlink:href="Pictures/100047F80000293B000031801EFB2E8ECE0E8D62.svg" xlink:type="simple" xlink:show="embed" xlink:actuate="onLoad"/><draw:image xlink:href="Pictures/100002010000018F000001DF0EB7CAC80C96F892.png" xlink:type="simple" xlink:show="embed" xlink:actuate="onLoad"/></draw:frame>Figure <text:sequence text:ref-name="refFigure51" text:name="Figure" text:formula="ooow:Figure+1" style:num-format="1">9.42</text:sequence>: Exiting 002 Classifier behavior</text:p></draw:text-box></draw:frame></text:p>
      <text:p text:style-name="Text_20_body">The exit behavior is specified as shown in Figure <text:sequence-ref text:reference-format="value" text:ref-name="refFigure52">9.43</text:sequence-ref>. It contributes to the trace production by adding a the fragment 'S1(exit)' and sends a signal AnotherSignal to the current context object executing this behavior and so the state-machine.</text:p>
      <text:h text:style-name="P269" text:outline-level="6"><text:soft-page-break/><draw:frame draw:style-name="fr3" draw:name="Cadre39" text:anchor-type="as-char" svg:width="12.146cm" draw:z-index="106"><draw:text-box fo:min-height="9.583cm"><text:p text:style-name="Figure"><draw:frame draw:style-name="fr16" draw:name="Image53" text:anchor-type="paragraph" svg:width="12.146cm" svg:height="9.583cm" style:rel-height="scale" draw:z-index="107"><draw:image xlink:href="Pictures/10006DE5000043E900003594D71FBCC6E4CFC48E.svg" xlink:type="simple" xlink:show="embed" xlink:actuate="onLoad"/><draw:image xlink:href="Pictures/1000020100000291000002062B9B13A603B80C73.png" xlink:type="simple" xlink:show="embed" xlink:actuate="onLoad"/></draw:frame>Figure <text:sequence text:ref-name="refFigure52" text:name="Figure" text:formula="ooow:Figure+1" style:num-format="1">9.43</text:sequence>: S1 exit behavior</text:p></draw:text-box></draw:frame></text:h>
      <text:h text:style-name="P269" text:outline-level="6">Test executions</text:h>
      <text:p text:style-name="Text_20_body">Received event occurrence(s)</text:p>
      <text:list xml:id="list115935858259591" text:continue-numbering="true" text:style-name="Bulleted1">
        <text:list-item>
          <text:p text:style-name="Bulleted"><text:span text:style-name="T85">Start – received when in configuration </text:span><text:span text:style-name="T36">wait</text:span><text:span text:style-name="T85">.</text:span></text:p>
        </text:list-item>
        <text:list-item>
          <text:p text:style-name="Bulleted"><text:span text:style-name="T85">Continue – received when in configuration </text:span><text:span text:style-name="T36">S1</text:span><text:span text:style-name="T85">.</text:span></text:p>
        </text:list-item>
      </text:list>
      <text:p text:style-name="Text_20_body">Generated trace</text:p>
      <text:list xml:id="list115937491768212" text:continue-numbering="true" text:style-name="Bulleted1">
        <text:list-item>
          <text:p text:style-name="Bulleted"><text:span text:style-name="T231">S1</text:span><text:span text:style-name="T239">(doActivityPartI)::</text:span><text:span text:style-name="T240">S1(exit)</text:span></text:p>
        </text:list-item>
        <text:list-item>
          <text:p text:style-name="Bulleted"><text:span text:style-name="T229">N</text:span><text:span text:style-name="T228">ote.</text:span><text:span text:style-name="T227"> The purpose of this test is to demonstrate that the doActivity behavior (if it is still running) is aborted before the exit behavior of is actually executed. </text:span><text:span text:style-name="T239">In this test case the doActivity behavior is started asynchronously after </text:span><text:span text:style-name="T234">S1</text:span><text:span text:style-name="T239"> was entered. It is the very last action that takes place during the RTC step initiated by the acceptance of the Start event occurrence. </text:span></text:p>
        </text:list-item>
        <text:list-item>
          <text:p text:style-name="Bulleted"><text:span text:style-name="T239">When the Continue event occurrence is dispatched the doActivity behavior is still running. Indeed it waits for an AnotherSignal occurrence. However </text:span><text:span text:style-name="T234">S1</text:span><text:span text:style-name="T239"> is now forced to be exited using the transition </text:span><text:span text:style-name="T234">T3</text:span><text:span text:style-name="T239"> (due to the acceptance of the Continue event occurrence). Hence its doActivity behavior is aborted and its exit behavior is executed. To verify that doActivity was effectively aborted before the execution </text:span><text:span text:style-name="T240">the</text:span><text:span text:style-name="T239"> exit, the exit behavior of </text:span><text:span text:style-name="T234">S1</text:span><text:span text:style-name="T239"> sends an AnotherSignal occurrence to the context object. If the doActivity was not aborted then it would have used this event occurrence to continue its execution and it would have completed the execution trace with the message S1(doActivityPartII).</text:span></text:p>
        </text:list-item>
        <text:list-item>
          <text:p text:style-name="Bulleted"><text:span text:style-name="T132">R</text:span><text:span text:style-name="T133">TC steps</text:span></text:p>
        </text:list-item>
      </text:list>
      <text:h text:style-name="P253" text:outline-level="4"><text:soft-page-break/>Exiting 003</text:h>
      <text:p text:style-name="P189"/>
      <table:table table:name="Tableau38" table:style-name="Tableau38">
        <table:table-column table:style-name="Tableau38.A"/>
        <table:table-row>
          <table:table-cell table:style-name="Tableau38.A1" office:value-type="string">
            <text:p text:style-name="P323">E<text:span text:style-name="T264">xiting 003</text:span></text:p>
          </table:table-cell>
        </table:table-row>
        <table:table-row table:style-name="Tableau38.2">
          <table:table-cell table:style-name="Tableau38.A2" office:value-type="string">
            <text:p text:style-name="P157">When exiting from a composite State, exit commences with the innermost State in the active state configuration. This means that exit Behaviors are executed in sequence starting with the innermost active State.</text:p>
          </table:table-cell>
        </table:table-row>
      </table:table>
      <text:h text:style-name="Heading_20_6" text:outline-level="6">Tested state-machine</text:h>
      <text:p text:style-name="Text_20_body">The state-machine that is executed for that test <text:span text:style-name="T212">is presented in Figure </text:span><text:span text:style-name="T212"><text:sequence-ref text:reference-format="value" text:ref-name="refFigure53">9.44</text:sequence-ref></text:span><text:span text:style-name="T212">.</text:span></text:p>
      <text:h text:style-name="P269" text:outline-level="6"><draw:frame draw:style-name="fr4" draw:name="Cadre40" text:anchor-type="as-char" svg:width="17.501cm" draw:z-index="108"><draw:text-box fo:min-height="7.38cm"><text:p text:style-name="Figure"><draw:frame draw:style-name="fr14" draw:name="Image54" text:anchor-type="paragraph" svg:width="17.501cm" svg:height="7.38cm" style:rel-height="scale" draw:z-index="109"><draw:image xlink:href="Pictures/1000D2E600007667000031F145F0841450CC03C2.svg" xlink:type="simple" xlink:show="embed" xlink:actuate="onLoad"/><draw:image xlink:href="Pictures/1000020100000441000001CBF40208B0CD818540.png" xlink:type="simple" xlink:show="embed" xlink:actuate="onLoad"/></draw:frame>Figure <text:sequence text:ref-name="refFigure53" text:name="Figure" text:formula="ooow:Figure+1" style:num-format="1">9.44</text:sequence>: Exiting 003 Classifier behavior</text:p></draw:text-box></draw:frame></text:h>
      <text:h text:style-name="P269" text:outline-level="6">Test executions</text:h>
      <text:p text:style-name="P182">Received event occurrence(s)</text:p>
      <text:list xml:id="list115937944823784" text:continue-numbering="true" text:style-name="Bulleted1">
        <text:list-item>
          <text:p text:style-name="Bulleted"><text:span text:style-name="T85">Start – received when in configuration </text:span><text:span text:style-name="T36">wait</text:span><text:span text:style-name="T85">.</text:span></text:p>
        </text:list-item>
        <text:list-item>
          <text:p text:style-name="Bulleted">Continue <text:change-end text:change-id="ct622966656"/><text:change-start text:change-id="ct622965456"/>–<text:change-end text:change-id="ct622965456"/><text:change-start text:change-id="ct622965576"/> received when in configuration <text:span text:style-name="T36">S1[S1.1[S1.1.1, S1.2.1]]</text:span>.</text:p>
        </text:list-item>
      </text:list>
      <text:p text:style-name="P176">Generated trace</text:p>
      <text:list xml:id="list115937037048131" text:continue-numbering="true" text:style-name="Bulleted1">
        <text:list-item>
          <text:p text:style-name="Bulleted">S1.1.1(exit)::S1.2.1(exit)::S1.1(exit)::S1(exit)</text:p>
        </text:list-item>
        <text:list-item>
          <text:p text:style-name="Bulleted"><text:span text:style-name="T3">Notes.</text:span> The purpose of this test is to demonstrate that when a composite state is exited, the exit behaviors that are executed first are those owned by the innermost active state(s). Here when the Continue event occurrence is accepted the state-machine <text:span text:style-name="T265">is in configuration </text:span><text:span text:style-name="T36">S1[S1.1[S1.1.1, S1.2.1]]</text:span>. <text:span text:style-name="T265">This means that to conforms to UML state-machine semantics our execution model must start the exit sequence of S1 by first exiting </text:span><text:span text:style-name="T64">S1.1.1</text:span><text:span text:style-name="T265"> and </text:span><text:span text:style-name="T64">S1.2.1</text:span><text:span text:style-name="T265">. Next </text:span><text:span text:style-name="T64">S1.1</text:span><text:span text:style-name="T265"> is exited and finally this is </text:span><text:span text:style-name="T64">S1</text:span><text:span text:style-name="T265"> turn.</text:span></text:p>
        </text:list-item>
      </text:list>
      <text:h text:style-name="P253" text:outline-level="4"><text:soft-page-break/>Exiting 004</text:h>
      <text:p text:style-name="P189"/>
      <table:table table:name="Tableau39" table:style-name="Tableau39">
        <table:table-column table:style-name="Tableau39.A"/>
        <table:table-row>
          <table:table-cell table:style-name="Tableau39.A1" office:value-type="string">
            <text:p text:style-name="P323">E<text:span text:style-name="T264">xiting 004</text:span></text:p>
          </table:table-cell>
        </table:table-row>
        <table:table-row table:style-name="Tableau39.2">
          <table:table-cell table:style-name="Tableau39.A2" office:value-type="string">
            <text:p text:style-name="P158">If the exit occurs through an exitPoint Pseudostate, then the exit Behavior of the State is executed after the effect Behavior of the Transition terminating on the exit point. </text:p>
          </table:table-cell>
        </table:table-row>
      </table:table>
      <text:list xml:id="list6391590382763234019" text:style-name="L8">
        <text:list-item>
          <text:p text:style-name="P154">Tested state-machine</text:p>
          <text:p text:style-name="P165">The state-machine that is executed for that test <text:span text:style-name="T212">is presented in Figure </text:span><text:span text:style-name="T212"><text:sequence-ref text:reference-format="value" text:ref-name="refFigure54">9.45</text:sequence-ref></text:span><text:span text:style-name="T212">.</text:span></text:p>
        </text:list-item>
      </text:list>
      <text:h text:style-name="P269" text:outline-level="6"><draw:frame draw:style-name="fr3" draw:name="Cadre41" text:anchor-type="as-char" svg:width="17.501cm" draw:z-index="110"><draw:text-box fo:min-height="6.182cm"><text:p text:style-name="Figure"><draw:frame draw:style-name="fr16" draw:name="Image55" text:anchor-type="paragraph" svg:width="17.501cm" svg:height="6.182cm" style:rel-height="scale" draw:z-index="111"><draw:image xlink:href="Pictures/10006F4800005A2E00001FDCF540B7EB3DA49FFC.svg" xlink:type="simple" xlink:show="embed" xlink:actuate="onLoad"/><draw:image xlink:href="Pictures/1000020100000369000001343B60AE5AF0667188.png" xlink:type="simple" xlink:show="embed" xlink:actuate="onLoad"/></draw:frame>Figure <text:sequence text:ref-name="refFigure54" text:name="Figure" text:formula="ooow:Figure+1" style:num-format="1">9.45</text:sequence>: Exiting 004 Classifier behavior</text:p></draw:text-box></draw:frame></text:h>
      <text:h text:style-name="P269" text:outline-level="6">Test executions</text:h>
      <text:p text:style-name="P182">Received event occurrence(s)</text:p>
      <text:list xml:id="list115937579102490" text:continue-list="list115937037048131" text:style-name="Bulleted1">
        <text:list-item>
          <text:p text:style-name="Bulleted"><text:span text:style-name="T85">Start – received when in configuration </text:span><text:span text:style-name="T36">wait</text:span><text:span text:style-name="T85">.</text:span></text:p>
        </text:list-item>
      </text:list>
      <text:p text:style-name="P176">Generated trace</text:p>
      <text:list xml:id="list115936423700502" text:continue-numbering="true" text:style-name="Bulleted1">
        <text:list-item>
          <text:p text:style-name="Bulleted">S1.1(exit)::T1.2(effect)::S1(exit)</text:p>
        </text:list-item>
        <text:list-item>
          <text:p text:style-name="Bulleted"><text:span text:style-name="T3">Notes.</text:span> The purpose of this state is to validate that when a composite state is left using an exit point then the effect behavior of the transition entering this pseudo-state is executed before the exit behavior of the state. <text:span text:style-name="T266">At the point where the state-machine is in configuration </text:span><text:span text:style-name="T63">S1[S1.1]</text:span><text:span text:style-name="T266"> the completion event generated for </text:span><text:span text:style-name="T63">S1.1</text:span><text:span text:style-name="T266"> is dispatched and accepted. This initiates an RTC step during which </text:span><text:span text:style-name="T63">S1.1</text:span><text:span text:style-name="T266"> is exited, the effect behavior is of </text:span><text:span text:style-name="T63">T1.2</text:span><text:span text:style-name="T266"> is executed, </text:span><text:span text:style-name="T63">S1</text:span><text:span text:style-name="T266"> is exited and finally the continuation transition </text:span><text:span text:style-name="T63">T3</text:span><text:span text:style-name="T266"> is traversed.</text:span></text:p>
        </text:list-item>
      </text:list>
      <text:h text:style-name="P253" text:outline-level="4">Exiting 005</text:h>
      <text:p text:style-name="P189"/>
      <table:table table:name="Tableau40" table:style-name="Tableau40">
        <table:table-column table:style-name="Tableau40.A"/>
        <text:soft-page-break/>
        <table:table-row>
          <table:table-cell table:style-name="Tableau40.A1" office:value-type="string">
            <text:p text:style-name="P323">E<text:span text:style-name="T264">xiting 005</text:span></text:p>
          </table:table-cell>
        </table:table-row>
        <table:table-row table:style-name="Tableau40.2">
          <table:table-cell table:style-name="Tableau40.A2" office:value-type="string">
            <text:p text:style-name="P158">When exiting from an orthogonal State, each of its Regions is exited. After that, the exit Behavior of the State is executed.</text:p>
          </table:table-cell>
        </table:table-row>
      </table:table>
      <text:list xml:id="list115936366583220" text:continue-list="list6391590382763234019" text:style-name="L8">
        <text:list-item>
          <text:p text:style-name="P154">Tested state-machine</text:p>
          <text:p text:style-name="P190">The state-machine that is executed for that test <text:span text:style-name="T212">is presented in Figure </text:span><text:span text:style-name="T212"><text:sequence-ref text:reference-format="value" text:ref-name="refFigure55">9.46</text:sequence-ref></text:span><text:span text:style-name="T212">.</text:span></text:p>
        </text:list-item>
      </text:list>
      <text:h text:style-name="P269" text:outline-level="6"><draw:frame draw:style-name="fr3" draw:name="Cadre42" text:anchor-type="as-char" svg:width="17.501cm" draw:z-index="112"><draw:text-box fo:min-height="6.445cm"><text:p text:style-name="Figure"><draw:frame draw:style-name="fr16" draw:name="Image56" text:anchor-type="paragraph" svg:width="17.501cm" svg:height="6.445cm" style:rel-height="scale" draw:z-index="113"><draw:image xlink:href="Pictures/1000B84500006C0A000027CCB1A60D9128CF5686.svg" xlink:type="simple" xlink:show="embed" xlink:actuate="onLoad"/><draw:image xlink:href="Pictures/1000020100000415000001810133F0799FB348C5.png" xlink:type="simple" xlink:show="embed" xlink:actuate="onLoad"/></draw:frame>Figure <text:sequence text:ref-name="refFigure55" text:name="Figure" text:formula="ooow:Figure+1" style:num-format="1">9.46</text:sequence>: Exiting 005 Classifier behavior</text:p></draw:text-box></draw:frame></text:h>
      <text:h text:style-name="P269" text:outline-level="6">Test executions</text:h>
      <text:p text:style-name="P182">Received event occurrence(s)</text:p>
      <text:list xml:id="list115938052916455" text:continue-list="list115936423700502" text:style-name="Bulleted1">
        <text:list-item>
          <text:p text:style-name="Bulleted"><text:span text:style-name="T85">Start – received when in configuration </text:span><text:span text:style-name="T36">wait</text:span><text:span text:style-name="T85">.</text:span></text:p>
        </text:list-item>
        <text:list-item>
          <text:p text:style-name="Bulleted"><text:span text:style-name="T85">Continue – received when in configuration </text:span><text:span text:style-name="T36">S1</text:span><text:span text:style-name="T62">[S1.1]</text:span><text:span text:style-name="T85">.</text:span></text:p>
        </text:list-item>
      </text:list>
      <text:p text:style-name="P176">Generated trace<text:change-end text:change-id="ct622965576"/><text:change-start text:change-id="ct555851312"/></text:p>
      <text:list xml:id="list115937842568997" text:continue-numbering="true" text:style-name="Bulleted1">
        <text:list-item>
          <text:p text:style-name="Bulleted"><text:change-end text:change-id="ct555851312"/><text:change-start text:change-id="ct622957776"/>S1.1(exit)::S2.1(<text:change-end text:change-id="ct622957776"/><text:change-start text:change-id="ct555853352"/>exit)::S1(exit)</text:p>
        </text:list-item>
        <text:list-item>
          <text:p text:style-name="Bulleted"><text:span text:style-name="T3">Notes.</text:span> <text:change-end text:change-id="ct555853352"/><text:change-start text:change-id="ct555852512"/><text:s/>Here the purpose of the test is to ensure that when exiting <text:span text:style-name="T36">S1</text:span> which has orthogonal regions, the exit behaviors of <text:span text:style-name="T36">S1.1</text:span> and <text:span text:style-name="T36">S2.1</text:span> are executed before the exit behavior of <text:span text:style-name="T36">S1</text:span>. <text:change-end text:change-id="ct555852512"/><text:change-start text:change-id="ct555839912"/>When the Continue event occurrence the state-machine <text:change-end text:change-id="ct555839912"/><text:change-start text:change-id="ct622968216"/>is in the configuration <text:change-end text:change-id="ct622968216"/><text:change-start text:change-id="ct622971576"/><text:span text:style-name="T65">S1</text:span><text:span text:style-name="T62">[S1.1] </text:span><text:span text:style-name="T267">(the left hand side region has already completed due to the acceptance of the </text:span><text:span text:style-name="T66">S1.1</text:span><text:span text:style-name="T267"> completion event)</text:span><text:span text:style-name="T62">. </text:span><text:change-end text:change-id="ct622971576"/><text:change-start text:change-id="ct555843392"/>Hence the transition <text:span text:style-name="T36">T3</text:span> is triggered <text:change-end text:change-id="ct555843392"/><text:change-start text:change-id="ct555839192"/><text:span text:style-name="T267">and the exit sequence starts by </text:span><text:change-end text:change-id="ct555839192"/><text:change-start text:change-id="ct555838472"/><text:span text:style-name="T267">the execution of </text:span><text:change-end text:change-id="ct555838472"/><text:change-start text:change-id="ct555839792"/><text:span text:style-name="T66">S2.1</text:span><text:span text:style-name="T267"> exit behavior followed by the one of </text:span><text:span text:style-name="T66">S1</text:span><text:change-end text:change-id="ct555839792"/><text:change-start text:change-id="ct555840152"/>.<text:change-end text:change-id="ct555840152"/></text:p>
        </text:list-item>
      </text:list>
      <text:h text:style-name="P232" text:outline-level="3"><text:bookmark-start text:name="__RefHeading___Toc52181_1991190544"/>Exit<text:bookmark-end text:name="__RefHeading___Toc52181_1991190544"/><text:change-start text:change-id="ct550755680"/></text:h>
      <text:h text:style-name="P254" text:outline-level="4"><text:change-end text:change-id="ct550755680"/><text:change-start text:change-id="ct625370560"/>Overview</text:h>
      <text:p text:style-name="P192">Tests presented in this <text:span text:style-name="T258">subclause</text:span> assesses that semantics associated <text:span text:style-name="T258">with exit points</text:span> conform to what is specified in UML.</text:p>
      <text:h text:style-name="P254" text:outline-level="4"><text:soft-page-break/>Exit 00<text:change-end text:change-id="ct625370560"/><text:change-start text:change-id="ct625370080"/>1</text:h>
      <table:table table:name="Tableau36" table:style-name="Tableau36">
        <table:table-column table:style-name="Tableau36.A"/>
        <table:table-row>
          <table:table-cell table:style-name="Tableau36.A1" office:value-type="string">
            <text:p text:style-name="P324">E<text:span text:style-name="T264">xit 001</text:span></text:p>
          </table:table-cell>
        </table:table-row>
        <table:table-row table:style-name="Tableau36.2">
          <table:table-cell table:style-name="Tableau36.A2" office:value-type="string">
            <text:p text:style-name="P159">Transitions terminating on an exit point within any Region of the composite State implies exiting of this composite (with execution of its associated exit Behavior)</text:p>
          </table:table-cell>
        </table:table-row>
      </table:table>
      <text:p text:style-name="P155">Tested state-machine</text:p>
      <text:p text:style-name="Text_20_body"><text:span text:style-name="T20">The state-machine that is executed for that test </text:span><text:span text:style-name="T21">is presented in Figure </text:span><text:span text:style-name="T21"><text:sequence-ref text:reference-format="value" text:ref-name="refFigure56">9.47</text:sequence-ref></text:span><text:span text:style-name="T21">.</text:span></text:p>
      <text:h text:style-name="P268" text:outline-level="6"><draw:frame draw:style-name="fr10" draw:name="Cadre43" text:anchor-type="as-char" svg:width="18.136cm" draw:z-index="114"><draw:text-box fo:min-height="6.729cm"><text:p text:style-name="Figure"><draw:frame draw:style-name="fr20" draw:name="Image57" text:anchor-type="paragraph" svg:width="18.136cm" svg:height="6.729cm" style:rel-height="scale" draw:z-index="115"><draw:image xlink:href="Pictures/1000941B00006DEA000028CA18CF09B3BB25953B.svg" xlink:type="simple" xlink:show="embed" xlink:actuate="onLoad"/><draw:image xlink:href="Pictures/10000201000004270000018B62AEA88D5587EB09.png" xlink:type="simple" xlink:show="embed" xlink:actuate="onLoad"/></draw:frame>Figure <text:sequence text:ref-name="refFigure56" text:name="Figure" text:formula="ooow:Figure+1" style:num-format="1">9.47</text:sequence>: Exit 001 Classifier behavior</text:p></draw:text-box></draw:frame>Test executions</text:h>
      <text:p text:style-name="P183">Received event occurrence(s)</text:p>
      <text:list xml:id="list115937822002389" text:continue-numbering="true" text:style-name="Bulleted1">
        <text:list-item>
          <text:p text:style-name="Bulleted"><text:span text:style-name="T85">Start – received when in configuration </text:span><text:span text:style-name="T36">wait</text:span><text:span text:style-name="T85">.</text:span></text:p>
        </text:list-item>
      </text:list>
      <text:p text:style-name="P177">Generated trace</text:p>
      <text:list xml:id="list115937567826545" text:continue-numbering="true" text:style-name="Bulleted1">
        <text:list-item>
          <text:p text:style-name="Bulleted">S1.1.1(exit)::S1.1(exit)::T1.2(effect)::S1(exit)::T2(effect)</text:p>
        </text:list-item>
        <text:list-item>
          <text:p text:style-name="Bulleted"><text:span text:style-name="T228">Note.</text:span><text:span text:style-name="T227"> </text:span><text:span text:style-name="T246">The purpose of this test case is to demonstrate the support of exit point </text:span><text:span text:style-name="T247">pseudo</text:span><text:span text:style-name="T246"> to exit a composite state. <text:s/>The completion event generated by </text:span><text:span text:style-name="T235">S1.1.1</text:span><text:span text:style-name="T246"> is </text:span><text:span text:style-name="T247">dispatched and </text:span><text:span text:style-name="T246">accepted when the state-machine is in configuration </text:span><text:span text:style-name="T235">S1[S1.1[S1.1.1]]</text:span><text:span text:style-name="T246">. </text:span><text:span text:style-name="T247">At this point </text:span><text:span text:style-name="T236">T1.2</text:span><text:span text:style-name="T247"> is triggered. When traversed this transition implies first that </text:span><text:span text:style-name="T236">S1.1.1</text:span><text:span text:style-name="T247"> is exited as well as S1.1. Next its effect behavior is executed and finally the exit point placed on S1 is reached. The semantics of the exit point requires S1 to be exited and the continuation T3 to be traversed.</text:span></text:p>
        </text:list-item>
      </text:list>
      <text:h text:style-name="P255" text:outline-level="4"><text:span text:style-name="T268">Exit 002</text:span></text:h>
      <table:table table:name="Tableau41" table:style-name="Tableau41">
        <table:table-column table:style-name="Tableau41.A"/>
        <table:table-row>
          <table:table-cell table:style-name="Tableau41.A1" office:value-type="string">
            <text:p text:style-name="P324">E<text:span text:style-name="T264">xit 002</text:span></text:p>
          </table:table-cell>
        </table:table-row>
        <text:soft-page-break/>
        <table:table-row table:style-name="Tableau41.2">
          <table:table-cell table:style-name="Tableau41.A2" office:value-type="string">
            <text:p text:style-name="P160">If multiple Transitions from orthogonal Regions within the State terminate on this Pseudostate, then it acts like a join Psuedostate</text:p>
          </table:table-cell>
        </table:table-row>
      </table:table>
      <text:p text:style-name="P155">Tested state-machine</text:p>
      <text:p text:style-name="P195"><text:span text:style-name="T20">The state-machine that is executed for that test </text:span><text:span text:style-name="T21">is presented in Figure </text:span><text:span text:style-name="T21"><text:sequence-ref text:reference-format="value" text:ref-name="refFigure57">9.48</text:sequence-ref></text:span><text:span text:style-name="T21">.</text:span></text:p>
      <text:h text:style-name="P274" text:outline-level="6"><draw:frame draw:style-name="fr3" draw:name="Cadre44" text:anchor-type="as-char" svg:width="13.51cm" draw:z-index="126"><draw:text-box fo:min-height="12.735cm"><text:p text:style-name="Figure"><draw:frame draw:style-name="fr20" draw:name="Image58" text:anchor-type="paragraph" svg:width="13.51cm" svg:height="12.735cm" style:rel-height="scale" draw:z-index="127"><draw:image xlink:href="Pictures/1000933A00004738000043235DE048E7EE3848F6.svg" xlink:type="simple" xlink:show="embed" xlink:actuate="onLoad"/><draw:image xlink:href="Pictures/10000201000002B10000028A38C30C926B6A3868.png" xlink:type="simple" xlink:show="embed" xlink:actuate="onLoad"/></draw:frame>Figure <text:sequence text:ref-name="refFigure57" text:name="Figure" text:formula="ooow:Figure+1" style:num-format="1">9.48</text:sequence>: Exit 002 Classifier behavior</text:p></draw:text-box></draw:frame></text:h>
      <text:h text:style-name="P274" text:outline-level="6">Test executions</text:h>
      <text:p text:style-name="P183">Received event occurrence(s)</text:p>
      <text:list xml:id="list115938352908562" text:continue-numbering="true" text:style-name="Bulleted1">
        <text:list-item>
          <text:p text:style-name="Bulleted"><text:span text:style-name="T85">Start – received when in configuration </text:span><text:span text:style-name="T36">wait</text:span><text:span text:style-name="T85">.</text:span></text:p>
        </text:list-item>
      </text:list>
      <text:p text:style-name="P177">Generated trace</text:p>
      <text:list xml:id="list115937700532148" text:continue-numbering="true" text:style-name="Bulleted1">
        <text:list-item>
          <text:p text:style-name="Bulleted">T1.2(effect)::T2.2(effect)</text:p>
        </text:list-item>
        <text:list-item>
          <text:p text:style-name="Bulleted"><text:soft-page-break/><text:span text:style-name="T228">Note</text:span><text:span text:style-name="T227">. The purpose of this test is to demonstrate </text:span><text:span text:style-name="T248">that if multiple transitions originating from states located in different orthogonal regions terminate on an exit pseudo state then this latter act</text:span><text:span text:style-name="T249">s</text:span><text:span text:style-name="T248"> (in addition to original semantics) as a join pseudo state.</text:span></text:p>
        </text:list-item>
        <text:list-item>
          <text:p text:style-name="Bulleted"><text:span text:style-name="T248">W</text:span><text:span text:style-name="T227">hen the completion event generated by </text:span><text:span text:style-name="T237">S1.1</text:span><text:span text:style-name="T227"> is dispatched and accepted by the state-machine then </text:span><text:span text:style-name="T237">T1.2</text:span><text:span text:style-name="T227"> is triggered and traversed. This is the first time that the exit point is reached. It cannot be traversed since its prerequisites are not satisfied (i.e., all of its incoming transition have not already been traversed). The next RTC step is is initiated by the acceptance of the </text:span><text:span text:style-name="T237">S2.1</text:span><text:span text:style-name="T227"> completion event. </text:span><text:span text:style-name="T237">T2.2</text:span><text:span text:style-name="T227"> is triggered hence the execution reaches the exit point for the second time. This latter is traversed and its continuation transition is traversed. The state-machine execution completes when the final state is reached.</text:span></text:p>
        </text:list-item>
      </text:list>
      <text:h text:style-name="P254" text:outline-level="4">Exit 003<text:change-end text:change-id="ct625370080"/><text:change-start text:change-id="ct624608760"/></text:h>
      <table:table table:name="Tableau42" table:style-name="Tableau42">
        <table:table-column table:style-name="Tableau42.A"/>
        <table:table-row>
          <table:table-cell table:style-name="Tableau42.A1" office:value-type="string">
            <text:p text:style-name="P324">E<text:span text:style-name="T264">xit 003</text:span></text:p>
          </table:table-cell>
        </table:table-row>
        <table:table-row table:style-name="Tableau42.2">
          <table:table-cell table:style-name="Tableau42.A2" office:value-type="string">
            <text:p text:style-name="P161">UML does not provide any constraint on the number of transitions that can originate from an entry point. Hence it means we can have more than one transition that is <text:span text:style-name="T269">ready </text:span>to be traversed. <text:span text:style-name="T269">This situation may lead to a conflict.</text:span></text:p>
          </table:table-cell>
        </table:table-row>
      </table:table>
      <text:p text:style-name="P155">Tested state-machine</text:p>
      <text:p text:style-name="P195"><text:span text:style-name="T20">The state-machine that is executed for that test </text:span><text:span text:style-name="T21">is presented in Figure </text:span><text:span text:style-name="T21"><text:sequence-ref text:reference-format="value" text:ref-name="refFigure58">9.49</text:sequence-ref></text:span><text:span text:style-name="T21">.</text:span></text:p>
      <text:h text:style-name="P268" text:outline-level="6"><draw:frame draw:style-name="fr2" draw:name="Cadre45" text:anchor-type="paragraph" svg:width="18.136cm" draw:z-index="100"><draw:text-box fo:min-height="6.212cm"><text:p text:style-name="Figure"><draw:frame draw:style-name="fr20" draw:name="Image59" text:anchor-type="paragraph" svg:width="18.136cm" svg:height="6.212cm" style:rel-height="scale" draw:z-index="101"><draw:image xlink:href="Pictures/10008D80000066F800002347E9A30AD3783BF3FA.svg" xlink:type="simple" xlink:show="embed" xlink:actuate="onLoad"/><draw:image xlink:href="Pictures/10000201000003E4000001555889EB4B4AAD8B3F.png" xlink:type="simple" xlink:show="embed" xlink:actuate="onLoad"/></draw:frame>Figure <text:sequence text:ref-name="refFigure58" text:name="Figure" text:formula="ooow:Figure+1" style:num-format="1">9.49</text:sequence>: Exit 003 Classifier behavior</text:p></draw:text-box></draw:frame>Test executions</text:h>
      <text:p text:style-name="P183">Received event occurrence(s)</text:p>
      <text:list xml:id="list115936311050118" text:continue-numbering="true" text:style-name="Bulleted1">
        <text:list-item>
          <text:p text:style-name="Bulleted"><text:span text:style-name="T85">Start – received when in configuration </text:span><text:span text:style-name="T36">wait</text:span><text:span text:style-name="T85">.</text:span></text:p>
        </text:list-item>
      </text:list>
      <text:p text:style-name="P177">Generated trace</text:p>
      <text:list xml:id="list115936972264542" text:continue-numbering="true" text:style-name="Bulleted1">
        <text:list-item>
          <text:p text:style-name="Bulleted"><text:change-end text:change-id="ct624608760"/><text:change-start text:change-id="ct457701680"/>T1.2(effect)::S1(exit)::T3(effect)<text:change-end text:change-id="ct457701680"/><text:change-start text:change-id="ct743246112"/></text:p>
        </text:list-item>
        <text:list-item>
          <text:p text:style-name="Bulleted"><text:soft-page-break/><text:span text:style-name="T228">Notes.</text:span><text:span text:style-name="T227"> The purpose of this test case is to ensure that in a</text:span><text:change-end text:change-id="ct743246112"/><text:change-start text:change-id="ct464669048"/><text:span text:style-name="T227"> situation where multiple transitions outgoing an exit point are ready to be traversed</text:span><text:change-end text:change-id="ct464669048"/><text:change-start text:change-id="ct464672648"/><text:span text:style-name="T227"> only one of them will actually be elected for </text:span><text:span text:style-name="T250">firing</text:span><text:span text:style-name="T227">. </text:span><text:change-end text:change-id="ct464672648"/><text:change-start text:change-id="ct464671328"/><text:span text:style-name="T250">At some point of the execution (acceptance of S1.1 completion event)</text:span><text:change-end text:change-id="ct464671328"/><text:change-start text:change-id="ct625383936"/><text:span text:style-name="T250"> the exit point that is placed on S1 is reached. </text:span><text:change-end text:change-id="ct625383936"/><text:change-start text:change-id="ct464669168"/><text:span text:style-name="T250">The guard placed on transitions originating from this exit point are evaluated. The set of enabled transitions is now composed of </text:span><text:span text:style-name="T238">T3</text:span><text:span text:style-name="T250"> and </text:span><text:change-end text:change-id="ct464669168"/><text:change-start text:change-id="ct464670248"/><text:span text:style-name="T238">T5</text:span><text:span text:style-name="T250">. A semantic strategy is used to determine which transition is going to be traversed. Under the assumption that T</text:span><text:change-end text:change-id="ct464670248"/><text:change-start text:change-id="ct464670008"/><text:span text:style-name="T250">3 is elected then it is traversed and S3 is entered. The completion event generated by S3 will be dispatched in the next RTC step and the state-machine will complete</text:span><text:change-end text:change-id="ct464670008"/><text:change-start text:change-id="ct464670128"/><text:span text:style-name="T250"> its execution.</text:span><text:change-end text:change-id="ct464670128"/></text:p>
        </text:list-item>
      </text:list>
      <text:h text:style-name="P233" text:outline-level="3"><text:bookmark-start text:name="__RefHeading___Toc52183_1991190544"/>Entry<text:bookmark-end text:name="__RefHeading___Toc52183_1991190544"/><text:change-start text:change-id="ct631857408"/></text:h>
      <text:h text:style-name="P258" text:outline-level="4">Overview<text:change-end text:change-id="ct631857408"/><text:change-start text:change-id="ct412061784"/></text:h>
      <text:p text:style-name="P193">Tests presented in this <text:span text:style-name="T258">subclause</text:span> assesses that semantics associated <text:span text:style-name="T258">with entry points</text:span> conform to what is specified in UML<text:change-end text:change-id="ct412061784"/><text:change-start text:change-id="ct625384176"/></text:p>
      <text:h text:style-name="P256" text:outline-level="4"><text:change-end text:change-id="ct625384176"/><text:change-start text:change-id="ct554509200"/>Entry 002 - A<text:change-end text:change-id="ct554509200"/></text:h>
      <table:table table:name="Tableau43" table:style-name="Tableau43">
        <table:table-column table:style-name="Tableau43.A"/>
        <table:table-row>
          <table:table-cell table:style-name="Tableau43.A1" office:value-type="string">
            <text:p text:style-name="P325"><text:change-start text:change-id="ct467968344"/>Entry 002<text:change-end text:change-id="ct467968344"/></text:p>
          </table:table-cell>
        </table:table-row>
        <table:table-row table:style-name="Tableau43.2">
          <table:table-cell table:style-name="Tableau43.A2" office:value-type="string">
            <text:p text:style-name="P162"><text:change-start text:change-id="ct467968464"/>If the owning State has an associated entry Behavior, this Behavior is executed before any behavior associated with the outgoing Transition. If multiple Regions are involved, the entry point acts as a fork Pseudostate.<text:change-end text:change-id="ct467968464"/></text:p>
          </table:table-cell>
        </table:table-row>
      </table:table>
      <text:h text:style-name="P270" text:outline-level="6"><text:change-start text:change-id="ct496983016"/>Tested state-machine</text:h>
      <text:p text:style-name="P196"><text:span text:style-name="T20">The state-machine that is executed for that test </text:span><text:span text:style-name="T21">is presented in Figure </text:span><text:span text:style-name="T21"><text:sequence-ref text:reference-format="value" text:ref-name="refFigure59">9.50</text:sequence-ref></text:span><text:span text:style-name="T21">.</text:span></text:p>
      <text:p text:style-name="P196"><text:span text:style-name="T21"><draw:frame draw:style-name="fr3" draw:name="Cadre46" text:anchor-type="as-char" svg:width="18.136cm" draw:z-index="116"><draw:text-box fo:min-height="7.163cm"><text:p text:style-name="Figure"><draw:frame draw:style-name="fr20" draw:name="Image60" text:anchor-type="paragraph" svg:width="18.136cm" svg:height="7.163cm" style:rel-height="scale" draw:z-index="117"><draw:image xlink:href="Pictures/1000BB73000061200000265DC548EE7AC918CA28.svg" xlink:type="simple" xlink:show="embed" xlink:actuate="onLoad"/><draw:image xlink:href="Pictures/10000201000003AC00000173D8AB128937EC22EB.png" xlink:type="simple" xlink:show="embed" xlink:actuate="onLoad"/></draw:frame>Figure <text:sequence text:ref-name="refFigure59" text:name="Figure" text:formula="ooow:Figure+1" style:num-format="1">9.50</text:sequence>: Entry 002<text:change-start text:change-id="ct82719208"/> <text:span text:style-name="T280">A</text:span><text:change-end text:change-id="ct82719208"/> Classifier behavior</text:p></draw:text-box></draw:frame></text:span></text:p>
      <text:h text:style-name="P270" text:outline-level="6">Test execution<text:change-end text:change-id="ct496983016"/><text:change-start text:change-id="ct548558200"/></text:h>
      <text:p text:style-name="P184">Received event occurrence(s)<text:change-end text:change-id="ct548558200"/><text:change-start text:change-id="ct554508960"/></text:p>
      <text:list xml:id="list115938391976722" text:continue-numbering="true" text:style-name="Bulleted1">
        <text:list-item>
          <text:p text:style-name="P296"><text:change-end text:change-id="ct554508960"/><text:change-start text:change-id="ct467968584"/><text:soft-page-break/>S<text:change-end text:change-id="ct467968584"/><text:change-start text:change-id="ct548558080"/>tart – received when in configuration <text:span text:style-name="T36">wait</text:span>.</text:p>
        </text:list-item>
      </text:list>
      <text:p text:style-name="P178">Generated trace</text:p>
      <text:list xml:id="list115937594214888" text:continue-numbering="true" text:style-name="Bulleted1">
        <text:list-item>
          <text:p text:style-name="P300">S1.1(entry)::S2.1(entry)</text:p>
        </text:list-item>
        <text:list-item>
          <text:p text:style-name="P301"><text:span text:style-name="T3">Notes.</text:span> <text:s/>The fact that <text:span text:style-name="T282">the</text:span> entry behavior of the state owning the entry point <text:span text:style-name="T282">is executed before the effect behavior of the transition outgoing the exit point was demonstrated in the test case presented in section</text:span> <text:bookmark-ref text:reference-format="number-no-superior" text:ref-name="__RefHeading___Toc20329_1360616818">9.3.4.4</text:bookmark-ref>. The purpose of this test is to demonstrate that if an entry point is placed on a composite state with orthogonal region<text:span text:style-name="T282">s</text:span> then this entry point behaves as a fork. <text:span text:style-name="T282">When Start event occurrence is accepted by the state-machine then </text:span><text:span text:style-name="T67">T2</text:span><text:span text:style-name="T282"> is triggered. At the end of </text:span><text:span text:style-name="T67">T2</text:span><text:span text:style-name="T282"> traversal the entry point is reached which implies the entry of </text:span><text:span text:style-name="T67">S1</text:span><text:span text:style-name="T282">. Without any transitions originating from the pseudostate and penetrating into the state then all regions of </text:span><text:span text:style-name="T67">S1</text:span><text:span text:style-name="T282"> are entered using the default entry rule (</text:span><text:span text:style-name="T272">i</text:span><text:span text:style-name="T282">.e, each region starts is execution using the its initial pseudo state). Hence both continuation transitions </text:span><text:span text:style-name="T67">T1.1</text:span><text:span text:style-name="T282"> and </text:span><text:span text:style-name="T67">T2.1</text:span><text:span text:style-name="T282"> are traversed therefore states </text:span><text:span text:style-name="T67">S1.1</text:span><text:span text:style-name="T282"> and </text:span><text:span text:style-name="T67">S2.1</text:span><text:span text:style-name="T282"> execute their entry behaviors. At the end of each entry behavior execution a completion event is generated. This is is the end of the RTC step initiated by Start event occurrence dispatching. The two next RTC steps are related to the dispatching and the acceptance of this completion events. As soon as both regions have completed a completion event is generated for </text:span><text:span text:style-name="T67">S1</text:span><text:span text:style-name="T282">. The last RTC step consist </text:span><text:span text:style-name="T272">in accepting this completion event to trigger </text:span><text:span text:style-name="T277">T3</text:span><text:span text:style-name="T272"> and completing the state-machine execution </text:span><text:span text:style-name="T273">when the final state is reached.</text:span></text:p>
        </text:list-item>
      </text:list>
      <text:h text:style-name="P256" text:outline-level="4">Entry 002 <text:change-end text:change-id="ct548558080"/><text:change-start text:change-id="ct501992744"/>–<text:change-end text:change-id="ct501992744"/><text:change-start text:change-id="ct499453952"/> B</text:h>
      <text:h text:style-name="P270" text:outline-level="6">Tested state-machine</text:h>
      <text:p text:style-name="P196"><text:span text:style-name="T20">The state-machine that is executed for that test </text:span><text:span text:style-name="T21">is presented in Figure </text:span><text:span text:style-name="T21"><text:sequence-ref text:reference-format="value" text:ref-name="refFigure60">9.51</text:sequence-ref></text:span><text:span text:style-name="T21">.</text:span></text:p>
      <text:p text:style-name="P196"><text:span text:style-name="T21"><draw:frame draw:style-name="fr3" draw:name="Cadre47" text:anchor-type="as-char" svg:width="18.136cm" draw:z-index="118"><draw:text-box fo:min-height="6.189cm"><text:p text:style-name="Figure"><draw:frame draw:style-name="fr20" draw:name="Image61" text:anchor-type="paragraph" svg:width="18.136cm" svg:height="6.189cm" style:rel-height="scale" draw:z-index="119"><draw:image xlink:href="Pictures/1000CB87000077D6000028E623F23F4EC7946699.svg" xlink:type="simple" xlink:show="embed" xlink:actuate="onLoad"/><draw:image xlink:href="Pictures/10000201000004870000018C2B9BF0966C2D1A72.png" xlink:type="simple" xlink:show="embed" xlink:actuate="onLoad"/></draw:frame>Figure <text:sequence text:ref-name="refFigure60" text:name="Figure" text:formula="ooow:Figure+1" style:num-format="1">9.51</text:sequence>: Entry 002 B Classifier behavior</text:p></draw:text-box></draw:frame></text:span></text:p>
      <text:h text:style-name="P270" text:outline-level="6">Test execution</text:h>
      <text:p text:style-name="P184">Received event occurrence(s)</text:p>
      <text:list xml:id="list115937674190917" text:continue-numbering="true" text:style-name="Bulleted1">
        <text:list-item>
          <text:p text:style-name="P296">Start – received when in configuration <text:span text:style-name="T36">wait</text:span>.</text:p>
        </text:list-item>
      </text:list>
      <text:p text:style-name="P178"><text:span text:style-name="T212">Generated trace</text:span></text:p>
      <text:list xml:id="list115936885997915" text:continue-numbering="true" text:style-name="Bulleted1">
        <text:list-item>
          <text:p text:style-name="P303">S2.1(entry)::S1.2(entry)</text:p>
        </text:list-item>
        <text:list-item>
          <text:p text:style-name="P302"><text:soft-page-break/><text:span text:style-name="T3">Notes.</text:span> Test case presented in section <text:bookmark-ref text:reference-format="number-no-superior" text:ref-name="__RefHeading___Toc24790_940875032">9.3.7.4</text:bookmark-ref><text:span text:style-name="T271"> demonstrate</text:span><text:span text:style-name="T275">s </text:span><text:span text:style-name="T271">that when a transition outgoing from entry point and penetrating </text:span><text:span text:style-name="T274">a</text:span><text:span text:style-name="T271"> composite state </text:span><text:span text:style-name="T274">is traversed</text:span><text:span text:style-name="T271"> then </text:span><text:span text:style-name="T274">the</text:span><text:span text:style-name="T271"> region containing the targeted state </text:span><text:span text:style-name="T274">is </text:span><text:span text:style-name="T271">entered explicitly (i.e., without using the initial pseudo-state). </text:span><text:span text:style-name="T274">The purpose of this test is to demonstrate that if orthogonal regions exist in that composite state then these latter are entered using the default approach while the first one (i.e., the one containing the <text:s/>target vertex) <text:s/>is entered explicitly. </text:span><text:span text:style-name="T275">As we can see on the generated execution trace </text:span><text:span text:style-name="T278">S1.1(entry)</text:span><text:span text:style-name="T275"> message does not appear which indicates the entrance of the upper region of </text:span><text:span text:style-name="T278">S1</text:span><text:span text:style-name="T275"> was realized explicitly. In addition, </text:span><text:span text:style-name="T278">S2.1</text:span><text:span text:style-name="T275">(entry) is part of the trace and this indicates the other region of </text:span><text:span text:style-name="T278">S1</text:span><text:span text:style-name="T275"> was entered using the default entry approach.</text:span></text:p>
        </text:list-item>
      </text:list>
      <text:h text:style-name="P259" text:outline-level="4"><text:bookmark-start text:name="__RefHeading___Toc24790_940875032"/><text:span text:style-name="T270">Entry 002 </text:span><text:change-end text:change-id="ct499453952"/><text:change-start text:change-id="ct413087592"/><text:span text:style-name="T270">–</text:span><text:change-end text:change-id="ct413087592"/><text:change-start text:change-id="ct413087472"/><text:span text:style-name="T270"> C</text:span><text:bookmark-end text:name="__RefHeading___Toc24790_940875032"/></text:h>
      <table:table table:name="Tableau44" table:style-name="Tableau44">
        <table:table-column table:style-name="Tableau44.A"/>
        <table:table-row>
          <table:table-cell table:style-name="Tableau44.A1" office:value-type="string">
            <text:p text:style-name="P326">Entry 002</text:p>
          </table:table-cell>
        </table:table-row>
        <table:table-row table:style-name="Tableau44.2">
          <table:table-cell table:style-name="Tableau44.A2" office:value-type="string">
            <text:p text:style-name="P163">If the owning State has an associated entry Behavior, this Behavior is executed before any behavior associated with the outgoing Transition.</text:p>
          </table:table-cell>
        </table:table-row>
      </table:table>
      <text:h text:style-name="P272" text:outline-level="6">Tested state-machine</text:h>
      <text:p text:style-name="P196"><text:span text:style-name="T20">The state-machine that is executed for that test </text:span><text:span text:style-name="T21">is presented in Figure </text:span><text:span text:style-name="T21"><text:sequence-ref text:reference-format="value" text:ref-name="refFigure61">9.52</text:sequence-ref></text:span><text:span text:style-name="T21">.</text:span></text:p>
      <text:p text:style-name="P196"><text:span text:style-name="T21"><draw:frame draw:style-name="fr3" draw:name="Cadre48" text:anchor-type="as-char" svg:width="18.136cm" draw:z-index="120"><draw:text-box fo:min-height="8.304cm"><text:p text:style-name="Figure"><draw:frame draw:style-name="fr20" draw:name="Image62" text:anchor-type="paragraph" svg:width="18.136cm" svg:height="8.304cm" style:rel-height="scale" draw:z-index="121"><draw:image xlink:href="Pictures/10008B870000623A00002CFBA5AAA417E6DF1E0A.svg" xlink:type="simple" xlink:show="embed" xlink:actuate="onLoad"/><draw:image xlink:href="Pictures/10000201000003B6000001B3100F330F793F7C97.png" xlink:type="simple" xlink:show="embed" xlink:actuate="onLoad"/></draw:frame>Figure <text:sequence text:ref-name="refFigure61" text:name="Figure" text:formula="ooow:Figure+1" style:num-format="1">9.52</text:sequence>: Entry 002 C Classifier behavior</text:p></draw:text-box></draw:frame></text:span></text:p>
      <text:h text:style-name="P270" text:outline-level="6">Test execution</text:h>
      <text:p text:style-name="P184">Received event occurrence(s)</text:p>
      <text:list xml:id="list115937344848875" text:continue-numbering="true" text:style-name="Bulleted1">
        <text:list-item>
          <text:p text:style-name="P296">Start – received when in configuration <text:span text:style-name="T36">wait</text:span>.</text:p>
        </text:list-item>
      </text:list>
      <text:p text:style-name="P178"><text:span text:style-name="T212">Generated trace</text:span></text:p>
      <text:list xml:id="list115938078141336" text:continue-numbering="true" text:style-name="Bulleted1">
        <text:list-item>
          <text:p text:style-name="P304"><text:soft-page-break/>T2(effect)::S1(entry)::T1.1(entry)</text:p>
        </text:list-item>
        <text:list-item>
          <text:p text:style-name="P303"><text:span text:style-name="T3">Notes.</text:span> The purpose of this test is to demonstrate <text:span text:style-name="T283">that the entry behavior of the state owning the entry point is always executed before the effect behavior(s) of the transition(s) originating from this entry point. When the Start event occurrence is dispatched and accepted by the state-machine </text:span><text:span text:style-name="T68">T2</text:span><text:span text:style-name="T283"> is triggered and traversed. It traversal implies the execution of the effect behavior as well as the entrance of the entry point pseudo state. When the entry point is entered </text:span><text:span text:style-name="T68">S1</text:span><text:span text:style-name="T283"> is entered and so its entry behavior is executed. As soon as the previous actions have been done the continuation transition </text:span><text:span text:style-name="T68">T1.1</text:span><text:span text:style-name="T283"> can be traversed. Hence its effect behavior is executed and </text:span><text:span text:style-name="T68">S1.1</text:span><text:span text:style-name="T283"> is entered. </text:span></text:p>
        </text:list-item>
      </text:list>
      <text:h text:style-name="P257" text:outline-level="4">Entry 002 <text:change-end text:change-id="ct413087472"/><text:change-start text:change-id="ct82719448"/>–<text:change-end text:change-id="ct82719448"/><text:change-start text:change-id="ct82719808"/> <text:span text:style-name="T281">D</text:span></text:h>
      <text:h text:style-name="P271" text:outline-level="6">Tested state-machine</text:h>
      <text:p text:style-name="P197"><text:span text:style-name="T20">The state-machine that is executed for that test </text:span><text:span text:style-name="T21">is presented in Figure </text:span><text:span text:style-name="T21"><text:sequence-ref text:reference-format="value" text:ref-name="refFigure62">9.53</text:sequence-ref></text:span><text:span text:style-name="T21">.</text:span></text:p>
      <text:h text:style-name="P271" text:outline-level="6"><draw:frame draw:style-name="fr2" draw:name="Cadre49" text:anchor-type="paragraph" svg:width="18.136cm" draw:z-index="122"><draw:text-box fo:min-height="7.825cm"><text:p text:style-name="Figure"><draw:frame draw:style-name="fr20" draw:name="Image63" text:anchor-type="paragraph" svg:width="18.136cm" svg:height="7.825cm" style:rel-height="scale" draw:z-index="123"><draw:image xlink:href="Pictures/100083BA0000688300002D17429E9A6DE265C415.svg" xlink:type="simple" xlink:show="embed" xlink:actuate="onLoad"/><draw:image xlink:href="Pictures/10000201000003F3000001B49647C69EF6DDE302.png" xlink:type="simple" xlink:show="embed" xlink:actuate="onLoad"/></draw:frame>Figure <text:sequence text:ref-name="refFigure62" text:name="Figure" text:formula="ooow:Figure+1" style:num-format="1">9.53</text:sequence>: Entry 002 D Classifier behavior</text:p></draw:text-box></draw:frame>Test execution</text:h>
      <text:p text:style-name="P185">Received event occurrence(s)</text:p>
      <text:list xml:id="list115936969890061" text:continue-numbering="true" text:style-name="Bulleted1">
        <text:list-item>
          <text:p text:style-name="P297">Start – received when in configuration <text:span text:style-name="T36">wait</text:span>.</text:p>
        </text:list-item>
      </text:list>
      <text:p text:style-name="P179"><text:span text:style-name="T212">Generated trace</text:span></text:p>
      <text:list xml:id="list115936689765286" text:continue-numbering="true" text:style-name="Bulleted1">
        <text:list-item>
          <text:p text:style-name="P305">T2(effect)::S1(entry)::T1.1(effect)::T1.2(effect)</text:p>
        </text:list-item>
        <text:list-item>
          <text:p text:style-name="P305"><text:span text:style-name="T3">Notes.</text:span> The purpose of this test is to consolidate what was shown in previous test-cases presented in section <text:bookmark-ref text:reference-format="number-no-superior" text:ref-name="__RefHeading___Toc52183_1991190544">9.3.7</text:bookmark-ref>. It demonstrate<text:span text:style-name="T284">s</text:span> that if the composite has a single region and is entered through an entry with no outgoing transitions then the region is entered using the default entry approach. When the Start event occurrence is dispatched and accepted by the state-machine then <text:span text:style-name="T36">T2</text:span> is triggered and traversed. Its traversal is materialized in the trace with the message <text:span text:style-name="T36">T2(effect)</text:span>. Next S1 is entered and its entry behavior is executed (see message <text:span text:style-name="T36">S1(entry)</text:span> in the trace). Finally we can see the region is entered using the default approach since the execution of <text:span text:style-name="T36">T1.1</text:span> effect behavior adds in the trace the message <text:span text:style-name="T36">T1.1(effect)</text:span>.</text:p>
        </text:list-item>
      </text:list>
      <text:h text:style-name="P257" text:outline-level="4"><text:soft-page-break/>Entry 002 <text:change-end text:change-id="ct82719808"/><text:change-start text:change-id="ct622789592"/>–<text:change-end text:change-id="ct622789592"/><text:change-start text:change-id="ct622789712"/> <text:span text:style-name="T281">E</text:span></text:h>
      <text:h text:style-name="P271" text:outline-level="6">Tested state-machine</text:h>
      <text:p text:style-name="P197"><text:span text:style-name="T20">The state-machine that is executed for that test </text:span><text:span text:style-name="T21">is presented in Figure </text:span><text:span text:style-name="T21"><text:sequence-ref text:reference-format="value" text:ref-name="refFigure63">9.54</text:sequence-ref></text:span><text:span text:style-name="T21">.</text:span></text:p>
      <text:h text:style-name="P271" text:outline-level="6"><draw:frame draw:style-name="fr2" draw:name="Cadre50" text:anchor-type="paragraph" svg:width="18.136cm" draw:z-index="124"><draw:text-box fo:min-height="7.752cm"><text:p text:style-name="Figure"><draw:frame draw:style-name="fr20" draw:name="Image64" text:anchor-type="paragraph" svg:width="18.136cm" svg:height="7.752cm" style:rel-height="scale" draw:z-index="125"><draw:image xlink:href="Pictures/1000A3040000645200002AE27CEA923D8E80B62D.svg" xlink:type="simple" xlink:show="embed" xlink:actuate="onLoad"/><draw:image xlink:href="Pictures/10000201000003CB0000019F3EB7634558C5517A.png" xlink:type="simple" xlink:show="embed" xlink:actuate="onLoad"/></draw:frame>Figure <text:sequence text:ref-name="refFigure63" text:name="Figure" text:formula="ooow:Figure+1" style:num-format="1">9.54</text:sequence>: Entry 002 E Classifier behavior</text:p></draw:text-box></draw:frame>Test execution</text:h>
      <text:p text:style-name="P185">Received event occurrence(s)</text:p>
      <text:list xml:id="list115937714775295" text:continue-numbering="true" text:style-name="Bulleted1">
        <text:list-item>
          <text:p text:style-name="P297">Start – received when in configuration <text:span text:style-name="T36">wait</text:span>.</text:p>
        </text:list-item>
      </text:list>
      <text:p text:style-name="P179"><text:span text:style-name="T212">Generated trace</text:span></text:p>
      <text:list xml:id="list115937096055316" text:continue-numbering="true" text:style-name="Bulleted1">
        <text:list-item>
          <text:p text:style-name="P307">S1(entry)::S1.1(entry)</text:p>
        </text:list-item>
        <text:list-item>
          <text:p text:style-name="P306"><text:span text:style-name="T3">Notes.</text:span> The purpose of this test is to consolidate what was shown in previous test-cases presented in section <text:bookmark-ref text:reference-format="number-no-superior" text:ref-name="__RefHeading___Toc52183_1991190544">9.3.7</text:bookmark-ref>. <text:span text:style-name="T284">It demonstrates impact of guard evaluation for transitions originating from an entry point on regions execution. When the Start event occurrence is dispatched </text:span><text:span text:style-name="T69">T2</text:span><text:span text:style-name="T284"> is traversed and the entry point is entered. Hence </text:span><text:span text:style-name="T69">S1</text:span><text:span text:style-name="T284"> entry behavior is executed and guards of continuation transition </text:span><text:span text:style-name="T69">T1.1</text:span><text:span text:style-name="T284"> and </text:span><text:span text:style-name="T69">T1.2</text:span><text:span text:style-name="T284"> are evaluated. Only </text:span><text:span text:style-name="T69">T1.1</text:span><text:span text:style-name="T284"> guards evaluates to true. This implies that only the upper region of </text:span><text:span text:style-name="T69">S1</text:span><text:span text:style-name="T284"> is entered. The other region is ignored since it could not be entered either using the default or the explicit entry. This ends the RTC step that was initiated by the acceptance of the Start event occurrence. The next RTC step is initiated by the acceptance of the completion event generated by </text:span><text:span text:style-name="T69">S1.1</text:span><text:span text:style-name="T284">. This event is used to trigger T1.2 whose traversal leads to the completion of the region and so to the completion of </text:span><text:span text:style-name="T69">S1</text:span><text:span text:style-name="T284">. The last RTC step consists in accepting the completion event generated for S1. This latter triggers T3 and enables the state-machine to reach the final state.</text:span></text:p>
        </text:list-item>
      </text:list>
      <text:h text:style-name="P234" text:outline-level="3"><text:bookmark-start text:name="__RefHeading___Toc52185_1991190544"/><text:change-end text:change-id="ct622789712"/><text:soft-page-break/>Choice<text:bookmark-end text:name="__RefHeading___Toc52185_1991190544"/><text:change-start text:change-id="ct743963888"/></text:h>
      <text:h text:style-name="P262" text:outline-level="4">Overview</text:h>
      <text:p text:style-name="P194">Tests presented in this <text:span text:style-name="T258">subclause</text:span> assesses that semantics associated <text:span text:style-name="T258">with choice pseudo-state</text:span> conform to what is specified in UML<text:change-end text:change-id="ct743963888"/><text:change-start text:change-id="ct617695400"/></text:p>
      <text:h text:style-name="P260" text:outline-level="4"><text:change-end text:change-id="ct617695400"/><text:change-start text:change-id="ct617670192"/>Choice 001</text:h>
      <table:table table:name="Tableau45" table:style-name="Tableau45">
        <table:table-column table:style-name="Tableau45.A"/>
        <table:table-row>
          <table:table-cell table:style-name="Tableau45.A1" office:value-type="string">
            <text:p text:style-name="P327">Choice 001</text:p>
          </table:table-cell>
        </table:table-row>
        <table:table-row table:style-name="Tableau45.2">
          <table:table-cell table:style-name="Tableau45.A2" office:value-type="string">
            <text:p text:style-name="P164"><text:span text:style-name="T286">T</text:span>he guard Constraints on all outgoing Transitions are evaluated dynamically, when the compound transition traversal reaches this Pseudostate</text:p>
          </table:table-cell>
        </table:table-row>
      </table:table>
      <text:h text:style-name="P273" text:outline-level="6">Tested state-machine</text:h>
      <text:p text:style-name="P198"><text:span text:style-name="T20">The state-machine that is executed for that test </text:span><text:span text:style-name="T21">is presented in Figure </text:span><text:span text:style-name="T21"><text:sequence-ref text:reference-format="value" text:ref-name="refFigure64">9.55</text:sequence-ref></text:span><text:span text:style-name="T21">.</text:span></text:p>
      <text:p text:style-name="P198"><text:span text:style-name="T21"><draw:frame draw:style-name="fr3" draw:name="Cadre51" text:anchor-type="as-char" svg:width="15.483cm" draw:z-index="128"><draw:text-box fo:min-height="7.788cm"><text:p text:style-name="Figure"><draw:frame draw:style-name="fr20" draw:name="Image65" text:anchor-type="paragraph" svg:width="15.483cm" svg:height="7.788cm" style:rel-height="scale" draw:z-index="129"><draw:image xlink:href="Pictures/10006F7600004A4E0000255FA17CB043A24EDE00.svg" xlink:type="simple" xlink:show="embed" xlink:actuate="onLoad"/><draw:image xlink:href="Pictures/10000201000002CF0000016AF44BB59F6259BBCF.png" xlink:type="simple" xlink:show="embed" xlink:actuate="onLoad"/></draw:frame>Figure <text:sequence text:ref-name="refFigure64" text:name="Figure" text:formula="ooow:Figure+1" style:num-format="1">9.55</text:sequence>: Choice 001 Classifier behavior</text:p></draw:text-box></draw:frame></text:span></text:p>
      <text:h text:style-name="P273" text:outline-level="6">Test execution</text:h>
      <text:p text:style-name="P186">Received event occurrence(s)</text:p>
      <text:list xml:id="list115937221076134" text:continue-numbering="true" text:style-name="Bulleted1">
        <text:list-item>
          <text:p text:style-name="P298">Start – received when in configuration <text:span text:style-name="T36">wait</text:span>.</text:p>
        </text:list-item>
      </text:list>
      <text:p text:style-name="P180"><text:span text:style-name="T212">Generated trace</text:span></text:p>
      <text:list xml:id="list115937245350385" text:continue-numbering="true" text:style-name="Bulleted1">
        <text:list-item>
          <text:p text:style-name="P308">T4(effect)::T4(effect)::T4(effect)::T4(effect)</text:p>
        </text:list-item>
        <text:list-item>
          <text:p text:style-name="P309"><text:soft-page-break/><text:span text:style-name="T3">Notes.</text:span> The purpose of this test is to demonstrate how evaluation of guards of transition originating from a choice pseudo-state has an impact on the execution flow. <text:span text:style-name="T287">When the Start event occurrence is dispatched and accepted by the state-machine T2 is triggered. The execution of its associated effect behavior implies the initialization of the </text:span><text:span text:style-name="T70">value</text:span><text:span text:style-name="T287"> property of the class for which the state-machine plays the role of a classifier behavior. </text:span><text:span text:style-name="T70">Increment</text:span><text:span text:style-name="T287"> state is entered and its entry behavior makes the value of property </text:span><text:span text:style-name="T70">value</text:span><text:span text:style-name="T287"> to be incremented. Right after the termination of the entry behavior a completion event is generated for the state </text:span><text:span text:style-name="T70">Increment</text:span><text:span text:style-name="T287">. This is the end of the RTC step initiated by the acceptance of the Start event occurrence. The next RTC step is initiated by the acceptance of the completion event generated by the </text:span><text:span text:style-name="T70">Increment</text:span><text:span text:style-name="T287"> state. This latter triggers T3 which is the incoming transition of the choice pseudo state. When the pseudo-state is reached all guards placed on outgoing transitions are evaluated. Only the guard placed on T4 evaluates to true hence this continuation transition is traversed which leads to re-enter the </text:span><text:span text:style-name="T70">Increment</text:span><text:span text:style-name="T287"> state. The next for four RTC steps repeat this execution path. The fifth consists in traversing T5 whose guard now evaluates to true. When the final state is reach the state-machine completes its execution.</text:span></text:p>
        </text:list-item>
      </text:list>
      <text:h text:style-name="P261" text:outline-level="4"><text:span text:style-name="T285">Choice 002</text:span></text:h>
      <table:table table:name="Tableau46" table:style-name="Tableau46">
        <table:table-column table:style-name="Tableau46.A"/>
        <table:table-row>
          <table:table-cell table:style-name="Tableau46.A1" office:value-type="string">
            <text:p text:style-name="P327">Choice 002</text:p>
          </table:table-cell>
        </table:table-row>
        <table:table-row table:style-name="Tableau46.2">
          <table:table-cell table:style-name="Tableau46.A2" office:value-type="string">
            <text:p text:style-name="P164">If more than one guard evaluates to true, one of the corresponding Transitions is selected. The algorithm for making this selection is not defined.</text:p>
          </table:table-cell>
        </table:table-row>
      </table:table>
      <text:h text:style-name="P273" text:outline-level="6">Tested state-machine</text:h>
      <text:p text:style-name="P198"><text:span text:style-name="T20">The state-machine that is executed for that test </text:span><text:span text:style-name="T21">is presented in Figure </text:span><text:span text:style-name="T21"><text:sequence-ref text:reference-format="value" text:ref-name="refFigure65">9.56</text:sequence-ref></text:span><text:span text:style-name="T21">.</text:span></text:p>
      <text:h text:style-name="P273" text:outline-level="6"><draw:frame draw:style-name="fr2" draw:name="Cadre52" text:anchor-type="paragraph" svg:width="18.136cm" draw:z-index="130"><draw:text-box fo:min-height="5.911cm"><text:p text:style-name="Figure"><draw:frame draw:style-name="fr20" draw:name="Image66" text:anchor-type="paragraph" svg:width="18.136cm" svg:height="5.911cm" style:rel-height="scale" draw:z-index="131"><draw:image xlink:href="Pictures/10006AF20000692C00002249A2AA4278A593F057.svg" xlink:type="simple" xlink:show="embed" xlink:actuate="onLoad"/><draw:image xlink:href="Pictures/10000201000003FA0000014C0C0B8A22D0A179B9.png" xlink:type="simple" xlink:show="embed" xlink:actuate="onLoad"/></draw:frame>Figure <text:sequence text:ref-name="refFigure65" text:name="Figure" text:formula="ooow:Figure+1" style:num-format="1">9.56</text:sequence>: Choice 002 Classifier behavior</text:p></draw:text-box></draw:frame>Test execution</text:h>
      <text:p text:style-name="P186">Received event occurrence(s)</text:p>
      <text:list xml:id="list115938096293376" text:continue-numbering="true" text:style-name="Bulleted1">
        <text:list-item>
          <text:p text:style-name="P298">Start – received when in configuration <text:span text:style-name="T36">wait</text:span>.</text:p>
        </text:list-item>
      </text:list>
      <text:p text:style-name="P180"><text:span text:style-name="T212">Generated trace</text:span></text:p>
      <text:list xml:id="list115937889364329" text:continue-numbering="true" text:style-name="Bulleted1">
        <text:list-item>
          <text:p text:style-name="P311">T4(effect)</text:p>
        </text:list-item>
        <text:list-item>
          <text:p text:style-name="P310"><text:soft-page-break/><text:span text:style-name="T9">Notes.</text:span><text:span text:style-name="T288"> </text:span>The purpose of this test is to demonstrate that if many transitions originating from a choice pseudo state are enabled then at most one of them is elected to be traversed. When the Start event occurrence is dispatched and accepted by the state-machine <text:span text:style-name="T36">T2</text:span> is triggered. The choice pseudo-state reached using this transition has outgoing transitions. Each guard of each transition is evaluated. <text:span text:style-name="T288">The verdict is </text:span><text:span text:style-name="T71">T3</text:span><text:span text:style-name="T288">, </text:span><text:span text:style-name="T71">T4</text:span><text:span text:style-name="T288"> and </text:span><text:span text:style-name="T71">T5</text:span><text:span text:style-name="T288"> (a transition with no guard is considered to have a guard that evaluates to true) are all ready to be traversed. Hence a semantic strategy is used to elect the transition that will be fired. Under the assumption that a first choice strategy is used and the list of enabled transition is organized with the following order [</text:span><text:span text:style-name="T71">T4</text:span><text:span text:style-name="T288">, </text:span><text:span text:style-name="T71">T5</text:span><text:span text:style-name="T288">, </text:span><text:span text:style-name="T71">T3</text:span><text:span text:style-name="T288">] then </text:span><text:span text:style-name="T71">T4</text:span><text:span text:style-name="T288"> is elected to be traversed.</text:span></text:p>
        </text:list-item>
      </text:list>
      <text:h text:style-name="P261" text:outline-level="4"><text:span text:style-name="T285">Choice 003</text:span><text:change-end text:change-id="ct617670192"/><text:change-start text:change-id="ct617695520"/></text:h>
      <table:table table:name="Tableau47" table:style-name="Tableau47">
        <table:table-column table:style-name="Tableau47.A"/>
        <table:table-row>
          <table:table-cell table:style-name="Tableau47.A1" office:value-type="string">
            <text:p text:style-name="P327">Choice 003</text:p>
          </table:table-cell>
        </table:table-row>
        <table:table-row table:style-name="Tableau47.2">
          <table:table-cell table:style-name="Tableau47.A2" office:value-type="string">
            <text:p text:style-name="P164">If none of the guards evaluates to true, then the model is considered ill formed. To avoid this, it is recommended to define one outgoing Transition with the predefined “else” guard for every choice Pseudostate.</text:p>
          </table:table-cell>
        </table:table-row>
      </table:table>
      <text:h text:style-name="P275" text:outline-level="6"><text:span text:style-name="T270">Tested state-machine</text:span></text:h>
      <text:p text:style-name="P198"><text:span text:style-name="T20">The state-machine that is executed for that test </text:span><text:span text:style-name="T21">is presented in Figure </text:span><text:span text:style-name="T21"><text:sequence-ref text:reference-format="value" text:ref-name="refFigure66">9.57</text:sequence-ref></text:span><text:span text:style-name="T21">.</text:span></text:p>
      <text:h text:style-name="P273" text:outline-level="6"><draw:frame draw:style-name="fr2" draw:name="Cadre53" text:anchor-type="paragraph" svg:width="18.136cm" draw:z-index="132"><draw:text-box fo:min-height="6.876cm"><text:p text:style-name="Figure"><draw:frame draw:style-name="fr20" draw:name="Image67" text:anchor-type="paragraph" svg:width="18.136cm" svg:height="6.876cm" style:rel-height="scale" draw:z-index="133"><draw:image xlink:href="Pictures/10006B5E00005F5C00002429B69B44806329AA68.svg" xlink:type="simple" xlink:show="embed" xlink:actuate="onLoad"/><draw:image xlink:href="Pictures/100002010000039B0000015E52A474218498A74D.png" xlink:type="simple" xlink:show="embed" xlink:actuate="onLoad"/></draw:frame>Figure <text:sequence text:ref-name="refFigure66" text:name="Figure" text:formula="ooow:Figure+1" style:num-format="1">9.57</text:sequence>: Choice 003 Classifier behavior</text:p></draw:text-box></draw:frame>Test execution</text:h>
      <text:p text:style-name="P186">Received event occurrence(s)</text:p>
      <text:list xml:id="list115938595799109" text:continue-numbering="true" text:style-name="Bulleted1">
        <text:list-item>
          <text:p text:style-name="P298">Start – received when in configuration <text:span text:style-name="T36">wait</text:span>.</text:p>
        </text:list-item>
      </text:list>
      <text:p text:style-name="P180"><text:span text:style-name="T212">Generated trace</text:span></text:p>
      <text:list xml:id="list115937327015494" text:continue-numbering="true" text:style-name="Bulleted1">
        <text:list-item>
          <text:p text:style-name="P312">T4(effect)</text:p>
        </text:list-item>
        <text:list-item>
          <text:p text:style-name="P287"><text:span text:style-name="T10">Notes.</text:span><text:span text:style-name="T289"> The purpose of this test is to demonstrate that if a choice point has an </text:span><text:span text:style-name="T73">else</text:span><text:span text:style-name="T289"> outgoing transition and all of other outgoing transitions have guards that evaluate to false, then the </text:span><text:span text:style-name="T73">else</text:span><text:span text:style-name="T289"> transition is chosen and traversed. When the Start event occurrence is dispatched and accepted </text:span><text:span text:style-name="T72">T2</text:span><text:span text:style-name="T290"> is triggered and enables the state-machine to reach the choice point. At </text:span><text:soft-page-break/><text:span text:style-name="T290">this point guards of transitions </text:span><text:span text:style-name="T72">T3</text:span><text:span text:style-name="T290"> and </text:span><text:span text:style-name="T72">T5</text:span><text:span text:style-name="T290"> are evaluated. None of them evaluates to true but it exists an else transition </text:span><text:span text:style-name="T72">T4</text:span><text:span text:style-name="T290">. This transition (</text:span><text:span text:style-name="T276">i.e., </text:span><text:span text:style-name="T279">T4</text:span><text:span text:style-name="T290">) </text:span><text:span text:style-name="T276">is traversed and </text:span><text:span text:style-name="T279">S1</text:span><text:span text:style-name="T276"> is entered</text:span><text:span text:style-name="T290">. The completion event generated by </text:span><text:span text:style-name="T72">S1</text:span><text:span text:style-name="T290"> is is used to trigger </text:span><text:span text:style-name="T72">T6</text:span><text:span text:style-name="T290"> which leads to the completion of the state-machine execution.</text:span><text:change-end text:change-id="ct617695520"/><text:change-start text:change-id="ct496982296"/></text:p>
        </text:list-item>
      </text:list>
      <text:h text:style-name="P239" text:outline-level="3"><text:change-end text:change-id="ct496982296"/><text:change-start text:change-id="ct548557960"/>Standalone</text:h>
      <text:h text:style-name="P263" text:outline-level="4">Overview</text:h>
      <text:p text:style-name="P200">This subclause <text:span text:style-name="T292">demonstrates that PSSM execution model capture semantics related to standalone state-machines (see mandatory <text:s/>requirements in section </text:span><text:span text:style-name="T292"><text:bookmark-ref text:reference-format="number-no-superior" text:ref-name="__RefHeading___Toc38837_1991190544">0.3</text:bookmark-ref></text:span><text:span text:style-name="T292">). Standalone state-machines do not play the role of a classifier behavior of a Class.</text:span></text:p>
      <text:h text:style-name="P263" text:outline-level="4"><text:change-end text:change-id="ct548557960"/><text:change-start text:change-id="ct457842024"/>Standalone 001</text:h>
      <text:h text:style-name="P276" text:outline-level="6"><text:span text:style-name="T270">Tested state-machine</text:span></text:h>
      <text:p text:style-name="P199"><text:span text:style-name="T20">The state-machine that is executed for that test </text:span><text:span text:style-name="T21">is presented in Figure </text:span><text:span text:style-name="T21"><text:sequence-ref text:reference-format="value" text:ref-name="refFigure67">9.58</text:sequence-ref></text:span><text:span text:style-name="T21">.</text:span><text:change-end text:change-id="ct457842024"/><text:change-start text:change-id="ct457841544"/><text:span text:style-name="T21"> </text:span><text:span text:style-name="T22">As a state-machine is </text:span><text:change-end text:change-id="ct457841544"/><text:change-start text:change-id="ct457842744"/><text:span text:style-name="T22">a </text:span><text:change-end text:change-id="ct457842744"/><text:change-start text:change-id="ct457842264"/><text:span text:style-name="T22">Class then it is legal for this state-machine to inherits from the </text:span><text:span text:style-name="T83">Target</text:span><text:span text:style-name="T22"> abstract (see section </text:span><text:span text:style-name="T22"><text:bookmark-ref text:reference-format="number-no-superior" text:ref-name="__RefHeading___Toc2433_562122364">9.2.1.2.2</text:bookmark-ref></text:span><text:span text:style-name="T22">)</text:span><text:change-end text:change-id="ct457842264"/><text:change-start text:change-id="ct457842144"/><text:span text:style-name="T22">. Hence the state-machine is the test target and has the possibility to receive any signals that the </text:span><text:span text:style-name="T83">Target</text:span><text:span text:style-name="T22"> </text:span><text:change-end text:change-id="ct457842144"/><text:change-start text:change-id="ct457842504"/><text:span text:style-name="T22">could receive. Note that the state-machine is active but does not have a classifier behavior.</text:span><text:change-end text:change-id="ct457842504"/><text:change-start text:change-id="ct496984216"/></text:p>
      <text:h text:style-name="Heading_20_6" text:outline-level="6"><draw:frame draw:style-name="fr11" draw:name="Cadre54" text:anchor-type="as-char" svg:width="18.136cm" draw:z-index="134"><draw:text-box fo:min-height="8.505cm"><text:p text:style-name="Figure"><draw:frame draw:style-name="fr21" draw:name="Image68" text:anchor-type="as-char" svg:width="18.136cm" svg:height="8.505cm" style:rel-height="scale" draw:z-index="135"><draw:image xlink:href="Pictures/1001291A00007AEC000039A8F09AED8AE810EF2A.svg" xlink:type="simple" xlink:show="embed" xlink:actuate="onLoad"/><draw:image xlink:href="Pictures/1000020100000408000001E46A9ACB50B229673E.png" xlink:type="simple" xlink:show="embed" xlink:actuate="onLoad"/></draw:frame>Figure <text:sequence text:ref-name="refFigure67" text:name="Figure" text:formula="ooow:Figure+1" style:num-format="1">9.58</text:sequence>: Standalone 001</text:p></draw:text-box></draw:frame><text:span text:style-name="T291">T</text:span>est execution</text:h>
      <text:p text:style-name="P187">Received event occurrence(s)</text:p>
      <text:list xml:id="list115938545007013" text:continue-numbering="true" text:style-name="Bulleted1">
        <text:list-item>
          <text:p text:style-name="P299">Start – received when in configuration <text:span text:style-name="T36">wait</text:span>.</text:p>
        </text:list-item>
        <text:list-item>
          <text:p text:style-name="P313">Continue <text:change-end text:change-id="ct496984216"/><text:change-start text:change-id="ct496984096"/>–<text:change-end text:change-id="ct496984096"/><text:change-start text:change-id="ct496984456"/> received when in configuration <text:span text:style-name="T36">S1[S1.1]</text:span>.</text:p>
        </text:list-item>
        <text:list-item>
          <text:p text:style-name="P314">Continue <text:change-end text:change-id="ct496984456"/><text:change-start text:change-id="ct496983616"/>–<text:change-end text:change-id="ct496983616"/><text:change-start text:change-id="ct496983976"/> received when in configuration <text:span text:style-name="T36">S1[S1.1]</text:span><text:span text:style-name="T85">.</text:span></text:p>
        </text:list-item>
      </text:list>
      <text:p text:style-name="P181"><text:soft-page-break/><text:span text:style-name="T212">Generated trace</text:span></text:p>
      <text:list xml:id="list115938147181547" text:continue-numbering="true" text:style-name="Bulleted1">
        <text:list-item>
          <text:p text:style-name="Bulleted"><text:change-end text:change-id="ct496983976"/><text:change-start text:change-id="ct736298808"/>T2(effect)::S1.2(entry)::T1.6(effect)::S1.2(entry)::T1.7(effect)::S2.1(entry)::S2.2(doActivity)</text:p>
        </text:list-item>
        <text:list-item>
          <text:p text:style-name="P315"><text:span text:style-name="T3">Notes.</text:span><text:change-end text:change-id="ct736298808"/><text:change-start text:change-id="ct457842384"/><text:span text:style-name="T3"> </text:span><text:span text:style-name="T293">Start event occurrence is dispatched and accepted while the state-machine is in configu</text:span><text:change-end text:change-id="ct457842384"/><text:change-start text:change-id="ct457843224"/><text:span text:style-name="T293">ration </text:span><text:span text:style-name="T74">wait</text:span><text:span text:style-name="T293">. Hence </text:span><text:span text:style-name="T74">T2</text:span><text:span text:style-name="T293"> is triggered (see message </text:span><text:span text:style-name="T74">T2(effect)</text:span><text:span text:style-name="T293"> in the trace) and S1 is entered using the default entry approach. S1 region starts executi</text:span><text:change-end text:change-id="ct457843224"/><text:change-start text:change-id="ct457841664"/><text:span text:style-name="T293">ng through the initial pseudo state, </text:span><text:span text:style-name="T74">T1.1</text:span><text:span text:style-name="T293"> is traversed and </text:span><text:span text:style-name="T74">S1.1</text:span><text:span text:style-name="T293"> is entered</text:span><text:change-end text:change-id="ct457841664"/><text:change-start text:change-id="ct457841904"/><text:span text:style-name="T293">. Th</text:span><text:change-end text:change-id="ct457841904"/><text:change-start text:change-id="ct457842984"/><text:span text:style-name="T293">e next RTC step is initiated by the acceptan</text:span><text:change-end text:change-id="ct457842984"/><text:change-start text:change-id="ct457842624"/><text:span text:style-name="T293">ce of Continue event occurrence which triggers </text:span><text:span text:style-name="T74">T1.2</text:span><text:span text:style-name="T293"> and whose tarversal makes </text:span><text:span text:style-name="T74">S1.2</text:span><text:span text:style-name="T293"> to be ent</text:span><text:change-end text:change-id="ct457842624"/><text:change-start text:change-id="ct736297128"/><text:span text:style-name="T293">ered. The e</text:span><text:change-end text:change-id="ct736297128"/><text:change-start text:change-id="ct624609360"/><text:span text:style-name="T293">xecution of </text:span><text:span text:style-name="T74">S1.2</text:span><text:span text:style-name="T293"> entry behavior updates a property </text:span><text:span text:style-name="T74">balance</text:span><text:span text:style-name="T293"> owned by the state-machine</text:span><text:change-end text:change-id="ct624609360"/><text:change-start text:change-id="ct550758200"/><text:span text:style-name="T293">. When this beh</text:span><text:change-end text:change-id="ct550758200"/><text:change-start text:change-id="ct624610320"/><text:span text:style-name="T293">avior has terminated its execution </text:span><text:change-end text:change-id="ct624610320"/><text:change-start text:change-id="ct624609000"/><text:span text:style-name="T293">a completion event is generated for </text:span><text:span text:style-name="T74">S1.2</text:span><text:span text:style-name="T293">. The completion event is u</text:span><text:change-end text:change-id="ct624609000"/><text:change-start text:change-id="ct624610080"/><text:span text:style-name="T293">sed to trigger </text:span><text:span text:style-name="T74">T1.4</text:span><text:span text:style-name="T293">. The state-machine reach</text:span><text:change-end text:change-id="ct624610080"/><text:change-start text:change-id="ct624609720"/><text:span text:style-name="T293">es the choice point and evaluates </text:span><text:span text:style-name="T74">T1.7</text:span><text:span text:style-name="T293"> guard</text:span><text:change-end text:change-id="ct624609720"/><text:change-start text:change-id="ct624610200"/><text:span text:style-name="T293">. The </text:span><text:span text:style-name="T74">balance</text:span><text:span text:style-name="T293"> (initial value 150) is not lower than or equal to 0</text:span><text:change-end text:change-id="ct624610200"/><text:change-start text:change-id="ct550755080"/><text:span text:style-name="T293"> hence the else transition </text:span><text:span text:style-name="T74">T1.6</text:span><text:span text:style-name="T293"> is traversed and a completion event is gen</text:span><text:change-end text:change-id="ct550755080"/><text:change-start text:change-id="ct550758080"/><text:span text:style-name="T293">erated upon </text:span><text:span text:style-name="T74">S1.1</text:span><text:span text:style-name="T293"> entry. A second Continue event occurrence is dispatched and accepted</text:span><text:change-end text:change-id="ct550758080"/><text:change-start text:change-id="ct550757000"/><text:span text:style-name="T293"> hence the state-machine returns to </text:span><text:change-end text:change-id="ct550757000"/><text:change-start text:change-id="ct550757960"/><text:span text:style-name="T74">S1.2</text:span><text:span text:style-name="T293"> and a completion event is generated for that state. This time when </text:span><text:span text:style-name="T74">T1.4</text:span><text:span text:style-name="T293"> is triggered, the cho</text:span><text:change-end text:change-id="ct550757960"/><text:change-start text:change-id="ct550755800"/><text:span text:style-name="T293">ice point is reached and </text:span><text:span text:style-name="T74">T1.7</text:span><text:span text:style-name="T293"> guard is true so it can be traversed. When the exit point is reached </text:span><text:span text:style-name="T74">S1</text:span><text:span text:style-name="T293"> is exited. The continuation transition </text:span><text:span text:style-name="T74">T3</text:span><text:span text:style-name="T293"> is traversed and </text:span><text:span text:style-name="T74">S2</text:span><text:span text:style-name="T293"> is entered through the entry point. Hence </text:span><text:change-end text:change-id="ct550755800"/><text:change-start text:change-id="ct625383696"/><text:span text:style-name="T293">both orthogonal regions are entered using the default entry approach.</text:span><text:change-end text:change-id="ct625383696"/><text:change-start text:change-id="ct625384536"/><text:span text:style-name="T293"> </text:span><text:span text:style-name="T74">S2.1</text:span><text:span text:style-name="T293"> generates a completion event when this entry behavior terminated its execution, </text:span><text:span text:style-name="T74">S2.2</text:span><text:span text:style-name="T293"> generates a completion event when its doActivity has completed. Completion events generated by these states are used to trigger </text:span><text:span text:style-name="T74">T1.2</text:span><text:span text:style-name="T293"> and </text:span><text:span text:style-name="T74">T2.2</text:span><text:span text:style-name="T293">. When both completion events have been dispatched and accepted </text:span><text:span text:style-name="T74">S2</text:span><text:span text:style-name="T293"> can complete. The completion event will be used to trigger </text:span><text:span text:style-name="T74">T4</text:span><text:span text:style-name="T293"> and <text:s/>reach the final state that will complete the state-machine execution. </text:span><text:change-end text:change-id="ct625384536"/><text:change-start text:change-id="ct743961608"/></text:p>
        </text:list-item>
      </text:list>
      <text:h text:style-name="P235" text:outline-level="3"><text:bookmark-start text:name="__RefHeading___Toc52187_1991190544"/><text:change-end text:change-id="ct743961608"/>Other Tests<text:bookmark-end text:name="__RefHeading___Toc52187_1991190544"/></text:h>
      <text:h text:style-name="P221" text:outline-level="2"><text:bookmark-start text:name="__RefHeading___Toc20333_1360616818"/>Test Coverage and Limits<text:bookmark-end text:name="__RefHeading___Toc20333_1360616818"/></text:h>
      <text:p text:style-name="P46"/>
      <text:list xml:id="list7335063382547793644" text:style-name="Numbered_20_-_20_Annexes">
        <text:list-item>
          <text:h text:style-name="P283" text:outline-level="1"><text:bookmark-start text:name="__RefHeading___Toc38909_1991190544"/>Protocol State Machines<text:bookmark-end text:name="__RefHeading___Toc38909_1991190544"/></text:h>
        </text:list-item>
      </text:list>
      <text:p text:style-name="Annex_20_1_20_-_20_Sub">(<text:span text:style-name="T33">informative</text:span>)</text:p>
      <text:list xml:id="list115938320269940" text:continue-numbering="true" text:style-name="Numbered_20_-_20_Annexes">
        <text:list-item>
          <text:list>
            <text:list-item>
              <text:h text:style-name="P280" text:outline-level="2"><text:bookmark-start text:name="__RefHeading___Toc38911_1991190544"/>Overview<text:bookmark-end text:name="__RefHeading___Toc38911_1991190544"/></text:h>
            </text:list-item>
          </text:list>
        </text:list-item>
      </text:list>
      <text:p text:style-name="Text_20_body">ProtocolsStateMachines are intended to specify some constraints on sequences of interactions supported by an associated classifier behavior <text:span text:style-name="T167">together with their expected outcomes</text:span>.</text:p>
      <text:p text:style-name="Text_20_body">According to the UML 2.5 specification, violation of a constraint specified by a ProtocolsStateMachine at run time shall result in an exception to be raised. <text:span text:style-name="T168">However, since the fUML version upon which this specification is built does not support exceptions, it is not possible to define an executable semantics for </text:span>ProtocolsStateMachines. <text:span text:style-name="T168">Instead, the following section provides a precise interpretation of the UML semantics for </text:span>ProtocolsStateMachines.</text:p>
      <text:p text:style-name="Text_20_body">According to UML 2.5, this interpretation assume<text:span text:style-name="T169">s</text:span> the following restrictions:</text:p>
      <text:list xml:id="list115939036191232" text:continue-list="list115938147181547" text:style-name="Bulleted1">
        <text:list-item>
          <text:p text:style-name="Bulleted">ProtocolConformance is excluded <text:span text:style-name="T169">since the real conformance of one protocol to another depends the valid interaction sequences actually allowed be each of them and cannot simply be claimed.</text:span></text:p>
        </text:list-item>
        <text:list-item>
          <text:p text:style-name="Bulleted">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Bulleted">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Bulleted"><text:span text:style-name="T166">Neither Operation::precondition nor Operation::postcondition are derived. Therefore, it is not possible to compute them according to the preconditions and the postconditions of enabled </text:span>ProtocolTransition<text:span text:style-name="T166">s they are associated with. Instead, this specification assumes that the constraints imply by an enabled </text:span>ProtocolTransition<text:span text:style-name="T166"> is the result of a logical “and” between the preconditions and the postconditions, respectively, of both the protocol transition and its associated operation.</text:span></text:p>
        </text:list-item>
      </text:list>
      <text:list xml:id="list115939118018334" text:continue-list="list115938320269940" text:style-name="Numbered_20_-_20_Annexes">
        <text:list-item>
          <text:list>
            <text:list-item>
              <text:h text:style-name="P281" text:outline-level="2"><text:bookmark-start text:name="__RefHeading___Toc54445_1991190544"/>Abstract Syntax<text:bookmark-end text:name="__RefHeading___Toc54445_1991190544"/></text:h>
            </text:list-item>
          </text:list>
        </text:list-item>
      </text:list>
      <text:p text:style-name="P51"><text:sequence-ref text:reference-format="category-and-value" text:ref-name="refFigure49">Figure A.1</text:sequence-ref> <text:span text:style-name="T183">shows classes related to protocol state machines in the </text:span>PSSM Stat<text:span text:style-name="T183">e</text:span>Machines package. The diagrams correspond to similar diagrams in the UML 2.5 Specification. The following feature ha<text:span text:style-name="T183">s</text:span> been excluded from the PSSM subset:</text:p>
      <text:list xml:id="list115939147258382" text:continue-list="list115939036191232" text:style-name="Bulleted1">
        <text:list-item>
          <text:p text:style-name="P295">ProtocolConformance: this class is excluded since it is a declarative statement that can be derived from the actual definition of the involved ProtocolStateMachine.</text:p>
        </text:list-item>
      </text:list>
      <text:p text:style-name="P37"><text:soft-page-break/><draw:frame draw:style-name="fr4" draw:name="Frame13" text:anchor-type="as-char" svg:width="11.735cm" draw:z-index="98"><draw:text-box fo:min-height="13.945cm"><text:p text:style-name="Figure"><draw:frame draw:style-name="fr16" draw:name="Image13" text:anchor-type="paragraph" svg:width="11.735cm" svg:height="13.945cm" style:rel-height="scale" draw:z-index="99"><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49" text:name="Figure" text:formula="ooow:Figure+1" style:num-format="1">A.1</text:sequence> - ProtocolStateMachines</text:p></draw:text-box></draw:frame></text:p>
      <text:list xml:id="list115938988741502" text:continue-list="list115939118018334" text:style-name="Numbered_20_-_20_Annexes">
        <text:list-item>
          <text:list>
            <text:list-item>
              <text:h text:style-name="P282" text:outline-level="2"><text:bookmark-start text:name="__RefHeading___Toc54447_1991190544"/>Semantics<text:bookmark-end text:name="__RefHeading___Toc54447_1991190544"/></text:h>
              <text:list>
                <text:list-item>
                  <text:h text:style-name="Annex_20_3" text:outline-level="3"><text:bookmark-start text:name="__RefHeading___Toc8480_1449612817"/>Controlled <text:span text:style-name="T171">Events</text:span><text:bookmark-end text:name="__RefHeading___Toc8480_1449612817"/></text:h>
                </text:list-item>
              </text:list>
            </text:list-item>
          </text:list>
        </text:list-item>
      </text:list>
      <text:p text:style-name="Text_20_body">Interactions controlled by a <text:span text:style-name="T172">ProtocolsStateMachine </text:span>are restricted to event occurrences <text:span text:style-name="T173">for </text:span>which this state machine has at least one trigger defined. An occurrence of such a controlled event <text:span text:style-name="T170">violates the protocol specified by a ProtocolsStateMachine if it is not explicitly allowed according to the current state of the protocol.</text:span></text:p>
      <text:list xml:id="list115938260373332" text:continue-numbering="true" text:style-name="Numbered_20_-_20_Annexes">
        <text:list-item>
          <text:list>
            <text:list-item>
              <text:list>
                <text:list-item>
                  <text:h text:style-name="Annex_20_3" text:outline-level="3"><text:bookmark-start text:name="__RefHeading___Toc8482_1449612817"/>Protocol <text:span text:style-name="T171">S</text:span>tates <text:span text:style-name="T171">C</text:span>onfiguration<text:bookmark-end text:name="__RefHeading___Toc8482_1449612817"/></text:h>
                </text:list-item>
              </text:list>
            </text:list-item>
          </text:list>
        </text:list-item>
      </text:list>
      <text:p text:style-name="Text_20_body">The initial state configuration of the protocol is defined according the initial Pseudostate of each active <text:span text:style-name="T173">R</text:span>egion <text:span text:style-name="T173">within</text:span> the <text:span text:style-name="T172">ProtocolsStateMachine. </text:span>For each occur<text:span text:style-name="T170">r</text:span>e<text:span text:style-name="T170">n</text:span>ce of an event controlled by the <text:span text:style-name="T172">ProtocolsStateMachine which is not invalid, </text:span>the corresponding <text:span text:style-name="T174">ProtocolTransition</text:span> is fired, which result in the target <text:span text:style-name="T173">S</text:span>tate to become the active <text:span text:style-name="T173">protocol</text:span> state.</text:p>
      <text:list xml:id="list115938727951020" text:continue-numbering="true" text:style-name="Numbered_20_-_20_Annexes">
        <text:list-item>
          <text:list>
            <text:list-item>
              <text:list>
                <text:list-item>
                  <text:h text:style-name="Annex_20_3" text:outline-level="3"><text:bookmark-start text:name="__RefHeading___Toc8484_1449612817"/><text:soft-page-break/>Protocol <text:span text:style-name="T171">V</text:span>iolation<text:bookmark-end text:name="__RefHeading___Toc8484_1449612817"/></text:h>
                </text:list-item>
              </text:list>
            </text:list-item>
          </text:list>
        </text:list-item>
      </text:list>
      <text:p text:style-name="Text_20_body">A protocol violation shall result <text:span text:style-name="T173">i</text:span>n an exception to be raised. It occurs in the following cases:</text:p>
      <text:list xml:id="list115937599181095" text:continue-list="list115939147258382" text:style-name="Bulleted1">
        <text:list-item>
          <text:p text:style-name="Bulleted"><text:span text:style-name="T168">An occurrence of a controlled event </text:span>is received while <text:span text:style-name="T170">it is invalid. That is: </text:span>ther<text:span text:style-name="T168">e is no enabled ProtocolTransition for th</text:span>at<text:span text:style-name="T168"> event for w</text:span>hich<text:span text:style-name="T168"> the </text:span>precondition<text:span text:style-name="T168"> is satisfied. In cases where that event is a CallEvent, this precondition is computed as a logical “and” between the ProtocolTransition::precondition and the CallEvent::operation::precondition.</text:span></text:p>
        </text:list-item>
        <text:list-item>
          <text:p text:style-name="Bulleted">The postcondition of <text:span text:style-name="T170">the</text:span> protocol transition <text:span text:style-name="T170">activated </text:span>following <text:span text:style-name="T170">the occurrence of a controlled event linked o the invocation of a BehavioralFeature is not met at when the execution of the corresponding method ends. In cases where that event is a CallEvent, this </text:span>postcondition<text:span text:style-name="T170"> is computed as a logical “and” between the ProtocolTransition:: </text:span>postcondition<text:span text:style-name="T170"> and the CallEvent::operation::</text:span>postcondition<text:span text:style-name="T17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Segoe UI" svg:font-family="'Segoe UI'" style:font-adornments="Regular"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3"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3"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3"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3"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MP4" style:family="paragraph" style:parent-style-name="Footer">
      <style:paragraph-properties>
        <style:tab-stops>
          <style:tab-stop style:position="18.177cm" style:type="right"/>
        </style:tab-stops>
      </style:paragraph-properties>
    </style:style>
    <style:style style:name="MP5" style:family="paragraph" style:parent-style-name="Footer">
      <style:paragraph-properties>
        <style:tab-stops>
          <style:tab-stop style:position="18.177cm" style:type="right"/>
        </style:tab-stops>
      </style:paragraph-properties>
      <style:text-properties officeooo:paragraph-rsid="00b7fa1b"/>
    </style:style>
    <style:style style:name="MP6" style:family="paragraph" style:parent-style-name="Footer" style:master-page-name="">
      <style:paragraph-properties style:page-number="auto" fo:keep-with-next="always"/>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Text_20_body"/>
      </style:header-left>
      <style:footer>
        <text:p text:style-name="Text_20_body"><text:s text:c="61"/><text:tab/><text:tab/><text:tab/><text:tab/></text:p>
      </style:footer>
      <style:footer-left>
        <text:p text:style-name="Text_20_body"/>
        <text:p text:style-name="MP2"/>
      </style:footer-left>
    </style:master-page>
    <style:master-page style:name="Front_20_Matter" style:display-name="Front Matter" style:page-layout-name="Mpm2">
      <style:header>
        <text:p text:style-name="Text_20_body"><text:s text:c="82"/></text:p>
      </style:header>
      <style:header-left>
        <text:p text:style-name="MP3"/>
      </style:header-left>
      <style:footer>
        <text:p text:style-name="MP4"><text:span text:style-name="MT1">Precise Semantics of UML State Machines (PSSM), Initial Submission</text:span><text:tab/><text:span text:style-name="MT2"><text:page-number text:select-page="current">v</text:page-number></text:span></text:p>
      </style:footer>
      <style:footer-left>
        <text:p text:style-name="MP5"><text:span text:style-name="MT3"><text:page-number text:select-page="current">vi</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Text_20_body"><text:s text:c="83"/></text:p>
      </style:header>
      <style:footer>
        <text:p text:style-name="MP5"><text:span text:style-name="MT1">Precise Semantics of UML State Machines (PSSM), Initial Submission</text:span><text:tab/><text:span text:style-name="MT3"><text:page-number text:select-page="current">65</text:page-number></text:span></text:p>
      </style:footer>
      <style:footer-left>
        <text:p text:style-name="MP6"><text:span text:style-name="MT3"><text:page-number text:select-page="current">92</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355</meta:editing-cycles>
    <meta:creation-date>2015-08-24T17:26:00</meta:creation-date>
    <dc:date>2016-02-08T11:59:31.545000000</dc:date>
    <meta:editing-duration>P12DT5H15M10S</meta:editing-duration>
    <meta:generator>LibreOffice/5.0.4.2$Windows_x86 LibreOffice_project/2b9802c1994aa0b7dc6079e128979269cf95bc78</meta:generator>
    <meta:document-statistic meta:table-count="49" meta:image-count="68" meta:object-count="0" meta:page-count="109" meta:paragraph-count="1454" meta:word-count="20223" meta:character-count="131644" meta:non-whitespace-character-count="11258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